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846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146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31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rezultati_simulaci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6468943756126" calcext:value-type="float">
            <text:p>0.056468943756126</text:p>
          </table:table-cell>
          <table:table-cell office:value-type="float" office:value="0.148619413151382" calcext:value-type="float">
            <text:p>0.148619413151382</text:p>
          </table:table-cell>
          <table:table-cell office:value-type="float" office:value="0.0982438445838338" calcext:value-type="float">
            <text:p>0.0982438445838338</text:p>
          </table:table-cell>
          <table:table-cell office:value-type="float" office:value="0.110105655401938" calcext:value-type="float">
            <text:p>0.110105655401938</text:p>
          </table:table-cell>
          <table:table-cell office:value-type="float" office:value="0.0732767825223202" calcext:value-type="float">
            <text:p>0.0732767825223202</text:p>
          </table:table-cell>
          <table:table-cell office:value-type="float" office:value="0.296884317770301" calcext:value-type="float">
            <text:p>0.296884317770301</text:p>
          </table:table-cell>
          <table:table-cell office:value-type="float" office:value="0.295617939758194" calcext:value-type="float">
            <text:p>0.295617939758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0791192819897" calcext:value-type="float">
            <text:p>37.0791192819897</text:p>
          </table:table-cell>
          <table:table-cell office:value-type="float" office:value="9.83808603186636" calcext:value-type="float">
            <text:p>9.83808603186636</text:p>
          </table:table-cell>
          <table:table-cell office:value-type="float" office:value="7.33349662707809" calcext:value-type="float">
            <text:p>7.33349662707809</text:p>
          </table:table-cell>
          <table:table-cell office:value-type="float" office:value="4.95726386741863" calcext:value-type="float">
            <text:p>4.95726386741863</text:p>
          </table:table-cell>
          <table:table-cell office:value-type="float" office:value="11.83790615525" calcext:value-type="float">
            <text:p>11.83790615525</text:p>
          </table:table-cell>
          <table:table-cell office:value-type="float" office:value="11.903510138463" calcext:value-type="float">
            <text:p>11.903510138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94370538601" calcext:value-type="float">
            <text:p>0.175094370538601</text:p>
          </table:table-cell>
          <table:table-cell office:value-type="float" office:value="0.109793765085052" calcext:value-type="float">
            <text:p>0.109793765085052</text:p>
          </table:table-cell>
          <table:table-cell office:value-type="float" office:value="0.123606852677908" calcext:value-type="float">
            <text:p>0.123606852677908</text:p>
          </table:table-cell>
          <table:table-cell office:value-type="float" office:value="0.0792765723176429" calcext:value-type="float">
            <text:p>0.0792765723176429</text:p>
          </table:table-cell>
          <table:table-cell office:value-type="float" office:value="0.427335989892402" calcext:value-type="float">
            <text:p>0.427335989892402</text:p>
          </table:table-cell>
          <table:table-cell office:value-type="float" office:value="0.425603708765542" calcext:value-type="float">
            <text:p>0.425603708765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85783055191433" calcext:value-type="float">
            <text:p>0.0785783055191433</text:p>
          </table:table-cell>
          <table:table-cell office:value-type="float" office:value="0.272629622893098" calcext:value-type="float">
            <text:p>0.272629622893098</text:p>
          </table:table-cell>
          <table:table-cell office:value-type="float" office:value="0.182039590191764" calcext:value-type="float">
            <text:p>0.182039590191764</text:p>
          </table:table-cell>
          <table:table-cell office:value-type="float" office:value="0.203527017930894" calcext:value-type="float">
            <text:p>0.203527017930894</text:p>
          </table:table-cell>
          <table:table-cell office:value-type="float" office:value="0.135722098219767" calcext:value-type="float">
            <text:p>0.135722098219767</text:p>
          </table:table-cell>
          <table:table-cell office:value-type="float" office:value="0.547561341857074" calcext:value-type="float">
            <text:p>0.547561341857074</text:p>
          </table:table-cell>
          <table:table-cell office:value-type="float" office:value="0.542695742014538" calcext:value-type="float">
            <text:p>0.542695742014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1610441334217" calcext:value-type="float">
            <text:p>68.1610441334217</text:p>
          </table:table-cell>
          <table:table-cell office:value-type="float" office:value="18.1062985319508" calcext:value-type="float">
            <text:p>18.1062985319508</text:p>
          </table:table-cell>
          <table:table-cell office:value-type="float" office:value="13.5853480647929" calcext:value-type="float">
            <text:p>13.5853480647929</text:p>
          </table:table-cell>
          <table:table-cell office:value-type="float" office:value="9.03328123156198" calcext:value-type="float">
            <text:p>9.03328123156198</text:p>
          </table:table-cell>
          <table:table-cell office:value-type="float" office:value="21.887053347336" calcext:value-type="float">
            <text:p>21.887053347336</text:p>
          </table:table-cell>
          <table:table-cell office:value-type="float" office:value="21.8212796411625" calcext:value-type="float">
            <text:p>21.8212796411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9597549319699" calcext:value-type="float">
            <text:p>0.369597549319699</text:p>
          </table:table-cell>
          <table:table-cell office:value-type="float" office:value="0.224039008283714" calcext:value-type="float">
            <text:p>0.224039008283714</text:p>
          </table:table-cell>
          <table:table-cell office:value-type="float" office:value="0.254522161279666" calcext:value-type="float">
            <text:p>0.254522161279666</text:p>
          </table:table-cell>
          <table:table-cell office:value-type="float" office:value="0.15748704156382" calcext:value-type="float">
            <text:p>0.15748704156382</text:p>
          </table:table-cell>
          <table:table-cell office:value-type="float" office:value="1.22093282816302" calcext:value-type="float">
            <text:p>1.22093282816302</text:p>
          </table:table-cell>
          <table:table-cell office:value-type="float" office:value="1.20802835907944" calcext:value-type="float">
            <text:p>1.20802835907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52087513464886" calcext:value-type="float">
            <text:p>0.152087513464886</text:p>
          </table:table-cell>
          <table:table-cell office:value-type="float" office:value="0.397419989737737" calcext:value-type="float">
            <text:p>0.397419989737737</text:p>
          </table:table-cell>
          <table:table-cell office:value-type="float" office:value="0.267037728403635" calcext:value-type="float">
            <text:p>0.267037728403635</text:p>
          </table:table-cell>
          <table:table-cell office:value-type="float" office:value="0.295053218170141" calcext:value-type="float">
            <text:p>0.295053218170141</text:p>
          </table:table-cell>
          <table:table-cell office:value-type="float" office:value="0.198663097456472" calcext:value-type="float">
            <text:p>0.198663097456472</text:p>
          </table:table-cell>
          <table:table-cell office:value-type="float" office:value="0.795714784553649" calcext:value-type="float">
            <text:p>0.795714784553649</text:p>
          </table:table-cell>
          <table:table-cell office:value-type="float" office:value="0.791105454289622" calcext:value-type="float">
            <text:p>0.791105454289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3499743471407" calcext:value-type="float">
            <text:p>99.3499743471407</text:p>
          </table:table-cell>
          <table:table-cell office:value-type="float" office:value="26.5450101482177" calcext:value-type="float">
            <text:p>26.5450101482177</text:p>
          </table:table-cell>
          <table:table-cell office:value-type="float" office:value="19.7758087017685" calcext:value-type="float">
            <text:p>19.7758087017685</text:p>
          </table:table-cell>
          <table:table-cell office:value-type="float" office:value="13.2198537959238" calcext:value-type="float">
            <text:p>13.2198537959238</text:p>
          </table:table-cell>
          <table:table-cell office:value-type="float" office:value="31.837480539238" calcext:value-type="float">
            <text:p>31.837480539238</text:p>
          </table:table-cell>
          <table:table-cell office:value-type="float" office:value="31.836937150039" calcext:value-type="float">
            <text:p>31.83693715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1631078401606" calcext:value-type="float">
            <text:p>0.641631078401606</text:p>
          </table:table-cell>
          <table:table-cell office:value-type="float" office:value="0.364938272743723" calcext:value-type="float">
            <text:p>0.364938272743723</text:p>
          </table:table-cell>
          <table:table-cell office:value-type="float" office:value="0.418427231032019" calcext:value-type="float">
            <text:p>0.418427231032019</text:p>
          </table:table-cell>
          <table:table-cell office:value-type="float" office:value="0.247795289047785" calcext:value-type="float">
            <text:p>0.247795289047785</text:p>
          </table:table-cell>
          <table:table-cell office:value-type="float" office:value="3.97692509792762" calcext:value-type="float">
            <text:p>3.97692509792762</text:p>
          </table:table-cell>
          <table:table-cell office:value-type="float" office:value="4.0344474409899" calcext:value-type="float">
            <text:p>4.0344474409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0794863674338" calcext:value-type="float">
            <text:p>1.80794863674338</text:p>
          </table:table-cell>
          <table:table-cell office:value-type="float" office:value="0.496696176270925" calcext:value-type="float">
            <text:p>0.496696176270925</text:p>
          </table:table-cell>
          <table:table-cell office:value-type="float" office:value="0.334695063643111" calcext:value-type="float">
            <text:p>0.334695063643111</text:p>
          </table:table-cell>
          <table:table-cell office:value-type="float" office:value="0.368275608790913" calcext:value-type="float">
            <text:p>0.368275608790913</text:p>
          </table:table-cell>
          <table:table-cell office:value-type="float" office:value="0.249253544433064" calcext:value-type="float">
            <text:p>0.249253544433064</text:p>
          </table:table-cell>
          <table:table-cell office:value-type="float" office:value="0.994537093574114" calcext:value-type="float">
            <text:p>0.994537093574114</text:p>
          </table:table-cell>
          <table:table-cell office:value-type="float" office:value="0.987847199918287" calcext:value-type="float">
            <text:p>0.98784719991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421712371399" calcext:value-type="float">
            <text:p>124.421712371399</text:p>
          </table:table-cell>
          <table:table-cell office:value-type="float" office:value="33.3272546742207" calcext:value-type="float">
            <text:p>33.3272546742207</text:p>
          </table:table-cell>
          <table:table-cell office:value-type="float" office:value="24.7610852186998" calcext:value-type="float">
            <text:p>24.7610852186998</text:p>
          </table:table-cell>
          <table:table-cell office:value-type="float" office:value="16.6047355208812" calcext:value-type="float">
            <text:p>16.6047355208812</text:p>
          </table:table-cell>
          <table:table-cell office:value-type="float" office:value="39.8331759592346" calcext:value-type="float">
            <text:p>39.8331759592346</text:p>
          </table:table-cell>
          <table:table-cell office:value-type="float" office:value="39.7298392606713" calcext:value-type="float">
            <text:p>39.7298392606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1049577169048" calcext:value-type="float">
            <text:p>0.951049577169048</text:p>
          </table:table-cell>
          <table:table-cell office:value-type="float" office:value="0.503279008850451" calcext:value-type="float">
            <text:p>0.503279008850451</text:p>
          </table:table-cell>
          <table:table-cell office:value-type="float" office:value="0.577661235303782" calcext:value-type="float">
            <text:p>0.577661235303782</text:p>
          </table:table-cell>
          <table:table-cell office:value-type="float" office:value="0.331599714081534" calcext:value-type="float">
            <text:p>0.331599714081534</text:p>
          </table:table-cell>
          <table:table-cell office:value-type="float" office:value="92.6003545523931" calcext:value-type="float">
            <text:p>92.6003545523931</text:p>
          </table:table-cell>
          <table:table-cell office:value-type="float" office:value="48.8869180839107" calcext:value-type="float">
            <text:p>48.8869180839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7654684631302" calcext:value-type="float">
            <text:p>0.057654684631302</text:p>
          </table:table-cell>
          <table:table-cell office:value-type="float" office:value="0.222900594557038" calcext:value-type="float">
            <text:p>0.222900594557038</text:p>
          </table:table-cell>
          <table:table-cell office:value-type="float" office:value="0.148751945284982" calcext:value-type="float">
            <text:p>0.148751945284982</text:p>
          </table:table-cell>
          <table:table-cell office:value-type="float" office:value="0.16673655241103" calcext:value-type="float">
            <text:p>0.16673655241103</text:p>
          </table:table-cell>
          <table:table-cell office:value-type="float" office:value="0.109684775848404" calcext:value-type="float">
            <text:p>0.109684775848404</text:p>
          </table:table-cell>
          <table:table-cell office:value-type="float" office:value="0.298064753560265" calcext:value-type="float">
            <text:p>0.298064753560265</text:p>
          </table:table-cell>
          <table:table-cell office:value-type="float" office:value="0.295409072726832" calcext:value-type="float">
            <text:p>0.295409072726832</text:p>
          </table:table-cell>
          <table:table-cell office:value-type="float" office:value="0.297784051720879" calcext:value-type="float">
            <text:p>0.29778405172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878278490565" calcext:value-type="float">
            <text:p>55.5878278490565</text:p>
          </table:table-cell>
          <table:table-cell office:value-type="float" office:value="14.8068383941504" calcext:value-type="float">
            <text:p>14.8068383941504</text:p>
          </table:table-cell>
          <table:table-cell office:value-type="float" office:value="11.0719012859462" calcext:value-type="float">
            <text:p>11.0719012859462</text:p>
          </table:table-cell>
          <table:table-cell office:value-type="float" office:value="7.36527858347687" calcext:value-type="float">
            <text:p>7.36527858347687</text:p>
          </table:table-cell>
          <table:table-cell office:value-type="float" office:value="11.878249457374" calcext:value-type="float">
            <text:p>11.878249457374</text:p>
          </table:table-cell>
          <table:table-cell office:value-type="float" office:value="11.8934370854976" calcext:value-type="float">
            <text:p>11.8934370854976</text:p>
          </table:table-cell>
          <table:table-cell office:value-type="float" office:value="11.8949699267305" calcext:value-type="float">
            <text:p>11.894969926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85219308581" calcext:value-type="float">
            <text:p>0.28385219308581</text:p>
          </table:table-cell>
          <table:table-cell office:value-type="float" office:value="0.174500320654637" calcext:value-type="float">
            <text:p>0.174500320654637</text:p>
          </table:table-cell>
          <table:table-cell office:value-type="float" office:value="0.200475233250147" calcext:value-type="float">
            <text:p>0.200475233250147</text:p>
          </table:table-cell>
          <table:table-cell office:value-type="float" office:value="0.122606729727911" calcext:value-type="float">
            <text:p>0.122606729727911</text:p>
          </table:table-cell>
          <table:table-cell office:value-type="float" office:value="0.428865509347604" calcext:value-type="float">
            <text:p>0.428865509347604</text:p>
          </table:table-cell>
          <table:table-cell office:value-type="float" office:value="0.41758455219136" calcext:value-type="float">
            <text:p>0.41758455219136</text:p>
          </table:table-cell>
          <table:table-cell office:value-type="float" office:value="0.428476576557327" calcext:value-type="float">
            <text:p>0.428476576557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19484832397824" calcext:value-type="float">
            <text:p>0.0819484832397824</text:p>
          </table:table-cell>
          <table:table-cell office:value-type="float" office:value="0.408272797470685" calcext:value-type="float">
            <text:p>0.408272797470685</text:p>
          </table:table-cell>
          <table:table-cell office:value-type="float" office:value="0.274358286188366" calcext:value-type="float">
            <text:p>0.274358286188366</text:p>
          </table:table-cell>
          <table:table-cell office:value-type="float" office:value="0.302914686884508" calcext:value-type="float">
            <text:p>0.302914686884508</text:p>
          </table:table-cell>
          <table:table-cell office:value-type="float" office:value="0.204683516730004" calcext:value-type="float">
            <text:p>0.204683516730004</text:p>
          </table:table-cell>
          <table:table-cell office:value-type="float" office:value="0.543618468904534" calcext:value-type="float">
            <text:p>0.543618468904534</text:p>
          </table:table-cell>
          <table:table-cell office:value-type="float" office:value="0.544747563000028" calcext:value-type="float">
            <text:p>0.544747563000028</text:p>
          </table:table-cell>
          <table:table-cell office:value-type="float" office:value="0.543887992024117" calcext:value-type="float">
            <text:p>0.543887992024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071863916452" calcext:value-type="float">
            <text:p>102.071863916452</text:p>
          </table:table-cell>
          <table:table-cell office:value-type="float" office:value="27.3031192760542" calcext:value-type="float">
            <text:p>27.3031192760542</text:p>
          </table:table-cell>
          <table:table-cell office:value-type="float" office:value="20.2957019171873" calcext:value-type="float">
            <text:p>20.2957019171873</text:p>
          </table:table-cell>
          <table:table-cell office:value-type="float" office:value="13.6189279706521" calcext:value-type="float">
            <text:p>13.6189279706521</text:p>
          </table:table-cell>
          <table:table-cell office:value-type="float" office:value="21.7243292513134" calcext:value-type="float">
            <text:p>21.7243292513134</text:p>
          </table:table-cell>
          <table:table-cell office:value-type="float" office:value="21.8990921048284" calcext:value-type="float">
            <text:p>21.8990921048284</text:p>
          </table:table-cell>
          <table:table-cell office:value-type="float" office:value="21.7580472451186" calcext:value-type="float">
            <text:p>21.7580472451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2998547830377" calcext:value-type="float">
            <text:p>0.672998547830377</text:p>
          </table:table-cell>
          <table:table-cell office:value-type="float" office:value="0.375893669641256" calcext:value-type="float">
            <text:p>0.375893669641256</text:p>
          </table:table-cell>
          <table:table-cell office:value-type="float" office:value="0.433573367425448" calcext:value-type="float">
            <text:p>0.433573367425448</text:p>
          </table:table-cell>
          <table:table-cell office:value-type="float" office:value="0.256127060520349" calcext:value-type="float">
            <text:p>0.256127060520349</text:p>
          </table:table-cell>
          <table:table-cell office:value-type="float" office:value="1.21342640806408" calcext:value-type="float">
            <text:p>1.21342640806408</text:p>
          </table:table-cell>
          <table:table-cell office:value-type="float" office:value="1.2136660952126" calcext:value-type="float">
            <text:p>1.2136660952126</text:p>
          </table:table-cell>
          <table:table-cell office:value-type="float" office:value="1.19234390119984" calcext:value-type="float">
            <text:p>1.19234390119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509553352976" calcext:value-type="float">
            <text:p>0.15509553352976</text:p>
          </table:table-cell>
          <table:table-cell office:value-type="float" office:value="0.593898654664418" calcext:value-type="float">
            <text:p>0.593898654664418</text:p>
          </table:table-cell>
          <table:table-cell office:value-type="float" office:value="0.40098711849293" calcext:value-type="float">
            <text:p>0.40098711849293</text:p>
          </table:table-cell>
          <table:table-cell office:value-type="float" office:value="0.442723202664658" calcext:value-type="float">
            <text:p>0.442723202664658</text:p>
          </table:table-cell>
          <table:table-cell office:value-type="float" office:value="0.299027323949543" calcext:value-type="float">
            <text:p>0.299027323949543</text:p>
          </table:table-cell>
          <table:table-cell office:value-type="float" office:value="0.788932508813612" calcext:value-type="float">
            <text:p>0.788932508813612</text:p>
          </table:table-cell>
          <table:table-cell office:value-type="float" office:value="0.792826128590094" calcext:value-type="float">
            <text:p>0.792826128590094</text:p>
          </table:table-cell>
          <table:table-cell office:value-type="float" office:value="0.78774164011181" calcext:value-type="float">
            <text:p>0.7877416401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555963697084" calcext:value-type="float">
            <text:p>148.555963697084</text:p>
          </table:table-cell>
          <table:table-cell office:value-type="float" office:value="39.8937341900569" calcext:value-type="float">
            <text:p>39.8937341900569</text:p>
          </table:table-cell>
          <table:table-cell office:value-type="float" office:value="29.6734875863691" calcext:value-type="float">
            <text:p>29.6734875863691</text:p>
          </table:table-cell>
          <table:table-cell office:value-type="float" office:value="19.8134531016458" calcext:value-type="float">
            <text:p>19.8134531016458</text:p>
          </table:table-cell>
          <table:table-cell office:value-type="float" office:value="31.5801597065794" calcext:value-type="float">
            <text:p>31.5801597065794</text:p>
          </table:table-cell>
          <table:table-cell office:value-type="float" office:value="31.9046579732601" calcext:value-type="float">
            <text:p>31.9046579732601</text:p>
          </table:table-cell>
          <table:table-cell office:value-type="float" office:value="31.5857952858073" calcext:value-type="float">
            <text:p>31.5857952858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701208303859" calcext:value-type="float">
            <text:p>1.41701208303859</text:p>
          </table:table-cell>
          <table:table-cell office:value-type="float" office:value="0.663203076149575" calcext:value-type="float">
            <text:p>0.663203076149575</text:p>
          </table:table-cell>
          <table:table-cell office:value-type="float" office:value="0.78922839883485" calcext:value-type="float">
            <text:p>0.78922839883485</text:p>
          </table:table-cell>
          <table:table-cell office:value-type="float" office:value="0.425206579384206" calcext:value-type="float">
            <text:p>0.425206579384206</text:p>
          </table:table-cell>
          <table:table-cell office:value-type="float" office:value="3.77217014079596" calcext:value-type="float">
            <text:p>3.77217014079596</text:p>
          </table:table-cell>
          <table:table-cell office:value-type="float" office:value="3.9730960142951" calcext:value-type="float">
            <text:p>3.9730960142951</text:p>
          </table:table-cell>
          <table:table-cell office:value-type="float" office:value="3.70528993321638" calcext:value-type="float">
            <text:p>3.70528993321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5110399136725" calcext:value-type="float">
            <text:p>1.55110399136725</text:p>
          </table:table-cell>
          <table:table-cell office:value-type="float" office:value="0.741606547870417" calcext:value-type="float">
            <text:p>0.741606547870417</text:p>
          </table:table-cell>
          <table:table-cell office:value-type="float" office:value="0.499121029824167" calcext:value-type="float">
            <text:p>0.499121029824167</text:p>
          </table:table-cell>
          <table:table-cell office:value-type="float" office:value="0.550429013330079" calcext:value-type="float">
            <text:p>0.550429013330079</text:p>
          </table:table-cell>
          <table:table-cell office:value-type="float" office:value="0.372116197648572" calcext:value-type="float">
            <text:p>0.372116197648572</text:p>
          </table:table-cell>
          <table:table-cell office:value-type="float" office:value="0.984545699943533" calcext:value-type="float">
            <text:p>0.984545699943533</text:p>
          </table:table-cell>
          <table:table-cell office:value-type="float" office:value="0.99030875434023" calcext:value-type="float">
            <text:p>0.99030875434023</text:p>
          </table:table-cell>
          <table:table-cell office:value-type="float" office:value="0.984051743557553" calcext:value-type="float">
            <text:p>0.98405174355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608961483486" calcext:value-type="float">
            <text:p>185.608961483486</text:p>
          </table:table-cell>
          <table:table-cell office:value-type="float" office:value="49.6589268179534" calcext:value-type="float">
            <text:p>49.6589268179534</text:p>
          </table:table-cell>
          <table:table-cell office:value-type="float" office:value="37.0351417309429" calcext:value-type="float">
            <text:p>37.0351417309429</text:p>
          </table:table-cell>
          <table:table-cell office:value-type="float" office:value="24.7044366032786" calcext:value-type="float">
            <text:p>24.7044366032786</text:p>
          </table:table-cell>
          <table:table-cell office:value-type="float" office:value="39.4093320369832" calcext:value-type="float">
            <text:p>39.4093320369832</text:p>
          </table:table-cell>
          <table:table-cell office:value-type="float" office:value="39.8268587635929" calcext:value-type="float">
            <text:p>39.8268587635929</text:p>
          </table:table-cell>
          <table:table-cell office:value-type="float" office:value="39.5171133117224" calcext:value-type="float">
            <text:p>39.5171133117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031623981615" calcext:value-type="float">
            <text:p>2.80031623981615</text:p>
          </table:table-cell>
          <table:table-cell office:value-type="float" office:value="0.994008609714604" calcext:value-type="float">
            <text:p>0.994008609714604</text:p>
          </table:table-cell>
          <table:table-cell office:value-type="float" office:value="1.21070576043913" calcext:value-type="float">
            <text:p>1.21070576043913</text:p>
          </table:table-cell>
          <table:table-cell office:value-type="float" office:value="0.593140854022434" calcext:value-type="float">
            <text:p>0.593140854022434</text:p>
          </table:table-cell>
          <table:table-cell office:value-type="float" office:value="56.958199350586" calcext:value-type="float">
            <text:p>56.958199350586</text:p>
          </table:table-cell>
          <table:table-cell office:value-type="float" office:value="62.3603707096248" calcext:value-type="float">
            <text:p>62.3603707096248</text:p>
          </table:table-cell>
          <table:table-cell office:value-type="float" office:value="59.2857688498173" calcext:value-type="float">
            <text:p>59.2857688498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2081068106305" calcext:value-type="float">
            <text:p>0.0592081068106305</text:p>
          </table:table-cell>
          <table:table-cell office:value-type="float" office:value="0.29797993880484" calcext:value-type="float">
            <text:p>0.29797993880484</text:p>
          </table:table-cell>
          <table:table-cell office:value-type="float" office:value="0.196777069814734" calcext:value-type="float">
            <text:p>0.196777069814734</text:p>
          </table:table-cell>
          <table:table-cell office:value-type="float" office:value="0.224135723174503" calcext:value-type="float">
            <text:p>0.224135723174503</text:p>
          </table:table-cell>
          <table:table-cell office:value-type="float" office:value="0.149770784028157" calcext:value-type="float">
            <text:p>0.149770784028157</text:p>
          </table:table-cell>
          <table:table-cell office:value-type="float" office:value="0.295443759552947" calcext:value-type="float">
            <text:p>0.295443759552947</text:p>
          </table:table-cell>
          <table:table-cell office:value-type="float" office:value="0.296429195884453" calcext:value-type="float">
            <text:p>0.296429195884453</text:p>
          </table:table-cell>
          <table:table-cell office:value-type="float" office:value="0.300671258935667" calcext:value-type="float">
            <text:p>0.300671258935667</text:p>
          </table:table-cell>
          <table:table-cell office:value-type="float" office:value="0.295391695324277" calcext:value-type="float">
            <text:p>0.295391695324277</text:p>
          </table:table-cell>
          <table:table-cell office:value-type="float" office:value="0" calcext:value-type="float">
            <text:p>0</text:p>
          </table:table-cell>
          <table:table-cell office:value-type="float" office:value="74.5499026087612" calcext:value-type="float">
            <text:p>74.5499026087612</text:p>
          </table:table-cell>
          <table:table-cell office:value-type="float" office:value="19.8426699814956" calcext:value-type="float">
            <text:p>19.8426699814956</text:p>
          </table:table-cell>
          <table:table-cell office:value-type="float" office:value="14.9510934562198" calcext:value-type="float">
            <text:p>14.9510934562198</text:p>
          </table:table-cell>
          <table:table-cell office:value-type="float" office:value="9.93756113949872" calcext:value-type="float">
            <text:p>9.93756113949872</text:p>
          </table:table-cell>
          <table:table-cell office:value-type="float" office:value="11.9088431602193" calcext:value-type="float">
            <text:p>11.9088431602193</text:p>
          </table:table-cell>
          <table:table-cell office:value-type="float" office:value="11.8322409331259" calcext:value-type="float">
            <text:p>11.8322409331259</text:p>
          </table:table-cell>
          <table:table-cell office:value-type="float" office:value="11.9848602570598" calcext:value-type="float">
            <text:p>11.9848602570598</text:p>
          </table:table-cell>
          <table:table-cell office:value-type="float" office:value="11.873727542964" calcext:value-type="float">
            <text:p>11.873727542964</text:p>
          </table:table-cell>
          <table:table-cell office:value-type="float" office:value="0" calcext:value-type="float">
            <text:p>0</text:p>
          </table:table-cell>
          <table:table-cell office:value-type="float" office:value="0.41919294841424" calcext:value-type="float">
            <text:p>0.41919294841424</text:p>
          </table:table-cell>
          <table:table-cell office:value-type="float" office:value="0.244006557610621" calcext:value-type="float">
            <text:p>0.244006557610621</text:p>
          </table:table-cell>
          <table:table-cell office:value-type="float" office:value="0.286737447807635" calcext:value-type="float">
            <text:p>0.286737447807635</text:p>
          </table:table-cell>
          <table:table-cell office:value-type="float" office:value="0.175358419468699" calcext:value-type="float">
            <text:p>0.175358419468699</text:p>
          </table:table-cell>
          <table:table-cell office:value-type="float" office:value="0.421085879102425" calcext:value-type="float">
            <text:p>0.421085879102425</text:p>
          </table:table-cell>
          <table:table-cell office:value-type="float" office:value="0.420615745661732" calcext:value-type="float">
            <text:p>0.420615745661732</text:p>
          </table:table-cell>
          <table:table-cell office:value-type="float" office:value="0.432556256957119" calcext:value-type="float">
            <text:p>0.432556256957119</text:p>
          </table:table-cell>
          <table:table-cell office:value-type="float" office:value="0.418744712430836" calcext:value-type="float">
            <text:p>0.41874471243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66650477924442" calcext:value-type="float">
            <text:p>0.0866650477924442</text:p>
          </table:table-cell>
          <table:table-cell office:value-type="float" office:value="0.543704723213997" calcext:value-type="float">
            <text:p>0.543704723213997</text:p>
          </table:table-cell>
          <table:table-cell office:value-type="float" office:value="0.364990215499033" calcext:value-type="float">
            <text:p>0.364990215499033</text:p>
          </table:table-cell>
          <table:table-cell office:value-type="float" office:value="0.407950896296154" calcext:value-type="float">
            <text:p>0.407950896296154</text:p>
          </table:table-cell>
          <table:table-cell office:value-type="float" office:value="0.269696064102471" calcext:value-type="float">
            <text:p>0.269696064102471</text:p>
          </table:table-cell>
          <table:table-cell office:value-type="float" office:value="0.54062659748785" calcext:value-type="float">
            <text:p>0.54062659748785</text:p>
          </table:table-cell>
          <table:table-cell office:value-type="float" office:value="0.538622564371241" calcext:value-type="float">
            <text:p>0.538622564371241</text:p>
          </table:table-cell>
          <table:table-cell office:value-type="float" office:value="0.542538585466774" calcext:value-type="float">
            <text:p>0.542538585466774</text:p>
          </table:table-cell>
          <table:table-cell office:value-type="float" office:value="0.54273548147356" calcext:value-type="float">
            <text:p>0.54273548147356</text:p>
          </table:table-cell>
          <table:table-cell office:value-type="float" office:value="0" calcext:value-type="float">
            <text:p>0</text:p>
          </table:table-cell>
          <table:table-cell office:value-type="float" office:value="136.169841497083" calcext:value-type="float">
            <text:p>136.169841497083</text:p>
          </table:table-cell>
          <table:table-cell office:value-type="float" office:value="36.3614171282425" calcext:value-type="float">
            <text:p>36.3614171282425</text:p>
          </table:table-cell>
          <table:table-cell office:value-type="float" office:value="27.0759621306416" calcext:value-type="float">
            <text:p>27.0759621306416</text:p>
          </table:table-cell>
          <table:table-cell office:value-type="float" office:value="18.2134411246901" calcext:value-type="float">
            <text:p>18.2134411246901</text:p>
          </table:table-cell>
          <table:table-cell office:value-type="float" office:value="21.8569623213658" calcext:value-type="float">
            <text:p>21.8569623213658</text:p>
          </table:table-cell>
          <table:table-cell office:value-type="float" office:value="21.724356185655" calcext:value-type="float">
            <text:p>21.724356185655</text:p>
          </table:table-cell>
          <table:table-cell office:value-type="float" office:value="21.6670621677171" calcext:value-type="float">
            <text:p>21.6670621677171</text:p>
          </table:table-cell>
          <table:table-cell office:value-type="float" office:value="21.6895376296831" calcext:value-type="float">
            <text:p>21.6895376296831</text:p>
          </table:table-cell>
          <table:table-cell office:value-type="float" office:value="0" calcext:value-type="float">
            <text:p>0</text:p>
          </table:table-cell>
          <table:table-cell office:value-type="float" office:value="1.15630142001324" calcext:value-type="float">
            <text:p>1.15630142001324</text:p>
          </table:table-cell>
          <table:table-cell office:value-type="float" office:value="0.57163531632743" calcext:value-type="float">
            <text:p>0.57163531632743</text:p>
          </table:table-cell>
          <table:table-cell office:value-type="float" office:value="0.691374313324069" calcext:value-type="float">
            <text:p>0.691374313324069</text:p>
          </table:table-cell>
          <table:table-cell office:value-type="float" office:value="0.369725528316969" calcext:value-type="float">
            <text:p>0.369725528316969</text:p>
          </table:table-cell>
          <table:table-cell office:value-type="float" office:value="1.18276587820649" calcext:value-type="float">
            <text:p>1.18276587820649</text:p>
          </table:table-cell>
          <table:table-cell office:value-type="float" office:value="1.17514768872563" calcext:value-type="float">
            <text:p>1.17514768872563</text:p>
          </table:table-cell>
          <table:table-cell office:value-type="float" office:value="1.18881519666091" calcext:value-type="float">
            <text:p>1.18881519666091</text:p>
          </table:table-cell>
          <table:table-cell office:value-type="float" office:value="1.19875829716661" calcext:value-type="float">
            <text:p>1.19875829716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1494001764604" calcext:value-type="float">
            <text:p>0.171494001764604</text:p>
          </table:table-cell>
          <table:table-cell office:value-type="float" office:value="0.79353267468354" calcext:value-type="float">
            <text:p>0.79353267468354</text:p>
          </table:table-cell>
          <table:table-cell office:value-type="float" office:value="0.530227614494861" calcext:value-type="float">
            <text:p>0.530227614494861</text:p>
          </table:table-cell>
          <table:table-cell office:value-type="float" office:value="0.593988397923094" calcext:value-type="float">
            <text:p>0.593988397923094</text:p>
          </table:table-cell>
          <table:table-cell office:value-type="float" office:value="0.396324750173167" calcext:value-type="float">
            <text:p>0.396324750173167</text:p>
          </table:table-cell>
          <table:table-cell office:value-type="float" office:value="0.785661187061245" calcext:value-type="float">
            <text:p>0.785661187061245</text:p>
          </table:table-cell>
          <table:table-cell office:value-type="float" office:value="0.794759860522171" calcext:value-type="float">
            <text:p>0.794759860522171</text:p>
          </table:table-cell>
          <table:table-cell office:value-type="float" office:value="0.787062688956318" calcext:value-type="float">
            <text:p>0.787062688956318</text:p>
          </table:table-cell>
          <table:table-cell office:value-type="float" office:value="0.789904235576512" calcext:value-type="float">
            <text:p>0.789904235576512</text:p>
          </table:table-cell>
          <table:table-cell office:value-type="float" office:value="0" calcext:value-type="float">
            <text:p>0</text:p>
          </table:table-cell>
          <table:table-cell office:value-type="float" office:value="198.485529176322" calcext:value-type="float">
            <text:p>198.485529176322</text:p>
          </table:table-cell>
          <table:table-cell office:value-type="float" office:value="53.0331013571388" calcext:value-type="float">
            <text:p>53.0331013571388</text:p>
          </table:table-cell>
          <table:table-cell office:value-type="float" office:value="39.9140135336362" calcext:value-type="float">
            <text:p>39.9140135336362</text:p>
          </table:table-cell>
          <table:table-cell office:value-type="float" office:value="26.3344951474433" calcext:value-type="float">
            <text:p>26.3344951474433</text:p>
          </table:table-cell>
          <table:table-cell office:value-type="float" office:value="31.7961744956877" calcext:value-type="float">
            <text:p>31.7961744956877</text:p>
          </table:table-cell>
          <table:table-cell office:value-type="float" office:value="31.7916498006333" calcext:value-type="float">
            <text:p>31.7916498006333</text:p>
          </table:table-cell>
          <table:table-cell office:value-type="float" office:value="31.7882263133118" calcext:value-type="float">
            <text:p>31.7882263133118</text:p>
          </table:table-cell>
          <table:table-cell office:value-type="float" office:value="31.5956416685305" calcext:value-type="float">
            <text:p>31.5956416685305</text:p>
          </table:table-cell>
          <table:table-cell office:value-type="float" office:value="0" calcext:value-type="float">
            <text:p>0</text:p>
          </table:table-cell>
          <table:table-cell office:value-type="float" office:value="3.74411069061734" calcext:value-type="float">
            <text:p>3.74411069061734</text:p>
          </table:table-cell>
          <table:table-cell office:value-type="float" office:value="1.11332907516279" calcext:value-type="float">
            <text:p>1.11332907516279</text:p>
          </table:table-cell>
          <table:table-cell office:value-type="float" office:value="1.46108757910944" calcext:value-type="float">
            <text:p>1.46108757910944</text:p>
          </table:table-cell>
          <table:table-cell office:value-type="float" office:value="0.659030390596397" calcext:value-type="float">
            <text:p>0.659030390596397</text:p>
          </table:table-cell>
          <table:table-cell office:value-type="float" office:value="3.46179935277136" calcext:value-type="float">
            <text:p>3.46179935277136</text:p>
          </table:table-cell>
          <table:table-cell office:value-type="float" office:value="3.78698652092" calcext:value-type="float">
            <text:p>3.78698652092</text:p>
          </table:table-cell>
          <table:table-cell office:value-type="float" office:value="3.76054834098394" calcext:value-type="float">
            <text:p>3.76054834098394</text:p>
          </table:table-cell>
          <table:table-cell office:value-type="float" office:value="3.78836020127878" calcext:value-type="float">
            <text:p>3.7883602012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99504950113698" calcext:value-type="float">
            <text:p>2.99504950113698</text:p>
          </table:table-cell>
          <table:table-cell office:value-type="float" office:value="0.991902882423266" calcext:value-type="float">
            <text:p>0.991902882423266</text:p>
          </table:table-cell>
          <table:table-cell office:value-type="float" office:value="0.660947691683918" calcext:value-type="float">
            <text:p>0.660947691683918</text:p>
          </table:table-cell>
          <table:table-cell office:value-type="float" office:value="0.742680942625564" calcext:value-type="float">
            <text:p>0.742680942625564</text:p>
          </table:table-cell>
          <table:table-cell office:value-type="float" office:value="0.497742869191" calcext:value-type="float">
            <text:p>0.497742869191</text:p>
          </table:table-cell>
          <table:table-cell office:value-type="float" office:value="0.988214980215553" calcext:value-type="float">
            <text:p>0.988214980215553</text:p>
          </table:table-cell>
          <table:table-cell office:value-type="float" office:value="0.992016350907648" calcext:value-type="float">
            <text:p>0.992016350907648</text:p>
          </table:table-cell>
          <table:table-cell office:value-type="float" office:value="0.981707162488134" calcext:value-type="float">
            <text:p>0.981707162488134</text:p>
          </table:table-cell>
          <table:table-cell office:value-type="float" office:value="0.990380623360691" calcext:value-type="float">
            <text:p>0.990380623360691</text:p>
          </table:table-cell>
          <table:table-cell office:value-type="float" office:value="0" calcext:value-type="float">
            <text:p>0</text:p>
          </table:table-cell>
          <table:table-cell office:value-type="float" office:value="247.87440565311" calcext:value-type="float">
            <text:p>247.87440565311</text:p>
          </table:table-cell>
          <table:table-cell office:value-type="float" office:value="66.22033742087" calcext:value-type="float">
            <text:p>66.22033742087</text:p>
          </table:table-cell>
          <table:table-cell office:value-type="float" office:value="49.6828074638157" calcext:value-type="float">
            <text:p>49.6828074638157</text:p>
          </table:table-cell>
          <table:table-cell office:value-type="float" office:value="33.1521662560514" calcext:value-type="float">
            <text:p>33.1521662560514</text:p>
          </table:table-cell>
          <table:table-cell office:value-type="float" office:value="39.6859960967789" calcext:value-type="float">
            <text:p>39.6859960967789</text:p>
          </table:table-cell>
          <table:table-cell office:value-type="float" office:value="39.7023270596852" calcext:value-type="float">
            <text:p>39.7023270596852</text:p>
          </table:table-cell>
          <table:table-cell office:value-type="float" office:value="39.4686563988834" calcext:value-type="float">
            <text:p>39.4686563988834</text:p>
          </table:table-cell>
          <table:table-cell office:value-type="float" office:value="39.4301772533073" calcext:value-type="float">
            <text:p>39.4301772533073</text:p>
          </table:table-cell>
          <table:table-cell office:value-type="float" office:value="0" calcext:value-type="float">
            <text:p>0</text:p>
          </table:table-cell>
          <table:table-cell office:value-type="float" office:value="116.297314560467" calcext:value-type="float">
            <text:p>116.297314560467</text:p>
          </table:table-cell>
          <table:table-cell office:value-type="float" office:value="1.97919431980905" calcext:value-type="float">
            <text:p>1.97919431980905</text:p>
          </table:table-cell>
          <table:table-cell office:value-type="float" office:value="2.90163984209343" calcext:value-type="float">
            <text:p>2.90163984209343</text:p>
          </table:table-cell>
          <table:table-cell office:value-type="float" office:value="0.986563067478563" calcext:value-type="float">
            <text:p>0.986563067478563</text:p>
          </table:table-cell>
          <table:table-cell office:value-type="float" office:value="102.51018615556" calcext:value-type="float">
            <text:p>102.51018615556</text:p>
          </table:table-cell>
          <table:table-cell office:value-type="float" office:value="107.690170744793" calcext:value-type="float">
            <text:p>107.690170744793</text:p>
          </table:table-cell>
          <table:table-cell office:value-type="float" office:value="38.860822993528" calcext:value-type="float">
            <text:p>38.860822993528</text:p>
          </table:table-cell>
          <table:table-cell office:value-type="float" office:value="102.965970148372" calcext:value-type="float">
            <text:p>102.965970148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7814339586407" calcext:value-type="float">
            <text:p>0.0567814339586407</text:p>
          </table:table-cell>
          <table:table-cell office:value-type="float" office:value="0.29991460878893" calcext:value-type="float">
            <text:p>0.29991460878893</text:p>
          </table:table-cell>
          <table:table-cell office:value-type="float" office:value="0.203695409378261" calcext:value-type="float">
            <text:p>0.203695409378261</text:p>
          </table:table-cell>
          <table:table-cell office:value-type="float" office:value="0.222685193055617" calcext:value-type="float">
            <text:p>0.222685193055617</text:p>
          </table:table-cell>
          <table:table-cell office:value-type="float" office:value="0.148143291448535" calcext:value-type="float">
            <text:p>0.148143291448535</text:p>
          </table:table-cell>
          <table:table-cell office:value-type="float" office:value="0.242927118565281" calcext:value-type="float">
            <text:p>0.242927118565281</text:p>
          </table:table-cell>
          <table:table-cell office:value-type="float" office:value="0.239119240309613" calcext:value-type="float">
            <text:p>0.239119240309613</text:p>
          </table:table-cell>
          <table:table-cell office:value-type="float" office:value="0.237401304001753" calcext:value-type="float">
            <text:p>0.237401304001753</text:p>
          </table:table-cell>
          <table:table-cell office:value-type="float" office:value="0.239393639718344" calcext:value-type="float">
            <text:p>0.239393639718344</text:p>
          </table:table-cell>
          <table:table-cell office:value-type="float" office:value="0.237728866391766" calcext:value-type="float">
            <text:p>0.237728866391766</text:p>
          </table:table-cell>
          <table:table-cell office:value-type="float" office:value="75.1879430841831" calcext:value-type="float">
            <text:p>75.1879430841831</text:p>
          </table:table-cell>
          <table:table-cell office:value-type="float" office:value="20.1664828088469" calcext:value-type="float">
            <text:p>20.1664828088469</text:p>
          </table:table-cell>
          <table:table-cell office:value-type="float" office:value="14.9002817642101" calcext:value-type="float">
            <text:p>14.9002817642101</text:p>
          </table:table-cell>
          <table:table-cell office:value-type="float" office:value="9.97097352339441" calcext:value-type="float">
            <text:p>9.97097352339441</text:p>
          </table:table-cell>
          <table:table-cell office:value-type="float" office:value="9.58215374126522" calcext:value-type="float">
            <text:p>9.58215374126522</text:p>
          </table:table-cell>
          <table:table-cell office:value-type="float" office:value="9.65223970015692" calcext:value-type="float">
            <text:p>9.65223970015692</text:p>
          </table:table-cell>
          <table:table-cell office:value-type="float" office:value="9.49494236291592" calcext:value-type="float">
            <text:p>9.49494236291592</text:p>
          </table:table-cell>
          <table:table-cell office:value-type="float" office:value="9.55482752152675" calcext:value-type="float">
            <text:p>9.55482752152675</text:p>
          </table:table-cell>
          <table:table-cell office:value-type="float" office:value="9.53047753136655" calcext:value-type="float">
            <text:p>9.53047753136655</text:p>
          </table:table-cell>
          <table:table-cell office:value-type="float" office:value="0.422662215395962" calcext:value-type="float">
            <text:p>0.422662215395962</text:p>
          </table:table-cell>
          <table:table-cell office:value-type="float" office:value="0.255080768034488" calcext:value-type="float">
            <text:p>0.255080768034488</text:p>
          </table:table-cell>
          <table:table-cell office:value-type="float" office:value="0.288896358580821" calcext:value-type="float">
            <text:p>0.288896358580821</text:p>
          </table:table-cell>
          <table:table-cell office:value-type="float" office:value="0.174737953863146" calcext:value-type="float">
            <text:p>0.174737953863146</text:p>
          </table:table-cell>
          <table:table-cell office:value-type="float" office:value="0.324059199514078" calcext:value-type="float">
            <text:p>0.324059199514078</text:p>
          </table:table-cell>
          <table:table-cell office:value-type="float" office:value="0.312703383688504" calcext:value-type="float">
            <text:p>0.312703383688504</text:p>
          </table:table-cell>
          <table:table-cell office:value-type="float" office:value="0.309957080951802" calcext:value-type="float">
            <text:p>0.309957080951802</text:p>
          </table:table-cell>
          <table:table-cell office:value-type="float" office:value="0.316725256865149" calcext:value-type="float">
            <text:p>0.316725256865149</text:p>
          </table:table-cell>
          <table:table-cell office:value-type="float" office:value="0.310146933708726" calcext:value-type="float">
            <text:p>0.310146933708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2777890500014" calcext:value-type="float">
            <text:p>0.0762777890500014</text:p>
          </table:table-cell>
          <table:table-cell office:value-type="float" office:value="0.544693313842816" calcext:value-type="float">
            <text:p>0.544693313842816</text:p>
          </table:table-cell>
          <table:table-cell office:value-type="float" office:value="0.363092655631384" calcext:value-type="float">
            <text:p>0.363092655631384</text:p>
          </table:table-cell>
          <table:table-cell office:value-type="float" office:value="0.410785519530556" calcext:value-type="float">
            <text:p>0.410785519530556</text:p>
          </table:table-cell>
          <table:table-cell office:value-type="float" office:value="0.271952877936201" calcext:value-type="float">
            <text:p>0.271952877936201</text:p>
          </table:table-cell>
          <table:table-cell office:value-type="float" office:value="0.433189377487412" calcext:value-type="float">
            <text:p>0.433189377487412</text:p>
          </table:table-cell>
          <table:table-cell office:value-type="float" office:value="0.434191455318474" calcext:value-type="float">
            <text:p>0.434191455318474</text:p>
          </table:table-cell>
          <table:table-cell office:value-type="float" office:value="0.435716187559017" calcext:value-type="float">
            <text:p>0.435716187559017</text:p>
          </table:table-cell>
          <table:table-cell office:value-type="float" office:value="0.434131769178994" calcext:value-type="float">
            <text:p>0.434131769178994</text:p>
          </table:table-cell>
          <table:table-cell office:value-type="float" office:value="0.435909029579608" calcext:value-type="float">
            <text:p>0.435909029579608</text:p>
          </table:table-cell>
          <table:table-cell office:value-type="float" office:value="136.118152896611" calcext:value-type="float">
            <text:p>136.118152896611</text:p>
          </table:table-cell>
          <table:table-cell office:value-type="float" office:value="36.3685094357966" calcext:value-type="float">
            <text:p>36.3685094357966</text:p>
          </table:table-cell>
          <table:table-cell office:value-type="float" office:value="27.2350797670472" calcext:value-type="float">
            <text:p>27.2350797670472</text:p>
          </table:table-cell>
          <table:table-cell office:value-type="float" office:value="18.0849091683321" calcext:value-type="float">
            <text:p>18.0849091683321</text:p>
          </table:table-cell>
          <table:table-cell office:value-type="float" office:value="17.4230129239986" calcext:value-type="float">
            <text:p>17.4230129239986</text:p>
          </table:table-cell>
          <table:table-cell office:value-type="float" office:value="17.3884715486361" calcext:value-type="float">
            <text:p>17.3884715486361</text:p>
          </table:table-cell>
          <table:table-cell office:value-type="float" office:value="17.3525945057707" calcext:value-type="float">
            <text:p>17.3525945057707</text:p>
          </table:table-cell>
          <table:table-cell office:value-type="float" office:value="17.3711151828811" calcext:value-type="float">
            <text:p>17.3711151828811</text:p>
          </table:table-cell>
          <table:table-cell office:value-type="float" office:value="17.4702272075792" calcext:value-type="float">
            <text:p>17.4702272075792</text:p>
          </table:table-cell>
          <table:table-cell office:value-type="float" office:value="1.1699029147249" calcext:value-type="float">
            <text:p>1.1699029147249</text:p>
          </table:table-cell>
          <table:table-cell office:value-type="float" office:value="0.568052287819532" calcext:value-type="float">
            <text:p>0.568052287819532</text:p>
          </table:table-cell>
          <table:table-cell office:value-type="float" office:value="0.702722680326283" calcext:value-type="float">
            <text:p>0.702722680326283</text:p>
          </table:table-cell>
          <table:table-cell office:value-type="float" office:value="0.370365598702241" calcext:value-type="float">
            <text:p>0.370365598702241</text:p>
          </table:table-cell>
          <table:table-cell office:value-type="float" office:value="0.76481046829207" calcext:value-type="float">
            <text:p>0.76481046829207</text:p>
          </table:table-cell>
          <table:table-cell office:value-type="float" office:value="0.765512547469478" calcext:value-type="float">
            <text:p>0.765512547469478</text:p>
          </table:table-cell>
          <table:table-cell office:value-type="float" office:value="0.764843316499449" calcext:value-type="float">
            <text:p>0.764843316499449</text:p>
          </table:table-cell>
          <table:table-cell office:value-type="float" office:value="0.77222317528579" calcext:value-type="float">
            <text:p>0.77222317528579</text:p>
          </table:table-cell>
          <table:table-cell office:value-type="float" office:value="0.758175949426311" calcext:value-type="float">
            <text:p>0.758175949426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4011493243508" calcext:value-type="float">
            <text:p>0.124011493243508</text:p>
          </table:table-cell>
          <table:table-cell office:value-type="float" office:value="0.792144181880235" calcext:value-type="float">
            <text:p>0.792144181880235</text:p>
          </table:table-cell>
          <table:table-cell office:value-type="float" office:value="0.530289351361932" calcext:value-type="float">
            <text:p>0.530289351361932</text:p>
          </table:table-cell>
          <table:table-cell office:value-type="float" office:value="0.596661571913079" calcext:value-type="float">
            <text:p>0.596661571913079</text:p>
          </table:table-cell>
          <table:table-cell office:value-type="float" office:value="0.396962908559526" calcext:value-type="float">
            <text:p>0.396962908559526</text:p>
          </table:table-cell>
          <table:table-cell office:value-type="float" office:value="0.636639995158676" calcext:value-type="float">
            <text:p>0.636639995158676</text:p>
          </table:table-cell>
          <table:table-cell office:value-type="float" office:value="0.633163880233951" calcext:value-type="float">
            <text:p>0.633163880233951</text:p>
          </table:table-cell>
          <table:table-cell office:value-type="float" office:value="0.634652140630343" calcext:value-type="float">
            <text:p>0.634652140630343</text:p>
          </table:table-cell>
          <table:table-cell office:value-type="float" office:value="0.636026135788189" calcext:value-type="float">
            <text:p>0.636026135788189</text:p>
          </table:table-cell>
          <table:table-cell office:value-type="float" office:value="0.628866576899177" calcext:value-type="float">
            <text:p>0.628866576899177</text:p>
          </table:table-cell>
          <table:table-cell office:value-type="float" office:value="198.306046670433" calcext:value-type="float">
            <text:p>198.306046670433</text:p>
          </table:table-cell>
          <table:table-cell office:value-type="float" office:value="53.0605247050645" calcext:value-type="float">
            <text:p>53.0605247050645</text:p>
          </table:table-cell>
          <table:table-cell office:value-type="float" office:value="39.7487813038146" calcext:value-type="float">
            <text:p>39.7487813038146</text:p>
          </table:table-cell>
          <table:table-cell office:value-type="float" office:value="26.4131487718087" calcext:value-type="float">
            <text:p>26.4131487718087</text:p>
          </table:table-cell>
          <table:table-cell office:value-type="float" office:value="25.3870153298285" calcext:value-type="float">
            <text:p>25.3870153298285</text:p>
          </table:table-cell>
          <table:table-cell office:value-type="float" office:value="25.4131590228125" calcext:value-type="float">
            <text:p>25.4131590228125</text:p>
          </table:table-cell>
          <table:table-cell office:value-type="float" office:value="25.342018011976" calcext:value-type="float">
            <text:p>25.342018011976</text:p>
          </table:table-cell>
          <table:table-cell office:value-type="float" office:value="25.2907588087625" calcext:value-type="float">
            <text:p>25.2907588087625</text:p>
          </table:table-cell>
          <table:table-cell office:value-type="float" office:value="25.2046227045885" calcext:value-type="float">
            <text:p>25.2046227045885</text:p>
          </table:table-cell>
          <table:table-cell office:value-type="float" office:value="3.80971149924862" calcext:value-type="float">
            <text:p>3.80971149924862</text:p>
          </table:table-cell>
          <table:table-cell office:value-type="float" office:value="1.13266972601033" calcext:value-type="float">
            <text:p>1.13266972601033</text:p>
          </table:table-cell>
          <table:table-cell office:value-type="float" office:value="1.48575482807972" calcext:value-type="float">
            <text:p>1.48575482807972</text:p>
          </table:table-cell>
          <table:table-cell office:value-type="float" office:value="0.6629022001309" calcext:value-type="float">
            <text:p>0.6629022001309</text:p>
          </table:table-cell>
          <table:table-cell office:value-type="float" office:value="1.73074278532046" calcext:value-type="float">
            <text:p>1.73074278532046</text:p>
          </table:table-cell>
          <table:table-cell office:value-type="float" office:value="1.72361512824755" calcext:value-type="float">
            <text:p>1.72361512824755</text:p>
          </table:table-cell>
          <table:table-cell office:value-type="float" office:value="1.72654903037266" calcext:value-type="float">
            <text:p>1.72654903037266</text:p>
          </table:table-cell>
          <table:table-cell office:value-type="float" office:value="1.75262168558308" calcext:value-type="float">
            <text:p>1.75262168558308</text:p>
          </table:table-cell>
          <table:table-cell office:value-type="float" office:value="1.67998792568149" calcext:value-type="float">
            <text:p>1.67998792568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71662636884574" calcext:value-type="float">
            <text:p>0.571662636884574</text:p>
          </table:table-cell>
          <table:table-cell office:value-type="float" office:value="0.986648409764614" calcext:value-type="float">
            <text:p>0.986648409764614</text:p>
          </table:table-cell>
          <table:table-cell office:value-type="float" office:value="0.657201956837374" calcext:value-type="float">
            <text:p>0.657201956837374</text:p>
          </table:table-cell>
          <table:table-cell office:value-type="float" office:value="0.736339562412752" calcext:value-type="float">
            <text:p>0.736339562412752</text:p>
          </table:table-cell>
          <table:table-cell office:value-type="float" office:value="0.491645000348153" calcext:value-type="float">
            <text:p>0.491645000348153</text:p>
          </table:table-cell>
          <table:table-cell office:value-type="float" office:value="0.783990971874692" calcext:value-type="float">
            <text:p>0.783990971874692</text:p>
          </table:table-cell>
          <table:table-cell office:value-type="float" office:value="0.793474876818754" calcext:value-type="float">
            <text:p>0.793474876818754</text:p>
          </table:table-cell>
          <table:table-cell office:value-type="float" office:value="0.791598670299988" calcext:value-type="float">
            <text:p>0.791598670299988</text:p>
          </table:table-cell>
          <table:table-cell office:value-type="float" office:value="0.785467923168895" calcext:value-type="float">
            <text:p>0.785467923168895</text:p>
          </table:table-cell>
          <table:table-cell office:value-type="float" office:value="0.796567797676085" calcext:value-type="float">
            <text:p>0.796567797676085</text:p>
          </table:table-cell>
          <table:table-cell office:value-type="float" office:value="246.987060540018" calcext:value-type="float">
            <text:p>246.987060540018</text:p>
          </table:table-cell>
          <table:table-cell office:value-type="float" office:value="65.6454151687614" calcext:value-type="float">
            <text:p>65.6454151687614</text:p>
          </table:table-cell>
          <table:table-cell office:value-type="float" office:value="49.4172966417021" calcext:value-type="float">
            <text:p>49.4172966417021</text:p>
          </table:table-cell>
          <table:table-cell office:value-type="float" office:value="32.8976712853754" calcext:value-type="float">
            <text:p>32.8976712853754</text:p>
          </table:table-cell>
          <table:table-cell office:value-type="float" office:value="31.4227464214658" calcext:value-type="float">
            <text:p>31.4227464214658</text:p>
          </table:table-cell>
          <table:table-cell office:value-type="float" office:value="31.655345138948" calcext:value-type="float">
            <text:p>31.655345138948</text:p>
          </table:table-cell>
          <table:table-cell office:value-type="float" office:value="31.6602027878991" calcext:value-type="float">
            <text:p>31.6602027878991</text:p>
          </table:table-cell>
          <table:table-cell office:value-type="float" office:value="31.6282625431345" calcext:value-type="float">
            <text:p>31.6282625431345</text:p>
          </table:table-cell>
          <table:table-cell office:value-type="float" office:value="31.6564740853741" calcext:value-type="float">
            <text:p>31.6564740853741</text:p>
          </table:table-cell>
          <table:table-cell office:value-type="float" office:value="65.8603728056063" calcext:value-type="float">
            <text:p>65.8603728056063</text:p>
          </table:table-cell>
          <table:table-cell office:value-type="float" office:value="1.90530458743338" calcext:value-type="float">
            <text:p>1.90530458743338</text:p>
          </table:table-cell>
          <table:table-cell office:value-type="float" office:value="2.79158585173453" calcext:value-type="float">
            <text:p>2.79158585173453</text:p>
          </table:table-cell>
          <table:table-cell office:value-type="float" office:value="0.962562974184286" calcext:value-type="float">
            <text:p>0.962562974184286</text:p>
          </table:table-cell>
          <table:table-cell office:value-type="float" office:value="3.52836297556695" calcext:value-type="float">
            <text:p>3.52836297556695</text:p>
          </table:table-cell>
          <table:table-cell office:value-type="float" office:value="3.91182461300016" calcext:value-type="float">
            <text:p>3.91182461300016</text:p>
          </table:table-cell>
          <table:table-cell office:value-type="float" office:value="3.90448387733859" calcext:value-type="float">
            <text:p>3.90448387733859</text:p>
          </table:table-cell>
          <table:table-cell office:value-type="float" office:value="3.50229803795717" calcext:value-type="float">
            <text:p>3.50229803795717</text:p>
          </table:table-cell>
          <table:table-cell office:value-type="float" office:value="3.96931994293204" calcext:value-type="float">
            <text:p>3.96931994293204</text:p>
          </table:table-cell>
        </table:table-row>
      </table:table>
      <table:table table:name="rezultati_analiticki" table:style-name="ta1"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" table:default-cell-style-name="ce6"/>
        <table:table-column table:style-name="co11" table:default-cell-style-name="ce6"/>
        <table:table-column table:style-name="co13" table:default-cell-style-name="ce6"/>
        <table:table-column table:style-name="co8" table:default-cell-style-name="ce6"/>
        <table:table-column table:style-name="co9" table:default-cell-style-name="ce6"/>
        <table:table-column table:style-name="co14" table:default-cell-style-name="ce6"/>
        <table:table-column table:style-name="co6" table:number-columns-repeated="4" table:default-cell-style-name="ce6"/>
        <table:table-column table:style-name="co4" table:number-columns-repeated="3" table:default-cell-style-name="ce6"/>
        <table:table-column table:style-name="co3" table:default-cell-style-name="ce6"/>
        <table:table-column table:style-name="co4" table:number-columns-repeated="5" table:default-cell-style-name="ce6"/>
        <table:table-column table:style-name="co6" table:number-columns-repeated="16354" table:default-cell-style-name="ce6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1770021176456" calcext:value-type="float">
            <text:p>0.0562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099" calcext:value-type="float">
            <text:p>0.0990 </text:p>
          </table:table-cell>
          <table:table-cell office:value-type="float" office:value="0.111375" calcext:value-type="float">
            <text:p>0.1114 </text:p>
          </table:table-cell>
          <table:table-cell office:value-type="float" office:value="0.07425" calcext:value-type="float">
            <text:p>0.0743 </text:p>
          </table:table-cell>
          <table:table-cell table:number-columns-repeated="2" office:value-type="float" office:value="0.297" calcext:value-type="float">
            <text:p>0.297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9.9" calcext:value-type="float">
            <text:p>9.9000 </text:p>
          </table:table-cell>
          <table:table-cell office:value-type="float" office:value="7.425" calcext:value-type="float">
            <text:p>7.4250 </text:p>
          </table:table-cell>
          <table:table-cell office:value-type="float" office:value="4.95" calcext:value-type="float">
            <text:p>4.9500 </text:p>
          </table:table-cell>
          <table:table-cell table:number-columns-repeated="2" office:value-type="float" office:value="11.88" calcext:value-type="float">
            <text:p>11.8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174398120963006" calcext:value-type="float">
            <text:p>0.1744 </text:p>
          </table:table-cell>
          <table:table-cell office:value-type="float" office:value="0.109877913429523" calcext:value-type="float">
            <text:p>0.1099 </text:p>
          </table:table-cell>
          <table:table-cell office:value-type="float" office:value="0.125334083556056" calcext:value-type="float">
            <text:p>0.1253 </text:p>
          </table:table-cell>
          <table:table-cell office:value-type="float" office:value="0.0802052389954091" calcext:value-type="float">
            <text:p>0.0802 </text:p>
          </table:table-cell>
          <table:table-cell table:number-columns-repeated="2" office:value-type="float" office:value="0.422475106685633" calcext:value-type="float">
            <text:p>0.4225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80710970535245" calcext:value-type="float">
            <text:p>0.0781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1815" calcext:value-type="float">
            <text:p>0.1815 </text:p>
          </table:table-cell>
          <table:table-cell office:value-type="float" office:value="0.2041875" calcext:value-type="float">
            <text:p>0.2042 </text:p>
          </table:table-cell>
          <table:table-cell office:value-type="float" office:value="0.136125" calcext:value-type="float">
            <text:p>0.1361 </text:p>
          </table:table-cell>
          <table:table-cell table:number-columns-repeated="2" office:value-type="float" office:value="0.5445" calcext:value-type="float">
            <text:p>0.5445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68.0625" calcext:value-type="float">
            <text:p>68.0625 </text:p>
          </table:table-cell>
          <table:table-cell office:value-type="float" office:value="18.15" calcext:value-type="float">
            <text:p>18.1500 </text:p>
          </table:table-cell>
          <table:table-cell office:value-type="float" office:value="13.6125" calcext:value-type="float">
            <text:p>13.6125 </text:p>
          </table:table-cell>
          <table:table-cell office:value-type="float" office:value="9.075" calcext:value-type="float">
            <text:p>9.0750 </text:p>
          </table:table-cell>
          <table:table-cell table:number-columns-repeated="2" office:value-type="float" office:value="21.78" calcext:value-type="float">
            <text:p>21.7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221747098350642" calcext:value-type="float">
            <text:p>0.2217 </text:p>
          </table:table-cell>
          <table:table-cell office:value-type="float" office:value="0.256577397314066" calcext:value-type="float">
            <text:p>0.2566 </text:p>
          </table:table-cell>
          <table:table-cell office:value-type="float" office:value="0.15757488062509" calcext:value-type="float">
            <text:p>0.1576 </text:p>
          </table:table-cell>
          <table:table-cell table:number-columns-repeated="2" office:value-type="float" office:value="1.1953896816685" calcext:value-type="float">
            <text:p>1.1954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4676558248634" calcext:value-type="float">
            <text:p>0.1468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264" calcext:value-type="float">
            <text:p>0.2640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table:number-columns-repeated="2" office:value-type="float" office:value="0.792" calcext:value-type="float">
            <text:p>0.792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99" calcext:value-type="float">
            <text:p>99.0000 </text:p>
          </table:table-cell>
          <table:table-cell office:value-type="float" office:value="26.4" calcext:value-type="float">
            <text:p>26.40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3.2" calcext:value-type="float">
            <text:p>13.2000 </text:p>
          </table:table-cell>
          <table:table-cell table:number-columns-repeated="2" office:value-type="float" office:value="31.68" calcext:value-type="float">
            <text:p>31.6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358695652173913" calcext:value-type="float">
            <text:p>0.3587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table:number-columns-repeated="2" office:value-type="float" office:value="3.80769230769231" calcext:value-type="float">
            <text:p>3.8077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3020323540634" calcext:value-type="float">
            <text:p>2.5302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33" calcext:value-type="float">
            <text:p>0.3300 </text:p>
          </table:table-cell>
          <table:table-cell office:value-type="float" office:value="0.37125" calcext:value-type="float">
            <text:p>0.3713 </text:p>
          </table:table-cell>
          <table:table-cell office:value-type="float" office:value="0.2475" calcext:value-type="float">
            <text:p>0.2475 </text:p>
          </table:table-cell>
          <table:table-cell table:number-columns-repeated="2" office:value-type="float" office:value="0.99" calcext:value-type="float">
            <text:p>0.99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123.75" calcext:value-type="float">
            <text:p>123.7500 </text:p>
          </table:table-cell>
          <table:table-cell office:value-type="float" office:value="33" calcext:value-type="float">
            <text:p>33.0000 </text:p>
          </table:table-cell>
          <table:table-cell office:value-type="float" office:value="24.75" calcext:value-type="float">
            <text:p>24.7500 </text:p>
          </table:table-cell>
          <table:table-cell office:value-type="float" office:value="16.5" calcext:value-type="float">
            <text:p>16.5000 </text:p>
          </table:table-cell>
          <table:table-cell table:number-columns-repeated="2" office:value-type="float" office:value="39.6" calcext:value-type="float">
            <text:p>39.60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98019801980198" calcext:value-type="float">
            <text:p>0.9802 </text:p>
          </table:table-cell>
          <table:table-cell office:value-type="float" office:value="0.492537313432836" calcext:value-type="float">
            <text:p>0.4925 </text:p>
          </table:table-cell>
          <table:table-cell office:value-type="float" office:value="0.590457256461233" calcext:value-type="float">
            <text:p>0.5905 </text:p>
          </table:table-cell>
          <table:table-cell office:value-type="float" office:value="0.32890365448505" calcext:value-type="float">
            <text:p>0.3289 </text:p>
          </table:table-cell>
          <table:table-cell table:number-columns-repeated="2" office:value-type="float" office:value="99.0000000000006" calcext:value-type="float">
            <text:p>99.0000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76407161214774" calcext:value-type="float">
            <text:p>0.0576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1670625" calcext:value-type="float">
            <text:p>0.1671 </text:p>
          </table:table-cell>
          <table:table-cell office:value-type="float" office:value="0.111375" calcext:value-type="float">
            <text:p>0.1114 </text:p>
          </table:table-cell>
          <table:table-cell table:number-columns-repeated="3" office:value-type="float" office:value="0.297" calcext:value-type="float">
            <text:p>0.297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55.6875" calcext:value-type="float">
            <text:p>55.6875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11.1375" calcext:value-type="float">
            <text:p>11.1375 </text:p>
          </table:table-cell>
          <table:table-cell office:value-type="float" office:value="7.425" calcext:value-type="float">
            <text:p>7.4250 </text:p>
          </table:table-cell>
          <table:table-cell table:number-columns-repeated="3" office:value-type="float" office:value="11.88" calcext:value-type="float">
            <text:p>11.8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office:value-type="float" office:value="0.200570270878667" calcext:value-type="float">
            <text:p>0.2006 </text:p>
          </table:table-cell>
          <table:table-cell office:value-type="float" office:value="0.125334083556056" calcext:value-type="float">
            <text:p>0.1253 </text:p>
          </table:table-cell>
          <table:table-cell table:number-columns-repeated="3" office:value-type="float" office:value="0.422475106685633" calcext:value-type="float">
            <text:p>0.4225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18581411380693" calcext:value-type="float">
            <text:p>0.0819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30628125" calcext:value-type="float">
            <text:p>0.3063 </text:p>
          </table:table-cell>
          <table:table-cell office:value-type="float" office:value="0.2041875" calcext:value-type="float">
            <text:p>0.2042 </text:p>
          </table:table-cell>
          <table:table-cell table:number-columns-repeated="3" office:value-type="float" office:value="0.5445" calcext:value-type="float">
            <text:p>0.5445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02.09375" calcext:value-type="float">
            <text:p>102.0938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20.41875" calcext:value-type="float">
            <text:p>20.4188 </text:p>
          </table:table-cell>
          <table:table-cell office:value-type="float" office:value="13.6125" calcext:value-type="float">
            <text:p>13.6125 </text:p>
          </table:table-cell>
          <table:table-cell table:number-columns-repeated="3" office:value-type="float" office:value="21.78" calcext:value-type="float">
            <text:p>21.7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441506374160998" calcext:value-type="float">
            <text:p>0.4415 </text:p>
          </table:table-cell>
          <table:table-cell office:value-type="float" office:value="0.256577397314066" calcext:value-type="float">
            <text:p>0.2566 </text:p>
          </table:table-cell>
          <table:table-cell table:number-columns-repeated="3" office:value-type="float" office:value="1.1953896816685" calcext:value-type="float">
            <text:p>1.1954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55383647584146" calcext:value-type="float">
            <text:p>0.1554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4455" calcext:value-type="float">
            <text:p>0.4455 </text:p>
          </table:table-cell>
          <table:table-cell office:value-type="float" office:value="0.297" calcext:value-type="float">
            <text:p>0.2970 </text:p>
          </table:table-cell>
          <table:table-cell table:number-columns-repeated="3" office:value-type="float" office:value="0.792" calcext:value-type="float">
            <text:p>0.792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48.5" calcext:value-type="float">
            <text:p>148.5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9.7" calcext:value-type="float">
            <text:p>29.7000 </text:p>
          </table:table-cell>
          <table:table-cell office:value-type="float" office:value="19.8" calcext:value-type="float">
            <text:p>19.8000 </text:p>
          </table:table-cell>
          <table:table-cell table:number-columns-repeated="3" office:value-type="float" office:value="31.68" calcext:value-type="float">
            <text:p>31.6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803426510369703" calcext:value-type="float">
            <text:p>0.8034 </text:p>
          </table:table-cell>
          <table:table-cell office:value-type="float" office:value="0.422475106685633" calcext:value-type="float">
            <text:p>0.4225 </text:p>
          </table:table-cell>
          <table:table-cell table:number-columns-repeated="3" office:value-type="float" office:value="3.80769230769231" calcext:value-type="float">
            <text:p>3.8077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4807112793569" calcext:value-type="float">
            <text:p>2.5481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556875" calcext:value-type="float">
            <text:p>0.5569 </text:p>
          </table:table-cell>
          <table:table-cell office:value-type="float" office:value="0.37125" calcext:value-type="float">
            <text:p>0.3713 </text:p>
          </table:table-cell>
          <table:table-cell table:number-columns-repeated="3" office:value-type="float" office:value="0.99" calcext:value-type="float">
            <text:p>0.99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85.625" calcext:value-type="float">
            <text:p>185.625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24.75" calcext:value-type="float">
            <text:p>24.7500 </text:p>
          </table:table-cell>
          <table:table-cell table:number-columns-repeated="3" office:value-type="float" office:value="39.6" calcext:value-type="float">
            <text:p>39.60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office:value-type="float" office:value="1.25669957686883" calcext:value-type="float">
            <text:p>1.2567 </text:p>
          </table:table-cell>
          <table:table-cell office:value-type="float" office:value="0.590457256461233" calcext:value-type="float">
            <text:p>0.5905 </text:p>
          </table:table-cell>
          <table:table-cell table:number-columns-repeated="3" office:value-type="float" office:value="98.9999999999989" calcext:value-type="float">
            <text:p>99.0000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93485642786923" calcext:value-type="float">
            <text:p>0.0593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4" office:value-type="float" office:value="0.297" calcext:value-type="float">
            <text:p>0.2970 </text:p>
          </table:table-cell>
          <table:table-cell office:value-type="float" office:value="0" calcext:value-type="float">
            <text:p>0.0000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4" office:value-type="float" office:value="11.88" calcext:value-type="float">
            <text:p>11.8800 </text:p>
          </table:table-cell>
          <table:table-cell office:value-type="float" office:value="0" calcext:value-type="float">
            <text:p>0.000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6" calcext:value-type="float">
            <text:p>0.1744 </text:p>
          </table:table-cell>
          <table:table-cell table:number-columns-repeated="4" office:value-type="float" office:value="0.422475106685633" calcext:value-type="float">
            <text:p>0.4225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7364155722443" calcext:value-type="float">
            <text:p>0.0874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4" office:value-type="float" office:value="0.5445" calcext:value-type="float">
            <text:p>0.5445 </text:p>
          </table:table-cell>
          <table:table-cell office:value-type="float" office:value="0" calcext:value-type="float">
            <text:p>0.0000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4" office:value-type="float" office:value="21.78" calcext:value-type="float">
            <text:p>21.7800 </text:p>
          </table:table-cell>
          <table:table-cell office:value-type="float" office:value="0" calcext:value-type="float">
            <text:p>0.000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4" office:value-type="float" office:value="1.1953896816685" calcext:value-type="float">
            <text:p>1.1954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7578747579327" calcext:value-type="float">
            <text:p>0.175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4" office:value-type="float" office:value="0.792" calcext:value-type="float">
            <text:p>0.7920 </text:p>
          </table:table-cell>
          <table:table-cell office:value-type="float" office:value="0" calcext:value-type="float">
            <text:p>0.0000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4" office:value-type="float" office:value="31.68" calcext:value-type="float">
            <text:p>31.6800 </text:p>
          </table:table-cell>
          <table:table-cell office:value-type="float" office:value="0" calcext:value-type="float">
            <text:p>0.000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4" office:value-type="float" office:value="3.80769230769231" calcext:value-type="float">
            <text:p>3.8077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3.16164690426782" calcext:value-type="float">
            <text:p>3.1616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4" office:value-type="float" office:value="0.99" calcext:value-type="float">
            <text:p>0.9900 </text:p>
          </table:table-cell>
          <table:table-cell office:value-type="float" office:value="0" calcext:value-type="float">
            <text:p>0.000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4" office:value-type="float" office:value="39.6" calcext:value-type="float">
            <text:p>39.6000 </text:p>
          </table:table-cell>
          <table:table-cell office:value-type="float" office:value="0" calcext:value-type="float">
            <text:p>0.0000 </text:p>
          </table:table-cell>
          <table:table-cell office:value-type="float" office:value="98.9999999999988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" calcext:value-type="float">
            <text:p>0.9802 </text:p>
          </table:table-cell>
          <table:table-cell table:number-columns-repeated="4" office:value-type="float" office:value="99.0000000000006" calcext:value-type="float">
            <text:p>99.0000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5778723408274" calcext:value-type="float">
            <text:p>0.0566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5" office:value-type="float" office:value="0.2376" calcext:value-type="float">
            <text:p>0.2376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5" office:value-type="float" office:value="9.504" calcext:value-type="float">
            <text:p>9.504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table:number-columns-repeated="5" office:value-type="float" office:value="0.311647429171039" calcext:value-type="float">
            <text:p>0.3116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67742400450112" calcext:value-type="float">
            <text:p>0.0768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5" office:value-type="float" office:value="0.4356" calcext:value-type="float">
            <text:p>0.4356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5" office:value-type="float" office:value="17.424" calcext:value-type="float">
            <text:p>17.424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5" office:value-type="float" office:value="0.771793054571227" calcext:value-type="float">
            <text:p>0.7718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23826609148997" calcext:value-type="float">
            <text:p>0.123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5" office:value-type="float" office:value="0.6336" calcext:value-type="float">
            <text:p>0.6336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5" office:value-type="float" office:value="25.344" calcext:value-type="float">
            <text:p>25.344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5" office:value-type="float" office:value="1.7292576419214" calcext:value-type="float">
            <text:p>1.7293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0.781839211960125" calcext:value-type="float">
            <text:p>0.7818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5" office:value-type="float" office:value="0.792" calcext:value-type="float">
            <text:p>0.792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5" office:value-type="float" office:value="31.68" calcext:value-type="float">
            <text:p>31.6800 </text:p>
          </table:table-cell>
          <table:table-cell office:value-type="float" office:value="99.000000000001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table:number-columns-repeated="5" office:value-type="float" office:value="3.80769230769231" calcext:value-type="float">
            <text:p>3.8077 </text:p>
          </table:table-cell>
          <table:table-cell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" table:style-name="ta1">
        <table:table-column table:style-name="co6" table:number-columns-repeated="30" table:default-cell-style-name="ce3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table:formula="of:=ABS([$rezultati_analiticki.A2]-[$rezultati_simulacija.A2])/[$rezultati_analiticki.A2]" office:value-type="float" office:value="0" calcext:value-type="float">
            <text:p>0.0000</text:p>
          </table:table-cell>
          <table:table-cell table:formula="of:=ABS([$rezultati_analiticki.B2]-[$rezultati_simulacija.B2])/[$rezultati_analiticki.B2]" office:value-type="float" office:value="0" calcext:value-type="float">
            <text:p>0.0000</text:p>
          </table:table-cell>
          <table:table-cell table:formula="of:=ABS([$rezultati_analiticki.C2]-[$rezultati_simulacija.C2])/[$rezultati_analiticki.C2]" office:value-type="float" office:value="0.00519681769185585" calcext:value-type="float">
            <text:p>0.0052</text:p>
          </table:table-cell>
          <table:table-cell table:formula="of:=ABS([$rezultati_analiticki.D2]-[$rezultati_simulacija.D2])/[$rezultati_analiticki.D2]" office:value-type="float" office:value="0.000804128965535373" calcext:value-type="float">
            <text:p>0.0008</text:p>
          </table:table-cell>
          <table:table-cell table:formula="of:=ABS([$rezultati_analiticki.E2]-[$rezultati_simulacija.E2])/[$rezultati_analiticki.E2]" office:value-type="float" office:value="0.00763793349662835" calcext:value-type="float">
            <text:p>0.0076</text:p>
          </table:table-cell>
          <table:table-cell table:formula="of:=ABS([$rezultati_analiticki.F2]-[$rezultati_simulacija.F2])/[$rezultati_analiticki.F2]" office:value-type="float" office:value="0.0113970334281662" calcext:value-type="float">
            <text:p>0.0114</text:p>
          </table:table-cell>
          <table:table-cell table:formula="of:=ABS([$rezultati_analiticki.G2]-[$rezultati_simulacija.G2])/[$rezultati_analiticki.G2]" office:value-type="float" office:value="0.0131073060966976" calcext:value-type="float">
            <text:p>0.0131</text:p>
          </table:table-cell>
          <table:table-cell table:formula="of:=ABS([$rezultati_analiticki.H2]-[$rezultati_simulacija.H2])/[$rezultati_analiticki.H2]" office:value-type="float" office:value="0.000389502456898949" calcext:value-type="float">
            <text:p>0.0004</text:p>
          </table:table-cell>
          <table:table-cell table:formula="of:=ABS([$rezultati_analiticki.I2]-[$rezultati_simulacija.I2])/[$rezultati_analiticki.I2]" office:value-type="float" office:value="0.00465340148756223" calcext:value-type="float">
            <text:p>0.0047</text:p>
          </table:table-cell>
          <table:table-cell table:formula="of:=ABS([$rezultati_analiticki.J2]-[$rezultati_simulacija.J2])/[$rezultati_analiticki.J2]" office:value-type="string" office:string-value="" calcext:value-type="error">
            <text:p>#DIV/0!</text:p>
          </table:table-cell>
          <table:table-cell table:formula="of:=ABS([$rezultati_analiticki.K2]-[$rezultati_simulacija.K2])/[$rezultati_analiticki.K2]" office:value-type="string" office:string-value="" calcext:value-type="error">
            <text:p>#DIV/0!</text:p>
          </table:table-cell>
          <table:table-cell table:formula="of:=ABS([$rezultati_analiticki.L2]-[$rezultati_simulacija.L2])/[$rezultati_analiticki.L2]" office:value-type="string" office:string-value="" calcext:value-type="error">
            <text:p>#DIV/0!</text:p>
          </table:table-cell>
          <table:table-cell table:formula="of:=ABS([$rezultati_analiticki.M2]-[$rezultati_simulacija.M2])/[$rezultati_analiticki.M2]" office:value-type="float" office:value="0.00123584425616976" calcext:value-type="float">
            <text:p>0.0012</text:p>
          </table:table-cell>
          <table:table-cell table:formula="of:=ABS([$rezultati_analiticki.N2]-[$rezultati_simulacija.N2])/[$rezultati_analiticki.N2]" office:value-type="float" office:value="0.00625393617511511" calcext:value-type="float">
            <text:p>0.0063</text:p>
          </table:table-cell>
          <table:table-cell table:formula="of:=ABS([$rezultati_analiticki.O2]-[$rezultati_simulacija.O2])/[$rezultati_analiticki.O2]" office:value-type="float" office:value="0.0123236865888094" calcext:value-type="float">
            <text:p>0.0123</text:p>
          </table:table-cell>
          <table:table-cell table:formula="of:=ABS([$rezultati_analiticki.P2]-[$rezultati_simulacija.P2])/[$rezultati_analiticki.P2]" office:value-type="float" office:value="0.00146744796335947" calcext:value-type="float">
            <text:p>0.0015</text:p>
          </table:table-cell>
          <table:table-cell table:formula="of:=ABS([$rezultati_analiticki.Q2]-[$rezultati_simulacija.Q2])/[$rezultati_analiticki.Q2]" office:value-type="float" office:value="0.00354325292508426" calcext:value-type="float">
            <text:p>0.0035</text:p>
          </table:table-cell>
          <table:table-cell table:formula="of:=ABS([$rezultati_analiticki.R2]-[$rezultati_simulacija.R2])/[$rezultati_analiticki.R2]" office:value-type="float" office:value="0.00197896788409084" calcext:value-type="float">
            <text:p>0.0020</text:p>
          </table:table-cell>
          <table:table-cell table:formula="of:=ABS([$rezultati_analiticki.S2]-[$rezultati_simulacija.S2])/[$rezultati_analiticki.S2]" office:value-type="string" office:string-value="" calcext:value-type="error">
            <text:p>#DIV/0!</text:p>
          </table:table-cell>
          <table:table-cell table:formula="of:=ABS([$rezultati_analiticki.T2]-[$rezultati_simulacija.T2])/[$rezultati_analiticki.T2]" office:value-type="string" office:string-value="" calcext:value-type="error">
            <text:p>#DIV/0!</text:p>
          </table:table-cell>
          <table:table-cell table:formula="of:=ABS([$rezultati_analiticki.U2]-[$rezultati_simulacija.U2])/[$rezultati_analiticki.U2]" office:value-type="string" office:string-value="" calcext:value-type="error">
            <text:p>#DIV/0!</text:p>
          </table:table-cell>
          <table:table-cell table:formula="of:=ABS([$rezultati_analiticki.V2]-[$rezultati_simulacija.V2])/[$rezultati_analiticki.V2]" office:value-type="float" office:value="0.00399229975501106" calcext:value-type="float">
            <text:p>0.0040</text:p>
          </table:table-cell>
          <table:table-cell table:formula="of:=ABS([$rezultati_analiticki.W2]-[$rezultati_simulacija.W2])/[$rezultati_analiticki.W2]" office:value-type="float" office:value="0.000765834933013842" calcext:value-type="float">
            <text:p>0.0008</text:p>
          </table:table-cell>
          <table:table-cell table:formula="of:=ABS([$rezultati_analiticki.X2]-[$rezultati_simulacija.X2])/[$rezultati_analiticki.X2]" office:value-type="float" office:value="0.0137810149413626" calcext:value-type="float">
            <text:p>0.0138</text:p>
          </table:table-cell>
          <table:table-cell table:formula="of:=ABS([$rezultati_analiticki.Y2]-[$rezultati_simulacija.Y2])/[$rezultati_analiticki.Y2]" office:value-type="float" office:value="0.0115786286456843" calcext:value-type="float">
            <text:p>0.0116</text:p>
          </table:table-cell>
          <table:table-cell table:formula="of:=ABS([$rezultati_analiticki.Z2]-[$rezultati_simulacija.Z2])/[$rezultati_analiticki.Z2]" office:value-type="float" office:value="0.0115057269170324" calcext:value-type="float">
            <text:p>0.0115</text:p>
          </table:table-cell>
          <table:table-cell table:formula="of:=ABS([$rezultati_analiticki.AA2]-[$rezultati_simulacija.AA2])/[$rezultati_analiticki.AA2]" office:value-type="float" office:value="0.00740541165715835" calcext:value-type="float">
            <text:p>0.0074</text:p>
          </table:table-cell>
          <table:table-cell table:formula="of:=ABS([$rezultati_analiticki.AB2]-[$rezultati_simulacija.AB2])/[$rezultati_analiticki.AB2]" office:value-type="string" office:string-value="" calcext:value-type="error">
            <text:p>#DIV/0!</text:p>
          </table:table-cell>
          <table:table-cell table:formula="of:=ABS([$rezultati_analiticki.AC2]-[$rezultati_simulacija.AC2])/[$rezultati_analiticki.AC2]" office:value-type="string" office:string-value="" calcext:value-type="error">
            <text:p>#DIV/0!</text:p>
          </table:table-cell>
          <table:table-cell table:formula="of:=ABS([$rezultati_analiticki.AD2]-[$rezultati_simulacija.AD2])/[$rezultati_analiticki.AD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3]-[$rezultati_simulacija.A3])/[$rezultati_analiticki.A3]" office:value-type="float" office:value="0" calcext:value-type="float">
            <text:p>0.0000</text:p>
          </table:table-cell>
          <table:table-cell table:formula="of:=ABS([$rezultati_analiticki.B3]-[$rezultati_simulacija.B3])/[$rezultati_analiticki.B3]" office:value-type="float" office:value="0" calcext:value-type="float">
            <text:p>0.0000</text:p>
          </table:table-cell>
          <table:table-cell table:formula="of:=ABS([$rezultati_analiticki.C3]-[$rezultati_simulacija.C3])/[$rezultati_analiticki.C3]" office:value-type="float" office:value="0.00649675084328669" calcext:value-type="float">
            <text:p>0.0065</text:p>
          </table:table-cell>
          <table:table-cell table:formula="of:=ABS([$rezultati_analiticki.D3]-[$rezultati_simulacija.D3])/[$rezultati_analiticki.D3]" office:value-type="float" office:value="0.00139439079191188" calcext:value-type="float">
            <text:p>0.0014</text:p>
          </table:table-cell>
          <table:table-cell table:formula="of:=ABS([$rezultati_analiticki.E3]-[$rezultati_simulacija.E3])/[$rezultati_analiticki.E3]" office:value-type="float" office:value="0.00297294871495317" calcext:value-type="float">
            <text:p>0.0030</text:p>
          </table:table-cell>
          <table:table-cell table:formula="of:=ABS([$rezultati_analiticki.F3]-[$rezultati_simulacija.F3])/[$rezultati_analiticki.F3]" office:value-type="float" office:value="0.00323468414621849" calcext:value-type="float">
            <text:p>0.0032</text:p>
          </table:table-cell>
          <table:table-cell table:formula="of:=ABS([$rezultati_analiticki.G3]-[$rezultati_simulacija.G3])/[$rezultati_analiticki.G3]" office:value-type="float" office:value="0.00295979269225345" calcext:value-type="float">
            <text:p>0.0030</text:p>
          </table:table-cell>
          <table:table-cell table:formula="of:=ABS([$rezultati_analiticki.H3]-[$rezultati_simulacija.H3])/[$rezultati_analiticki.H3]" office:value-type="float" office:value="0.00562229909471802" calcext:value-type="float">
            <text:p>0.0056</text:p>
          </table:table-cell>
          <table:table-cell table:formula="of:=ABS([$rezultati_analiticki.I3]-[$rezultati_simulacija.I3])/[$rezultati_analiticki.I3]" office:value-type="float" office:value="0.00331360511563273" calcext:value-type="float">
            <text:p>0.0033</text:p>
          </table:table-cell>
          <table:table-cell table:formula="of:=ABS([$rezultati_analiticki.J3]-[$rezultati_simulacija.J3])/[$rezultati_analiticki.J3]" office:value-type="string" office:string-value="" calcext:value-type="error">
            <text:p>#DIV/0!</text:p>
          </table:table-cell>
          <table:table-cell table:formula="of:=ABS([$rezultati_analiticki.K3]-[$rezultati_simulacija.K3])/[$rezultati_analiticki.K3]" office:value-type="string" office:string-value="" calcext:value-type="error">
            <text:p>#DIV/0!</text:p>
          </table:table-cell>
          <table:table-cell table:formula="of:=ABS([$rezultati_analiticki.L3]-[$rezultati_simulacija.L3])/[$rezultati_analiticki.L3]" office:value-type="string" office:string-value="" calcext:value-type="error">
            <text:p>#DIV/0!</text:p>
          </table:table-cell>
          <table:table-cell table:formula="of:=ABS([$rezultati_analiticki.M3]-[$rezultati_simulacija.M3])/[$rezultati_analiticki.M3]" office:value-type="float" office:value="0.0014478476903096" calcext:value-type="float">
            <text:p>0.0014</text:p>
          </table:table-cell>
          <table:table-cell table:formula="of:=ABS([$rezultati_analiticki.N3]-[$rezultati_simulacija.N3])/[$rezultati_analiticki.N3]" office:value-type="float" office:value="0.00240779438287602" calcext:value-type="float">
            <text:p>0.0024</text:p>
          </table:table-cell>
          <table:table-cell table:formula="of:=ABS([$rezultati_analiticki.O3]-[$rezultati_simulacija.O3])/[$rezultati_analiticki.O3]" office:value-type="float" office:value="0.00199463252210108" calcext:value-type="float">
            <text:p>0.0020</text:p>
          </table:table-cell>
          <table:table-cell table:formula="of:=ABS([$rezultati_analiticki.P3]-[$rezultati_simulacija.P3])/[$rezultati_analiticki.P3]" office:value-type="float" office:value="0.0045971094697541" calcext:value-type="float">
            <text:p>0.0046</text:p>
          </table:table-cell>
          <table:table-cell table:formula="of:=ABS([$rezultati_analiticki.Q3]-[$rezultati_simulacija.Q3])/[$rezultati_analiticki.Q3]" office:value-type="float" office:value="0.00491521337630848" calcext:value-type="float">
            <text:p>0.0049</text:p>
          </table:table-cell>
          <table:table-cell table:formula="of:=ABS([$rezultati_analiticki.R3]-[$rezultati_simulacija.R3])/[$rezultati_analiticki.R3]" office:value-type="float" office:value="0.00189530032885676" calcext:value-type="float">
            <text:p>0.0019</text:p>
          </table:table-cell>
          <table:table-cell table:formula="of:=ABS([$rezultati_analiticki.S3]-[$rezultati_simulacija.S3])/[$rezultati_analiticki.S3]" office:value-type="string" office:string-value="" calcext:value-type="error">
            <text:p>#DIV/0!</text:p>
          </table:table-cell>
          <table:table-cell table:formula="of:=ABS([$rezultati_analiticki.T3]-[$rezultati_simulacija.T3])/[$rezultati_analiticki.T3]" office:value-type="string" office:string-value="" calcext:value-type="error">
            <text:p>#DIV/0!</text:p>
          </table:table-cell>
          <table:table-cell table:formula="of:=ABS([$rezultati_analiticki.U3]-[$rezultati_simulacija.U3])/[$rezultati_analiticki.U3]" office:value-type="string" office:string-value="" calcext:value-type="error">
            <text:p>#DIV/0!</text:p>
          </table:table-cell>
          <table:table-cell table:formula="of:=ABS([$rezultati_analiticki.V3]-[$rezultati_simulacija.V3])/[$rezultati_analiticki.V3]" office:value-type="float" office:value="0.0120307933244783" calcext:value-type="float">
            <text:p>0.0120</text:p>
          </table:table-cell>
          <table:table-cell table:formula="of:=ABS([$rezultati_analiticki.W3]-[$rezultati_simulacija.W3])/[$rezultati_analiticki.W3]" office:value-type="float" office:value="0.0103356930039639" calcext:value-type="float">
            <text:p>0.0103</text:p>
          </table:table-cell>
          <table:table-cell table:formula="of:=ABS([$rezultati_analiticki.X3]-[$rezultati_simulacija.X3])/[$rezultati_analiticki.X3]" office:value-type="float" office:value="0.00801019908968937" calcext:value-type="float">
            <text:p>0.0080</text:p>
          </table:table-cell>
          <table:table-cell table:formula="of:=ABS([$rezultati_analiticki.Y3]-[$rezultati_simulacija.Y3])/[$rezultati_analiticki.Y3]" office:value-type="float" office:value="0.000557443298840165" calcext:value-type="float">
            <text:p>0.0006</text:p>
          </table:table-cell>
          <table:table-cell table:formula="of:=ABS([$rezultati_analiticki.Z3]-[$rezultati_simulacija.Z3])/[$rezultati_analiticki.Z3]" office:value-type="float" office:value="0.0213680500059759" calcext:value-type="float">
            <text:p>0.0214</text:p>
          </table:table-cell>
          <table:table-cell table:formula="of:=ABS([$rezultati_analiticki.AA3]-[$rezultati_simulacija.AA3])/[$rezultati_analiticki.AA3]" office:value-type="float" office:value="0.010572851351117" calcext:value-type="float">
            <text:p>0.0106</text:p>
          </table:table-cell>
          <table:table-cell table:formula="of:=ABS([$rezultati_analiticki.AB3]-[$rezultati_simulacija.AB3])/[$rezultati_analiticki.AB3]" office:value-type="string" office:string-value="" calcext:value-type="error">
            <text:p>#DIV/0!</text:p>
          </table:table-cell>
          <table:table-cell table:formula="of:=ABS([$rezultati_analiticki.AC3]-[$rezultati_simulacija.AC3])/[$rezultati_analiticki.AC3]" office:value-type="string" office:string-value="" calcext:value-type="error">
            <text:p>#DIV/0!</text:p>
          </table:table-cell>
          <table:table-cell table:formula="of:=ABS([$rezultati_analiticki.AD3]-[$rezultati_simulacija.AD3])/[$rezultati_analiticki.AD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4]-[$rezultati_simulacija.A4])/[$rezultati_analiticki.A4]" office:value-type="float" office:value="0" calcext:value-type="float">
            <text:p>0.0000</text:p>
          </table:table-cell>
          <table:table-cell table:formula="of:=ABS([$rezultati_analiticki.B4]-[$rezultati_simulacija.B4])/[$rezultati_analiticki.B4]" office:value-type="float" office:value="0" calcext:value-type="float">
            <text:p>0.0000</text:p>
          </table:table-cell>
          <table:table-cell table:formula="of:=ABS([$rezultati_analiticki.C4]-[$rezultati_simulacija.C4])/[$rezultati_analiticki.C4]" office:value-type="float" office:value="0.0362614373778084" calcext:value-type="float">
            <text:p>0.0363</text:p>
          </table:table-cell>
          <table:table-cell table:formula="of:=ABS([$rezultati_analiticki.D4]-[$rezultati_simulacija.D4])/[$rezultati_analiticki.D4]" office:value-type="float" office:value="0.00358583267105301" calcext:value-type="float">
            <text:p>0.0036</text:p>
          </table:table-cell>
          <table:table-cell table:formula="of:=ABS([$rezultati_analiticki.E4]-[$rezultati_simulacija.E4])/[$rezultati_analiticki.E4]" office:value-type="float" office:value="0.0115065469834658" calcext:value-type="float">
            <text:p>0.0115</text:p>
          </table:table-cell>
          <table:table-cell table:formula="of:=ABS([$rezultati_analiticki.F4]-[$rezultati_simulacija.F4])/[$rezultati_analiticki.F4]" office:value-type="float" office:value="0.00655482097595612" calcext:value-type="float">
            <text:p>0.0066</text:p>
          </table:table-cell>
          <table:table-cell table:formula="of:=ABS([$rezultati_analiticki.G4]-[$rezultati_simulacija.G4])/[$rezultati_analiticki.G4]" office:value-type="float" office:value="0.00334897705288889" calcext:value-type="float">
            <text:p>0.0033</text:p>
          </table:table-cell>
          <table:table-cell table:formula="of:=ABS([$rezultati_analiticki.H4]-[$rezultati_simulacija.H4])/[$rezultati_analiticki.H4]" office:value-type="float" office:value="0.00469038453743552" calcext:value-type="float">
            <text:p>0.0047</text:p>
          </table:table-cell>
          <table:table-cell table:formula="of:=ABS([$rezultati_analiticki.I4]-[$rezultati_simulacija.I4])/[$rezultati_analiticki.I4]" office:value-type="float" office:value="0.001129476907043" calcext:value-type="float">
            <text:p>0.0011</text:p>
          </table:table-cell>
          <table:table-cell table:formula="of:=ABS([$rezultati_analiticki.J4]-[$rezultati_simulacija.J4])/[$rezultati_analiticki.J4]" office:value-type="string" office:string-value="" calcext:value-type="error">
            <text:p>#DIV/0!</text:p>
          </table:table-cell>
          <table:table-cell table:formula="of:=ABS([$rezultati_analiticki.K4]-[$rezultati_simulacija.K4])/[$rezultati_analiticki.K4]" office:value-type="string" office:string-value="" calcext:value-type="error">
            <text:p>#DIV/0!</text:p>
          </table:table-cell>
          <table:table-cell table:formula="of:=ABS([$rezultati_analiticki.L4]-[$rezultati_simulacija.L4])/[$rezultati_analiticki.L4]" office:value-type="string" office:string-value="" calcext:value-type="error">
            <text:p>#DIV/0!</text:p>
          </table:table-cell>
          <table:table-cell table:formula="of:=ABS([$rezultati_analiticki.M4]-[$rezultati_simulacija.M4])/[$rezultati_analiticki.M4]" office:value-type="float" office:value="0.00353509441556264" calcext:value-type="float">
            <text:p>0.0035</text:p>
          </table:table-cell>
          <table:table-cell table:formula="of:=ABS([$rezultati_analiticki.N4]-[$rezultati_simulacija.N4])/[$rezultati_analiticki.N4]" office:value-type="float" office:value="0.00549280864460987" calcext:value-type="float">
            <text:p>0.0055</text:p>
          </table:table-cell>
          <table:table-cell table:formula="of:=ABS([$rezultati_analiticki.O4]-[$rezultati_simulacija.O4])/[$rezultati_analiticki.O4]" office:value-type="float" office:value="0.00122178273896465" calcext:value-type="float">
            <text:p>0.0012</text:p>
          </table:table-cell>
          <table:table-cell table:formula="of:=ABS([$rezultati_analiticki.P4]-[$rezultati_simulacija.P4])/[$rezultati_analiticki.P4]" office:value-type="float" office:value="0.0015040754487728" calcext:value-type="float">
            <text:p>0.0015</text:p>
          </table:table-cell>
          <table:table-cell table:formula="of:=ABS([$rezultati_analiticki.Q4]-[$rezultati_simulacija.Q4])/[$rezultati_analiticki.Q4]" office:value-type="float" office:value="0.00497097661736116" calcext:value-type="float">
            <text:p>0.0050</text:p>
          </table:table-cell>
          <table:table-cell table:formula="of:=ABS([$rezultati_analiticki.R4]-[$rezultati_simulacija.R4])/[$rezultati_analiticki.R4]" office:value-type="float" office:value="0.00495382418052396" calcext:value-type="float">
            <text:p>0.0050</text:p>
          </table:table-cell>
          <table:table-cell table:formula="of:=ABS([$rezultati_analiticki.S4]-[$rezultati_simulacija.S4])/[$rezultati_analiticki.S4]" office:value-type="string" office:string-value="" calcext:value-type="error">
            <text:p>#DIV/0!</text:p>
          </table:table-cell>
          <table:table-cell table:formula="of:=ABS([$rezultati_analiticki.T4]-[$rezultati_simulacija.T4])/[$rezultati_analiticki.T4]" office:value-type="string" office:string-value="" calcext:value-type="error">
            <text:p>#DIV/0!</text:p>
          </table:table-cell>
          <table:table-cell table:formula="of:=ABS([$rezultati_analiticki.U4]-[$rezultati_simulacija.U4])/[$rezultati_analiticki.U4]" office:value-type="string" office:string-value="" calcext:value-type="error">
            <text:p>#DIV/0!</text:p>
          </table:table-cell>
          <table:table-cell table:formula="of:=ABS([$rezultati_analiticki.V4]-[$rezultati_simulacija.V4])/[$rezultati_analiticki.V4]" office:value-type="float" office:value="0.0213505773874499" calcext:value-type="float">
            <text:p>0.0214</text:p>
          </table:table-cell>
          <table:table-cell table:formula="of:=ABS([$rezultati_analiticki.W4]-[$rezultati_simulacija.W4])/[$rezultati_analiticki.W4]" office:value-type="float" office:value="0.017403669467349" calcext:value-type="float">
            <text:p>0.0174</text:p>
          </table:table-cell>
          <table:table-cell table:formula="of:=ABS([$rezultati_analiticki.X4]-[$rezultati_simulacija.X4])/[$rezultati_analiticki.X4]" office:value-type="float" office:value="0.00958133530131523" calcext:value-type="float">
            <text:p>0.0096</text:p>
          </table:table-cell>
          <table:table-cell table:formula="of:=ABS([$rezultati_analiticki.Y4]-[$rezultati_simulacija.Y4])/[$rezultati_analiticki.Y4]" office:value-type="float" office:value="0.00369606977941344" calcext:value-type="float">
            <text:p>0.0037</text:p>
          </table:table-cell>
          <table:table-cell table:formula="of:=ABS([$rezultati_analiticki.Z4]-[$rezultati_simulacija.Z4])/[$rezultati_analiticki.Z4]" office:value-type="float" office:value="0.0444449752133136" calcext:value-type="float">
            <text:p>0.0444</text:p>
          </table:table-cell>
          <table:table-cell table:formula="of:=ABS([$rezultati_analiticki.AA4]-[$rezultati_simulacija.AA4])/[$rezultati_analiticki.AA4]" office:value-type="float" office:value="0.0595518531892659" calcext:value-type="float">
            <text:p>0.0596</text:p>
          </table:table-cell>
          <table:table-cell table:formula="of:=ABS([$rezultati_analiticki.AB4]-[$rezultati_simulacija.AB4])/[$rezultati_analiticki.AB4]" office:value-type="string" office:string-value="" calcext:value-type="error">
            <text:p>#DIV/0!</text:p>
          </table:table-cell>
          <table:table-cell table:formula="of:=ABS([$rezultati_analiticki.AC4]-[$rezultati_simulacija.AC4])/[$rezultati_analiticki.AC4]" office:value-type="string" office:string-value="" calcext:value-type="error">
            <text:p>#DIV/0!</text:p>
          </table:table-cell>
          <table:table-cell table:formula="of:=ABS([$rezultati_analiticki.AD4]-[$rezultati_simulacija.AD4])/[$rezultati_analiticki.AD4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5]-[$rezultati_simulacija.A5])/[$rezultati_analiticki.A5]" office:value-type="float" office:value="0" calcext:value-type="float">
            <text:p>0.0000</text:p>
          </table:table-cell>
          <table:table-cell table:formula="of:=ABS([$rezultati_analiticki.B5]-[$rezultati_simulacija.B5])/[$rezultati_analiticki.B5]" office:value-type="float" office:value="0" calcext:value-type="float">
            <text:p>0.0000</text:p>
          </table:table-cell>
          <table:table-cell table:formula="of:=ABS([$rezultati_analiticki.C5]-[$rezultati_simulacija.C5])/[$rezultati_analiticki.C5]" office:value-type="float" office:value="0.28545319544142" calcext:value-type="float">
            <text:p>0.2855</text:p>
          </table:table-cell>
          <table:table-cell table:formula="of:=ABS([$rezultati_analiticki.D5]-[$rezultati_simulacija.D5])/[$rezultati_analiticki.D5]" office:value-type="float" office:value="0.00342661872914141" calcext:value-type="float">
            <text:p>0.0034</text:p>
          </table:table-cell>
          <table:table-cell table:formula="of:=ABS([$rezultati_analiticki.E5]-[$rezultati_simulacija.E5])/[$rezultati_analiticki.E5]" office:value-type="float" office:value="0.0142274655851849" calcext:value-type="float">
            <text:p>0.0142</text:p>
          </table:table-cell>
          <table:table-cell table:formula="of:=ABS([$rezultati_analiticki.F5]-[$rezultati_simulacija.F5])/[$rezultati_analiticki.F5]" office:value-type="float" office:value="0.00801182817262504" calcext:value-type="float">
            <text:p>0.0080</text:p>
          </table:table-cell>
          <table:table-cell table:formula="of:=ABS([$rezultati_analiticki.G5]-[$rezultati_simulacija.G5])/[$rezultati_analiticki.G5]" office:value-type="float" office:value="0.00708502801237979" calcext:value-type="float">
            <text:p>0.0071</text:p>
          </table:table-cell>
          <table:table-cell table:formula="of:=ABS([$rezultati_analiticki.H5]-[$rezultati_simulacija.H5])/[$rezultati_analiticki.H5]" office:value-type="float" office:value="0.00458292280213538" calcext:value-type="float">
            <text:p>0.0046</text:p>
          </table:table-cell>
          <table:table-cell table:formula="of:=ABS([$rezultati_analiticki.I5]-[$rezultati_simulacija.I5])/[$rezultati_analiticki.I5]" office:value-type="float" office:value="0.00217454553708387" calcext:value-type="float">
            <text:p>0.0022</text:p>
          </table:table-cell>
          <table:table-cell table:formula="of:=ABS([$rezultati_analiticki.J5]-[$rezultati_simulacija.J5])/[$rezultati_analiticki.J5]" office:value-type="string" office:string-value="" calcext:value-type="error">
            <text:p>#DIV/0!</text:p>
          </table:table-cell>
          <table:table-cell table:formula="of:=ABS([$rezultati_analiticki.K5]-[$rezultati_simulacija.K5])/[$rezultati_analiticki.K5]" office:value-type="string" office:string-value="" calcext:value-type="error">
            <text:p>#DIV/0!</text:p>
          </table:table-cell>
          <table:table-cell table:formula="of:=ABS([$rezultati_analiticki.L5]-[$rezultati_simulacija.L5])/[$rezultati_analiticki.L5]" office:value-type="string" office:string-value="" calcext:value-type="error">
            <text:p>#DIV/0!</text:p>
          </table:table-cell>
          <table:table-cell table:formula="of:=ABS([$rezultati_analiticki.M5]-[$rezultati_simulacija.M5])/[$rezultati_analiticki.M5]" office:value-type="float" office:value="0.00542797875877977" calcext:value-type="float">
            <text:p>0.0054</text:p>
          </table:table-cell>
          <table:table-cell table:formula="of:=ABS([$rezultati_analiticki.N5]-[$rezultati_simulacija.N5])/[$rezultati_analiticki.N5]" office:value-type="float" office:value="0.00991680830971809" calcext:value-type="float">
            <text:p>0.0099</text:p>
          </table:table-cell>
          <table:table-cell table:formula="of:=ABS([$rezultati_analiticki.O5]-[$rezultati_simulacija.O5])/[$rezultati_analiticki.O5]" office:value-type="float" office:value="0.000447887624234382" calcext:value-type="float">
            <text:p>0.0004</text:p>
          </table:table-cell>
          <table:table-cell table:formula="of:=ABS([$rezultati_analiticki.P5]-[$rezultati_simulacija.P5])/[$rezultati_analiticki.P5]" office:value-type="float" office:value="0.00634760732613329" calcext:value-type="float">
            <text:p>0.0063</text:p>
          </table:table-cell>
          <table:table-cell table:formula="of:=ABS([$rezultati_analiticki.Q5]-[$rezultati_simulacija.Q5])/[$rezultati_analiticki.Q5]" office:value-type="float" office:value="0.00588828179885354" calcext:value-type="float">
            <text:p>0.0059</text:p>
          </table:table-cell>
          <table:table-cell table:formula="of:=ABS([$rezultati_analiticki.R5]-[$rezultati_simulacija.R5])/[$rezultati_analiticki.R5]" office:value-type="float" office:value="0.00327876920887113" calcext:value-type="float">
            <text:p>0.0033</text:p>
          </table:table-cell>
          <table:table-cell table:formula="of:=ABS([$rezultati_analiticki.S5]-[$rezultati_simulacija.S5])/[$rezultati_analiticki.S5]" office:value-type="string" office:string-value="" calcext:value-type="error">
            <text:p>#DIV/0!</text:p>
          </table:table-cell>
          <table:table-cell table:formula="of:=ABS([$rezultati_analiticki.T5]-[$rezultati_simulacija.T5])/[$rezultati_analiticki.T5]" office:value-type="string" office:string-value="" calcext:value-type="error">
            <text:p>#DIV/0!</text:p>
          </table:table-cell>
          <table:table-cell table:formula="of:=ABS([$rezultati_analiticki.U5]-[$rezultati_simulacija.U5])/[$rezultati_analiticki.U5]" office:value-type="string" office:string-value="" calcext:value-type="error">
            <text:p>#DIV/0!</text:p>
          </table:table-cell>
          <table:table-cell table:formula="of:=ABS([$rezultati_analiticki.V5]-[$rezultati_simulacija.V5])/[$rezultati_analiticki.V5]" office:value-type="float" office:value="0.0297373000598599" calcext:value-type="float">
            <text:p>0.0297</text:p>
          </table:table-cell>
          <table:table-cell table:formula="of:=ABS([$rezultati_analiticki.W5]-[$rezultati_simulacija.W5])/[$rezultati_analiticki.W5]" office:value-type="float" office:value="0.0218088967569758" calcext:value-type="float">
            <text:p>0.0218</text:p>
          </table:table-cell>
          <table:table-cell table:formula="of:=ABS([$rezultati_analiticki.X5]-[$rezultati_simulacija.X5])/[$rezultati_analiticki.X5]" office:value-type="float" office:value="0.0216713758996561" calcext:value-type="float">
            <text:p>0.0217</text:p>
          </table:table-cell>
          <table:table-cell table:formula="of:=ABS([$rezultati_analiticki.Y5]-[$rezultati_simulacija.Y5])/[$rezultati_analiticki.Y5]" office:value-type="float" office:value="0.00819711049032004" calcext:value-type="float">
            <text:p>0.0082</text:p>
          </table:table-cell>
          <table:table-cell table:formula="of:=ABS([$rezultati_analiticki.Z5]-[$rezultati_simulacija.Z5])/[$rezultati_analiticki.Z5]" office:value-type="float" office:value="0.0646428833091663" calcext:value-type="float">
            <text:p>0.0646</text:p>
          </table:table-cell>
          <table:table-cell table:formula="of:=ABS([$rezultati_analiticki.AA5]-[$rezultati_simulacija.AA5])/[$rezultati_analiticki.AA5]" office:value-type="float" office:value="0.506192746627168" calcext:value-type="float">
            <text:p>0.5062</text:p>
          </table:table-cell>
          <table:table-cell table:formula="of:=ABS([$rezultati_analiticki.AB5]-[$rezultati_simulacija.AB5])/[$rezultati_analiticki.AB5]" office:value-type="string" office:string-value="" calcext:value-type="error">
            <text:p>#DIV/0!</text:p>
          </table:table-cell>
          <table:table-cell table:formula="of:=ABS([$rezultati_analiticki.AC5]-[$rezultati_simulacija.AC5])/[$rezultati_analiticki.AC5]" office:value-type="string" office:string-value="" calcext:value-type="error">
            <text:p>#DIV/0!</text:p>
          </table:table-cell>
          <table:table-cell table:formula="of:=ABS([$rezultati_analiticki.AD5]-[$rezultati_simulacija.AD5])/[$rezultati_analiticki.AD5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6]-[$rezultati_simulacija.A6])/[$rezultati_analiticki.A6]" office:value-type="float" office:value="0" calcext:value-type="float">
            <text:p>0.0000</text:p>
          </table:table-cell>
          <table:table-cell table:formula="of:=ABS([$rezultati_analiticki.B6]-[$rezultati_simulacija.B6])/[$rezultati_analiticki.B6]" office:value-type="float" office:value="0" calcext:value-type="float">
            <text:p>0.0000</text:p>
          </table:table-cell>
          <table:table-cell table:formula="of:=ABS([$rezultati_analiticki.C6]-[$rezultati_simulacija.C6])/[$rezultati_analiticki.C6]" office:value-type="float" office:value="0.000242337548256058" calcext:value-type="float">
            <text:p>0.0002</text:p>
          </table:table-cell>
          <table:table-cell table:formula="of:=ABS([$rezultati_analiticki.D6]-[$rezultati_simulacija.D6])/[$rezultati_analiticki.D6]" office:value-type="float" office:value="0.000676069840799115" calcext:value-type="float">
            <text:p>0.0007</text:p>
          </table:table-cell>
          <table:table-cell table:formula="of:=ABS([$rezultati_analiticki.E6]-[$rezultati_simulacija.E6])/[$rezultati_analiticki.E6]" office:value-type="float" office:value="0.00169660124567013" calcext:value-type="float">
            <text:p>0.0017</text:p>
          </table:table-cell>
          <table:table-cell table:formula="of:=ABS([$rezultati_analiticki.F6]-[$rezultati_simulacija.F6])/[$rezultati_analiticki.F6]" office:value-type="float" office:value="0.00195105178582869" calcext:value-type="float">
            <text:p>0.0020</text:p>
          </table:table-cell>
          <table:table-cell table:formula="of:=ABS([$rezultati_analiticki.G6]-[$rezultati_simulacija.G6])/[$rezultati_analiticki.G6]" office:value-type="float" office:value="0.0151759744251044" calcext:value-type="float">
            <text:p>0.0152</text:p>
          </table:table-cell>
          <table:table-cell table:formula="of:=ABS([$rezultati_analiticki.H6]-[$rezultati_simulacija.H6])/[$rezultati_analiticki.H6]" office:value-type="float" office:value="0.00358502882244118" calcext:value-type="float">
            <text:p>0.0036</text:p>
          </table:table-cell>
          <table:table-cell table:formula="of:=ABS([$rezultati_analiticki.I6]-[$rezultati_simulacija.I6])/[$rezultati_analiticki.I6]" office:value-type="float" office:value="0.00535665748541417" calcext:value-type="float">
            <text:p>0.0054</text:p>
          </table:table-cell>
          <table:table-cell table:formula="of:=ABS([$rezultati_analiticki.J6]-[$rezultati_simulacija.J6])/[$rezultati_analiticki.J6]" office:value-type="float" office:value="0.00263990478410448" calcext:value-type="float">
            <text:p>0.0026</text:p>
          </table:table-cell>
          <table:table-cell table:formula="of:=ABS([$rezultati_analiticki.K6]-[$rezultati_simulacija.K6])/[$rezultati_analiticki.K6]" office:value-type="string" office:string-value="" calcext:value-type="error">
            <text:p>#DIV/0!</text:p>
          </table:table-cell>
          <table:table-cell table:formula="of:=ABS([$rezultati_analiticki.L6]-[$rezultati_simulacija.L6])/[$rezultati_analiticki.L6]" office:value-type="string" office:string-value="" calcext:value-type="error">
            <text:p>#DIV/0!</text:p>
          </table:table-cell>
          <table:table-cell table:formula="of:=ABS([$rezultati_analiticki.M6]-[$rezultati_simulacija.M6])/[$rezultati_analiticki.M6]" office:value-type="float" office:value="0.00178984782839053" calcext:value-type="float">
            <text:p>0.0018</text:p>
          </table:table-cell>
          <table:table-cell table:formula="of:=ABS([$rezultati_analiticki.N6]-[$rezultati_simulacija.N6])/[$rezultati_analiticki.N6]" office:value-type="float" office:value="0.00290650544441747" calcext:value-type="float">
            <text:p>0.0029</text:p>
          </table:table-cell>
          <table:table-cell table:formula="of:=ABS([$rezultati_analiticki.O6]-[$rezultati_simulacija.O6])/[$rezultati_analiticki.O6]" office:value-type="float" office:value="0.00588989576240618" calcext:value-type="float">
            <text:p>0.0059</text:p>
          </table:table-cell>
          <table:table-cell table:formula="of:=ABS([$rezultati_analiticki.P6]-[$rezultati_simulacija.P6])/[$rezultati_analiticki.P6]" office:value-type="float" office:value="0.0080432884206235" calcext:value-type="float">
            <text:p>0.0080</text:p>
          </table:table-cell>
          <table:table-cell table:formula="of:=ABS([$rezultati_analiticki.Q6]-[$rezultati_simulacija.Q6])/[$rezultati_analiticki.Q6]" office:value-type="float" office:value="0.000147352072895665" calcext:value-type="float">
            <text:p>0.0001</text:p>
          </table:table-cell>
          <table:table-cell table:formula="of:=ABS([$rezultati_analiticki.R6]-[$rezultati_simulacija.R6])/[$rezultati_analiticki.R6]" office:value-type="float" office:value="0.00113106780282827" calcext:value-type="float">
            <text:p>0.0011</text:p>
          </table:table-cell>
          <table:table-cell table:formula="of:=ABS([$rezultati_analiticki.S6]-[$rezultati_simulacija.S6])/[$rezultati_analiticki.S6]" office:value-type="float" office:value="0.00126009484263462" calcext:value-type="float">
            <text:p>0.0013</text:p>
          </table:table-cell>
          <table:table-cell table:formula="of:=ABS([$rezultati_analiticki.T6]-[$rezultati_simulacija.T6])/[$rezultati_analiticki.T6]" office:value-type="string" office:string-value="" calcext:value-type="error">
            <text:p>#DIV/0!</text:p>
          </table:table-cell>
          <table:table-cell table:formula="of:=ABS([$rezultati_analiticki.U6]-[$rezultati_simulacija.U6])/[$rezultati_analiticki.U6]" office:value-type="string" office:string-value="" calcext:value-type="error">
            <text:p>#DIV/0!</text:p>
          </table:table-cell>
          <table:table-cell table:formula="of:=ABS([$rezultati_analiticki.V6]-[$rezultati_simulacija.V6])/[$rezultati_analiticki.V6]" office:value-type="float" office:value="0.00954380661752739" calcext:value-type="float">
            <text:p>0.0095</text:p>
          </table:table-cell>
          <table:table-cell table:formula="of:=ABS([$rezultati_analiticki.W6]-[$rezultati_simulacija.W6])/[$rezultati_analiticki.W6]" office:value-type="float" office:value="0.000586013720019833" calcext:value-type="float">
            <text:p>0.0006</text:p>
          </table:table-cell>
          <table:table-cell table:formula="of:=ABS([$rezultati_analiticki.X6]-[$rezultati_simulacija.X6])/[$rezultati_analiticki.X6]" office:value-type="float" office:value="0.00047383706520244" calcext:value-type="float">
            <text:p>0.0005</text:p>
          </table:table-cell>
          <table:table-cell table:formula="of:=ABS([$rezultati_analiticki.Y6]-[$rezultati_simulacija.Y6])/[$rezultati_analiticki.Y6]" office:value-type="float" office:value="0.0217606715648515" calcext:value-type="float">
            <text:p>0.0218</text:p>
          </table:table-cell>
          <table:table-cell table:formula="of:=ABS([$rezultati_analiticki.Z6]-[$rezultati_simulacija.Z6])/[$rezultati_analiticki.Z6]" office:value-type="float" office:value="0.0151261046173926" calcext:value-type="float">
            <text:p>0.0151</text:p>
          </table:table-cell>
          <table:table-cell table:formula="of:=ABS([$rezultati_analiticki.AA6]-[$rezultati_simulacija.AA6])/[$rezultati_analiticki.AA6]" office:value-type="float" office:value="0.0115759589544576" calcext:value-type="float">
            <text:p>0.0116</text:p>
          </table:table-cell>
          <table:table-cell table:formula="of:=ABS([$rezultati_analiticki.AB6]-[$rezultati_simulacija.AB6])/[$rezultati_analiticki.AB6]" office:value-type="float" office:value="0.014205499393269" calcext:value-type="float">
            <text:p>0.0142</text:p>
          </table:table-cell>
          <table:table-cell table:formula="of:=ABS([$rezultati_analiticki.AC6]-[$rezultati_simulacija.AC6])/[$rezultati_analiticki.AC6]" office:value-type="string" office:string-value="" calcext:value-type="error">
            <text:p>#DIV/0!</text:p>
          </table:table-cell>
          <table:table-cell table:formula="of:=ABS([$rezultati_analiticki.AD6]-[$rezultati_simulacija.AD6])/[$rezultati_analiticki.AD6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7]-[$rezultati_simulacija.A7])/[$rezultati_analiticki.A7]" office:value-type="float" office:value="0" calcext:value-type="float">
            <text:p>0.0000</text:p>
          </table:table-cell>
          <table:table-cell table:formula="of:=ABS([$rezultati_analiticki.B7]-[$rezultati_simulacija.B7])/[$rezultati_analiticki.B7]" office:value-type="float" office:value="0" calcext:value-type="float">
            <text:p>0.0000</text:p>
          </table:table-cell>
          <table:table-cell table:formula="of:=ABS([$rezultati_analiticki.C7]-[$rezultati_simulacija.C7])/[$rezultati_analiticki.C7]" office:value-type="float" office:value="0.00110364223346734" calcext:value-type="float">
            <text:p>0.0011</text:p>
          </table:table-cell>
          <table:table-cell table:formula="of:=ABS([$rezultati_analiticki.D7]-[$rezultati_simulacija.D7])/[$rezultati_analiticki.D7]" office:value-type="float" office:value="0.000250266371141663" calcext:value-type="float">
            <text:p>0.0003</text:p>
          </table:table-cell>
          <table:table-cell table:formula="of:=ABS([$rezultati_analiticki.E7]-[$rezultati_simulacija.E7])/[$rezultati_analiticki.E7]" office:value-type="float" office:value="0.00774393457618367" calcext:value-type="float">
            <text:p>0.0077</text:p>
          </table:table-cell>
          <table:table-cell table:formula="of:=ABS([$rezultati_analiticki.F7]-[$rezultati_simulacija.F7])/[$rezultati_analiticki.F7]" office:value-type="float" office:value="0.0109917375467548" calcext:value-type="float">
            <text:p>0.0110</text:p>
          </table:table-cell>
          <table:table-cell table:formula="of:=ABS([$rezultati_analiticki.G7]-[$rezultati_simulacija.G7])/[$rezultati_analiticki.G7]" office:value-type="float" office:value="0.00242922181820149" calcext:value-type="float">
            <text:p>0.0024</text:p>
          </table:table-cell>
          <table:table-cell table:formula="of:=ABS([$rezultati_analiticki.H7]-[$rezultati_simulacija.H7])/[$rezultati_analiticki.H7]" office:value-type="float" office:value="0.00161897354539203" calcext:value-type="float">
            <text:p>0.0016</text:p>
          </table:table-cell>
          <table:table-cell table:formula="of:=ABS([$rezultati_analiticki.I7]-[$rezultati_simulacija.I7])/[$rezultati_analiticki.I7]" office:value-type="float" office:value="0.000454661157076289" calcext:value-type="float">
            <text:p>0.0005</text:p>
          </table:table-cell>
          <table:table-cell table:formula="of:=ABS([$rezultati_analiticki.J7]-[$rezultati_simulacija.J7])/[$rezultati_analiticki.J7]" office:value-type="float" office:value="0.0011239815902351" calcext:value-type="float">
            <text:p>0.0011</text:p>
          </table:table-cell>
          <table:table-cell table:formula="of:=ABS([$rezultati_analiticki.K7]-[$rezultati_simulacija.K7])/[$rezultati_analiticki.K7]" office:value-type="string" office:string-value="" calcext:value-type="error">
            <text:p>#DIV/0!</text:p>
          </table:table-cell>
          <table:table-cell table:formula="of:=ABS([$rezultati_analiticki.L7]-[$rezultati_simulacija.L7])/[$rezultati_analiticki.L7]" office:value-type="string" office:string-value="" calcext:value-type="error">
            <text:p>#DIV/0!</text:p>
          </table:table-cell>
          <table:table-cell table:formula="of:=ABS([$rezultati_analiticki.M7]-[$rezultati_simulacija.M7])/[$rezultati_analiticki.M7]" office:value-type="float" office:value="0.000214372413081087" calcext:value-type="float">
            <text:p>0.0002</text:p>
          </table:table-cell>
          <table:table-cell table:formula="of:=ABS([$rezultati_analiticki.N7]-[$rezultati_simulacija.N7])/[$rezultati_analiticki.N7]" office:value-type="float" office:value="0.00286939489638932" calcext:value-type="float">
            <text:p>0.0029</text:p>
          </table:table-cell>
          <table:table-cell table:formula="of:=ABS([$rezultati_analiticki.O7]-[$rezultati_simulacija.O7])/[$rezultati_analiticki.O7]" office:value-type="float" office:value="0.0060262299510351" calcext:value-type="float">
            <text:p>0.0060</text:p>
          </table:table-cell>
          <table:table-cell table:formula="of:=ABS([$rezultati_analiticki.P7]-[$rezultati_simulacija.P7])/[$rezultati_analiticki.P7]" office:value-type="float" office:value="0.000472210883533484" calcext:value-type="float">
            <text:p>0.0005</text:p>
          </table:table-cell>
          <table:table-cell table:formula="of:=ABS([$rezultati_analiticki.Q7]-[$rezultati_simulacija.Q7])/[$rezultati_analiticki.Q7]" office:value-type="float" office:value="0.00255604906733709" calcext:value-type="float">
            <text:p>0.0026</text:p>
          </table:table-cell>
          <table:table-cell table:formula="of:=ABS([$rezultati_analiticki.R7]-[$rezultati_simulacija.R7])/[$rezultati_analiticki.R7]" office:value-type="float" office:value="0.0054679570628283" calcext:value-type="float">
            <text:p>0.0055</text:p>
          </table:table-cell>
          <table:table-cell table:formula="of:=ABS([$rezultati_analiticki.S7]-[$rezultati_simulacija.S7])/[$rezultati_analiticki.S7]" office:value-type="float" office:value="0.00100793181273649" calcext:value-type="float">
            <text:p>0.0010</text:p>
          </table:table-cell>
          <table:table-cell table:formula="of:=ABS([$rezultati_analiticki.T7]-[$rezultati_simulacija.T7])/[$rezultati_analiticki.T7]" office:value-type="string" office:string-value="" calcext:value-type="error">
            <text:p>#DIV/0!</text:p>
          </table:table-cell>
          <table:table-cell table:formula="of:=ABS([$rezultati_analiticki.U7]-[$rezultati_simulacija.U7])/[$rezultati_analiticki.U7]" office:value-type="string" office:string-value="" calcext:value-type="error">
            <text:p>#DIV/0!</text:p>
          </table:table-cell>
          <table:table-cell table:formula="of:=ABS([$rezultati_analiticki.V7]-[$rezultati_simulacija.V7])/[$rezultati_analiticki.V7]" office:value-type="float" office:value="0.0250070012607365" calcext:value-type="float">
            <text:p>0.0250</text:p>
          </table:table-cell>
          <table:table-cell table:formula="of:=ABS([$rezultati_analiticki.W7]-[$rezultati_simulacija.W7])/[$rezultati_analiticki.W7]" office:value-type="float" office:value="0.00479933179586358" calcext:value-type="float">
            <text:p>0.0048</text:p>
          </table:table-cell>
          <table:table-cell table:formula="of:=ABS([$rezultati_analiticki.X7]-[$rezultati_simulacija.X7])/[$rezultati_analiticki.X7]" office:value-type="float" office:value="0.0179680457629298" calcext:value-type="float">
            <text:p>0.0180</text:p>
          </table:table-cell>
          <table:table-cell table:formula="of:=ABS([$rezultati_analiticki.Y7]-[$rezultati_simulacija.Y7])/[$rezultati_analiticki.Y7]" office:value-type="float" office:value="0.00175516938916384" calcext:value-type="float">
            <text:p>0.0018</text:p>
          </table:table-cell>
          <table:table-cell table:formula="of:=ABS([$rezultati_analiticki.Z7]-[$rezultati_simulacija.Z7])/[$rezultati_analiticki.Z7]" office:value-type="float" office:value="0.0150885746064035" calcext:value-type="float">
            <text:p>0.0151</text:p>
          </table:table-cell>
          <table:table-cell table:formula="of:=ABS([$rezultati_analiticki.AA7]-[$rezultati_simulacija.AA7])/[$rezultati_analiticki.AA7]" office:value-type="float" office:value="0.0152890842412076" calcext:value-type="float">
            <text:p>0.0153</text:p>
          </table:table-cell>
          <table:table-cell table:formula="of:=ABS([$rezultati_analiticki.AB7]-[$rezultati_simulacija.AB7])/[$rezultati_analiticki.AB7]" office:value-type="float" office:value="0.00254793940032061" calcext:value-type="float">
            <text:p>0.0025</text:p>
          </table:table-cell>
          <table:table-cell table:formula="of:=ABS([$rezultati_analiticki.AC7]-[$rezultati_simulacija.AC7])/[$rezultati_analiticki.AC7]" office:value-type="string" office:string-value="" calcext:value-type="error">
            <text:p>#DIV/0!</text:p>
          </table:table-cell>
          <table:table-cell table:formula="of:=ABS([$rezultati_analiticki.AD7]-[$rezultati_simulacija.AD7])/[$rezultati_analiticki.AD7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8]-[$rezultati_simulacija.A8])/[$rezultati_analiticki.A8]" office:value-type="float" office:value="0" calcext:value-type="float">
            <text:p>0.0000</text:p>
          </table:table-cell>
          <table:table-cell table:formula="of:=ABS([$rezultati_analiticki.B8]-[$rezultati_simulacija.B8])/[$rezultati_analiticki.B8]" office:value-type="float" office:value="0" calcext:value-type="float">
            <text:p>0.0000</text:p>
          </table:table-cell>
          <table:table-cell table:formula="of:=ABS([$rezultati_analiticki.C8]-[$rezultati_simulacija.C8])/[$rezultati_analiticki.C8]" office:value-type="float" office:value="0.00185421090871211" calcext:value-type="float">
            <text:p>0.0019</text:p>
          </table:table-cell>
          <table:table-cell table:formula="of:=ABS([$rezultati_analiticki.D8]-[$rezultati_simulacija.D8])/[$rezultati_analiticki.D8]" office:value-type="float" office:value="0.000170615043067216" calcext:value-type="float">
            <text:p>0.0002</text:p>
          </table:table-cell>
          <table:table-cell table:formula="of:=ABS([$rezultati_analiticki.E8]-[$rezultati_simulacija.E8])/[$rezultati_analiticki.E8]" office:value-type="float" office:value="0.012593733568005" calcext:value-type="float">
            <text:p>0.0126</text:p>
          </table:table-cell>
          <table:table-cell table:formula="of:=ABS([$rezultati_analiticki.F8]-[$rezultati_simulacija.F8])/[$rezultati_analiticki.F8]" office:value-type="float" office:value="0.00623299065172173" calcext:value-type="float">
            <text:p>0.0062</text:p>
          </table:table-cell>
          <table:table-cell table:formula="of:=ABS([$rezultati_analiticki.G8]-[$rezultati_simulacija.G8])/[$rezultati_analiticki.G8]" office:value-type="float" office:value="0.00682600656411793" calcext:value-type="float">
            <text:p>0.0068</text:p>
          </table:table-cell>
          <table:table-cell table:formula="of:=ABS([$rezultati_analiticki.H8]-[$rezultati_simulacija.H8])/[$rezultati_analiticki.H8]" office:value-type="float" office:value="0.00387309493230814" calcext:value-type="float">
            <text:p>0.0039</text:p>
          </table:table-cell>
          <table:table-cell table:formula="of:=ABS([$rezultati_analiticki.I8]-[$rezultati_simulacija.I8])/[$rezultati_analiticki.I8]" office:value-type="float" office:value="0.0010430916541591" calcext:value-type="float">
            <text:p>0.0010</text:p>
          </table:table-cell>
          <table:table-cell table:formula="of:=ABS([$rezultati_analiticki.J8]-[$rezultati_simulacija.J8])/[$rezultati_analiticki.J8]" office:value-type="float" office:value="0.00537671703054294" calcext:value-type="float">
            <text:p>0.0054</text:p>
          </table:table-cell>
          <table:table-cell table:formula="of:=ABS([$rezultati_analiticki.K8]-[$rezultati_simulacija.K8])/[$rezultati_analiticki.K8]" office:value-type="string" office:string-value="" calcext:value-type="error">
            <text:p>#DIV/0!</text:p>
          </table:table-cell>
          <table:table-cell table:formula="of:=ABS([$rezultati_analiticki.L8]-[$rezultati_simulacija.L8])/[$rezultati_analiticki.L8]" office:value-type="string" office:string-value="" calcext:value-type="error">
            <text:p>#DIV/0!</text:p>
          </table:table-cell>
          <table:table-cell table:formula="of:=ABS([$rezultati_analiticki.M8]-[$rezultati_simulacija.M8])/[$rezultati_analiticki.M8]" office:value-type="float" office:value="0.000376859913023543" calcext:value-type="float">
            <text:p>0.0004</text:p>
          </table:table-cell>
          <table:table-cell table:formula="of:=ABS([$rezultati_analiticki.N8]-[$rezultati_simulacija.N8])/[$rezultati_analiticki.N8]" office:value-type="float" office:value="0.0074175300519418" calcext:value-type="float">
            <text:p>0.0074</text:p>
          </table:table-cell>
          <table:table-cell table:formula="of:=ABS([$rezultati_analiticki.O8]-[$rezultati_simulacija.O8])/[$rezultati_analiticki.O8]" office:value-type="float" office:value="0.00089267385962628" calcext:value-type="float">
            <text:p>0.0009</text:p>
          </table:table-cell>
          <table:table-cell table:formula="of:=ABS([$rezultati_analiticki.P8]-[$rezultati_simulacija.P8])/[$rezultati_analiticki.P8]" office:value-type="float" office:value="0.000679449578070592" calcext:value-type="float">
            <text:p>0.0007</text:p>
          </table:table-cell>
          <table:table-cell table:formula="of:=ABS([$rezultati_analiticki.Q8]-[$rezultati_simulacija.Q8])/[$rezultati_analiticki.Q8]" office:value-type="float" office:value="0.00315152441352899" calcext:value-type="float">
            <text:p>0.0032</text:p>
          </table:table-cell>
          <table:table-cell table:formula="of:=ABS([$rezultati_analiticki.R8]-[$rezultati_simulacija.R8])/[$rezultati_analiticki.R8]" office:value-type="float" office:value="0.00709147642866479" calcext:value-type="float">
            <text:p>0.0071</text:p>
          </table:table-cell>
          <table:table-cell table:formula="of:=ABS([$rezultati_analiticki.S8]-[$rezultati_simulacija.S8])/[$rezultati_analiticki.S8]" office:value-type="float" office:value="0.00297363365507257" calcext:value-type="float">
            <text:p>0.0030</text:p>
          </table:table-cell>
          <table:table-cell table:formula="of:=ABS([$rezultati_analiticki.T8]-[$rezultati_simulacija.T8])/[$rezultati_analiticki.T8]" office:value-type="string" office:string-value="" calcext:value-type="error">
            <text:p>#DIV/0!</text:p>
          </table:table-cell>
          <table:table-cell table:formula="of:=ABS([$rezultati_analiticki.U8]-[$rezultati_simulacija.U8])/[$rezultati_analiticki.U8]" office:value-type="string" office:string-value="" calcext:value-type="error">
            <text:p>#DIV/0!</text:p>
          </table:table-cell>
          <table:table-cell table:formula="of:=ABS([$rezultati_analiticki.V8]-[$rezultati_simulacija.V8])/[$rezultati_analiticki.V8]" office:value-type="float" office:value="0.0314698557008977" calcext:value-type="float">
            <text:p>0.0315</text:p>
          </table:table-cell>
          <table:table-cell table:formula="of:=ABS([$rezultati_analiticki.W8]-[$rezultati_simulacija.W8])/[$rezultati_analiticki.W8]" office:value-type="float" office:value="0.0115521666523815" calcext:value-type="float">
            <text:p>0.0116</text:p>
          </table:table-cell>
          <table:table-cell table:formula="of:=ABS([$rezultati_analiticki.X8]-[$rezultati_simulacija.X8])/[$rezultati_analiticki.X8]" office:value-type="float" office:value="0.0176719480271067" calcext:value-type="float">
            <text:p>0.0177</text:p>
          </table:table-cell>
          <table:table-cell table:formula="of:=ABS([$rezultati_analiticki.Y8]-[$rezultati_simulacija.Y8])/[$rezultati_analiticki.Y8]" office:value-type="float" office:value="0.00646540507440004" calcext:value-type="float">
            <text:p>0.0065</text:p>
          </table:table-cell>
          <table:table-cell table:formula="of:=ABS([$rezultati_analiticki.Z8]-[$rezultati_simulacija.Z8])/[$rezultati_analiticki.Z8]" office:value-type="float" office:value="0.00932905393237483" calcext:value-type="float">
            <text:p>0.0093</text:p>
          </table:table-cell>
          <table:table-cell table:formula="of:=ABS([$rezultati_analiticki.AA8]-[$rezultati_simulacija.AA8])/[$rezultati_analiticki.AA8]" office:value-type="float" office:value="0.0434393572896216" calcext:value-type="float">
            <text:p>0.0434</text:p>
          </table:table-cell>
          <table:table-cell table:formula="of:=ABS([$rezultati_analiticki.AB8]-[$rezultati_simulacija.AB8])/[$rezultati_analiticki.AB8]" office:value-type="float" office:value="0.0268935528926686" calcext:value-type="float">
            <text:p>0.0269</text:p>
          </table:table-cell>
          <table:table-cell table:formula="of:=ABS([$rezultati_analiticki.AC8]-[$rezultati_simulacija.AC8])/[$rezultati_analiticki.AC8]" office:value-type="string" office:string-value="" calcext:value-type="error">
            <text:p>#DIV/0!</text:p>
          </table:table-cell>
          <table:table-cell table:formula="of:=ABS([$rezultati_analiticki.AD8]-[$rezultati_simulacija.AD8])/[$rezultati_analiticki.AD8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9]-[$rezultati_simulacija.A9])/[$rezultati_analiticki.A9]" office:value-type="float" office:value="0" calcext:value-type="float">
            <text:p>0.0000</text:p>
          </table:table-cell>
          <table:table-cell table:formula="of:=ABS([$rezultati_analiticki.B9]-[$rezultati_simulacija.B9])/[$rezultati_analiticki.B9]" office:value-type="float" office:value="0" calcext:value-type="float">
            <text:p>0.0000</text:p>
          </table:table-cell>
          <table:table-cell table:formula="of:=ABS([$rezultati_analiticki.C9]-[$rezultati_simulacija.C9])/[$rezultati_analiticki.C9]" office:value-type="float" office:value="0.391263464209545" calcext:value-type="float">
            <text:p>0.3913</text:p>
          </table:table-cell>
          <table:table-cell table:formula="of:=ABS([$rezultati_analiticki.D9]-[$rezultati_simulacija.D9])/[$rezultati_analiticki.D9]" office:value-type="float" office:value="0.00120330253142495" calcext:value-type="float">
            <text:p>0.0012</text:p>
          </table:table-cell>
          <table:table-cell table:formula="of:=ABS([$rezultati_analiticki.E9]-[$rezultati_simulacija.E9])/[$rezultati_analiticki.E9]" office:value-type="float" office:value="0.00832531277609497" calcext:value-type="float">
            <text:p>0.0083</text:p>
          </table:table-cell>
          <table:table-cell table:formula="of:=ABS([$rezultati_analiticki.F9]-[$rezultati_simulacija.F9])/[$rezultati_analiticki.F9]" office:value-type="float" office:value="0.0115752847046842" calcext:value-type="float">
            <text:p>0.0116</text:p>
          </table:table-cell>
          <table:table-cell table:formula="of:=ABS([$rezultati_analiticki.G9]-[$rezultati_simulacija.G9])/[$rezultati_analiticki.G9]" office:value-type="float" office:value="0.00233319231938582" calcext:value-type="float">
            <text:p>0.0023</text:p>
          </table:table-cell>
          <table:table-cell table:formula="of:=ABS([$rezultati_analiticki.H9]-[$rezultati_simulacija.H9])/[$rezultati_analiticki.H9]" office:value-type="float" office:value="0.00550939399643128" calcext:value-type="float">
            <text:p>0.0055</text:p>
          </table:table-cell>
          <table:table-cell table:formula="of:=ABS([$rezultati_analiticki.I9]-[$rezultati_simulacija.I9])/[$rezultati_analiticki.I9]" office:value-type="float" office:value="0.000311873070939427" calcext:value-type="float">
            <text:p>0.0003</text:p>
          </table:table-cell>
          <table:table-cell table:formula="of:=ABS([$rezultati_analiticki.J9]-[$rezultati_simulacija.J9])/[$rezultati_analiticki.J9]" office:value-type="float" office:value="0.00600833984085556" calcext:value-type="float">
            <text:p>0.0060</text:p>
          </table:table-cell>
          <table:table-cell table:formula="of:=ABS([$rezultati_analiticki.K9]-[$rezultati_simulacija.K9])/[$rezultati_analiticki.K9]" office:value-type="string" office:string-value="" calcext:value-type="error">
            <text:p>#DIV/0!</text:p>
          </table:table-cell>
          <table:table-cell table:formula="of:=ABS([$rezultati_analiticki.L9]-[$rezultati_simulacija.L9])/[$rezultati_analiticki.L9]" office:value-type="string" office:string-value="" calcext:value-type="error">
            <text:p>#DIV/0!</text:p>
          </table:table-cell>
          <table:table-cell table:formula="of:=ABS([$rezultati_analiticki.M9]-[$rezultati_simulacija.M9])/[$rezultati_analiticki.M9]" office:value-type="float" office:value="0.0000864027825669341" calcext:value-type="float">
            <text:p>0.0001</text:p>
          </table:table-cell>
          <table:table-cell table:formula="of:=ABS([$rezultati_analiticki.N9]-[$rezultati_simulacija.N9])/[$rezultati_analiticki.N9]" office:value-type="float" office:value="0.00321064278693738" calcext:value-type="float">
            <text:p>0.0032</text:p>
          </table:table-cell>
          <table:table-cell table:formula="of:=ABS([$rezultati_analiticki.O9]-[$rezultati_simulacija.O9])/[$rezultati_analiticki.O9]" office:value-type="float" office:value="0.00242042475574689" calcext:value-type="float">
            <text:p>0.0024</text:p>
          </table:table-cell>
          <table:table-cell table:formula="of:=ABS([$rezultati_analiticki.P9]-[$rezultati_simulacija.P9])/[$rezultati_analiticki.P9]" office:value-type="float" office:value="0.0018409453220767" calcext:value-type="float">
            <text:p>0.0018</text:p>
          </table:table-cell>
          <table:table-cell table:formula="of:=ABS([$rezultati_analiticki.Q9]-[$rezultati_simulacija.Q9])/[$rezultati_analiticki.Q9]" office:value-type="float" office:value="0.00481484755092929" calcext:value-type="float">
            <text:p>0.0048</text:p>
          </table:table-cell>
          <table:table-cell table:formula="of:=ABS([$rezultati_analiticki.R9]-[$rezultati_simulacija.R9])/[$rezultati_analiticki.R9]" office:value-type="float" office:value="0.00572875665638639" calcext:value-type="float">
            <text:p>0.0057</text:p>
          </table:table-cell>
          <table:table-cell table:formula="of:=ABS([$rezultati_analiticki.S9]-[$rezultati_simulacija.S9])/[$rezultati_analiticki.S9]" office:value-type="float" office:value="0.00209309818882838" calcext:value-type="float">
            <text:p>0.0021</text:p>
          </table:table-cell>
          <table:table-cell table:formula="of:=ABS([$rezultati_analiticki.T9]-[$rezultati_simulacija.T9])/[$rezultati_analiticki.T9]" office:value-type="string" office:string-value="" calcext:value-type="error">
            <text:p>#DIV/0!</text:p>
          </table:table-cell>
          <table:table-cell table:formula="of:=ABS([$rezultati_analiticki.U9]-[$rezultati_simulacija.U9])/[$rezultati_analiticki.U9]" office:value-type="string" office:string-value="" calcext:value-type="error">
            <text:p>#DIV/0!</text:p>
          </table:table-cell>
          <table:table-cell table:formula="of:=ABS([$rezultati_analiticki.V9]-[$rezultati_simulacija.V9])/[$rezultati_analiticki.V9]" office:value-type="float" office:value="0.0288465565620765" calcext:value-type="float">
            <text:p>0.0288</text:p>
          </table:table-cell>
          <table:table-cell table:formula="of:=ABS([$rezultati_analiticki.W9]-[$rezultati_simulacija.W9])/[$rezultati_analiticki.W9]" office:value-type="float" office:value="0.0140895917290397" calcext:value-type="float">
            <text:p>0.0141</text:p>
          </table:table-cell>
          <table:table-cell table:formula="of:=ABS([$rezultati_analiticki.X9]-[$rezultati_simulacija.X9])/[$rezultati_analiticki.X9]" office:value-type="float" office:value="0.0365988954530385" calcext:value-type="float">
            <text:p>0.0366</text:p>
          </table:table-cell>
          <table:table-cell table:formula="of:=ABS([$rezultati_analiticki.Y9]-[$rezultati_simulacija.Y9])/[$rezultati_analiticki.Y9]" office:value-type="float" office:value="0.00454494805819556" calcext:value-type="float">
            <text:p>0.0045</text:p>
          </table:table-cell>
          <table:table-cell table:formula="of:=ABS([$rezultati_analiticki.Z9]-[$rezultati_simulacija.Z9])/[$rezultati_analiticki.Z9]" office:value-type="float" office:value="0.424664653024378" calcext:value-type="float">
            <text:p>0.4247</text:p>
          </table:table-cell>
          <table:table-cell table:formula="of:=ABS([$rezultati_analiticki.AA9]-[$rezultati_simulacija.AA9])/[$rezultati_analiticki.AA9]" office:value-type="float" office:value="0.370097265559339" calcext:value-type="float">
            <text:p>0.3701</text:p>
          </table:table-cell>
          <table:table-cell table:formula="of:=ABS([$rezultati_analiticki.AB9]-[$rezultati_simulacija.AB9])/[$rezultati_analiticki.AB9]" office:value-type="float" office:value="0.401153850001839" calcext:value-type="float">
            <text:p>0.4012</text:p>
          </table:table-cell>
          <table:table-cell table:formula="of:=ABS([$rezultati_analiticki.AC9]-[$rezultati_simulacija.AC9])/[$rezultati_analiticki.AC9]" office:value-type="string" office:string-value="" calcext:value-type="error">
            <text:p>#DIV/0!</text:p>
          </table:table-cell>
          <table:table-cell table:formula="of:=ABS([$rezultati_analiticki.AD9]-[$rezultati_simulacija.AD9])/[$rezultati_analiticki.AD9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0]-[$rezultati_simulacija.A10])/[$rezultati_analiticki.A10]" office:value-type="float" office:value="0" calcext:value-type="float">
            <text:p>0.0000</text:p>
          </table:table-cell>
          <table:table-cell table:formula="of:=ABS([$rezultati_analiticki.B10]-[$rezultati_simulacija.B10])/[$rezultati_analiticki.B10]" office:value-type="float" office:value="0" calcext:value-type="float">
            <text:p>0.0000</text:p>
          </table:table-cell>
          <table:table-cell table:formula="of:=ABS([$rezultati_analiticki.C10]-[$rezultati_simulacija.C10])/[$rezultati_analiticki.C10]" office:value-type="float" office:value="0.00236665317466204" calcext:value-type="float">
            <text:p>0.0024</text:p>
          </table:table-cell>
          <table:table-cell table:formula="of:=ABS([$rezultati_analiticki.D10]-[$rezultati_simulacija.D10])/[$rezultati_analiticki.D10]" office:value-type="float" office:value="0.00329945725535368" calcext:value-type="float">
            <text:p>0.0033</text:p>
          </table:table-cell>
          <table:table-cell table:formula="of:=ABS([$rezultati_analiticki.E10]-[$rezultati_simulacija.E10])/[$rezultati_analiticki.E10]" office:value-type="float" office:value="0.00617641507710105" calcext:value-type="float">
            <text:p>0.0062</text:p>
          </table:table-cell>
          <table:table-cell table:formula="of:=ABS([$rezultati_analiticki.F10]-[$rezultati_simulacija.F10])/[$rezultati_analiticki.F10]" office:value-type="float" office:value="0.00622097945904826" calcext:value-type="float">
            <text:p>0.0062</text:p>
          </table:table-cell>
          <table:table-cell table:formula="of:=ABS([$rezultati_analiticki.G10]-[$rezultati_simulacija.G10])/[$rezultati_analiticki.G10]" office:value-type="float" office:value="0.00855746820307745" calcext:value-type="float">
            <text:p>0.0086</text:p>
          </table:table-cell>
          <table:table-cell table:formula="of:=ABS([$rezultati_analiticki.H10]-[$rezultati_simulacija.H10])/[$rezultati_analiticki.H10]" office:value-type="float" office:value="0.00523986682509425" calcext:value-type="float">
            <text:p>0.0052</text:p>
          </table:table-cell>
          <table:table-cell table:formula="of:=ABS([$rezultati_analiticki.I10]-[$rezultati_simulacija.I10])/[$rezultati_analiticki.I10]" office:value-type="float" office:value="0.00192189937894612" calcext:value-type="float">
            <text:p>0.0019</text:p>
          </table:table-cell>
          <table:table-cell table:formula="of:=ABS([$rezultati_analiticki.J10]-[$rezultati_simulacija.J10])/[$rezultati_analiticki.J10]" office:value-type="float" office:value="0.012361141197532" calcext:value-type="float">
            <text:p>0.0124</text:p>
          </table:table-cell>
          <table:table-cell table:formula="of:=ABS([$rezultati_analiticki.K10]-[$rezultati_simulacija.K10])/[$rezultati_analiticki.K10]" office:value-type="float" office:value="0.00541516725832654" calcext:value-type="float">
            <text:p>0.0054</text:p>
          </table:table-cell>
          <table:table-cell table:formula="of:=ABS([$rezultati_analiticki.L10]-[$rezultati_simulacija.L10])/[$rezultati_analiticki.L10]" office:value-type="string" office:string-value="" calcext:value-type="error">
            <text:p>#DIV/0!</text:p>
          </table:table-cell>
          <table:table-cell table:formula="of:=ABS([$rezultati_analiticki.M10]-[$rezultati_simulacija.M10])/[$rezultati_analiticki.M10]" office:value-type="float" office:value="0.00403909237388823" calcext:value-type="float">
            <text:p>0.0040</text:p>
          </table:table-cell>
          <table:table-cell table:formula="of:=ABS([$rezultati_analiticki.N10]-[$rezultati_simulacija.N10])/[$rezultati_analiticki.N10]" office:value-type="float" office:value="0.00215504957048482" calcext:value-type="float">
            <text:p>0.0022</text:p>
          </table:table-cell>
          <table:table-cell table:formula="of:=ABS([$rezultati_analiticki.O10]-[$rezultati_simulacija.O10])/[$rezultati_analiticki.O10]" office:value-type="float" office:value="0.0068076401494815" calcext:value-type="float">
            <text:p>0.0068</text:p>
          </table:table-cell>
          <table:table-cell table:formula="of:=ABS([$rezultati_analiticki.P10]-[$rezultati_simulacija.P10])/[$rezultati_analiticki.P10]" office:value-type="float" office:value="0.00379405449482023" calcext:value-type="float">
            <text:p>0.0038</text:p>
          </table:table-cell>
          <table:table-cell table:formula="of:=ABS([$rezultati_analiticki.Q10]-[$rezultati_simulacija.Q10])/[$rezultati_analiticki.Q10]" office:value-type="float" office:value="0.00242787543933496" calcext:value-type="float">
            <text:p>0.0024</text:p>
          </table:table-cell>
          <table:table-cell table:formula="of:=ABS([$rezultati_analiticki.R10]-[$rezultati_simulacija.R10])/[$rezultati_analiticki.R10]" office:value-type="float" office:value="0.00402012347425085" calcext:value-type="float">
            <text:p>0.0040</text:p>
          </table:table-cell>
          <table:table-cell table:formula="of:=ABS([$rezultati_analiticki.S10]-[$rezultati_simulacija.S10])/[$rezultati_analiticki.S10]" office:value-type="float" office:value="0.0088266209646296" calcext:value-type="float">
            <text:p>0.0088</text:p>
          </table:table-cell>
          <table:table-cell table:formula="of:=ABS([$rezultati_analiticki.T10]-[$rezultati_simulacija.T10])/[$rezultati_analiticki.T10]" office:value-type="float" office:value="0.000527984598989992" calcext:value-type="float">
            <text:p>0.0005</text:p>
          </table:table-cell>
          <table:table-cell table:formula="of:=ABS([$rezultati_analiticki.U10]-[$rezultati_simulacija.U10])/[$rezultati_analiticki.U10]" office:value-type="string" office:string-value="" calcext:value-type="error">
            <text:p>#DIV/0!</text:p>
          </table:table-cell>
          <table:table-cell table:formula="of:=ABS([$rezultati_analiticki.V10]-[$rezultati_simulacija.V10])/[$rezultati_analiticki.V10]" office:value-type="float" office:value="0.00776887967942518" calcext:value-type="float">
            <text:p>0.0078</text:p>
          </table:table-cell>
          <table:table-cell table:formula="of:=ABS([$rezultati_analiticki.W10]-[$rezultati_simulacija.W10])/[$rezultati_analiticki.W10]" office:value-type="float" office:value="0.0116502060418266" calcext:value-type="float">
            <text:p>0.0117</text:p>
          </table:table-cell>
          <table:table-cell table:formula="of:=ABS([$rezultati_analiticki.X10]-[$rezultati_simulacija.X10])/[$rezultati_analiticki.X10]" office:value-type="float" office:value="0.000523821811377097" calcext:value-type="float">
            <text:p>0.0005</text:p>
          </table:table-cell>
          <table:table-cell table:formula="of:=ABS([$rezultati_analiticki.Y10]-[$rezultati_simulacija.Y10])/[$rezultati_analiticki.Y10]" office:value-type="float" office:value="0.00550635809830036" calcext:value-type="float">
            <text:p>0.0055</text:p>
          </table:table-cell>
          <table:table-cell table:formula="of:=ABS([$rezultati_analiticki.Z10]-[$rezultati_simulacija.Z10])/[$rezultati_analiticki.Z10]" office:value-type="float" office:value="0.00328830636698723" calcext:value-type="float">
            <text:p>0.0033</text:p>
          </table:table-cell>
          <table:table-cell table:formula="of:=ABS([$rezultati_analiticki.AA10]-[$rezultati_simulacija.AA10])/[$rezultati_analiticki.AA10]" office:value-type="float" office:value="0.00440111380404849" calcext:value-type="float">
            <text:p>0.0044</text:p>
          </table:table-cell>
          <table:table-cell table:formula="of:=ABS([$rezultati_analiticki.AB10]-[$rezultati_simulacija.AB10])/[$rezultati_analiticki.AB10]" office:value-type="float" office:value="0.0238621166358744" calcext:value-type="float">
            <text:p>0.0239</text:p>
          </table:table-cell>
          <table:table-cell table:formula="of:=ABS([$rezultati_analiticki.AC10]-[$rezultati_simulacija.AC10])/[$rezultati_analiticki.AC10]" office:value-type="float" office:value="0.00882985576135449" calcext:value-type="float">
            <text:p>0.0088</text:p>
          </table:table-cell>
          <table:table-cell table:formula="of:=ABS([$rezultati_analiticki.AD10]-[$rezultati_simulacija.AD10])/[$rezultati_analiticki.AD10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1]-[$rezultati_simulacija.A11])/[$rezultati_analiticki.A11]" office:value-type="float" office:value="0" calcext:value-type="float">
            <text:p>0.0000</text:p>
          </table:table-cell>
          <table:table-cell table:formula="of:=ABS([$rezultati_analiticki.B11]-[$rezultati_simulacija.B11])/[$rezultati_analiticki.B11]" office:value-type="float" office:value="0" calcext:value-type="float">
            <text:p>0.0000</text:p>
          </table:table-cell>
          <table:table-cell table:formula="of:=ABS([$rezultati_analiticki.C11]-[$rezultati_simulacija.C11])/[$rezultati_analiticki.C11]" office:value-type="float" office:value="0.00800222842214449" calcext:value-type="float">
            <text:p>0.0080</text:p>
          </table:table-cell>
          <table:table-cell table:formula="of:=ABS([$rezultati_analiticki.D11]-[$rezultati_simulacija.D11])/[$rezultati_analiticki.D11]" office:value-type="float" office:value="0.00146056342700275" calcext:value-type="float">
            <text:p>0.0015</text:p>
          </table:table-cell>
          <table:table-cell table:formula="of:=ABS([$rezultati_analiticki.E11]-[$rezultati_simulacija.E11])/[$rezultati_analiticki.E11]" office:value-type="float" office:value="0.00548268732515978" calcext:value-type="float">
            <text:p>0.0055</text:p>
          </table:table-cell>
          <table:table-cell table:formula="of:=ABS([$rezultati_analiticki.F11]-[$rezultati_simulacija.F11])/[$rezultati_analiticki.F11]" office:value-type="float" office:value="0.00103851534458767" calcext:value-type="float">
            <text:p>0.0010</text:p>
          </table:table-cell>
          <table:table-cell table:formula="of:=ABS([$rezultati_analiticki.G11]-[$rezultati_simulacija.G11])/[$rezultati_analiticki.G11]" office:value-type="float" office:value="0.00938084810846282" calcext:value-type="float">
            <text:p>0.0094</text:p>
          </table:table-cell>
          <table:table-cell table:formula="of:=ABS([$rezultati_analiticki.H11]-[$rezultati_simulacija.H11])/[$rezultati_analiticki.H11]" office:value-type="float" office:value="0.00711368689100084" calcext:value-type="float">
            <text:p>0.0071</text:p>
          </table:table-cell>
          <table:table-cell table:formula="of:=ABS([$rezultati_analiticki.I11]-[$rezultati_simulacija.I11])/[$rezultati_analiticki.I11]" office:value-type="float" office:value="0.0107941884825693" calcext:value-type="float">
            <text:p>0.0108</text:p>
          </table:table-cell>
          <table:table-cell table:formula="of:=ABS([$rezultati_analiticki.J11]-[$rezultati_simulacija.J11])/[$rezultati_analiticki.J11]" office:value-type="float" office:value="0.00360223054770608" calcext:value-type="float">
            <text:p>0.0036</text:p>
          </table:table-cell>
          <table:table-cell table:formula="of:=ABS([$rezultati_analiticki.K11]-[$rezultati_simulacija.K11])/[$rezultati_analiticki.K11]" office:value-type="float" office:value="0.00324062171981634" calcext:value-type="float">
            <text:p>0.0032</text:p>
          </table:table-cell>
          <table:table-cell table:formula="of:=ABS([$rezultati_analiticki.L11]-[$rezultati_simulacija.L11])/[$rezultati_analiticki.L11]" office:value-type="string" office:string-value="" calcext:value-type="error">
            <text:p>#DIV/0!</text:p>
          </table:table-cell>
          <table:table-cell table:formula="of:=ABS([$rezultati_analiticki.M11]-[$rezultati_simulacija.M11])/[$rezultati_analiticki.M11]" office:value-type="float" office:value="0.000329414119985402" calcext:value-type="float">
            <text:p>0.0003</text:p>
          </table:table-cell>
          <table:table-cell table:formula="of:=ABS([$rezultati_analiticki.N11]-[$rezultati_simulacija.N11])/[$rezultati_analiticki.N11]" office:value-type="float" office:value="0.00169193190750698" calcext:value-type="float">
            <text:p>0.0017</text:p>
          </table:table-cell>
          <table:table-cell table:formula="of:=ABS([$rezultati_analiticki.O11]-[$rezultati_simulacija.O11])/[$rezultati_analiticki.O11]" office:value-type="float" office:value="0.00547430190480816" calcext:value-type="float">
            <text:p>0.0055</text:p>
          </table:table-cell>
          <table:table-cell table:formula="of:=ABS([$rezultati_analiticki.P11]-[$rezultati_simulacija.P11])/[$rezultati_analiticki.P11]" office:value-type="float" office:value="0.00349537877080446" calcext:value-type="float">
            <text:p>0.0035</text:p>
          </table:table-cell>
          <table:table-cell table:formula="of:=ABS([$rezultati_analiticki.Q11]-[$rezultati_simulacija.Q11])/[$rezultati_analiticki.Q11]" office:value-type="float" office:value="0.00353362357051414" calcext:value-type="float">
            <text:p>0.0035</text:p>
          </table:table-cell>
          <table:table-cell table:formula="of:=ABS([$rezultati_analiticki.R11]-[$rezultati_simulacija.R11])/[$rezultati_analiticki.R11]" office:value-type="float" office:value="0.00255481241253444" calcext:value-type="float">
            <text:p>0.0026</text:p>
          </table:table-cell>
          <table:table-cell table:formula="of:=ABS([$rezultati_analiticki.S11]-[$rezultati_simulacija.S11])/[$rezultati_analiticki.S11]" office:value-type="float" office:value="0.00518539174852629" calcext:value-type="float">
            <text:p>0.0052</text:p>
          </table:table-cell>
          <table:table-cell table:formula="of:=ABS([$rezultati_analiticki.T11]-[$rezultati_simulacija.T11])/[$rezultati_analiticki.T11]" office:value-type="float" office:value="0.00415346052878326" calcext:value-type="float">
            <text:p>0.0042</text:p>
          </table:table-cell>
          <table:table-cell table:formula="of:=ABS([$rezultati_analiticki.U11]-[$rezultati_simulacija.U11])/[$rezultati_analiticki.U11]" office:value-type="string" office:string-value="" calcext:value-type="error">
            <text:p>#DIV/0!</text:p>
          </table:table-cell>
          <table:table-cell table:formula="of:=ABS([$rezultati_analiticki.V11]-[$rezultati_simulacija.V11])/[$rezultati_analiticki.V11]" office:value-type="float" office:value="0.032699179401232" calcext:value-type="float">
            <text:p>0.0327</text:p>
          </table:table-cell>
          <table:table-cell table:formula="of:=ABS([$rezultati_analiticki.W11]-[$rezultati_simulacija.W11])/[$rezultati_analiticki.W11]" office:value-type="float" office:value="0.00311762121369883" calcext:value-type="float">
            <text:p>0.0031</text:p>
          </table:table-cell>
          <table:table-cell table:formula="of:=ABS([$rezultati_analiticki.X11]-[$rezultati_simulacija.X11])/[$rezultati_analiticki.X11]" office:value-type="float" office:value="0.00161451636449884" calcext:value-type="float">
            <text:p>0.0016</text:p>
          </table:table-cell>
          <table:table-cell table:formula="of:=ABS([$rezultati_analiticki.Y11]-[$rezultati_simulacija.Y11])/[$rezultati_analiticki.Y11]" office:value-type="float" office:value="0.0116886933602424" calcext:value-type="float">
            <text:p>0.0117</text:p>
          </table:table-cell>
          <table:table-cell table:formula="of:=ABS([$rezultati_analiticki.Z11]-[$rezultati_simulacija.Z11])/[$rezultati_analiticki.Z11]" office:value-type="float" office:value="0.0105604085894315" calcext:value-type="float">
            <text:p>0.0106</text:p>
          </table:table-cell>
          <table:table-cell table:formula="of:=ABS([$rezultati_analiticki.AA11]-[$rezultati_simulacija.AA11])/[$rezultati_analiticki.AA11]" office:value-type="float" office:value="0.0169333843626762" calcext:value-type="float">
            <text:p>0.0169</text:p>
          </table:table-cell>
          <table:table-cell table:formula="of:=ABS([$rezultati_analiticki.AB11]-[$rezultati_simulacija.AB11])/[$rezultati_analiticki.AB11]" office:value-type="float" office:value="0.00549986762342922" calcext:value-type="float">
            <text:p>0.0055</text:p>
          </table:table-cell>
          <table:table-cell table:formula="of:=ABS([$rezultati_analiticki.AC11]-[$rezultati_simulacija.AC11])/[$rezultati_analiticki.AC11]" office:value-type="float" office:value="0.00281800616967701" calcext:value-type="float">
            <text:p>0.0028</text:p>
          </table:table-cell>
          <table:table-cell table:formula="of:=ABS([$rezultati_analiticki.AD11]-[$rezultati_simulacija.AD11])/[$rezultati_analiticki.AD11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2]-[$rezultati_simulacija.A12])/[$rezultati_analiticki.A12]" office:value-type="float" office:value="0" calcext:value-type="float">
            <text:p>0.0000</text:p>
          </table:table-cell>
          <table:table-cell table:formula="of:=ABS([$rezultati_analiticki.B12]-[$rezultati_simulacija.B12])/[$rezultati_analiticki.B12]" office:value-type="float" office:value="0" calcext:value-type="float">
            <text:p>0.0000</text:p>
          </table:table-cell>
          <table:table-cell table:formula="of:=ABS([$rezultati_analiticki.C12]-[$rezultati_simulacija.C12])/[$rezultati_analiticki.C12]" office:value-type="float" office:value="0.0244242316427322" calcext:value-type="float">
            <text:p>0.0244</text:p>
          </table:table-cell>
          <table:table-cell table:formula="of:=ABS([$rezultati_analiticki.D12]-[$rezultati_simulacija.D12])/[$rezultati_analiticki.D12]" office:value-type="float" office:value="0.00193519530750002" calcext:value-type="float">
            <text:p>0.0019</text:p>
          </table:table-cell>
          <table:table-cell table:formula="of:=ABS([$rezultati_analiticki.E12]-[$rezultati_simulacija.E12])/[$rezultati_analiticki.E12]" office:value-type="float" office:value="0.0042189668463276" calcext:value-type="float">
            <text:p>0.0042</text:p>
          </table:table-cell>
          <table:table-cell table:formula="of:=ABS([$rezultati_analiticki.F12]-[$rezultati_simulacija.F12])/[$rezultati_analiticki.F12]" office:value-type="float" office:value="0.0000195321160033351" calcext:value-type="float">
            <text:p>0.0000</text:p>
          </table:table-cell>
          <table:table-cell table:formula="of:=ABS([$rezultati_analiticki.G12]-[$rezultati_simulacija.G12])/[$rezultati_analiticki.G12]" office:value-type="float" office:value="0.000820076194866075" calcext:value-type="float">
            <text:p>0.0008</text:p>
          </table:table-cell>
          <table:table-cell table:formula="of:=ABS([$rezultati_analiticki.H12]-[$rezultati_simulacija.H12])/[$rezultati_analiticki.H12]" office:value-type="float" office:value="0.00800355169034728" calcext:value-type="float">
            <text:p>0.0080</text:p>
          </table:table-cell>
          <table:table-cell table:formula="of:=ABS([$rezultati_analiticki.I12]-[$rezultati_simulacija.I12])/[$rezultati_analiticki.I12]" office:value-type="float" office:value="0.00348467237647843" calcext:value-type="float">
            <text:p>0.0035</text:p>
          </table:table-cell>
          <table:table-cell table:formula="of:=ABS([$rezultati_analiticki.J12]-[$rezultati_simulacija.J12])/[$rezultati_analiticki.J12]" office:value-type="float" office:value="0.00623397859050758" calcext:value-type="float">
            <text:p>0.0062</text:p>
          </table:table-cell>
          <table:table-cell table:formula="of:=ABS([$rezultati_analiticki.K12]-[$rezultati_simulacija.K12])/[$rezultati_analiticki.K12]" office:value-type="float" office:value="0.00264616720137377" calcext:value-type="float">
            <text:p>0.0026</text:p>
          </table:table-cell>
          <table:table-cell table:formula="of:=ABS([$rezultati_analiticki.L12]-[$rezultati_simulacija.L12])/[$rezultati_analiticki.L12]" office:value-type="string" office:string-value="" calcext:value-type="error">
            <text:p>#DIV/0!</text:p>
          </table:table-cell>
          <table:table-cell table:formula="of:=ABS([$rezultati_analiticki.M12]-[$rezultati_simulacija.M12])/[$rezultati_analiticki.M12]" office:value-type="float" office:value="0.00245216755718177" calcext:value-type="float">
            <text:p>0.0025</text:p>
          </table:table-cell>
          <table:table-cell table:formula="of:=ABS([$rezultati_analiticki.N12]-[$rezultati_simulacija.N12])/[$rezultati_analiticki.N12]" office:value-type="float" office:value="0.00441479843065909" calcext:value-type="float">
            <text:p>0.0044</text:p>
          </table:table-cell>
          <table:table-cell table:formula="of:=ABS([$rezultati_analiticki.O12]-[$rezultati_simulacija.O12])/[$rezultati_analiticki.O12]" office:value-type="float" office:value="0.00792963468778281" calcext:value-type="float">
            <text:p>0.0079</text:p>
          </table:table-cell>
          <table:table-cell table:formula="of:=ABS([$rezultati_analiticki.P12]-[$rezultati_simulacija.P12])/[$rezultati_analiticki.P12]" office:value-type="float" office:value="0.0024812444150265" calcext:value-type="float">
            <text:p>0.0025</text:p>
          </table:table-cell>
          <table:table-cell table:formula="of:=ABS([$rezultati_analiticki.Q12]-[$rezultati_simulacija.Q12])/[$rezultati_analiticki.Q12]" office:value-type="float" office:value="0.00366712423256634" calcext:value-type="float">
            <text:p>0.0037</text:p>
          </table:table-cell>
          <table:table-cell table:formula="of:=ABS([$rezultati_analiticki.R12]-[$rezultati_simulacija.R12])/[$rezultati_analiticki.R12]" office:value-type="float" office:value="0.00352429926241483" calcext:value-type="float">
            <text:p>0.0035</text:p>
          </table:table-cell>
          <table:table-cell table:formula="of:=ABS([$rezultati_analiticki.S12]-[$rezultati_simulacija.S12])/[$rezultati_analiticki.S12]" office:value-type="float" office:value="0.00341623463736742" calcext:value-type="float">
            <text:p>0.0034</text:p>
          </table:table-cell>
          <table:table-cell table:formula="of:=ABS([$rezultati_analiticki.T12]-[$rezultati_simulacija.T12])/[$rezultati_analiticki.T12]" office:value-type="float" office:value="0.00266282611961802" calcext:value-type="float">
            <text:p>0.0027</text:p>
          </table:table-cell>
          <table:table-cell table:formula="of:=ABS([$rezultati_analiticki.U12]-[$rezultati_simulacija.U12])/[$rezultati_analiticki.U12]" office:value-type="string" office:string-value="" calcext:value-type="error">
            <text:p>#DIV/0!</text:p>
          </table:table-cell>
          <table:table-cell table:formula="of:=ABS([$rezultati_analiticki.V12]-[$rezultati_simulacija.V12])/[$rezultati_analiticki.V12]" office:value-type="float" office:value="0.0166982024641336" calcext:value-type="float">
            <text:p>0.0167</text:p>
          </table:table-cell>
          <table:table-cell table:formula="of:=ABS([$rezultati_analiticki.W12]-[$rezultati_simulacija.W12])/[$rezultati_analiticki.W12]" office:value-type="float" office:value="0.00475128129386946" calcext:value-type="float">
            <text:p>0.0048</text:p>
          </table:table-cell>
          <table:table-cell table:formula="of:=ABS([$rezultati_analiticki.X12]-[$rezultati_simulacija.X12])/[$rezultati_analiticki.X12]" office:value-type="float" office:value="0.00134417993529988" calcext:value-type="float">
            <text:p>0.0013</text:p>
          </table:table-cell>
          <table:table-cell table:formula="of:=ABS([$rezultati_analiticki.Y12]-[$rezultati_simulacija.Y12])/[$rezultati_analiticki.Y12]" office:value-type="float" office:value="0.00518776747531207" calcext:value-type="float">
            <text:p>0.0052</text:p>
          </table:table-cell>
          <table:table-cell table:formula="of:=ABS([$rezultati_analiticki.Z12]-[$rezultati_simulacija.Z12])/[$rezultati_analiticki.Z12]" office:value-type="float" office:value="0.0908405740196434" calcext:value-type="float">
            <text:p>0.0908</text:p>
          </table:table-cell>
          <table:table-cell table:formula="of:=ABS([$rezultati_analiticki.AA12]-[$rezultati_simulacija.AA12])/[$rezultati_analiticki.AA12]" office:value-type="float" office:value="0.00543788339474806" calcext:value-type="float">
            <text:p>0.0054</text:p>
          </table:table-cell>
          <table:table-cell table:formula="of:=ABS([$rezultati_analiticki.AB12]-[$rezultati_simulacija.AB12])/[$rezultati_analiticki.AB12]" office:value-type="float" office:value="0.0123812437819961" calcext:value-type="float">
            <text:p>0.0124</text:p>
          </table:table-cell>
          <table:table-cell table:formula="of:=ABS([$rezultati_analiticki.AC12]-[$rezultati_simulacija.AC12])/[$rezultati_analiticki.AC12]" office:value-type="float" office:value="0.00507711885607867" calcext:value-type="float">
            <text:p>0.0051</text:p>
          </table:table-cell>
          <table:table-cell table:formula="of:=ABS([$rezultati_analiticki.AD12]-[$rezultati_simulacija.AD12])/[$rezultati_analiticki.AD1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3]-[$rezultati_simulacija.A13])/[$rezultati_analiticki.A13]" office:value-type="float" office:value="0" calcext:value-type="float">
            <text:p>0.0000</text:p>
          </table:table-cell>
          <table:table-cell table:formula="of:=ABS([$rezultati_analiticki.B13]-[$rezultati_simulacija.B13])/[$rezultati_analiticki.B13]" office:value-type="float" office:value="0" calcext:value-type="float">
            <text:p>0.0000</text:p>
          </table:table-cell>
          <table:table-cell table:formula="of:=ABS([$rezultati_analiticki.C13]-[$rezultati_simulacija.C13])/[$rezultati_analiticki.C13]" office:value-type="float" office:value="0.0526932349421925" calcext:value-type="float">
            <text:p>0.0527</text:p>
          </table:table-cell>
          <table:table-cell table:formula="of:=ABS([$rezultati_analiticki.D13]-[$rezultati_simulacija.D13])/[$rezultati_analiticki.D13]" office:value-type="float" office:value="0.00192210345784442" calcext:value-type="float">
            <text:p>0.0019</text:p>
          </table:table-cell>
          <table:table-cell table:formula="of:=ABS([$rezultati_analiticki.E13]-[$rezultati_simulacija.E13])/[$rezultati_analiticki.E13]" office:value-type="float" office:value="0.00143589649078477" calcext:value-type="float">
            <text:p>0.0014</text:p>
          </table:table-cell>
          <table:table-cell table:formula="of:=ABS([$rezultati_analiticki.F13]-[$rezultati_simulacija.F13])/[$rezultati_analiticki.F13]" office:value-type="float" office:value="0.000243693771803227" calcext:value-type="float">
            <text:p>0.0002</text:p>
          </table:table-cell>
          <table:table-cell table:formula="of:=ABS([$rezultati_analiticki.G13]-[$rezultati_simulacija.G13])/[$rezultati_analiticki.G13]" office:value-type="float" office:value="0.00554114988080814" calcext:value-type="float">
            <text:p>0.0055</text:p>
          </table:table-cell>
          <table:table-cell table:formula="of:=ABS([$rezultati_analiticki.H13]-[$rezultati_simulacija.H13])/[$rezultati_analiticki.H13]" office:value-type="float" office:value="0.00180305028732021" calcext:value-type="float">
            <text:p>0.0018</text:p>
          </table:table-cell>
          <table:table-cell table:formula="of:=ABS([$rezultati_analiticki.I13]-[$rezultati_simulacija.I13])/[$rezultati_analiticki.I13]" office:value-type="float" office:value="0.00203671808853329" calcext:value-type="float">
            <text:p>0.0020</text:p>
          </table:table-cell>
          <table:table-cell table:formula="of:=ABS([$rezultati_analiticki.J13]-[$rezultati_simulacija.J13])/[$rezultati_analiticki.J13]" office:value-type="float" office:value="0.00837660354733933" calcext:value-type="float">
            <text:p>0.0084</text:p>
          </table:table-cell>
          <table:table-cell table:formula="of:=ABS([$rezultati_analiticki.K13]-[$rezultati_simulacija.K13])/[$rezultati_analiticki.K13]" office:value-type="float" office:value="0.000384468041102022" calcext:value-type="float">
            <text:p>0.0004</text:p>
          </table:table-cell>
          <table:table-cell table:formula="of:=ABS([$rezultati_analiticki.L13]-[$rezultati_simulacija.L13])/[$rezultati_analiticki.L13]" office:value-type="string" office:string-value="" calcext:value-type="error">
            <text:p>#DIV/0!</text:p>
          </table:table-cell>
          <table:table-cell table:formula="of:=ABS([$rezultati_analiticki.M13]-[$rezultati_simulacija.M13])/[$rezultati_analiticki.M13]" office:value-type="float" office:value="0.00151275011357571" calcext:value-type="float">
            <text:p>0.0015</text:p>
          </table:table-cell>
          <table:table-cell table:formula="of:=ABS([$rezultati_analiticki.N13]-[$rezultati_simulacija.N13])/[$rezultati_analiticki.N13]" office:value-type="float" office:value="0.00333844577075751" calcext:value-type="float">
            <text:p>0.0033</text:p>
          </table:table-cell>
          <table:table-cell table:formula="of:=ABS([$rezultati_analiticki.O13]-[$rezultati_simulacija.O13])/[$rezultati_analiticki.O13]" office:value-type="float" office:value="0.00369308007708483" calcext:value-type="float">
            <text:p>0.0037</text:p>
          </table:table-cell>
          <table:table-cell table:formula="of:=ABS([$rezultati_analiticki.P13]-[$rezultati_simulacija.P13])/[$rezultati_analiticki.P13]" office:value-type="float" office:value="0.00461109866822429" calcext:value-type="float">
            <text:p>0.0046</text:p>
          </table:table-cell>
          <table:table-cell table:formula="of:=ABS([$rezultati_analiticki.Q13]-[$rezultati_simulacija.Q13])/[$rezultati_analiticki.Q13]" office:value-type="float" office:value="0.00217161860552776" calcext:value-type="float">
            <text:p>0.0022</text:p>
          </table:table-cell>
          <table:table-cell table:formula="of:=ABS([$rezultati_analiticki.R13]-[$rezultati_simulacija.R13])/[$rezultati_analiticki.R13]" office:value-type="float" office:value="0.00258401665871721" calcext:value-type="float">
            <text:p>0.0026</text:p>
          </table:table-cell>
          <table:table-cell table:formula="of:=ABS([$rezultati_analiticki.S13]-[$rezultati_simulacija.S13])/[$rezultati_analiticki.S13]" office:value-type="float" office:value="0.00331675760395466" calcext:value-type="float">
            <text:p>0.0033</text:p>
          </table:table-cell>
          <table:table-cell table:formula="of:=ABS([$rezultati_analiticki.T13]-[$rezultati_simulacija.T13])/[$rezultati_analiticki.T13]" office:value-type="float" office:value="0.00428845319931066" calcext:value-type="float">
            <text:p>0.0043</text:p>
          </table:table-cell>
          <table:table-cell table:formula="of:=ABS([$rezultati_analiticki.U13]-[$rezultati_simulacija.U13])/[$rezultati_analiticki.U13]" office:value-type="string" office:string-value="" calcext:value-type="error">
            <text:p>#DIV/0!</text:p>
          </table:table-cell>
          <table:table-cell table:formula="of:=ABS([$rezultati_analiticki.V13]-[$rezultati_simulacija.V13])/[$rezultati_analiticki.V13]" office:value-type="float" office:value="0.17472034909564" calcext:value-type="float">
            <text:p>0.1747</text:p>
          </table:table-cell>
          <table:table-cell table:formula="of:=ABS([$rezultati_analiticki.W13]-[$rezultati_simulacija.W13])/[$rezultati_analiticki.W13]" office:value-type="float" office:value="0.0195849526289021" calcext:value-type="float">
            <text:p>0.0196</text:p>
          </table:table-cell>
          <table:table-cell table:formula="of:=ABS([$rezultati_analiticki.X13]-[$rezultati_simulacija.X13])/[$rezultati_analiticki.X13]" office:value-type="float" office:value="0.00629260517044813" calcext:value-type="float">
            <text:p>0.0063</text:p>
          </table:table-cell>
          <table:table-cell table:formula="of:=ABS([$rezultati_analiticki.Y13]-[$rezultati_simulacija.Y13])/[$rezultati_analiticki.Y13]" office:value-type="float" office:value="0.00649363449833224" calcext:value-type="float">
            <text:p>0.0065</text:p>
          </table:table-cell>
          <table:table-cell table:formula="of:=ABS([$rezultati_analiticki.Z13]-[$rezultati_simulacija.Z13])/[$rezultati_analiticki.Z13]" office:value-type="float" office:value="0.0354564258137312" calcext:value-type="float">
            <text:p>0.0355</text:p>
          </table:table-cell>
          <table:table-cell table:formula="of:=ABS([$rezultati_analiticki.AA13]-[$rezultati_simulacija.AA13])/[$rezultati_analiticki.AA13]" office:value-type="float" office:value="0.0877795024726499" calcext:value-type="float">
            <text:p>0.0878</text:p>
          </table:table-cell>
          <table:table-cell table:formula="of:=ABS([$rezultati_analiticki.AB13]-[$rezultati_simulacija.AB13])/[$rezultati_analiticki.AB13]" office:value-type="float" office:value="0.60746643440881" calcext:value-type="float">
            <text:p>0.6075</text:p>
          </table:table-cell>
          <table:table-cell table:formula="of:=ABS([$rezultati_analiticki.AC13]-[$rezultati_simulacija.AC13])/[$rezultati_analiticki.AC13]" office:value-type="float" office:value="0.0400603045290038" calcext:value-type="float">
            <text:p>0.0401</text:p>
          </table:table-cell>
          <table:table-cell table:formula="of:=ABS([$rezultati_analiticki.AD13]-[$rezultati_simulacija.AD13])/[$rezultati_analiticki.AD1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4]-[$rezultati_simulacija.A14])/[$rezultati_analiticki.A14]" office:value-type="float" office:value="0" calcext:value-type="float">
            <text:p>0.0000</text:p>
          </table:table-cell>
          <table:table-cell table:formula="of:=ABS([$rezultati_analiticki.B14]-[$rezultati_simulacija.B14])/[$rezultati_analiticki.B14]" office:value-type="float" office:value="0" calcext:value-type="float">
            <text:p>0.0000</text:p>
          </table:table-cell>
          <table:table-cell table:formula="of:=ABS([$rezultati_analiticki.C14]-[$rezultati_simulacija.C14])/[$rezultati_analiticki.C14]" office:value-type="float" office:value="0.00359790160695749" calcext:value-type="float">
            <text:p>0.0036</text:p>
          </table:table-cell>
          <table:table-cell table:formula="of:=ABS([$rezultati_analiticki.D14]-[$rezultati_simulacija.D14])/[$rezultati_analiticki.D14]" office:value-type="float" office:value="0.00981349760582498" calcext:value-type="float">
            <text:p>0.0098</text:p>
          </table:table-cell>
          <table:table-cell table:formula="of:=ABS([$rezultati_analiticki.E14]-[$rezultati_simulacija.E14])/[$rezultati_analiticki.E14]" office:value-type="float" office:value="0.028764693829601" calcext:value-type="float">
            <text:p>0.0288</text:p>
          </table:table-cell>
          <table:table-cell table:formula="of:=ABS([$rezultati_analiticki.F14]-[$rezultati_simulacija.F14])/[$rezultati_analiticki.F14]" office:value-type="float" office:value="0.000290940266590423" calcext:value-type="float">
            <text:p>0.0003</text:p>
          </table:table-cell>
          <table:table-cell table:formula="of:=ABS([$rezultati_analiticki.G14]-[$rezultati_simulacija.G14])/[$rezultati_analiticki.G14]" office:value-type="float" office:value="0.00240207778764307" calcext:value-type="float">
            <text:p>0.0024</text:p>
          </table:table-cell>
          <table:table-cell table:formula="of:=ABS([$rezultati_analiticki.H14]-[$rezultati_simulacija.H14])/[$rezultati_analiticki.H14]" office:value-type="float" office:value="0.022420532682159" calcext:value-type="float">
            <text:p>0.0224</text:p>
          </table:table-cell>
          <table:table-cell table:formula="of:=ABS([$rezultati_analiticki.I14]-[$rezultati_simulacija.I14])/[$rezultati_analiticki.I14]" office:value-type="float" office:value="0.00639410904719279" calcext:value-type="float">
            <text:p>0.0064</text:p>
          </table:table-cell>
          <table:table-cell table:formula="of:=ABS([$rezultati_analiticki.J14]-[$rezultati_simulacija.J14])/[$rezultati_analiticki.J14]" office:value-type="float" office:value="0.000836262618884729" calcext:value-type="float">
            <text:p>0.0008</text:p>
          </table:table-cell>
          <table:table-cell table:formula="of:=ABS([$rezultati_analiticki.K14]-[$rezultati_simulacija.K14])/[$rezultati_analiticki.K14]" office:value-type="float" office:value="0.00754898871356894" calcext:value-type="float">
            <text:p>0.0075</text:p>
          </table:table-cell>
          <table:table-cell table:formula="of:=ABS([$rezultati_analiticki.L14]-[$rezultati_simulacija.L14])/[$rezultati_analiticki.L14]" office:value-type="float" office:value="0.000542366968712062" calcext:value-type="float">
            <text:p>0.0005</text:p>
          </table:table-cell>
          <table:table-cell table:formula="of:=ABS([$rezultati_analiticki.M14]-[$rezultati_simulacija.M14])/[$rezultati_analiticki.M14]" office:value-type="float" office:value="0.0126322300900081" calcext:value-type="float">
            <text:p>0.0126</text:p>
          </table:table-cell>
          <table:table-cell table:formula="of:=ABS([$rezultati_analiticki.N14]-[$rezultati_simulacija.N14])/[$rezultati_analiticki.N14]" office:value-type="float" office:value="0.0185092327700455" calcext:value-type="float">
            <text:p>0.0185</text:p>
          </table:table-cell>
          <table:table-cell table:formula="of:=ABS([$rezultati_analiticki.O14]-[$rezultati_simulacija.O14])/[$rezultati_analiticki.O14]" office:value-type="float" office:value="0.0033859773878855" calcext:value-type="float">
            <text:p>0.0034</text:p>
          </table:table-cell>
          <table:table-cell table:formula="of:=ABS([$rezultati_analiticki.P14]-[$rezultati_simulacija.P14])/[$rezultati_analiticki.P14]" office:value-type="float" office:value="0.00716904276711203" calcext:value-type="float">
            <text:p>0.0072</text:p>
          </table:table-cell>
          <table:table-cell table:formula="of:=ABS([$rezultati_analiticki.Q14]-[$rezultati_simulacija.Q14])/[$rezultati_analiticki.Q14]" office:value-type="float" office:value="0.00822324718699708" calcext:value-type="float">
            <text:p>0.0082</text:p>
          </table:table-cell>
          <table:table-cell table:formula="of:=ABS([$rezultati_analiticki.R14]-[$rezultati_simulacija.R14])/[$rezultati_analiticki.R14]" office:value-type="float" office:value="0.0155976115484976" calcext:value-type="float">
            <text:p>0.0156</text:p>
          </table:table-cell>
          <table:table-cell table:formula="of:=ABS([$rezultati_analiticki.S14]-[$rezultati_simulacija.S14])/[$rezultati_analiticki.S14]" office:value-type="float" office:value="0.000953034204974751" calcext:value-type="float">
            <text:p>0.0010</text:p>
          </table:table-cell>
          <table:table-cell table:formula="of:=ABS([$rezultati_analiticki.T14]-[$rezultati_simulacija.T14])/[$rezultati_analiticki.T14]" office:value-type="float" office:value="0.00534801362865642" calcext:value-type="float">
            <text:p>0.0053</text:p>
          </table:table-cell>
          <table:table-cell table:formula="of:=ABS([$rezultati_analiticki.U14]-[$rezultati_simulacija.U14])/[$rezultati_analiticki.U14]" office:value-type="float" office:value="0.00278593553940979" calcext:value-type="float">
            <text:p>0.0028</text:p>
          </table:table-cell>
          <table:table-cell table:formula="of:=ABS([$rezultati_analiticki.V14]-[$rezultati_simulacija.V14])/[$rezultati_analiticki.V14]" office:value-type="float" office:value="0.000442886947344423" calcext:value-type="float">
            <text:p>0.0004</text:p>
          </table:table-cell>
          <table:table-cell table:formula="of:=ABS([$rezultati_analiticki.W14]-[$rezultati_simulacija.W14])/[$rezultati_analiticki.W14]" office:value-type="float" office:value="0.0332059392104023" calcext:value-type="float">
            <text:p>0.0332</text:p>
          </table:table-cell>
          <table:table-cell table:formula="of:=ABS([$rezultati_analiticki.X14]-[$rezultati_simulacija.X14])/[$rezultati_analiticki.X14]" office:value-type="float" office:value="0.00805699082802734" calcext:value-type="float">
            <text:p>0.0081</text:p>
          </table:table-cell>
          <table:table-cell table:formula="of:=ABS([$rezultati_analiticki.Y14]-[$rezultati_simulacija.Y14])/[$rezultati_analiticki.Y14]" office:value-type="float" office:value="0.00194860413783408" calcext:value-type="float">
            <text:p>0.0019</text:p>
          </table:table-cell>
          <table:table-cell table:formula="of:=ABS([$rezultati_analiticki.Z14]-[$rezultati_simulacija.Z14])/[$rezultati_analiticki.Z14]" office:value-type="float" office:value="0.0398263203263171" calcext:value-type="float">
            <text:p>0.0398</text:p>
          </table:table-cell>
          <table:table-cell table:formula="of:=ABS([$rezultati_analiticki.AA14]-[$rezultati_simulacija.AA14])/[$rezultati_analiticki.AA14]" office:value-type="float" office:value="0.00338829850216879" calcext:value-type="float">
            <text:p>0.0034</text:p>
          </table:table-cell>
          <table:table-cell table:formula="of:=ABS([$rezultati_analiticki.AB14]-[$rezultati_simulacija.AB14])/[$rezultati_analiticki.AB14]" office:value-type="float" office:value="0.00542391196273681" calcext:value-type="float">
            <text:p>0.0054</text:p>
          </table:table-cell>
          <table:table-cell table:formula="of:=ABS([$rezultati_analiticki.AC14]-[$rezultati_simulacija.AC14])/[$rezultati_analiticki.AC14]" office:value-type="float" office:value="0.0162935009848042" calcext:value-type="float">
            <text:p>0.0163</text:p>
          </table:table-cell>
          <table:table-cell table:formula="of:=ABS([$rezultati_analiticki.AD14]-[$rezultati_simulacija.AD14])/[$rezultati_analiticki.AD14]" office:value-type="float" office:value="0.00481472112991347" calcext:value-type="float">
            <text:p>0.0048</text:p>
          </table:table-cell>
        </table:table-row>
        <table:table-row table:style-name="ro1">
          <table:table-cell table:formula="of:=ABS([$rezultati_analiticki.A15]-[$rezultati_simulacija.A15])/[$rezultati_analiticki.A15]" office:value-type="float" office:value="0" calcext:value-type="float">
            <text:p>0.0000</text:p>
          </table:table-cell>
          <table:table-cell table:formula="of:=ABS([$rezultati_analiticki.B15]-[$rezultati_simulacija.B15])/[$rezultati_analiticki.B15]" office:value-type="float" office:value="0" calcext:value-type="float">
            <text:p>0.0000</text:p>
          </table:table-cell>
          <table:table-cell table:formula="of:=ABS([$rezultati_analiticki.C15]-[$rezultati_simulacija.C15])/[$rezultati_analiticki.C15]" office:value-type="float" office:value="0.00646637459021064" calcext:value-type="float">
            <text:p>0.0065</text:p>
          </table:table-cell>
          <table:table-cell table:formula="of:=ABS([$rezultati_analiticki.D15]-[$rezultati_simulacija.D15])/[$rezultati_analiticki.D15]" office:value-type="float" office:value="0.000355030014354578" calcext:value-type="float">
            <text:p>0.0004</text:p>
          </table:table-cell>
          <table:table-cell table:formula="of:=ABS([$rezultati_analiticki.E15]-[$rezultati_simulacija.E15])/[$rezultati_analiticki.E15]" office:value-type="float" office:value="0.000255249673234153" calcext:value-type="float">
            <text:p>0.0003</text:p>
          </table:table-cell>
          <table:table-cell table:formula="of:=ABS([$rezultati_analiticki.F15]-[$rezultati_simulacija.F15])/[$rezultati_analiticki.F15]" office:value-type="float" office:value="0.00590271081862501" calcext:value-type="float">
            <text:p>0.0059</text:p>
          </table:table-cell>
          <table:table-cell table:formula="of:=ABS([$rezultati_analiticki.G15]-[$rezultati_simulacija.G15])/[$rezultati_analiticki.G15]" office:value-type="float" office:value="0.0010913574427879" calcext:value-type="float">
            <text:p>0.0011</text:p>
          </table:table-cell>
          <table:table-cell table:formula="of:=ABS([$rezultati_analiticki.H15]-[$rezultati_simulacija.H15])/[$rezultati_analiticki.H15]" office:value-type="float" office:value="0.00553402780667585" calcext:value-type="float">
            <text:p>0.0055</text:p>
          </table:table-cell>
          <table:table-cell table:formula="of:=ABS([$rezultati_analiticki.I15]-[$rezultati_simulacija.I15])/[$rezultati_analiticki.I15]" office:value-type="float" office:value="0.00323357364904962" calcext:value-type="float">
            <text:p>0.0032</text:p>
          </table:table-cell>
          <table:table-cell table:formula="of:=ABS([$rezultati_analiticki.J15]-[$rezultati_simulacija.J15])/[$rezultati_analiticki.J15]" office:value-type="float" office:value="0.000266729933464163" calcext:value-type="float">
            <text:p>0.0003</text:p>
          </table:table-cell>
          <table:table-cell table:formula="of:=ABS([$rezultati_analiticki.K15]-[$rezultati_simulacija.K15])/[$rezultati_analiticki.K15]" office:value-type="float" office:value="0.00337059417127181" calcext:value-type="float">
            <text:p>0.0034</text:p>
          </table:table-cell>
          <table:table-cell table:formula="of:=ABS([$rezultati_analiticki.L15]-[$rezultati_simulacija.L15])/[$rezultati_analiticki.L15]" office:value-type="float" office:value="0.000709434296620728" calcext:value-type="float">
            <text:p>0.0007</text:p>
          </table:table-cell>
          <table:table-cell table:formula="of:=ABS([$rezultati_analiticki.M15]-[$rezultati_simulacija.M15])/[$rezultati_analiticki.M15]" office:value-type="float" office:value="0.0000503001167235415" calcext:value-type="float">
            <text:p>0.0001</text:p>
          </table:table-cell>
          <table:table-cell table:formula="of:=ABS([$rezultati_analiticki.N15]-[$rezultati_simulacija.N15])/[$rezultati_analiticki.N15]" office:value-type="float" office:value="0.00188731228089806" calcext:value-type="float">
            <text:p>0.0019</text:p>
          </table:table-cell>
          <table:table-cell table:formula="of:=ABS([$rezultati_analiticki.O15]-[$rezultati_simulacija.O15])/[$rezultati_analiticki.O15]" office:value-type="float" office:value="0.000370239377307562" calcext:value-type="float">
            <text:p>0.0004</text:p>
          </table:table-cell>
          <table:table-cell table:formula="of:=ABS([$rezultati_analiticki.P15]-[$rezultati_simulacija.P15])/[$rezultati_analiticki.P15]" office:value-type="float" office:value="0.0035862717172396" calcext:value-type="float">
            <text:p>0.0036</text:p>
          </table:table-cell>
          <table:table-cell table:formula="of:=ABS([$rezultati_analiticki.Q15]-[$rezultati_simulacija.Q15])/[$rezultati_analiticki.Q15]" office:value-type="float" office:value="0.0000566503673898658" calcext:value-type="float">
            <text:p>0.0001</text:p>
          </table:table-cell>
          <table:table-cell table:formula="of:=ABS([$rezultati_analiticki.R15]-[$rezultati_simulacija.R15])/[$rezultati_analiticki.R15]" office:value-type="float" office:value="0.002039052534659" calcext:value-type="float">
            <text:p>0.0020</text:p>
          </table:table-cell>
          <table:table-cell table:formula="of:=ABS([$rezultati_analiticki.S15]-[$rezultati_simulacija.S15])/[$rezultati_analiticki.S15]" office:value-type="float" office:value="0.00409811146862372" calcext:value-type="float">
            <text:p>0.0041</text:p>
          </table:table-cell>
          <table:table-cell table:formula="of:=ABS([$rezultati_analiticki.T15]-[$rezultati_simulacija.T15])/[$rezultati_analiticki.T15]" office:value-type="float" office:value="0.00303517086311416" calcext:value-type="float">
            <text:p>0.0030</text:p>
          </table:table-cell>
          <table:table-cell table:formula="of:=ABS([$rezultati_analiticki.U15]-[$rezultati_simulacija.U15])/[$rezultati_analiticki.U15]" office:value-type="float" office:value="0.00265307665169881" calcext:value-type="float">
            <text:p>0.0027</text:p>
          </table:table-cell>
          <table:table-cell table:formula="of:=ABS([$rezultati_analiticki.V15]-[$rezultati_simulacija.V15])/[$rezultati_analiticki.V15]" office:value-type="float" office:value="0.0213208858453805" calcext:value-type="float">
            <text:p>0.0213</text:p>
          </table:table-cell>
          <table:table-cell table:formula="of:=ABS([$rezultati_analiticki.W15]-[$rezultati_simulacija.W15])/[$rezultati_analiticki.W15]" office:value-type="float" office:value="0.00316995222853548" calcext:value-type="float">
            <text:p>0.0032</text:p>
          </table:table-cell>
          <table:table-cell table:formula="of:=ABS([$rezultati_analiticki.X15]-[$rezultati_simulacija.X15])/[$rezultati_analiticki.X15]" office:value-type="float" office:value="0.0180552329306082" calcext:value-type="float">
            <text:p>0.0181</text:p>
          </table:table-cell>
          <table:table-cell table:formula="of:=ABS([$rezultati_analiticki.Y15]-[$rezultati_simulacija.Y15])/[$rezultati_analiticki.Y15]" office:value-type="float" office:value="0.0099777246811544" calcext:value-type="float">
            <text:p>0.0100</text:p>
          </table:table-cell>
          <table:table-cell table:formula="of:=ABS([$rezultati_analiticki.Z15]-[$rezultati_simulacija.Z15])/[$rezultati_analiticki.Z15]" office:value-type="float" office:value="0.009047226115602" calcext:value-type="float">
            <text:p>0.0090</text:p>
          </table:table-cell>
          <table:table-cell table:formula="of:=ABS([$rezultati_analiticki.AA15]-[$rezultati_simulacija.AA15])/[$rezultati_analiticki.AA15]" office:value-type="float" office:value="0.00813755327875832" calcext:value-type="float">
            <text:p>0.0081</text:p>
          </table:table-cell>
          <table:table-cell table:formula="of:=ABS([$rezultati_analiticki.AB15]-[$rezultati_simulacija.AB15])/[$rezultati_analiticki.AB15]" office:value-type="float" office:value="0.00900466521513201" calcext:value-type="float">
            <text:p>0.0090</text:p>
          </table:table-cell>
          <table:table-cell table:formula="of:=ABS([$rezultati_analiticki.AC15]-[$rezultati_simulacija.AC15])/[$rezultati_analiticki.AC15]" office:value-type="float" office:value="0.000557300576903867" calcext:value-type="float">
            <text:p>0.0006</text:p>
          </table:table-cell>
          <table:table-cell table:formula="of:=ABS([$rezultati_analiticki.AD15]-[$rezultati_simulacija.AD15])/[$rezultati_analiticki.AD15]" office:value-type="float" office:value="0.0176434668131098" calcext:value-type="float">
            <text:p>0.0176</text:p>
          </table:table-cell>
        </table:table-row>
        <table:table-row table:style-name="ro1">
          <table:table-cell table:formula="of:=ABS([$rezultati_analiticki.A16]-[$rezultati_simulacija.A16])/[$rezultati_analiticki.A16]" office:value-type="float" office:value="0" calcext:value-type="float">
            <text:p>0.0000</text:p>
          </table:table-cell>
          <table:table-cell table:formula="of:=ABS([$rezultati_analiticki.B16]-[$rezultati_simulacija.B16])/[$rezultati_analiticki.B16]" office:value-type="float" office:value="0" calcext:value-type="float">
            <text:p>0.0000</text:p>
          </table:table-cell>
          <table:table-cell table:formula="of:=ABS([$rezultati_analiticki.C16]-[$rezultati_simulacija.C16])/[$rezultati_analiticki.C16]" office:value-type="float" office:value="0.00149308856780969" calcext:value-type="float">
            <text:p>0.0015</text:p>
          </table:table-cell>
          <table:table-cell table:formula="of:=ABS([$rezultati_analiticki.D16]-[$rezultati_simulacija.D16])/[$rezultati_analiticki.D16]" office:value-type="float" office:value="0.000182047828579567" calcext:value-type="float">
            <text:p>0.0002</text:p>
          </table:table-cell>
          <table:table-cell table:formula="of:=ABS([$rezultati_analiticki.E16]-[$rezultati_simulacija.E16])/[$rezultati_analiticki.E16]" office:value-type="float" office:value="0.00433589273093178" calcext:value-type="float">
            <text:p>0.0043</text:p>
          </table:table-cell>
          <table:table-cell table:formula="of:=ABS([$rezultati_analiticki.F16]-[$rezultati_simulacija.F16])/[$rezultati_analiticki.F16]" office:value-type="float" office:value="0.00448076079642935" calcext:value-type="float">
            <text:p>0.0045</text:p>
          </table:table-cell>
          <table:table-cell table:formula="of:=ABS([$rezultati_analiticki.G16]-[$rezultati_simulacija.G16])/[$rezultati_analiticki.G16]" office:value-type="float" office:value="0.00243158727153022" calcext:value-type="float">
            <text:p>0.0024</text:p>
          </table:table-cell>
          <table:table-cell table:formula="of:=ABS([$rezultati_analiticki.H16]-[$rezultati_simulacija.H16])/[$rezultati_analiticki.H16]" office:value-type="float" office:value="0.00479797215700114" calcext:value-type="float">
            <text:p>0.0048</text:p>
          </table:table-cell>
          <table:table-cell table:formula="of:=ABS([$rezultati_analiticki.I16]-[$rezultati_simulacija.I16])/[$rezultati_analiticki.I16]" office:value-type="float" office:value="0.000688320337829972" calcext:value-type="float">
            <text:p>0.0007</text:p>
          </table:table-cell>
          <table:table-cell table:formula="of:=ABS([$rezultati_analiticki.J16]-[$rezultati_simulacija.J16])/[$rezultati_analiticki.J16]" office:value-type="float" office:value="0.00166057548980899" calcext:value-type="float">
            <text:p>0.0017</text:p>
          </table:table-cell>
          <table:table-cell table:formula="of:=ABS([$rezultati_analiticki.K16]-[$rezultati_simulacija.K16])/[$rezultati_analiticki.K16]" office:value-type="float" office:value="0.00382912845358105" calcext:value-type="float">
            <text:p>0.0038</text:p>
          </table:table-cell>
          <table:table-cell table:formula="of:=ABS([$rezultati_analiticki.L16]-[$rezultati_simulacija.L16])/[$rezultati_analiticki.L16]" office:value-type="float" office:value="0.00747068039902625" calcext:value-type="float">
            <text:p>0.0075</text:p>
          </table:table-cell>
          <table:table-cell table:formula="of:=ABS([$rezultati_analiticki.M16]-[$rezultati_simulacija.M16])/[$rezultati_analiticki.M16]" office:value-type="float" office:value="0.00154569025471215" calcext:value-type="float">
            <text:p>0.0015</text:p>
          </table:table-cell>
          <table:table-cell table:formula="of:=ABS([$rezultati_analiticki.N16]-[$rezultati_simulacija.N16])/[$rezultati_analiticki.N16]" office:value-type="float" office:value="0.00493418002016108" calcext:value-type="float">
            <text:p>0.0049</text:p>
          </table:table-cell>
          <table:table-cell table:formula="of:=ABS([$rezultati_analiticki.O16]-[$rezultati_simulacija.O16])/[$rezultati_analiticki.O16]" office:value-type="float" office:value="0.00375710363168186" calcext:value-type="float">
            <text:p>0.0038</text:p>
          </table:table-cell>
          <table:table-cell table:formula="of:=ABS([$rezultati_analiticki.P16]-[$rezultati_simulacija.P16])/[$rezultati_analiticki.P16]" office:value-type="float" office:value="0.000498059538208392" calcext:value-type="float">
            <text:p>0.0005</text:p>
          </table:table-cell>
          <table:table-cell table:formula="of:=ABS([$rezultati_analiticki.Q16]-[$rezultati_simulacija.Q16])/[$rezultati_analiticki.Q16]" office:value-type="float" office:value="0.00169725891053106" calcext:value-type="float">
            <text:p>0.0017</text:p>
          </table:table-cell>
          <table:table-cell table:formula="of:=ABS([$rezultati_analiticki.R16]-[$rezultati_simulacija.R16])/[$rezultati_analiticki.R16]" office:value-type="float" office:value="0.00272881245314471" calcext:value-type="float">
            <text:p>0.0027</text:p>
          </table:table-cell>
          <table:table-cell table:formula="of:=ABS([$rezultati_analiticki.S16]-[$rezultati_simulacija.S16])/[$rezultati_analiticki.S16]" office:value-type="float" office:value="0.0000782034416036476" calcext:value-type="float">
            <text:p>0.0001</text:p>
          </table:table-cell>
          <table:table-cell table:formula="of:=ABS([$rezultati_analiticki.T16]-[$rezultati_simulacija.T16])/[$rezultati_analiticki.T16]" office:value-type="float" office:value="0.00210074144718673" calcext:value-type="float">
            <text:p>0.0021</text:p>
          </table:table-cell>
          <table:table-cell table:formula="of:=ABS([$rezultati_analiticki.U16]-[$rezultati_simulacija.U16])/[$rezultati_analiticki.U16]" office:value-type="float" office:value="0.00549941980001195" calcext:value-type="float">
            <text:p>0.0055</text:p>
          </table:table-cell>
          <table:table-cell table:formula="of:=ABS([$rezultati_analiticki.V16]-[$rezultati_simulacija.V16])/[$rezultati_analiticki.V16]" office:value-type="float" office:value="0.000530292731960122" calcext:value-type="float">
            <text:p>0.0005</text:p>
          </table:table-cell>
          <table:table-cell table:formula="of:=ABS([$rezultati_analiticki.W16]-[$rezultati_simulacija.W16])/[$rezultati_analiticki.W16]" office:value-type="float" office:value="0.0125380884031739" calcext:value-type="float">
            <text:p>0.0125</text:p>
          </table:table-cell>
          <table:table-cell table:formula="of:=ABS([$rezultati_analiticki.X16]-[$rezultati_simulacija.X16])/[$rezultati_analiticki.X16]" office:value-type="float" office:value="0.0155159262632416" calcext:value-type="float">
            <text:p>0.0155</text:p>
          </table:table-cell>
          <table:table-cell table:formula="of:=ABS([$rezultati_analiticki.Y16]-[$rezultati_simulacija.Y16])/[$rezultati_analiticki.Y16]" office:value-type="float" office:value="0.0110932547451095" calcext:value-type="float">
            <text:p>0.0111</text:p>
          </table:table-cell>
          <table:table-cell table:formula="of:=ABS([$rezultati_analiticki.Z16]-[$rezultati_simulacija.Z16])/[$rezultati_analiticki.Z16]" office:value-type="float" office:value="0.000858832925213941" calcext:value-type="float">
            <text:p>0.0009</text:p>
          </table:table-cell>
          <table:table-cell table:formula="of:=ABS([$rezultati_analiticki.AA16]-[$rezultati_simulacija.AA16])/[$rezultati_analiticki.AA16]" office:value-type="float" office:value="0.00326296876593853" calcext:value-type="float">
            <text:p>0.0033</text:p>
          </table:table-cell>
          <table:table-cell table:formula="of:=ABS([$rezultati_analiticki.AB16]-[$rezultati_simulacija.AB16])/[$rezultati_analiticki.AB16]" office:value-type="float" office:value="0.00156634354712491" calcext:value-type="float">
            <text:p>0.0016</text:p>
          </table:table-cell>
          <table:table-cell table:formula="of:=ABS([$rezultati_analiticki.AC16]-[$rezultati_simulacija.AC16])/[$rezultati_analiticki.AC16]" office:value-type="float" office:value="0.0135110252487998" calcext:value-type="float">
            <text:p>0.0135</text:p>
          </table:table-cell>
          <table:table-cell table:formula="of:=ABS([$rezultati_analiticki.AD16]-[$rezultati_simulacija.AD16])/[$rezultati_analiticki.AD16]" office:value-type="float" office:value="0.0284918308559075" calcext:value-type="float">
            <text:p>0.0285</text:p>
          </table:table-cell>
        </table:table-row>
        <table:table-row table:style-name="ro1">
          <table:table-cell table:formula="of:=ABS([$rezultati_analiticki.A17]-[$rezultati_simulacija.A17])/[$rezultati_analiticki.A17]" office:value-type="float" office:value="0" calcext:value-type="float">
            <text:p>0.0000</text:p>
          </table:table-cell>
          <table:table-cell table:formula="of:=ABS([$rezultati_analiticki.B17]-[$rezultati_simulacija.B17])/[$rezultati_analiticki.B17]" office:value-type="float" office:value="0" calcext:value-type="float">
            <text:p>0.0000</text:p>
          </table:table-cell>
          <table:table-cell table:formula="of:=ABS([$rezultati_analiticki.C17]-[$rezultati_simulacija.C17])/[$rezultati_analiticki.C17]" office:value-type="float" office:value="0.268823271921376" calcext:value-type="float">
            <text:p>0.2688</text:p>
          </table:table-cell>
          <table:table-cell table:formula="of:=ABS([$rezultati_analiticki.D17]-[$rezultati_simulacija.D17])/[$rezultati_analiticki.D17]" office:value-type="float" office:value="0.00338544468220808" calcext:value-type="float">
            <text:p>0.0034</text:p>
          </table:table-cell>
          <table:table-cell table:formula="of:=ABS([$rezultati_analiticki.E17]-[$rezultati_simulacija.E17])/[$rezultati_analiticki.E17]" office:value-type="float" office:value="0.00423945933731212" calcext:value-type="float">
            <text:p>0.0042</text:p>
          </table:table-cell>
          <table:table-cell table:formula="of:=ABS([$rezultati_analiticki.F17]-[$rezultati_simulacija.F17])/[$rezultati_analiticki.F17]" office:value-type="float" office:value="0.00829688563939131" calcext:value-type="float">
            <text:p>0.0083</text:p>
          </table:table-cell>
          <table:table-cell table:formula="of:=ABS([$rezultati_analiticki.G17]-[$rezultati_simulacija.G17])/[$rezultati_analiticki.G17]" office:value-type="float" office:value="0.00677777707443837" calcext:value-type="float">
            <text:p>0.0068</text:p>
          </table:table-cell>
          <table:table-cell table:formula="of:=ABS([$rezultati_analiticki.H17]-[$rezultati_simulacija.H17])/[$rezultati_analiticki.H17]" office:value-type="float" office:value="0.0101124092491263" calcext:value-type="float">
            <text:p>0.0101</text:p>
          </table:table-cell>
          <table:table-cell table:formula="of:=ABS([$rezultati_analiticki.I17]-[$rezultati_simulacija.I17])/[$rezultati_analiticki.I17]" office:value-type="float" office:value="0.00186221820549736" calcext:value-type="float">
            <text:p>0.0019</text:p>
          </table:table-cell>
          <table:table-cell table:formula="of:=ABS([$rezultati_analiticki.J17]-[$rezultati_simulacija.J17])/[$rezultati_analiticki.J17]" office:value-type="float" office:value="0.000506729419207139" calcext:value-type="float">
            <text:p>0.0005</text:p>
          </table:table-cell>
          <table:table-cell table:formula="of:=ABS([$rezultati_analiticki.K17]-[$rezultati_simulacija.K17])/[$rezultati_analiticki.K17]" office:value-type="float" office:value="0.00824757175644573" calcext:value-type="float">
            <text:p>0.0082</text:p>
          </table:table-cell>
          <table:table-cell table:formula="of:=ABS([$rezultati_analiticki.L17]-[$rezultati_simulacija.L17])/[$rezultati_analiticki.L17]" office:value-type="float" office:value="0.00576742130818807" calcext:value-type="float">
            <text:p>0.0058</text:p>
          </table:table-cell>
          <table:table-cell table:formula="of:=ABS([$rezultati_analiticki.M17]-[$rezultati_simulacija.M17])/[$rezultati_analiticki.M17]" office:value-type="float" office:value="0.00207248266659391" calcext:value-type="float">
            <text:p>0.0021</text:p>
          </table:table-cell>
          <table:table-cell table:formula="of:=ABS([$rezultati_analiticki.N17]-[$rezultati_simulacija.N17])/[$rezultati_analiticki.N17]" office:value-type="float" office:value="0.00537249744300905" calcext:value-type="float">
            <text:p>0.0054</text:p>
          </table:table-cell>
          <table:table-cell table:formula="of:=ABS([$rezultati_analiticki.O17]-[$rezultati_simulacija.O17])/[$rezultati_analiticki.O17]" office:value-type="float" office:value="0.00167077491510906" calcext:value-type="float">
            <text:p>0.0017</text:p>
          </table:table-cell>
          <table:table-cell table:formula="of:=ABS([$rezultati_analiticki.P17]-[$rezultati_simulacija.P17])/[$rezultati_analiticki.P17]" office:value-type="float" office:value="0.00310087014013932" calcext:value-type="float">
            <text:p>0.0031</text:p>
          </table:table-cell>
          <table:table-cell table:formula="of:=ABS([$rezultati_analiticki.Q17]-[$rezultati_simulacija.Q17])/[$rezultati_analiticki.Q17]" office:value-type="float" office:value="0.00812037811029673" calcext:value-type="float">
            <text:p>0.0081</text:p>
          </table:table-cell>
          <table:table-cell table:formula="of:=ABS([$rezultati_analiticki.R17]-[$rezultati_simulacija.R17])/[$rezultati_analiticki.R17]" office:value-type="float" office:value="0.000778246876641396" calcext:value-type="float">
            <text:p>0.0008</text:p>
          </table:table-cell>
          <table:table-cell table:formula="of:=ABS([$rezultati_analiticki.S17]-[$rezultati_simulacija.S17])/[$rezultati_analiticki.S17]" office:value-type="float" office:value="0.000624911998134498" calcext:value-type="float">
            <text:p>0.0006</text:p>
          </table:table-cell>
          <table:table-cell table:formula="of:=ABS([$rezultati_analiticki.T17]-[$rezultati_simulacija.T17])/[$rezultati_analiticki.T17]" office:value-type="float" office:value="0.00163312679499682" calcext:value-type="float">
            <text:p>0.0016</text:p>
          </table:table-cell>
          <table:table-cell table:formula="of:=ABS([$rezultati_analiticki.U17]-[$rezultati_simulacija.U17])/[$rezultati_analiticki.U17]" office:value-type="float" office:value="0.000742610941474107" calcext:value-type="float">
            <text:p>0.0007</text:p>
          </table:table-cell>
          <table:table-cell table:formula="of:=ABS([$rezultati_analiticki.V17]-[$rezultati_simulacija.V17])/[$rezultati_analiticki.V17]" office:value-type="float" office:value="0.334743709034286" calcext:value-type="float">
            <text:p>0.3347</text:p>
          </table:table-cell>
          <table:table-cell table:formula="of:=ABS([$rezultati_analiticki.W17]-[$rezultati_simulacija.W17])/[$rezultati_analiticki.W17]" office:value-type="float" office:value="0.0184794549585641" calcext:value-type="float">
            <text:p>0.0185</text:p>
          </table:table-cell>
          <table:table-cell table:formula="of:=ABS([$rezultati_analiticki.X17]-[$rezultati_simulacija.X17])/[$rezultati_analiticki.X17]" office:value-type="float" office:value="0.0318742669068808" calcext:value-type="float">
            <text:p>0.0319</text:p>
          </table:table-cell>
          <table:table-cell table:formula="of:=ABS([$rezultati_analiticki.Y17]-[$rezultati_simulacija.Y17])/[$rezultati_analiticki.Y17]" office:value-type="float" office:value="0.0179913091655271" calcext:value-type="float">
            <text:p>0.0180</text:p>
          </table:table-cell>
          <table:table-cell table:formula="of:=ABS([$rezultati_analiticki.Z17]-[$rezultati_simulacija.Z17])/[$rezultati_analiticki.Z17]" office:value-type="float" office:value="0.0733592185379734" calcext:value-type="float">
            <text:p>0.0734</text:p>
          </table:table-cell>
          <table:table-cell table:formula="of:=ABS([$rezultati_analiticki.AA17]-[$rezultati_simulacija.AA17])/[$rezultati_analiticki.AA17]" office:value-type="float" office:value="0.0273478781616576" calcext:value-type="float">
            <text:p>0.0273</text:p>
          </table:table-cell>
          <table:table-cell table:formula="of:=ABS([$rezultati_analiticki.AB17]-[$rezultati_simulacija.AB17])/[$rezultati_analiticki.AB17]" office:value-type="float" office:value="0.0254200081899321" calcext:value-type="float">
            <text:p>0.0254</text:p>
          </table:table-cell>
          <table:table-cell table:formula="of:=ABS([$rezultati_analiticki.AC17]-[$rezultati_simulacija.AC17])/[$rezultati_analiticki.AC17]" office:value-type="float" office:value="0.0802045556880166" calcext:value-type="float">
            <text:p>0.0802</text:p>
          </table:table-cell>
          <table:table-cell table:formula="of:=ABS([$rezultati_analiticki.AD17]-[$rezultati_simulacija.AD17])/[$rezultati_analiticki.AD17]" office:value-type="float" office:value="0.0424476617801311" calcext:value-type="float">
            <text:p>0.0424</text:p>
          </table:table-cell>
        </table:table-row>
        <table:table-row table:style-name="ro1">
          <table:table-cell table:formula="of:=SUM([.A2:.A17])" office:value-type="float" office:value="0" calcext:value-type="float">
            <text:p>0.0000</text:p>
          </table:table-cell>
          <table:table-cell table:formula="of:=SUM([.B2:.B17])" office:value-type="float" office:value="0" calcext:value-type="float">
            <text:p>0.0000</text:p>
          </table:table-cell>
          <table:table-cell table:formula="of:=SUM([.C2:.C17])" office:value-type="float" office:value="1.09573884112244" calcext:value-type="float">
            <text:p>1.0957</text:p>
          </table:table-cell>
          <table:table-cell table:formula="of:=SUM([.D2:.D17])" office:value-type="float" office:value="0.0338645645227427" calcext:value-type="float">
            <text:p>0.0339</text:p>
          </table:table-cell>
          <table:table-cell table:formula="of:=SUM([.E2:.E17])" office:value-type="float" office:value="0.121613738256638" calcext:value-type="float">
            <text:p>0.1216</text:p>
          </table:table-cell>
          <table:table-cell table:formula="of:=SUM([.F2:.F17])" office:value-type="float" office:value="0.0864434496244338" calcext:value-type="float">
            <text:p>0.0864</text:p>
          </table:table-cell>
          <table:table-cell table:formula="of:=SUM([.G2:.G17])" office:value-type="float" office:value="0.0902678409446434" calcext:value-type="float">
            <text:p>0.0903</text:p>
          </table:table-cell>
          <table:table-cell table:formula="of:=SUM([.H2:.H17])" office:value-type="float" office:value="0.0948966977764854" calcext:value-type="float">
            <text:p>0.0949</text:p>
          </table:table-cell>
          <table:table-cell table:formula="of:=SUM([.I2:.I17])" office:value-type="float" office:value="0.0488530119810077" calcext:value-type="float">
            <text:p>0.0489</text:p>
          </table:table-cell>
          <table:table-cell table:formula="of:=SUM([.J2:.J17])" office:value-type="string" office:string-value="" calcext:value-type="error">
            <text:p>#DIV/0!</text:p>
          </table:table-cell>
          <table:table-cell table:formula="of:=SUM([.K2:.K17])" office:value-type="string" office:string-value="" calcext:value-type="error">
            <text:p>#DIV/0!</text:p>
          </table:table-cell>
          <table:table-cell table:formula="of:=SUM([.L2:.L17])" office:value-type="string" office:string-value="" calcext:value-type="error">
            <text:p>#DIV/0!</text:p>
          </table:table-cell>
          <table:table-cell table:formula="of:=SUM([.M2:.M17])" office:value-type="float" office:value="0.0387483753505527" calcext:value-type="float">
            <text:p>0.0387</text:p>
          </table:table-cell>
          <table:table-cell table:formula="of:=SUM([.N2:.N17])" office:value-type="float" office:value="0.0827788688855271" calcext:value-type="float">
            <text:p>0.0828</text:p>
          </table:table-cell>
          <table:table-cell table:formula="of:=SUM([.O2:.O17])" office:value-type="float" office:value="0.0643059659340652" calcext:value-type="float">
            <text:p>0.0643</text:p>
          </table:table-cell>
          <table:table-cell table:formula="of:=SUM([.P2:.P17])" office:value-type="float" office:value="0.0536881549238988" calcext:value-type="float">
            <text:p>0.0537</text:p>
          </table:table-cell>
          <table:table-cell table:formula="of:=SUM([.Q2:.Q17])" office:value-type="float" office:value="0.0598852742454564" calcext:value-type="float">
            <text:p>0.0599</text:p>
          </table:table-cell>
          <table:table-cell table:formula="of:=SUM([.R2:.R17])" office:value-type="float" office:value="0.0653530947739105" calcext:value-type="float">
            <text:p>0.0654</text:p>
          </table:table-cell>
          <table:table-cell table:formula="of:=SUM([.S2:.S17])" office:value-type="string" office:string-value="" calcext:value-type="error">
            <text:p>#DIV/0!</text:p>
          </table:table-cell>
          <table:table-cell table:formula="of:=SUM([.T2:.T17])" office:value-type="string" office:string-value="" calcext:value-type="error">
            <text:p>#DIV/0!</text:p>
          </table:table-cell>
          <table:table-cell table:formula="of:=SUM([.U2:.U17])" office:value-type="string" office:string-value="" calcext:value-type="error">
            <text:p>#DIV/0!</text:p>
          </table:table-cell>
          <table:table-cell table:formula="of:=SUM([.V2:.V17])" office:value-type="float" office:value="0.75090257586744" calcext:value-type="float">
            <text:p>0.7509</text:p>
          </table:table-cell>
          <table:table-cell table:formula="of:=SUM([.W2:.W17])" office:value-type="float" office:value="0.18783869403758" calcext:value-type="float">
            <text:p>0.1878</text:p>
          </table:table-cell>
          <table:table-cell table:formula="of:=SUM([.X2:.X17])" office:value-type="float" office:value="0.209034191750683" calcext:value-type="float">
            <text:p>0.2090</text:p>
          </table:table-cell>
          <table:table-cell table:formula="of:=SUM([.Y2:.Y17])" office:value-type="float" office:value="0.128442792462681" calcext:value-type="float">
            <text:p>0.1284</text:p>
          </table:table-cell>
          <table:table-cell table:formula="of:=SUM([.Z2:.Z17])" office:value-type="float" office:value="0.869407334320936" calcext:value-type="float">
            <text:p>0.8694</text:p>
          </table:table-cell>
          <table:table-cell table:formula="of:=SUM([.AA2:.AA17])" office:value-type="float" office:value="1.18081311161198" calcext:value-type="float">
            <text:p>1.1808</text:p>
          </table:table-cell>
          <table:table-cell table:formula="of:=SUM([.AB2:.AB17])" office:value-type="string" office:string-value="" calcext:value-type="error">
            <text:p>#DIV/0!</text:p>
          </table:table-cell>
          <table:table-cell table:formula="of:=SUM([.AC2:.AC17])" office:value-type="string" office:string-value="" calcext:value-type="error">
            <text:p>#DIV/0!</text:p>
          </table:table-cell>
          <table:table-cell table:formula="of:=SUM([.AD2:.AD17])" office:value-type="string" office:string-value="" calcext:value-type="error">
            <text:p>#DIV/0!</text:p>
          </table:table-cell>
        </table:table-row>
        <table:table-row table:style-name="ro1" table:number-rows-repeated="104855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rezultati_simulacija_x100" table:style-name="ta1">
        <table:table-column table:style-name="co6" table:number-columns-repeated="30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61405221076578" calcext:value-type="float">
            <text:p>0.0561405221076578</text:p>
          </table:table-cell>
          <table:table-cell office:value-type="float" office:value="0.147931299944744" calcext:value-type="float">
            <text:p>0.147931299944744</text:p>
          </table:table-cell>
          <table:table-cell office:value-type="float" office:value="0.0985903846240031" calcext:value-type="float">
            <text:p>0.0985903846240031</text:p>
          </table:table-cell>
          <table:table-cell office:value-type="float" office:value="0.110811114228417" calcext:value-type="float">
            <text:p>0.110811114228417</text:p>
          </table:table-cell>
          <table:table-cell office:value-type="float" office:value="0.0744559001997336" calcext:value-type="float">
            <text:p>0.0744559001997336</text:p>
          </table:table-cell>
          <table:table-cell office:value-type="float" office:value="0.296958434038739" calcext:value-type="float">
            <text:p>0.296958434038739</text:p>
          </table:table-cell>
          <table:table-cell office:value-type="float" office:value="0.296017030839058" calcext:value-type="float">
            <text:p>0.296017030839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0460022535657" calcext:value-type="float">
            <text:p>37.0460022535657</text:p>
          </table:table-cell>
          <table:table-cell office:value-type="float" office:value="9.84589078478078" calcext:value-type="float">
            <text:p>9.84589078478078</text:p>
          </table:table-cell>
          <table:table-cell office:value-type="float" office:value="7.39500370104703" calcext:value-type="float">
            <text:p>7.39500370104703</text:p>
          </table:table-cell>
          <table:table-cell office:value-type="float" office:value="4.96215417643607" calcext:value-type="float">
            <text:p>4.96215417643607</text:p>
          </table:table-cell>
          <table:table-cell office:value-type="float" office:value="11.8724151800812" calcext:value-type="float">
            <text:p>11.8724151800812</text:p>
          </table:table-cell>
          <table:table-cell office:value-type="float" office:value="11.8696875716954" calcext:value-type="float">
            <text:p>11.8696875716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3013097982172" calcext:value-type="float">
            <text:p>0.173013097982172</text:p>
          </table:table-cell>
          <table:table-cell office:value-type="float" office:value="0.109282391145853" calcext:value-type="float">
            <text:p>0.109282391145853</text:p>
          </table:table-cell>
          <table:table-cell office:value-type="float" office:value="0.124677292464556" calcext:value-type="float">
            <text:p>0.124677292464556</text:p>
          </table:table-cell>
          <table:table-cell office:value-type="float" office:value="0.0803904311443714" calcext:value-type="float">
            <text:p>0.0803904311443714</text:p>
          </table:table-cell>
          <table:table-cell office:value-type="float" office:value="0.423487892317652" calcext:value-type="float">
            <text:p>0.423487892317652</text:p>
          </table:table-cell>
          <table:table-cell office:value-type="float" office:value="0.422065680051453" calcext:value-type="float">
            <text:p>0.422065680051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79999260564674" calcext:value-type="float">
            <text:p>0.0779999260564674</text:p>
          </table:table-cell>
          <table:table-cell office:value-type="float" office:value="0.272294138287239" calcext:value-type="float">
            <text:p>0.272294138287239</text:p>
          </table:table-cell>
          <table:table-cell office:value-type="float" office:value="0.181836585149863" calcext:value-type="float">
            <text:p>0.181836585149863</text:p>
          </table:table-cell>
          <table:table-cell office:value-type="float" office:value="0.204468613094784" calcext:value-type="float">
            <text:p>0.204468613094784</text:p>
          </table:table-cell>
          <table:table-cell office:value-type="float" office:value="0.135696574486064" calcext:value-type="float">
            <text:p>0.135696574486064</text:p>
          </table:table-cell>
          <table:table-cell office:value-type="float" office:value="0.5444288166185" calcext:value-type="float">
            <text:p>0.5444288166185</text:p>
          </table:table-cell>
          <table:table-cell office:value-type="float" office:value="0.544651352776939" calcext:value-type="float">
            <text:p>0.544651352776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0994535716418" calcext:value-type="float">
            <text:p>68.0994535716418</text:p>
          </table:table-cell>
          <table:table-cell office:value-type="float" office:value="18.1230403158171" calcext:value-type="float">
            <text:p>18.1230403158171</text:p>
          </table:table-cell>
          <table:table-cell office:value-type="float" office:value="13.6271536130271" calcext:value-type="float">
            <text:p>13.6271536130271</text:p>
          </table:table-cell>
          <table:table-cell office:value-type="float" office:value="9.0716691891109" calcext:value-type="float">
            <text:p>9.0716691891109</text:p>
          </table:table-cell>
          <table:table-cell office:value-type="float" office:value="21.7897604963113" calcext:value-type="float">
            <text:p>21.7897604963113</text:p>
          </table:table-cell>
          <table:table-cell office:value-type="float" office:value="21.7875197800773" calcext:value-type="float">
            <text:p>21.7875197800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9064462345" calcext:value-type="float">
            <text:p>0.369064462345</text:p>
          </table:table-cell>
          <table:table-cell office:value-type="float" office:value="0.222246268997609" calcext:value-type="float">
            <text:p>0.222246268997609</text:p>
          </table:table-cell>
          <table:table-cell office:value-type="float" office:value="0.257266559901482" calcext:value-type="float">
            <text:p>0.257266559901482</text:p>
          </table:table-cell>
          <table:table-cell office:value-type="float" office:value="0.156970206532347" calcext:value-type="float">
            <text:p>0.156970206532347</text:p>
          </table:table-cell>
          <table:table-cell office:value-type="float" office:value="1.1952487377237" calcext:value-type="float">
            <text:p>1.1952487377237</text:p>
          </table:table-cell>
          <table:table-cell office:value-type="float" office:value="1.1983476718519" calcext:value-type="float">
            <text:p>1.1983476718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45086057407131" calcext:value-type="float">
            <text:p>0.145086057407131</text:p>
          </table:table-cell>
          <table:table-cell office:value-type="float" office:value="0.395653917743387" calcext:value-type="float">
            <text:p>0.395653917743387</text:p>
          </table:table-cell>
          <table:table-cell office:value-type="float" office:value="0.264426422661887" calcext:value-type="float">
            <text:p>0.264426422661887</text:p>
          </table:table-cell>
          <table:table-cell office:value-type="float" office:value="0.296378706568266" calcext:value-type="float">
            <text:p>0.296378706568266</text:p>
          </table:table-cell>
          <table:table-cell office:value-type="float" office:value="0.196509975001133" calcext:value-type="float">
            <text:p>0.196509975001133</text:p>
          </table:table-cell>
          <table:table-cell office:value-type="float" office:value="0.790887994434008" calcext:value-type="float">
            <text:p>0.790887994434008</text:p>
          </table:table-cell>
          <table:table-cell office:value-type="float" office:value="0.790439562096397" calcext:value-type="float">
            <text:p>0.790439562096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9493710833338" calcext:value-type="float">
            <text:p>98.9493710833338</text:p>
          </table:table-cell>
          <table:table-cell office:value-type="float" office:value="26.4396159614564" calcext:value-type="float">
            <text:p>26.4396159614564</text:p>
          </table:table-cell>
          <table:table-cell office:value-type="float" office:value="19.7458071145437" calcext:value-type="float">
            <text:p>19.7458071145437</text:p>
          </table:table-cell>
          <table:table-cell office:value-type="float" office:value="13.1217057670651" calcext:value-type="float">
            <text:p>13.1217057670651</text:p>
          </table:table-cell>
          <table:table-cell office:value-type="float" office:value="31.6825047066389" calcext:value-type="float">
            <text:p>31.6825047066389</text:p>
          </table:table-cell>
          <table:table-cell office:value-type="float" office:value="31.6421065847915" calcext:value-type="float">
            <text:p>31.6421065847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8488685947308" calcext:value-type="float">
            <text:p>0.638488685947308</text:p>
          </table:table-cell>
          <table:table-cell office:value-type="float" office:value="0.360339859573866" calcext:value-type="float">
            <text:p>0.360339859573866</text:p>
          </table:table-cell>
          <table:table-cell office:value-type="float" office:value="0.421138801924691" calcext:value-type="float">
            <text:p>0.421138801924691</text:p>
          </table:table-cell>
          <table:table-cell office:value-type="float" office:value="0.244837390253763" calcext:value-type="float">
            <text:p>0.244837390253763</text:p>
          </table:table-cell>
          <table:table-cell office:value-type="float" office:value="3.76569310098055" calcext:value-type="float">
            <text:p>3.76569310098055</text:p>
          </table:table-cell>
          <table:table-cell office:value-type="float" office:value="3.75725806074108" calcext:value-type="float">
            <text:p>3.75725806074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0324575569209" calcext:value-type="float">
            <text:p>2.00324575569209</text:p>
          </table:table-cell>
          <table:table-cell office:value-type="float" office:value="0.495410724280266" calcext:value-type="float">
            <text:p>0.495410724280266</text:p>
          </table:table-cell>
          <table:table-cell office:value-type="float" office:value="0.330170613226938" calcext:value-type="float">
            <text:p>0.330170613226938</text:p>
          </table:table-cell>
          <table:table-cell office:value-type="float" office:value="0.370660733139055" calcext:value-type="float">
            <text:p>0.370660733139055</text:p>
          </table:table-cell>
          <table:table-cell office:value-type="float" office:value="0.247206121447013" calcext:value-type="float">
            <text:p>0.247206121447013</text:p>
          </table:table-cell>
          <table:table-cell office:value-type="float" office:value="0.986515802495152" calcext:value-type="float">
            <text:p>0.986515802495152</text:p>
          </table:table-cell>
          <table:table-cell office:value-type="float" office:value="0.989924973699839" calcext:value-type="float">
            <text:p>0.989924973699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839669692483" calcext:value-type="float">
            <text:p>123.839669692483</text:p>
          </table:table-cell>
          <table:table-cell office:value-type="float" office:value="32.9967191720479" calcext:value-type="float">
            <text:p>32.9967191720479</text:p>
          </table:table-cell>
          <table:table-cell office:value-type="float" office:value="24.7561534029206" calcext:value-type="float">
            <text:p>24.7561534029206</text:p>
          </table:table-cell>
          <table:table-cell office:value-type="float" office:value="16.5109250997384" calcext:value-type="float">
            <text:p>16.5109250997384</text:p>
          </table:table-cell>
          <table:table-cell office:value-type="float" office:value="39.4940482693833" calcext:value-type="float">
            <text:p>39.4940482693833</text:p>
          </table:table-cell>
          <table:table-cell office:value-type="float" office:value="39.5913231529149" calcext:value-type="float">
            <text:p>39.5913231529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9964770777196" calcext:value-type="float">
            <text:p>0.949964770777196</text:p>
          </table:table-cell>
          <table:table-cell office:value-type="float" office:value="0.492747335733897" calcext:value-type="float">
            <text:p>0.492747335733897</text:p>
          </table:table-cell>
          <table:table-cell office:value-type="float" office:value="0.587768553706401" calcext:value-type="float">
            <text:p>0.587768553706401</text:p>
          </table:table-cell>
          <table:table-cell office:value-type="float" office:value="0.327435879985814" calcext:value-type="float">
            <text:p>0.327435879985814</text:p>
          </table:table-cell>
          <table:table-cell office:value-type="float" office:value="73.2648721743997" calcext:value-type="float">
            <text:p>73.2648721743997</text:p>
          </table:table-cell>
          <table:table-cell office:value-type="float" office:value="82.8163389112366" calcext:value-type="float">
            <text:p>82.816338911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76270471261533" calcext:value-type="float">
            <text:p>0.0576270471261533</text:p>
          </table:table-cell>
          <table:table-cell office:value-type="float" office:value="0.22291771985972" calcext:value-type="float">
            <text:p>0.22291771985972</text:p>
          </table:table-cell>
          <table:table-cell office:value-type="float" office:value="0.148991174728377" calcext:value-type="float">
            <text:p>0.148991174728377</text:p>
          </table:table-cell>
          <table:table-cell office:value-type="float" office:value="0.166861328756921" calcext:value-type="float">
            <text:p>0.166861328756921</text:p>
          </table:table-cell>
          <table:table-cell office:value-type="float" office:value="0.11153559996715" calcext:value-type="float">
            <text:p>0.11153559996715</text:p>
          </table:table-cell>
          <table:table-cell office:value-type="float" office:value="0.297218349538754" calcext:value-type="float">
            <text:p>0.297218349538754</text:p>
          </table:table-cell>
          <table:table-cell office:value-type="float" office:value="0.296786621173543" calcext:value-type="float">
            <text:p>0.296786621173543</text:p>
          </table:table-cell>
          <table:table-cell office:value-type="float" office:value="0.297582494775297" calcext:value-type="float">
            <text:p>0.29758249477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947773652505" calcext:value-type="float">
            <text:p>55.6947773652505</text:p>
          </table:table-cell>
          <table:table-cell office:value-type="float" office:value="14.8763068035952" calcext:value-type="float">
            <text:p>14.8763068035952</text:p>
          </table:table-cell>
          <table:table-cell office:value-type="float" office:value="11.1371322197671" calcext:value-type="float">
            <text:p>11.1371322197671</text:p>
          </table:table-cell>
          <table:table-cell office:value-type="float" office:value="7.43970012088801" calcext:value-type="float">
            <text:p>7.43970012088801</text:p>
          </table:table-cell>
          <table:table-cell office:value-type="float" office:value="11.8870566339715" calcext:value-type="float">
            <text:p>11.8870566339715</text:p>
          </table:table-cell>
          <table:table-cell office:value-type="float" office:value="11.8578387914081" calcext:value-type="float">
            <text:p>11.8578387914081</text:p>
          </table:table-cell>
          <table:table-cell office:value-type="float" office:value="11.9010476005364" calcext:value-type="float">
            <text:p>11.9010476005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379784730457" calcext:value-type="float">
            <text:p>0.284379784730457</text:p>
          </table:table-cell>
          <table:table-cell office:value-type="float" office:value="0.175490652668975" calcext:value-type="float">
            <text:p>0.175490652668975</text:p>
          </table:table-cell>
          <table:table-cell office:value-type="float" office:value="0.200455530275099" calcext:value-type="float">
            <text:p>0.200455530275099</text:p>
          </table:table-cell>
          <table:table-cell office:value-type="float" office:value="0.125550295447936" calcext:value-type="float">
            <text:p>0.125550295447936</text:p>
          </table:table-cell>
          <table:table-cell office:value-type="float" office:value="0.422861513030119" calcext:value-type="float">
            <text:p>0.422861513030119</text:p>
          </table:table-cell>
          <table:table-cell office:value-type="float" office:value="0.421874166552751" calcext:value-type="float">
            <text:p>0.421874166552751</text:p>
          </table:table-cell>
          <table:table-cell office:value-type="float" office:value="0.423586413454042" calcext:value-type="float">
            <text:p>0.423586413454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16617528164757" calcext:value-type="float">
            <text:p>0.0816617528164757</text:p>
          </table:table-cell>
          <table:table-cell office:value-type="float" office:value="0.408098596805268" calcext:value-type="float">
            <text:p>0.408098596805268</text:p>
          </table:table-cell>
          <table:table-cell office:value-type="float" office:value="0.272085281258575" calcext:value-type="float">
            <text:p>0.272085281258575</text:p>
          </table:table-cell>
          <table:table-cell office:value-type="float" office:value="0.306950435203521" calcext:value-type="float">
            <text:p>0.306950435203521</text:p>
          </table:table-cell>
          <table:table-cell office:value-type="float" office:value="0.204698477277837" calcext:value-type="float">
            <text:p>0.204698477277837</text:p>
          </table:table-cell>
          <table:table-cell office:value-type="float" office:value="0.544000974708914" calcext:value-type="float">
            <text:p>0.544000974708914</text:p>
          </table:table-cell>
          <table:table-cell office:value-type="float" office:value="0.545350064290788" calcext:value-type="float">
            <text:p>0.545350064290788</text:p>
          </table:table-cell>
          <table:table-cell office:value-type="float" office:value="0.543179767037305" calcext:value-type="float">
            <text:p>0.54317976703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051144952297" calcext:value-type="float">
            <text:p>102.051144952297</text:p>
          </table:table-cell>
          <table:table-cell office:value-type="float" office:value="27.2080871870706" calcext:value-type="float">
            <text:p>27.2080871870706</text:p>
          </table:table-cell>
          <table:table-cell office:value-type="float" office:value="20.4485661823698" calcext:value-type="float">
            <text:p>20.4485661823698</text:p>
          </table:table-cell>
          <table:table-cell office:value-type="float" office:value="13.6025355594566" calcext:value-type="float">
            <text:p>13.6025355594566</text:p>
          </table:table-cell>
          <table:table-cell office:value-type="float" office:value="21.7637654280852" calcext:value-type="float">
            <text:p>21.7637654280852</text:p>
          </table:table-cell>
          <table:table-cell office:value-type="float" office:value="21.7887850333816" calcext:value-type="float">
            <text:p>21.7887850333816</text:p>
          </table:table-cell>
          <table:table-cell office:value-type="float" office:value="21.7406614835184" calcext:value-type="float">
            <text:p>21.74066148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3509900675453" calcext:value-type="float">
            <text:p>0.673509900675453</text:p>
          </table:table-cell>
          <table:table-cell office:value-type="float" office:value="0.374398559803974" calcext:value-type="float">
            <text:p>0.374398559803974</text:p>
          </table:table-cell>
          <table:table-cell office:value-type="float" office:value="0.443516623807509" calcext:value-type="float">
            <text:p>0.443516623807509</text:p>
          </table:table-cell>
          <table:table-cell office:value-type="float" office:value="0.258248394315093" calcext:value-type="float">
            <text:p>0.258248394315093</text:p>
          </table:table-cell>
          <table:table-cell office:value-type="float" office:value="1.19507070506068" calcext:value-type="float">
            <text:p>1.19507070506068</text:p>
          </table:table-cell>
          <table:table-cell office:value-type="float" office:value="1.19795359797298" calcext:value-type="float">
            <text:p>1.19795359797298</text:p>
          </table:table-cell>
          <table:table-cell office:value-type="float" office:value="1.18935849521731" calcext:value-type="float">
            <text:p>1.18935849521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4942118826145" calcext:value-type="float">
            <text:p>0.154942118826145</text:p>
          </table:table-cell>
          <table:table-cell office:value-type="float" office:value="0.593568879669005" calcext:value-type="float">
            <text:p>0.593568879669005</text:p>
          </table:table-cell>
          <table:table-cell office:value-type="float" office:value="0.396006642803331" calcext:value-type="float">
            <text:p>0.396006642803331</text:p>
          </table:table-cell>
          <table:table-cell office:value-type="float" office:value="0.44493468293617" calcext:value-type="float">
            <text:p>0.44493468293617</text:p>
          </table:table-cell>
          <table:table-cell office:value-type="float" office:value="0.296704941764339" calcext:value-type="float">
            <text:p>0.296704941764339</text:p>
          </table:table-cell>
          <table:table-cell office:value-type="float" office:value="0.792143974577742" calcext:value-type="float">
            <text:p>0.792143974577742</text:p>
          </table:table-cell>
          <table:table-cell office:value-type="float" office:value="0.791398195366688" calcext:value-type="float">
            <text:p>0.791398195366688</text:p>
          </table:table-cell>
          <table:table-cell office:value-type="float" office:value="0.791265463070048" calcext:value-type="float">
            <text:p>0.79126546307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387779634859" calcext:value-type="float">
            <text:p>148.387779634859</text:p>
          </table:table-cell>
          <table:table-cell office:value-type="float" office:value="39.6024490664932" calcext:value-type="float">
            <text:p>39.6024490664932</text:p>
          </table:table-cell>
          <table:table-cell office:value-type="float" office:value="29.6470212607546" calcext:value-type="float">
            <text:p>29.6470212607546</text:p>
          </table:table-cell>
          <table:table-cell office:value-type="float" office:value="19.7866008937526" calcext:value-type="float">
            <text:p>19.7866008937526</text:p>
          </table:table-cell>
          <table:table-cell office:value-type="float" office:value="31.6926672875592" calcext:value-type="float">
            <text:p>31.6926672875592</text:p>
          </table:table-cell>
          <table:table-cell office:value-type="float" office:value="31.6469914215821" calcext:value-type="float">
            <text:p>31.6469914215821</text:p>
          </table:table-cell>
          <table:table-cell office:value-type="float" office:value="31.6382320312472" calcext:value-type="float">
            <text:p>31.638232031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303573714988" calcext:value-type="float">
            <text:p>1.42303573714988</text:p>
          </table:table-cell>
          <table:table-cell office:value-type="float" office:value="0.65532852380685" calcext:value-type="float">
            <text:p>0.65532852380685</text:p>
          </table:table-cell>
          <table:table-cell office:value-type="float" office:value="0.801971107655612" calcext:value-type="float">
            <text:p>0.801971107655612</text:p>
          </table:table-cell>
          <table:table-cell office:value-type="float" office:value="0.421783101348888" calcext:value-type="float">
            <text:p>0.421783101348888</text:p>
          </table:table-cell>
          <table:table-cell office:value-type="float" office:value="3.8169497854606" calcext:value-type="float">
            <text:p>3.8169497854606</text:p>
          </table:table-cell>
          <table:table-cell office:value-type="float" office:value="3.80432305984452" calcext:value-type="float">
            <text:p>3.80432305984452</text:p>
          </table:table-cell>
          <table:table-cell office:value-type="float" office:value="3.79308783426364" calcext:value-type="float">
            <text:p>3.7930878342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32084607678226" calcext:value-type="float">
            <text:p>2.32084607678226</text:p>
          </table:table-cell>
          <table:table-cell office:value-type="float" office:value="0.743275565501052" calcext:value-type="float">
            <text:p>0.743275565501052</text:p>
          </table:table-cell>
          <table:table-cell office:value-type="float" office:value="0.495007555226462" calcext:value-type="float">
            <text:p>0.495007555226462</text:p>
          </table:table-cell>
          <table:table-cell office:value-type="float" office:value="0.556762744218811" calcext:value-type="float">
            <text:p>0.556762744218811</text:p>
          </table:table-cell>
          <table:table-cell office:value-type="float" office:value="0.372504084999738" calcext:value-type="float">
            <text:p>0.372504084999738</text:p>
          </table:table-cell>
          <table:table-cell office:value-type="float" office:value="0.988580888703418" calcext:value-type="float">
            <text:p>0.988580888703418</text:p>
          </table:table-cell>
          <table:table-cell office:value-type="float" office:value="0.989287097102984" calcext:value-type="float">
            <text:p>0.989287097102984</text:p>
          </table:table-cell>
          <table:table-cell office:value-type="float" office:value="0.988828926552527" calcext:value-type="float">
            <text:p>0.988828926552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736125216706" calcext:value-type="float">
            <text:p>185.736125216706</text:p>
          </table:table-cell>
          <table:table-cell office:value-type="float" office:value="49.5054935645667" calcext:value-type="float">
            <text:p>49.5054935645667</text:p>
          </table:table-cell>
          <table:table-cell office:value-type="float" office:value="37.134823161424" calcext:value-type="float">
            <text:p>37.134823161424</text:p>
          </table:table-cell>
          <table:table-cell office:value-type="float" office:value="24.8187368864808" calcext:value-type="float">
            <text:p>24.8187368864808</text:p>
          </table:table-cell>
          <table:table-cell office:value-type="float" office:value="39.5700410187492" calcext:value-type="float">
            <text:p>39.5700410187492</text:p>
          </table:table-cell>
          <table:table-cell office:value-type="float" office:value="39.554960451635" calcext:value-type="float">
            <text:p>39.554960451635</text:p>
          </table:table-cell>
          <table:table-cell office:value-type="float" office:value="39.5459724260729" calcext:value-type="float">
            <text:p>39.545972426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762538646642" calcext:value-type="float">
            <text:p>2.82762538646642</text:p>
          </table:table-cell>
          <table:table-cell office:value-type="float" office:value="0.978965834928" calcext:value-type="float">
            <text:p>0.978965834928</text:p>
          </table:table-cell>
          <table:table-cell office:value-type="float" office:value="1.25597334814739" calcext:value-type="float">
            <text:p>1.25597334814739</text:p>
          </table:table-cell>
          <table:table-cell office:value-type="float" office:value="0.592624126132329" calcext:value-type="float">
            <text:p>0.592624126132329</text:p>
          </table:table-cell>
          <table:table-cell office:value-type="float" office:value="92.6226199413269" calcext:value-type="float">
            <text:p>92.6226199413269</text:p>
          </table:table-cell>
          <table:table-cell office:value-type="float" office:value="95.3819556489373" calcext:value-type="float">
            <text:p>95.3819556489373</text:p>
          </table:table-cell>
          <table:table-cell office:value-type="float" office:value="81.762902009013" calcext:value-type="float">
            <text:p>81.762902009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3031688634236" calcext:value-type="float">
            <text:p>0.0593031688634236</text:p>
          </table:table-cell>
          <table:table-cell office:value-type="float" office:value="0.297015697590393" calcext:value-type="float">
            <text:p>0.297015697590393</text:p>
          </table:table-cell>
          <table:table-cell office:value-type="float" office:value="0.197801099943335" calcext:value-type="float">
            <text:p>0.197801099943335</text:p>
          </table:table-cell>
          <table:table-cell office:value-type="float" office:value="0.22334698982606" calcext:value-type="float">
            <text:p>0.22334698982606</text:p>
          </table:table-cell>
          <table:table-cell office:value-type="float" office:value="0.148863516944392" calcext:value-type="float">
            <text:p>0.148863516944392</text:p>
          </table:table-cell>
          <table:table-cell office:value-type="float" office:value="0.297398557692819" calcext:value-type="float">
            <text:p>0.297398557692819</text:p>
          </table:table-cell>
          <table:table-cell office:value-type="float" office:value="0.296952801046445" calcext:value-type="float">
            <text:p>0.296952801046445</text:p>
          </table:table-cell>
          <table:table-cell office:value-type="float" office:value="0.297343039191965" calcext:value-type="float">
            <text:p>0.297343039191965</text:p>
          </table:table-cell>
          <table:table-cell office:value-type="float" office:value="0.297230721343998" calcext:value-type="float">
            <text:p>0.297230721343998</text:p>
          </table:table-cell>
          <table:table-cell office:value-type="float" office:value="0" calcext:value-type="float">
            <text:p>0</text:p>
          </table:table-cell>
          <table:table-cell office:value-type="float" office:value="74.2507692167979" calcext:value-type="float">
            <text:p>74.2507692167979</text:p>
          </table:table-cell>
          <table:table-cell office:value-type="float" office:value="19.7739846689599" calcext:value-type="float">
            <text:p>19.7739846689599</text:p>
          </table:table-cell>
          <table:table-cell office:value-type="float" office:value="14.8724419941564" calcext:value-type="float">
            <text:p>14.8724419941564</text:p>
          </table:table-cell>
          <table:table-cell office:value-type="float" office:value="9.91644677215658" calcext:value-type="float">
            <text:p>9.91644677215658</text:p>
          </table:table-cell>
          <table:table-cell office:value-type="float" office:value="11.8733541526001" calcext:value-type="float">
            <text:p>11.8733541526001</text:p>
          </table:table-cell>
          <table:table-cell office:value-type="float" office:value="11.8740424633081" calcext:value-type="float">
            <text:p>11.8740424633081</text:p>
          </table:table-cell>
          <table:table-cell office:value-type="float" office:value="11.8784327197683" calcext:value-type="float">
            <text:p>11.8784327197683</text:p>
          </table:table-cell>
          <table:table-cell office:value-type="float" office:value="11.8969281895399" calcext:value-type="float">
            <text:p>11.8969281895399</text:p>
          </table:table-cell>
          <table:table-cell office:value-type="float" office:value="0" calcext:value-type="float">
            <text:p>0</text:p>
          </table:table-cell>
          <table:table-cell office:value-type="float" office:value="0.416810815765776" calcext:value-type="float">
            <text:p>0.416810815765776</text:p>
          </table:table-cell>
          <table:table-cell office:value-type="float" office:value="0.246804311761918" calcext:value-type="float">
            <text:p>0.246804311761918</text:p>
          </table:table-cell>
          <table:table-cell office:value-type="float" office:value="0.287871987333233" calcext:value-type="float">
            <text:p>0.287871987333233</text:p>
          </table:table-cell>
          <table:table-cell office:value-type="float" office:value="0.175272111852477" calcext:value-type="float">
            <text:p>0.175272111852477</text:p>
          </table:table-cell>
          <table:table-cell office:value-type="float" office:value="0.423569771882225" calcext:value-type="float">
            <text:p>0.423569771882225</text:p>
          </table:table-cell>
          <table:table-cell office:value-type="float" office:value="0.422785592655839" calcext:value-type="float">
            <text:p>0.422785592655839</text:p>
          </table:table-cell>
          <table:table-cell office:value-type="float" office:value="0.422801126563655" calcext:value-type="float">
            <text:p>0.422801126563655</text:p>
          </table:table-cell>
          <table:table-cell office:value-type="float" office:value="0.422358616504162" calcext:value-type="float">
            <text:p>0.422358616504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70465661880563" calcext:value-type="float">
            <text:p>0.0870465661880563</text:p>
          </table:table-cell>
          <table:table-cell office:value-type="float" office:value="0.544971496595404" calcext:value-type="float">
            <text:p>0.544971496595404</text:p>
          </table:table-cell>
          <table:table-cell office:value-type="float" office:value="0.363186609200896" calcext:value-type="float">
            <text:p>0.363186609200896</text:p>
          </table:table-cell>
          <table:table-cell office:value-type="float" office:value="0.409085279874195" calcext:value-type="float">
            <text:p>0.409085279874195</text:p>
          </table:table-cell>
          <table:table-cell office:value-type="float" office:value="0.271944544923272" calcext:value-type="float">
            <text:p>0.271944544923272</text:p>
          </table:table-cell>
          <table:table-cell office:value-type="float" office:value="0.543949074772425" calcext:value-type="float">
            <text:p>0.543949074772425</text:p>
          </table:table-cell>
          <table:table-cell office:value-type="float" office:value="0.544870111012983" calcext:value-type="float">
            <text:p>0.544870111012983</text:p>
          </table:table-cell>
          <table:table-cell office:value-type="float" office:value="0.544542043108141" calcext:value-type="float">
            <text:p>0.544542043108141</text:p>
          </table:table-cell>
          <table:table-cell office:value-type="float" office:value="0.544302190805007" calcext:value-type="float">
            <text:p>0.544302190805007</text:p>
          </table:table-cell>
          <table:table-cell office:value-type="float" office:value="0" calcext:value-type="float">
            <text:p>0</text:p>
          </table:table-cell>
          <table:table-cell office:value-type="float" office:value="136.169159001902" calcext:value-type="float">
            <text:p>136.169159001902</text:p>
          </table:table-cell>
          <table:table-cell office:value-type="float" office:value="36.3032448238131" calcext:value-type="float">
            <text:p>36.3032448238131</text:p>
          </table:table-cell>
          <table:table-cell office:value-type="float" office:value="27.2705365404249" calcext:value-type="float">
            <text:p>27.2705365404249</text:p>
          </table:table-cell>
          <table:table-cell office:value-type="float" office:value="18.1279394382522" calcext:value-type="float">
            <text:p>18.1279394382522</text:p>
          </table:table-cell>
          <table:table-cell office:value-type="float" office:value="21.7883688940917" calcext:value-type="float">
            <text:p>21.7883688940917</text:p>
          </table:table-cell>
          <table:table-cell office:value-type="float" office:value="21.7918412028719" calcext:value-type="float">
            <text:p>21.7918412028719</text:p>
          </table:table-cell>
          <table:table-cell office:value-type="float" office:value="21.7911628880928" calcext:value-type="float">
            <text:p>21.7911628880928</text:p>
          </table:table-cell>
          <table:table-cell office:value-type="float" office:value="21.7607239632394" calcext:value-type="float">
            <text:p>21.7607239632394</text:p>
          </table:table-cell>
          <table:table-cell office:value-type="float" office:value="0" calcext:value-type="float">
            <text:p>0</text:p>
          </table:table-cell>
          <table:table-cell office:value-type="float" office:value="1.17009960190623" calcext:value-type="float">
            <text:p>1.17009960190623</text:p>
          </table:table-cell>
          <table:table-cell office:value-type="float" office:value="0.569525150202826" calcext:value-type="float">
            <text:p>0.569525150202826</text:p>
          </table:table-cell>
          <table:table-cell office:value-type="float" office:value="0.692605788127051" calcext:value-type="float">
            <text:p>0.692605788127051</text:p>
          </table:table-cell>
          <table:table-cell office:value-type="float" office:value="0.374095557043639" calcext:value-type="float">
            <text:p>0.374095557043639</text:p>
          </table:table-cell>
          <table:table-cell office:value-type="float" office:value="1.1916859282645" calcext:value-type="float">
            <text:p>1.1916859282645</text:p>
          </table:table-cell>
          <table:table-cell office:value-type="float" office:value="1.19800271017454" calcext:value-type="float">
            <text:p>1.19800271017454</text:p>
          </table:table-cell>
          <table:table-cell office:value-type="float" office:value="1.1943986876065" calcext:value-type="float">
            <text:p>1.1943986876065</text:p>
          </table:table-cell>
          <table:table-cell office:value-type="float" office:value="1.19424746684916" calcext:value-type="float">
            <text:p>1.19424746684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5775571646599" calcext:value-type="float">
            <text:p>0.175775571646599</text:p>
          </table:table-cell>
          <table:table-cell office:value-type="float" office:value="0.792063971849608" calcext:value-type="float">
            <text:p>0.792063971849608</text:p>
          </table:table-cell>
          <table:table-cell office:value-type="float" office:value="0.528539005885066" calcext:value-type="float">
            <text:p>0.528539005885066</text:p>
          </table:table-cell>
          <table:table-cell office:value-type="float" office:value="0.593981083262735" calcext:value-type="float">
            <text:p>0.593981083262735</text:p>
          </table:table-cell>
          <table:table-cell office:value-type="float" office:value="0.395924400633917" calcext:value-type="float">
            <text:p>0.395924400633917</text:p>
          </table:table-cell>
          <table:table-cell office:value-type="float" office:value="0.791578393550652" calcext:value-type="float">
            <text:p>0.791578393550652</text:p>
          </table:table-cell>
          <table:table-cell office:value-type="float" office:value="0.792168203430717" calcext:value-type="float">
            <text:p>0.792168203430717</text:p>
          </table:table-cell>
          <table:table-cell office:value-type="float" office:value="0.793336909950097" calcext:value-type="float">
            <text:p>0.793336909950097</text:p>
          </table:table-cell>
          <table:table-cell office:value-type="float" office:value="0.792475412235447" calcext:value-type="float">
            <text:p>0.792475412235447</text:p>
          </table:table-cell>
          <table:table-cell office:value-type="float" office:value="0" calcext:value-type="float">
            <text:p>0</text:p>
          </table:table-cell>
          <table:table-cell office:value-type="float" office:value="198.054421249681" calcext:value-type="float">
            <text:p>198.054421249681</text:p>
          </table:table-cell>
          <table:table-cell office:value-type="float" office:value="52.8287098752336" calcext:value-type="float">
            <text:p>52.8287098752336</text:p>
          </table:table-cell>
          <table:table-cell office:value-type="float" office:value="39.582322146823" calcext:value-type="float">
            <text:p>39.582322146823</text:p>
          </table:table-cell>
          <table:table-cell office:value-type="float" office:value="26.4014490361293" calcext:value-type="float">
            <text:p>26.4014490361293</text:p>
          </table:table-cell>
          <table:table-cell office:value-type="float" office:value="31.6666016084836" calcext:value-type="float">
            <text:p>31.6666016084836</text:p>
          </table:table-cell>
          <table:table-cell office:value-type="float" office:value="31.6712898197939" calcext:value-type="float">
            <text:p>31.6712898197939</text:p>
          </table:table-cell>
          <table:table-cell office:value-type="float" office:value="31.71442985513" calcext:value-type="float">
            <text:p>31.71442985513</text:p>
          </table:table-cell>
          <table:table-cell office:value-type="float" office:value="31.6948790114073" calcext:value-type="float">
            <text:p>31.6948790114073</text:p>
          </table:table-cell>
          <table:table-cell office:value-type="float" office:value="0" calcext:value-type="float">
            <text:p>0</text:p>
          </table:table-cell>
          <table:table-cell office:value-type="float" office:value="3.7571621346428" calcext:value-type="float">
            <text:p>3.7571621346428</text:p>
          </table:table-cell>
          <table:table-cell office:value-type="float" office:value="1.12006599099514" calcext:value-type="float">
            <text:p>1.12006599099514</text:p>
          </table:table-cell>
          <table:table-cell office:value-type="float" office:value="1.46067982386723" calcext:value-type="float">
            <text:p>1.46067982386723</text:p>
          </table:table-cell>
          <table:table-cell office:value-type="float" office:value="0.655821325787022" calcext:value-type="float">
            <text:p>0.655821325787022</text:p>
          </table:table-cell>
          <table:table-cell office:value-type="float" office:value="3.78868755558602" calcext:value-type="float">
            <text:p>3.78868755558602</text:p>
          </table:table-cell>
          <table:table-cell office:value-type="float" office:value="3.82898138360984" calcext:value-type="float">
            <text:p>3.82898138360984</text:p>
          </table:table-cell>
          <table:table-cell office:value-type="float" office:value="3.83250353585138" calcext:value-type="float">
            <text:p>3.83250353585138</text:p>
          </table:table-cell>
          <table:table-cell office:value-type="float" office:value="3.83588163936518" calcext:value-type="float">
            <text:p>3.83588163936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0836475855813" calcext:value-type="float">
            <text:p>2.80836475855813</text:p>
          </table:table-cell>
          <table:table-cell office:value-type="float" office:value="0.989868836578204" calcext:value-type="float">
            <text:p>0.989868836578204</text:p>
          </table:table-cell>
          <table:table-cell office:value-type="float" office:value="0.659739426524688" calcext:value-type="float">
            <text:p>0.659739426524688</text:p>
          </table:table-cell>
          <table:table-cell office:value-type="float" office:value="0.741682062409248" calcext:value-type="float">
            <text:p>0.741682062409248</text:p>
          </table:table-cell>
          <table:table-cell office:value-type="float" office:value="0.49487812384705" calcext:value-type="float">
            <text:p>0.49487812384705</text:p>
          </table:table-cell>
          <table:table-cell office:value-type="float" office:value="0.988556574345644" calcext:value-type="float">
            <text:p>0.988556574345644</text:p>
          </table:table-cell>
          <table:table-cell office:value-type="float" office:value="0.988243896592853" calcext:value-type="float">
            <text:p>0.988243896592853</text:p>
          </table:table-cell>
          <table:table-cell office:value-type="float" office:value="0.988572273591779" calcext:value-type="float">
            <text:p>0.988572273591779</text:p>
          </table:table-cell>
          <table:table-cell office:value-type="float" office:value="0.988135179887505" calcext:value-type="float">
            <text:p>0.988135179887505</text:p>
          </table:table-cell>
          <table:table-cell office:value-type="float" office:value="0" calcext:value-type="float">
            <text:p>0</text:p>
          </table:table-cell>
          <table:table-cell office:value-type="float" office:value="247.407238217415" calcext:value-type="float">
            <text:p>247.407238217415</text:p>
          </table:table-cell>
          <table:table-cell office:value-type="float" office:value="65.9737071169935" calcext:value-type="float">
            <text:p>65.9737071169935</text:p>
          </table:table-cell>
          <table:table-cell office:value-type="float" office:value="49.4422145114614" calcext:value-type="float">
            <text:p>49.4422145114614</text:p>
          </table:table-cell>
          <table:table-cell office:value-type="float" office:value="32.9831631934652" calcext:value-type="float">
            <text:p>32.9831631934652</text:p>
          </table:table-cell>
          <table:table-cell office:value-type="float" office:value="39.5177082108635" calcext:value-type="float">
            <text:p>39.5177082108635</text:p>
          </table:table-cell>
          <table:table-cell office:value-type="float" office:value="39.5276060364186" calcext:value-type="float">
            <text:p>39.5276060364186</text:p>
          </table:table-cell>
          <table:table-cell office:value-type="float" office:value="39.526315788676" calcext:value-type="float">
            <text:p>39.526315788676</text:p>
          </table:table-cell>
          <table:table-cell office:value-type="float" office:value="39.5439307746362" calcext:value-type="float">
            <text:p>39.5439307746362</text:p>
          </table:table-cell>
          <table:table-cell office:value-type="float" office:value="0" calcext:value-type="float">
            <text:p>0</text:p>
          </table:table-cell>
          <table:table-cell office:value-type="float" office:value="101.636268482267" calcext:value-type="float">
            <text:p>101.636268482267</text:p>
          </table:table-cell>
          <table:table-cell office:value-type="float" office:value="1.94162301368985" calcext:value-type="float">
            <text:p>1.94162301368985</text:p>
          </table:table-cell>
          <table:table-cell office:value-type="float" office:value="2.86638977351947" calcext:value-type="float">
            <text:p>2.86638977351947</text:p>
          </table:table-cell>
          <table:table-cell office:value-type="float" office:value="0.980069856356551" calcext:value-type="float">
            <text:p>0.980069856356551</text:p>
          </table:table-cell>
          <table:table-cell office:value-type="float" office:value="85.250573230549" calcext:value-type="float">
            <text:p>85.250573230549</text:p>
          </table:table-cell>
          <table:table-cell office:value-type="float" office:value="83.1714429798009" calcext:value-type="float">
            <text:p>83.1714429798009</text:p>
          </table:table-cell>
          <table:table-cell office:value-type="float" office:value="85.5315480402069" calcext:value-type="float">
            <text:p>85.5315480402069</text:p>
          </table:table-cell>
          <table:table-cell office:value-type="float" office:value="82.9079899822514" calcext:value-type="float">
            <text:p>82.907989982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4678935868783" calcext:value-type="float">
            <text:p>0.0564678935868783</text:p>
          </table:table-cell>
          <table:table-cell office:value-type="float" office:value="0.29693527751383" calcext:value-type="float">
            <text:p>0.29693527751383</text:p>
          </table:table-cell>
          <table:table-cell office:value-type="float" office:value="0.198249331098176" calcext:value-type="float">
            <text:p>0.198249331098176</text:p>
          </table:table-cell>
          <table:table-cell office:value-type="float" office:value="0.222917867606351" calcext:value-type="float">
            <text:p>0.222917867606351</text:p>
          </table:table-cell>
          <table:table-cell office:value-type="float" office:value="0.148369641087922" calcext:value-type="float">
            <text:p>0.148369641087922</text:p>
          </table:table-cell>
          <table:table-cell office:value-type="float" office:value="0.238100187833687" calcext:value-type="float">
            <text:p>0.238100187833687</text:p>
          </table:table-cell>
          <table:table-cell office:value-type="float" office:value="0.237708256657214" calcext:value-type="float">
            <text:p>0.237708256657214</text:p>
          </table:table-cell>
          <table:table-cell office:value-type="float" office:value="0.237336443476775" calcext:value-type="float">
            <text:p>0.237336443476775</text:p>
          </table:table-cell>
          <table:table-cell office:value-type="float" office:value="0.237709895615714" calcext:value-type="float">
            <text:p>0.237709895615714</text:p>
          </table:table-cell>
          <table:table-cell office:value-type="float" office:value="0.237406780092257" calcext:value-type="float">
            <text:p>0.237406780092257</text:p>
          </table:table-cell>
          <table:table-cell office:value-type="float" office:value="74.2650572019921" calcext:value-type="float">
            <text:p>74.2650572019921</text:p>
          </table:table-cell>
          <table:table-cell office:value-type="float" office:value="19.8139916871025" calcext:value-type="float">
            <text:p>19.8139916871025</text:p>
          </table:table-cell>
          <table:table-cell office:value-type="float" office:value="14.8741273720345" calcext:value-type="float">
            <text:p>14.8741273720345</text:p>
          </table:table-cell>
          <table:table-cell office:value-type="float" office:value="9.88778915187169" calcext:value-type="float">
            <text:p>9.88778915187169</text:p>
          </table:table-cell>
          <table:table-cell office:value-type="float" office:value="9.52629238804663" calcext:value-type="float">
            <text:p>9.52629238804663</text:p>
          </table:table-cell>
          <table:table-cell office:value-type="float" office:value="9.50484839072895" calcext:value-type="float">
            <text:p>9.50484839072895</text:p>
          </table:table-cell>
          <table:table-cell office:value-type="float" office:value="9.48795845663395" calcext:value-type="float">
            <text:p>9.48795845663395</text:p>
          </table:table-cell>
          <table:table-cell office:value-type="float" office:value="9.51309507126618" calcext:value-type="float">
            <text:p>9.51309507126618</text:p>
          </table:table-cell>
          <table:table-cell office:value-type="float" office:value="9.50095344067048" calcext:value-type="float">
            <text:p>9.50095344067048</text:p>
          </table:table-cell>
          <table:table-cell office:value-type="float" office:value="0.416967913943513" calcext:value-type="float">
            <text:p>0.416967913943513</text:p>
          </table:table-cell>
          <table:table-cell office:value-type="float" office:value="0.247471120898473" calcext:value-type="float">
            <text:p>0.247471120898473</text:p>
          </table:table-cell>
          <table:table-cell office:value-type="float" office:value="0.286958424848686" calcext:value-type="float">
            <text:p>0.286958424848686</text:p>
          </table:table-cell>
          <table:table-cell office:value-type="float" office:value="0.174237430524813" calcext:value-type="float">
            <text:p>0.174237430524813</text:p>
          </table:table-cell>
          <table:table-cell office:value-type="float" office:value="0.312612175027685" calcext:value-type="float">
            <text:p>0.312612175027685</text:p>
          </table:table-cell>
          <table:table-cell office:value-type="float" office:value="0.311710644619087" calcext:value-type="float">
            <text:p>0.311710644619087</text:p>
          </table:table-cell>
          <table:table-cell office:value-type="float" office:value="0.311047948241036" calcext:value-type="float">
            <text:p>0.311047948241036</text:p>
          </table:table-cell>
          <table:table-cell office:value-type="float" office:value="0.31202566881711" calcext:value-type="float">
            <text:p>0.31202566881711</text:p>
          </table:table-cell>
          <table:table-cell office:value-type="float" office:value="0.311074754749196" calcext:value-type="float">
            <text:p>0.311074754749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4798823666067" calcext:value-type="float">
            <text:p>0.0764798823666067</text:p>
          </table:table-cell>
          <table:table-cell office:value-type="float" office:value="0.54438799571439" calcext:value-type="float">
            <text:p>0.54438799571439</text:p>
          </table:table-cell>
          <table:table-cell office:value-type="float" office:value="0.362636063204324" calcext:value-type="float">
            <text:p>0.362636063204324</text:p>
          </table:table-cell>
          <table:table-cell office:value-type="float" office:value="0.408093825335438" calcext:value-type="float">
            <text:p>0.408093825335438</text:p>
          </table:table-cell>
          <table:table-cell office:value-type="float" office:value="0.27176327105384" calcext:value-type="float">
            <text:p>0.27176327105384</text:p>
          </table:table-cell>
          <table:table-cell office:value-type="float" office:value="0.435397651286023" calcext:value-type="float">
            <text:p>0.435397651286023</text:p>
          </table:table-cell>
          <table:table-cell office:value-type="float" office:value="0.435688032813747" calcext:value-type="float">
            <text:p>0.435688032813747</text:p>
          </table:table-cell>
          <table:table-cell office:value-type="float" office:value="0.435312059355121" calcext:value-type="float">
            <text:p>0.435312059355121</text:p>
          </table:table-cell>
          <table:table-cell office:value-type="float" office:value="0.435705547637987" calcext:value-type="float">
            <text:p>0.435705547637987</text:p>
          </table:table-cell>
          <table:table-cell office:value-type="float" office:value="0.435286487909431" calcext:value-type="float">
            <text:p>0.435286487909431</text:p>
          </table:table-cell>
          <table:table-cell office:value-type="float" office:value="136.118052155067" calcext:value-type="float">
            <text:p>136.118052155067</text:p>
          </table:table-cell>
          <table:table-cell office:value-type="float" office:value="36.2963982417828" calcext:value-type="float">
            <text:p>36.2963982417828</text:p>
          </table:table-cell>
          <table:table-cell office:value-type="float" office:value="27.2149988357743" calcext:value-type="float">
            <text:p>27.2149988357743</text:p>
          </table:table-cell>
          <table:table-cell office:value-type="float" office:value="18.1456389709022" calcext:value-type="float">
            <text:p>18.1456389709022</text:p>
          </table:table-cell>
          <table:table-cell office:value-type="float" office:value="17.4121546391173" calcext:value-type="float">
            <text:p>17.4121546391173</text:p>
          </table:table-cell>
          <table:table-cell office:value-type="float" office:value="17.4234426618284" calcext:value-type="float">
            <text:p>17.4234426618284</text:p>
          </table:table-cell>
          <table:table-cell office:value-type="float" office:value="17.4224959252435" calcext:value-type="float">
            <text:p>17.4224959252435</text:p>
          </table:table-cell>
          <table:table-cell office:value-type="float" office:value="17.424589236328" calcext:value-type="float">
            <text:p>17.424589236328</text:p>
          </table:table-cell>
          <table:table-cell office:value-type="float" office:value="17.4181976558409" calcext:value-type="float">
            <text:p>17.4181976558409</text:p>
          </table:table-cell>
          <table:table-cell office:value-type="float" office:value="1.17028384884984" calcext:value-type="float">
            <text:p>1.17028384884984</text:p>
          </table:table-cell>
          <table:table-cell office:value-type="float" office:value="0.569339643612453" calcext:value-type="float">
            <text:p>0.569339643612453</text:p>
          </table:table-cell>
          <table:table-cell office:value-type="float" office:value="0.689503570603376" calcext:value-type="float">
            <text:p>0.689503570603376</text:p>
          </table:table-cell>
          <table:table-cell office:value-type="float" office:value="0.372759962349409" calcext:value-type="float">
            <text:p>0.372759962349409</text:p>
          </table:table-cell>
          <table:table-cell office:value-type="float" office:value="0.772054632426766" calcext:value-type="float">
            <text:p>0.772054632426766</text:p>
          </table:table-cell>
          <table:table-cell office:value-type="float" office:value="0.772426981341835" calcext:value-type="float">
            <text:p>0.772426981341835</text:p>
          </table:table-cell>
          <table:table-cell office:value-type="float" office:value="0.769580700973036" calcext:value-type="float">
            <text:p>0.769580700973036</text:p>
          </table:table-cell>
          <table:table-cell office:value-type="float" office:value="0.771966215021344" calcext:value-type="float">
            <text:p>0.771966215021344</text:p>
          </table:table-cell>
          <table:table-cell office:value-type="float" office:value="0.773611323861845" calcext:value-type="float">
            <text:p>0.773611323861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3290847796544" calcext:value-type="float">
            <text:p>0.123290847796544</text:p>
          </table:table-cell>
          <table:table-cell office:value-type="float" office:value="0.791785585281244" calcext:value-type="float">
            <text:p>0.791785585281244</text:p>
          </table:table-cell>
          <table:table-cell office:value-type="float" office:value="0.528296338794423" calcext:value-type="float">
            <text:p>0.528296338794423</text:p>
          </table:table-cell>
          <table:table-cell office:value-type="float" office:value="0.593894513001158" calcext:value-type="float">
            <text:p>0.593894513001158</text:p>
          </table:table-cell>
          <table:table-cell office:value-type="float" office:value="0.396133368669006" calcext:value-type="float">
            <text:p>0.396133368669006</text:p>
          </table:table-cell>
          <table:table-cell office:value-type="float" office:value="0.632977302442597" calcext:value-type="float">
            <text:p>0.632977302442597</text:p>
          </table:table-cell>
          <table:table-cell office:value-type="float" office:value="0.632272264535698" calcext:value-type="float">
            <text:p>0.632272264535698</text:p>
          </table:table-cell>
          <table:table-cell office:value-type="float" office:value="0.633826549908207" calcext:value-type="float">
            <text:p>0.633826549908207</text:p>
          </table:table-cell>
          <table:table-cell office:value-type="float" office:value="0.63388228835601" calcext:value-type="float">
            <text:p>0.63388228835601</text:p>
          </table:table-cell>
          <table:table-cell office:value-type="float" office:value="0.63344334528174" calcext:value-type="float">
            <text:p>0.63344334528174</text:p>
          </table:table-cell>
          <table:table-cell office:value-type="float" office:value="197.979389607172" calcext:value-type="float">
            <text:p>197.979389607172</text:p>
          </table:table-cell>
          <table:table-cell office:value-type="float" office:value="52.8308485527734" calcext:value-type="float">
            <text:p>52.8308485527734</text:p>
          </table:table-cell>
          <table:table-cell office:value-type="float" office:value="39.6050391736924" calcext:value-type="float">
            <text:p>39.6050391736924</text:p>
          </table:table-cell>
          <table:table-cell office:value-type="float" office:value="26.3859377652811" calcext:value-type="float">
            <text:p>26.3859377652811</text:p>
          </table:table-cell>
          <table:table-cell office:value-type="float" office:value="25.3542851523989" calcext:value-type="float">
            <text:p>25.3542851523989</text:p>
          </table:table-cell>
          <table:table-cell office:value-type="float" office:value="25.3121977461874" calcext:value-type="float">
            <text:p>25.3121977461874</text:p>
          </table:table-cell>
          <table:table-cell office:value-type="float" office:value="25.357095274648" calcext:value-type="float">
            <text:p>25.357095274648</text:p>
          </table:table-cell>
          <table:table-cell office:value-type="float" office:value="25.3470345579433" calcext:value-type="float">
            <text:p>25.3470345579433</text:p>
          </table:table-cell>
          <table:table-cell office:value-type="float" office:value="25.330182097117" calcext:value-type="float">
            <text:p>25.330182097117</text:p>
          </table:table-cell>
          <table:table-cell office:value-type="float" office:value="3.75372663021248" calcext:value-type="float">
            <text:p>3.75372663021248</text:p>
          </table:table-cell>
          <table:table-cell office:value-type="float" office:value="1.1203207575964" calcext:value-type="float">
            <text:p>1.1203207575964</text:p>
          </table:table-cell>
          <table:table-cell office:value-type="float" office:value="1.46080462540992" calcext:value-type="float">
            <text:p>1.46080462540992</text:p>
          </table:table-cell>
          <table:table-cell office:value-type="float" office:value="0.656289741355206" calcext:value-type="float">
            <text:p>0.656289741355206</text:p>
          </table:table-cell>
          <table:table-cell office:value-type="float" office:value="1.72494846832314" calcext:value-type="float">
            <text:p>1.72494846832314</text:p>
          </table:table-cell>
          <table:table-cell office:value-type="float" office:value="1.72162316032828" calcext:value-type="float">
            <text:p>1.72162316032828</text:p>
          </table:table-cell>
          <table:table-cell office:value-type="float" office:value="1.72730352579424" calcext:value-type="float">
            <text:p>1.72730352579424</text:p>
          </table:table-cell>
          <table:table-cell office:value-type="float" office:value="1.72981526689019" calcext:value-type="float">
            <text:p>1.72981526689019</text:p>
          </table:table-cell>
          <table:table-cell office:value-type="float" office:value="1.72645705817214" calcext:value-type="float">
            <text:p>1.72645705817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2792373670357" calcext:value-type="float">
            <text:p>0.762792373670357</text:p>
          </table:table-cell>
          <table:table-cell office:value-type="float" office:value="0.989673543099285" calcext:value-type="float">
            <text:p>0.989673543099285</text:p>
          </table:table-cell>
          <table:table-cell office:value-type="float" office:value="0.660189696849913" calcext:value-type="float">
            <text:p>0.660189696849913</text:p>
          </table:table-cell>
          <table:table-cell office:value-type="float" office:value="0.74231185507631" calcext:value-type="float">
            <text:p>0.74231185507631</text:p>
          </table:table-cell>
          <table:table-cell office:value-type="float" office:value="0.494988754851206" calcext:value-type="float">
            <text:p>0.494988754851206</text:p>
          </table:table-cell>
          <table:table-cell office:value-type="float" office:value="0.791380191599628" calcext:value-type="float">
            <text:p>0.791380191599628</text:p>
          </table:table-cell>
          <table:table-cell office:value-type="float" office:value="0.791962213783919" calcext:value-type="float">
            <text:p>0.791962213783919</text:p>
          </table:table-cell>
          <table:table-cell office:value-type="float" office:value="0.792050949036137" calcext:value-type="float">
            <text:p>0.792050949036137</text:p>
          </table:table-cell>
          <table:table-cell office:value-type="float" office:value="0.791222651284041" calcext:value-type="float">
            <text:p>0.791222651284041</text:p>
          </table:table-cell>
          <table:table-cell office:value-type="float" office:value="0.791979567431552" calcext:value-type="float">
            <text:p>0.791979567431552</text:p>
          </table:table-cell>
          <table:table-cell office:value-type="float" office:value="247.432811225405" calcext:value-type="float">
            <text:p>247.432811225405</text:p>
          </table:table-cell>
          <table:table-cell office:value-type="float" office:value="66.0120010743986" calcext:value-type="float">
            <text:p>66.0120010743986</text:p>
          </table:table-cell>
          <table:table-cell office:value-type="float" office:value="49.4885121282866" calcext:value-type="float">
            <text:p>49.4885121282866</text:p>
          </table:table-cell>
          <table:table-cell office:value-type="float" office:value="33.0279793429137" calcext:value-type="float">
            <text:p>33.0279793429137</text:p>
          </table:table-cell>
          <table:table-cell office:value-type="float" office:value="31.6542050856438" calcext:value-type="float">
            <text:p>31.6542050856438</text:p>
          </table:table-cell>
          <table:table-cell office:value-type="float" office:value="31.6858622937897" calcext:value-type="float">
            <text:p>31.6858622937897</text:p>
          </table:table-cell>
          <table:table-cell office:value-type="float" office:value="31.6706255582295" calcext:value-type="float">
            <text:p>31.6706255582295</text:p>
          </table:table-cell>
          <table:table-cell office:value-type="float" office:value="31.6478342103203" calcext:value-type="float">
            <text:p>31.6478342103203</text:p>
          </table:table-cell>
          <table:table-cell office:value-type="float" office:value="31.6711523326686" calcext:value-type="float">
            <text:p>31.6711523326686</text:p>
          </table:table-cell>
          <table:table-cell office:value-type="float" office:value="95.9900495959543" calcext:value-type="float">
            <text:p>95.9900495959543</text:p>
          </table:table-cell>
          <table:table-cell office:value-type="float" office:value="1.94237950859805" calcext:value-type="float">
            <text:p>1.94237950859805</text:p>
          </table:table-cell>
          <table:table-cell office:value-type="float" office:value="2.88050823079912" calcext:value-type="float">
            <text:p>2.88050823079912</text:p>
          </table:table-cell>
          <table:table-cell office:value-type="float" office:value="0.978849506776198" calcext:value-type="float">
            <text:p>0.978849506776198</text:p>
          </table:table-cell>
          <table:table-cell office:value-type="float" office:value="3.79678072719324" calcext:value-type="float">
            <text:p>3.79678072719324</text:p>
          </table:table-cell>
          <table:table-cell office:value-type="float" office:value="3.79706470040663" calcext:value-type="float">
            <text:p>3.79706470040663</text:p>
          </table:table-cell>
          <table:table-cell office:value-type="float" office:value="3.81779498688021" calcext:value-type="float">
            <text:p>3.81779498688021</text:p>
          </table:table-cell>
          <table:table-cell office:value-type="float" office:value="3.77983377057205" calcext:value-type="float">
            <text:p>3.77983377057205</text:p>
          </table:table-cell>
          <table:table-cell office:value-type="float" office:value="3.81681667188509" calcext:value-type="float">
            <text:p>3.81681667188509</text:p>
          </table:table-cell>
        </table:table-row>
      </table:table>
      <table:table table:name="diff_2" table:style-name="ta1">
        <table:table-column table:style-name="co6" table:number-columns-repeated="30" table:default-cell-style-name="ce3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table:formula="of:=ABS([$rezultati_analiticki.A2]-[$rezultati_simulacija_x100.A2])/[$rezultati_analiticki.A2]" office:value-type="float" office:value="0" calcext:value-type="float">
            <text:p>0.0000</text:p>
          </table:table-cell>
          <table:table-cell table:formula="of:=ABS([$rezultati_analiticki.B2]-[$rezultati_simulacija_x100.B2])/[$rezultati_analiticki.B2]" office:value-type="float" office:value="0" calcext:value-type="float">
            <text:p>0.0000</text:p>
          </table:table-cell>
          <table:table-cell table:formula="of:=ABS([$rezultati_analiticki.C2]-[$rezultati_simulacija_x100.C2])/[$rezultati_analiticki.C2]" office:value-type="float" office:value="0.000649376232491091" calcext:value-type="float">
            <text:p>0.0006</text:p>
          </table:table-cell>
          <table:table-cell table:formula="of:=ABS([$rezultati_analiticki.D2]-[$rezultati_simulacija_x100.D2])/[$rezultati_analiticki.D2]" office:value-type="float" office:value="0.0038296300017239" calcext:value-type="float">
            <text:p>0.0038</text:p>
          </table:table-cell>
          <table:table-cell table:formula="of:=ABS([$rezultati_analiticki.E2]-[$rezultati_simulacija_x100.E2])/[$rezultati_analiticki.E2]" office:value-type="float" office:value="0.00413752905047376" calcext:value-type="float">
            <text:p>0.0041</text:p>
          </table:table-cell>
          <table:table-cell table:formula="of:=ABS([$rezultati_analiticki.F2]-[$rezultati_simulacija_x100.F2])/[$rezultati_analiticki.F2]" office:value-type="float" office:value="0.00506294744406739" calcext:value-type="float">
            <text:p>0.0051</text:p>
          </table:table-cell>
          <table:table-cell table:formula="of:=ABS([$rezultati_analiticki.G2]-[$rezultati_simulacija_x100.G2])/[$rezultati_analiticki.G2]" office:value-type="float" office:value="0.00277306666307878" calcext:value-type="float">
            <text:p>0.0028</text:p>
          </table:table-cell>
          <table:table-cell table:formula="of:=ABS([$rezultati_analiticki.H2]-[$rezultati_simulacija_x100.H2])/[$rezultati_analiticki.H2]" office:value-type="float" office:value="0.000139952731518454" calcext:value-type="float">
            <text:p>0.0001</text:p>
          </table:table-cell>
          <table:table-cell table:formula="of:=ABS([$rezultati_analiticki.I2]-[$rezultati_simulacija_x100.I2])/[$rezultati_analiticki.I2]" office:value-type="float" office:value="0.00330966047455213" calcext:value-type="float">
            <text:p>0.0033</text:p>
          </table:table-cell>
          <table:table-cell table:formula="of:=ABS([$rezultati_analiticki.J2]-[$rezultati_simulacija_x100.J2])/[$rezultati_analiticki.J2]" office:value-type="string" office:string-value="" calcext:value-type="error">
            <text:p>#DIV/0!</text:p>
          </table:table-cell>
          <table:table-cell table:formula="of:=ABS([$rezultati_analiticki.K2]-[$rezultati_simulacija_x100.K2])/[$rezultati_analiticki.K2]" office:value-type="string" office:string-value="" calcext:value-type="error">
            <text:p>#DIV/0!</text:p>
          </table:table-cell>
          <table:table-cell table:formula="of:=ABS([$rezultati_analiticki.L2]-[$rezultati_simulacija_x100.L2])/[$rezultati_analiticki.L2]" office:value-type="string" office:string-value="" calcext:value-type="error">
            <text:p>#DIV/0!</text:p>
          </table:table-cell>
          <table:table-cell table:formula="of:=ABS([$rezultati_analiticki.M2]-[$rezultati_simulacija_x100.M2])/[$rezultati_analiticki.M2]" office:value-type="float" office:value="0.00212788542583964" calcext:value-type="float">
            <text:p>0.0021</text:p>
          </table:table-cell>
          <table:table-cell table:formula="of:=ABS([$rezultati_analiticki.N2]-[$rezultati_simulacija_x100.N2])/[$rezultati_analiticki.N2]" office:value-type="float" office:value="0.00546557729487077" calcext:value-type="float">
            <text:p>0.0055</text:p>
          </table:table-cell>
          <table:table-cell table:formula="of:=ABS([$rezultati_analiticki.O2]-[$rezultati_simulacija_x100.O2])/[$rezultati_analiticki.O2]" office:value-type="float" office:value="0.00403990558289153" calcext:value-type="float">
            <text:p>0.0040</text:p>
          </table:table-cell>
          <table:table-cell table:formula="of:=ABS([$rezultati_analiticki.P2]-[$rezultati_simulacija_x100.P2])/[$rezultati_analiticki.P2]" office:value-type="float" office:value="0.00245538917900404" calcext:value-type="float">
            <text:p>0.0025</text:p>
          </table:table-cell>
          <table:table-cell table:formula="of:=ABS([$rezultati_analiticki.Q2]-[$rezultati_simulacija_x100.Q2])/[$rezultati_analiticki.Q2]" office:value-type="float" office:value="0.00063845285511792" calcext:value-type="float">
            <text:p>0.0006</text:p>
          </table:table-cell>
          <table:table-cell table:formula="of:=ABS([$rezultati_analiticki.R2]-[$rezultati_simulacija_x100.R2])/[$rezultati_analiticki.R2]" office:value-type="float" office:value="0.000868049520589347" calcext:value-type="float">
            <text:p>0.0009</text:p>
          </table:table-cell>
          <table:table-cell table:formula="of:=ABS([$rezultati_analiticki.S2]-[$rezultati_simulacija_x100.S2])/[$rezultati_analiticki.S2]" office:value-type="string" office:string-value="" calcext:value-type="error">
            <text:p>#DIV/0!</text:p>
          </table:table-cell>
          <table:table-cell table:formula="of:=ABS([$rezultati_analiticki.T2]-[$rezultati_simulacija_x100.T2])/[$rezultati_analiticki.T2]" office:value-type="string" office:string-value="" calcext:value-type="error">
            <text:p>#DIV/0!</text:p>
          </table:table-cell>
          <table:table-cell table:formula="of:=ABS([$rezultati_analiticki.U2]-[$rezultati_simulacija_x100.U2])/[$rezultati_analiticki.U2]" office:value-type="string" office:string-value="" calcext:value-type="error">
            <text:p>#DIV/0!</text:p>
          </table:table-cell>
          <table:table-cell table:formula="of:=ABS([$rezultati_analiticki.V2]-[$rezultati_simulacija_x100.V2])/[$rezultati_analiticki.V2]" office:value-type="float" office:value="0.00794173109885632" calcext:value-type="float">
            <text:p>0.0079</text:p>
          </table:table-cell>
          <table:table-cell table:formula="of:=ABS([$rezultati_analiticki.W2]-[$rezultati_simulacija_x100.W2])/[$rezultati_analiticki.W2]" office:value-type="float" office:value="0.00541985431905718" calcext:value-type="float">
            <text:p>0.0054</text:p>
          </table:table-cell>
          <table:table-cell table:formula="of:=ABS([$rezultati_analiticki.X2]-[$rezultati_simulacija_x100.X2])/[$rezultati_analiticki.X2]" office:value-type="float" office:value="0.00524032308582877" calcext:value-type="float">
            <text:p>0.0052</text:p>
          </table:table-cell>
          <table:table-cell table:formula="of:=ABS([$rezultati_analiticki.Y2]-[$rezultati_simulacija_x100.Y2])/[$rezultati_analiticki.Y2]" office:value-type="float" office:value="0.00230897820743233" calcext:value-type="float">
            <text:p>0.0023</text:p>
          </table:table-cell>
          <table:table-cell table:formula="of:=ABS([$rezultati_analiticki.Z2]-[$rezultati_simulacija_x100.Z2])/[$rezultati_analiticki.Z2]" office:value-type="float" office:value="0.00239726700104163" calcext:value-type="float">
            <text:p>0.0024</text:p>
          </table:table-cell>
          <table:table-cell table:formula="of:=ABS([$rezultati_analiticki.AA2]-[$rezultati_simulacija_x100.AA2])/[$rezultati_analiticki.AA2]" office:value-type="float" office:value="0.000969114221644861" calcext:value-type="float">
            <text:p>0.0010</text:p>
          </table:table-cell>
          <table:table-cell table:formula="of:=ABS([$rezultati_analiticki.AB2]-[$rezultati_simulacija_x100.AB2])/[$rezultati_analiticki.AB2]" office:value-type="string" office:string-value="" calcext:value-type="error">
            <text:p>#DIV/0!</text:p>
          </table:table-cell>
          <table:table-cell table:formula="of:=ABS([$rezultati_analiticki.AC2]-[$rezultati_simulacija_x100.AC2])/[$rezultati_analiticki.AC2]" office:value-type="string" office:string-value="" calcext:value-type="error">
            <text:p>#DIV/0!</text:p>
          </table:table-cell>
          <table:table-cell table:formula="of:=ABS([$rezultati_analiticki.AD2]-[$rezultati_simulacija_x100.AD2])/[$rezultati_analiticki.AD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3]-[$rezultati_simulacija_x100.A3])/[$rezultati_analiticki.A3]" office:value-type="float" office:value="0" calcext:value-type="float">
            <text:p>0.0000</text:p>
          </table:table-cell>
          <table:table-cell table:formula="of:=ABS([$rezultati_analiticki.B3]-[$rezultati_simulacija_x100.B3])/[$rezultati_analiticki.B3]" office:value-type="float" office:value="0" calcext:value-type="float">
            <text:p>0.0000</text:p>
          </table:table-cell>
          <table:table-cell table:formula="of:=ABS([$rezultati_analiticki.C3]-[$rezultati_simulacija_x100.C3])/[$rezultati_analiticki.C3]" office:value-type="float" office:value="0.000911617740023623" calcext:value-type="float">
            <text:p>0.0009</text:p>
          </table:table-cell>
          <table:table-cell table:formula="of:=ABS([$rezultati_analiticki.D3]-[$rezultati_simulacija_x100.D3])/[$rezultati_analiticki.D3]" office:value-type="float" office:value="0.000162124103724451" calcext:value-type="float">
            <text:p>0.0002</text:p>
          </table:table-cell>
          <table:table-cell table:formula="of:=ABS([$rezultati_analiticki.E3]-[$rezultati_simulacija_x100.E3])/[$rezultati_analiticki.E3]" office:value-type="float" office:value="0.00185446363560888" calcext:value-type="float">
            <text:p>0.0019</text:p>
          </table:table-cell>
          <table:table-cell table:formula="of:=ABS([$rezultati_analiticki.F3]-[$rezultati_simulacija_x100.F3])/[$rezultati_analiticki.F3]" office:value-type="float" office:value="0.00137673998057674" calcext:value-type="float">
            <text:p>0.0014</text:p>
          </table:table-cell>
          <table:table-cell table:formula="of:=ABS([$rezultati_analiticki.G3]-[$rezultati_simulacija_x100.G3])/[$rezultati_analiticki.G3]" office:value-type="float" office:value="0.00314729486821662" calcext:value-type="float">
            <text:p>0.0031</text:p>
          </table:table-cell>
          <table:table-cell table:formula="of:=ABS([$rezultati_analiticki.H3]-[$rezultati_simulacija_x100.H3])/[$rezultati_analiticki.H3]" office:value-type="float" office:value="0.000130731646464699" calcext:value-type="float">
            <text:p>0.0001</text:p>
          </table:table-cell>
          <table:table-cell table:formula="of:=ABS([$rezultati_analiticki.I3]-[$rezultati_simulacija_x100.I3])/[$rezultati_analiticki.I3]" office:value-type="float" office:value="0.000277966532486697" calcext:value-type="float">
            <text:p>0.0003</text:p>
          </table:table-cell>
          <table:table-cell table:formula="of:=ABS([$rezultati_analiticki.J3]-[$rezultati_simulacija_x100.J3])/[$rezultati_analiticki.J3]" office:value-type="string" office:string-value="" calcext:value-type="error">
            <text:p>#DIV/0!</text:p>
          </table:table-cell>
          <table:table-cell table:formula="of:=ABS([$rezultati_analiticki.K3]-[$rezultati_simulacija_x100.K3])/[$rezultati_analiticki.K3]" office:value-type="string" office:string-value="" calcext:value-type="error">
            <text:p>#DIV/0!</text:p>
          </table:table-cell>
          <table:table-cell table:formula="of:=ABS([$rezultati_analiticki.L3]-[$rezultati_simulacija_x100.L3])/[$rezultati_analiticki.L3]" office:value-type="string" office:string-value="" calcext:value-type="error">
            <text:p>#DIV/0!</text:p>
          </table:table-cell>
          <table:table-cell table:formula="of:=ABS([$rezultati_analiticki.M3]-[$rezultati_simulacija_x100.M3])/[$rezultati_analiticki.M3]" office:value-type="float" office:value="0.000542935855159637" calcext:value-type="float">
            <text:p>0.0005</text:p>
          </table:table-cell>
          <table:table-cell table:formula="of:=ABS([$rezultati_analiticki.N3]-[$rezultati_simulacija_x100.N3])/[$rezultati_analiticki.N3]" office:value-type="float" office:value="0.00148538204864455" calcext:value-type="float">
            <text:p>0.0015</text:p>
          </table:table-cell>
          <table:table-cell table:formula="of:=ABS([$rezultati_analiticki.O3]-[$rezultati_simulacija_x100.O3])/[$rezultati_analiticki.O3]" office:value-type="float" office:value="0.00107648213238556" calcext:value-type="float">
            <text:p>0.0011</text:p>
          </table:table-cell>
          <table:table-cell table:formula="of:=ABS([$rezultati_analiticki.P3]-[$rezultati_simulacija_x100.P3])/[$rezultati_analiticki.P3]" office:value-type="float" office:value="0.000367031502931121" calcext:value-type="float">
            <text:p>0.0004</text:p>
          </table:table-cell>
          <table:table-cell table:formula="of:=ABS([$rezultati_analiticki.Q3]-[$rezultati_simulacija_x100.Q3])/[$rezultati_analiticki.Q3]" office:value-type="float" office:value="0.000448140326505869" calcext:value-type="float">
            <text:p>0.0004</text:p>
          </table:table-cell>
          <table:table-cell table:formula="of:=ABS([$rezultati_analiticki.R3]-[$rezultati_simulacija_x100.R3])/[$rezultati_analiticki.R3]" office:value-type="float" office:value="0.000345260793264418" calcext:value-type="float">
            <text:p>0.0003</text:p>
          </table:table-cell>
          <table:table-cell table:formula="of:=ABS([$rezultati_analiticki.S3]-[$rezultati_simulacija_x100.S3])/[$rezultati_analiticki.S3]" office:value-type="string" office:string-value="" calcext:value-type="error">
            <text:p>#DIV/0!</text:p>
          </table:table-cell>
          <table:table-cell table:formula="of:=ABS([$rezultati_analiticki.T3]-[$rezultati_simulacija_x100.T3])/[$rezultati_analiticki.T3]" office:value-type="string" office:string-value="" calcext:value-type="error">
            <text:p>#DIV/0!</text:p>
          </table:table-cell>
          <table:table-cell table:formula="of:=ABS([$rezultati_analiticki.U3]-[$rezultati_simulacija_x100.U3])/[$rezultati_analiticki.U3]" office:value-type="string" office:string-value="" calcext:value-type="error">
            <text:p>#DIV/0!</text:p>
          </table:table-cell>
          <table:table-cell table:formula="of:=ABS([$rezultati_analiticki.V3]-[$rezultati_simulacija_x100.V3])/[$rezultati_analiticki.V3]" office:value-type="float" office:value="0.0134557852283799" calcext:value-type="float">
            <text:p>0.0135</text:p>
          </table:table-cell>
          <table:table-cell table:formula="of:=ABS([$rezultati_analiticki.W3]-[$rezultati_simulacija_x100.W3])/[$rezultati_analiticki.W3]" office:value-type="float" office:value="0.00225108085147377" calcext:value-type="float">
            <text:p>0.0023</text:p>
          </table:table-cell>
          <table:table-cell table:formula="of:=ABS([$rezultati_analiticki.X3]-[$rezultati_simulacija_x100.X3])/[$rezultati_analiticki.X3]" office:value-type="float" office:value="0.00268598323402762" calcext:value-type="float">
            <text:p>0.0027</text:p>
          </table:table-cell>
          <table:table-cell table:formula="of:=ABS([$rezultati_analiticki.Y3]-[$rezultati_simulacija_x100.Y3])/[$rezultati_analiticki.Y3]" office:value-type="float" office:value="0.00383737617534154" calcext:value-type="float">
            <text:p>0.0038</text:p>
          </table:table-cell>
          <table:table-cell table:formula="of:=ABS([$rezultati_analiticki.Z3]-[$rezultati_simulacija_x100.Z3])/[$rezultati_analiticki.Z3]" office:value-type="float" office:value="0.000117906275218289" calcext:value-type="float">
            <text:p>0.0001</text:p>
          </table:table-cell>
          <table:table-cell table:formula="of:=ABS([$rezultati_analiticki.AA3]-[$rezultati_simulacija_x100.AA3])/[$rezultati_analiticki.AA3]" office:value-type="float" office:value="0.00247449867500223" calcext:value-type="float">
            <text:p>0.0025</text:p>
          </table:table-cell>
          <table:table-cell table:formula="of:=ABS([$rezultati_analiticki.AB3]-[$rezultati_simulacija_x100.AB3])/[$rezultati_analiticki.AB3]" office:value-type="string" office:string-value="" calcext:value-type="error">
            <text:p>#DIV/0!</text:p>
          </table:table-cell>
          <table:table-cell table:formula="of:=ABS([$rezultati_analiticki.AC3]-[$rezultati_simulacija_x100.AC3])/[$rezultati_analiticki.AC3]" office:value-type="string" office:string-value="" calcext:value-type="error">
            <text:p>#DIV/0!</text:p>
          </table:table-cell>
          <table:table-cell table:formula="of:=ABS([$rezultati_analiticki.AD3]-[$rezultati_simulacija_x100.AD3])/[$rezultati_analiticki.AD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4]-[$rezultati_simulacija_x100.A4])/[$rezultati_analiticki.A4]" office:value-type="float" office:value="0" calcext:value-type="float">
            <text:p>0.0000</text:p>
          </table:table-cell>
          <table:table-cell table:formula="of:=ABS([$rezultati_analiticki.B4]-[$rezultati_simulacija_x100.B4])/[$rezultati_analiticki.B4]" office:value-type="float" office:value="0" calcext:value-type="float">
            <text:p>0.0000</text:p>
          </table:table-cell>
          <table:table-cell table:formula="of:=ABS([$rezultati_analiticki.C4]-[$rezultati_simulacija_x100.C4])/[$rezultati_analiticki.C4]" office:value-type="float" office:value="0.011443589503454" calcext:value-type="float">
            <text:p>0.0114</text:p>
          </table:table-cell>
          <table:table-cell table:formula="of:=ABS([$rezultati_analiticki.D4]-[$rezultati_simulacija_x100.D4])/[$rezultati_analiticki.D4]" office:value-type="float" office:value="0.000873945092457156" calcext:value-type="float">
            <text:p>0.0009</text:p>
          </table:table-cell>
          <table:table-cell table:formula="of:=ABS([$rezultati_analiticki.E4]-[$rezultati_simulacija_x100.E4])/[$rezultati_analiticki.E4]" office:value-type="float" office:value="0.00161523735563247" calcext:value-type="float">
            <text:p>0.0016</text:p>
          </table:table-cell>
          <table:table-cell table:formula="of:=ABS([$rezultati_analiticki.F4]-[$rezultati_simulacija_x100.F4])/[$rezultati_analiticki.F4]" office:value-type="float" office:value="0.00209189707654547" calcext:value-type="float">
            <text:p>0.0021</text:p>
          </table:table-cell>
          <table:table-cell table:formula="of:=ABS([$rezultati_analiticki.G4]-[$rezultati_simulacija_x100.G4])/[$rezultati_analiticki.G4]" office:value-type="float" office:value="0.00752537878215654" calcext:value-type="float">
            <text:p>0.0075</text:p>
          </table:table-cell>
          <table:table-cell table:formula="of:=ABS([$rezultati_analiticki.H4]-[$rezultati_simulacija_x100.H4])/[$rezultati_analiticki.H4]" office:value-type="float" office:value="0.00140404743180808" calcext:value-type="float">
            <text:p>0.0014</text:p>
          </table:table-cell>
          <table:table-cell table:formula="of:=ABS([$rezultati_analiticki.I4]-[$rezultati_simulacija_x100.I4])/[$rezultati_analiticki.I4]" office:value-type="float" office:value="0.00197024987828668" calcext:value-type="float">
            <text:p>0.0020</text:p>
          </table:table-cell>
          <table:table-cell table:formula="of:=ABS([$rezultati_analiticki.J4]-[$rezultati_simulacija_x100.J4])/[$rezultati_analiticki.J4]" office:value-type="string" office:string-value="" calcext:value-type="error">
            <text:p>#DIV/0!</text:p>
          </table:table-cell>
          <table:table-cell table:formula="of:=ABS([$rezultati_analiticki.K4]-[$rezultati_simulacija_x100.K4])/[$rezultati_analiticki.K4]" office:value-type="string" office:string-value="" calcext:value-type="error">
            <text:p>#DIV/0!</text:p>
          </table:table-cell>
          <table:table-cell table:formula="of:=ABS([$rezultati_analiticki.L4]-[$rezultati_simulacija_x100.L4])/[$rezultati_analiticki.L4]" office:value-type="string" office:string-value="" calcext:value-type="error">
            <text:p>#DIV/0!</text:p>
          </table:table-cell>
          <table:table-cell table:formula="of:=ABS([$rezultati_analiticki.M4]-[$rezultati_simulacija_x100.M4])/[$rezultati_analiticki.M4]" office:value-type="float" office:value="0.000511403198648471" calcext:value-type="float">
            <text:p>0.0005</text:p>
          </table:table-cell>
          <table:table-cell table:formula="of:=ABS([$rezultati_analiticki.N4]-[$rezultati_simulacija_x100.N4])/[$rezultati_analiticki.N4]" office:value-type="float" office:value="0.00150060460062129" calcext:value-type="float">
            <text:p>0.0015</text:p>
          </table:table-cell>
          <table:table-cell table:formula="of:=ABS([$rezultati_analiticki.O4]-[$rezultati_simulacija_x100.O4])/[$rezultati_analiticki.O4]" office:value-type="float" office:value="0.0027370144169848" calcext:value-type="float">
            <text:p>0.0027</text:p>
          </table:table-cell>
          <table:table-cell table:formula="of:=ABS([$rezultati_analiticki.P4]-[$rezultati_simulacija_x100.P4])/[$rezultati_analiticki.P4]" office:value-type="float" office:value="0.00593138128294693" calcext:value-type="float">
            <text:p>0.0059</text:p>
          </table:table-cell>
          <table:table-cell table:formula="of:=ABS([$rezultati_analiticki.Q4]-[$rezultati_simulacija_x100.Q4])/[$rezultati_analiticki.Q4]" office:value-type="float" office:value="0.0000790627095611922" calcext:value-type="float">
            <text:p>0.0001</text:p>
          </table:table-cell>
          <table:table-cell table:formula="of:=ABS([$rezultati_analiticki.R4]-[$rezultati_simulacija_x100.R4])/[$rezultati_analiticki.R4]" office:value-type="float" office:value="0.00119613053057137" calcext:value-type="float">
            <text:p>0.0012</text:p>
          </table:table-cell>
          <table:table-cell table:formula="of:=ABS([$rezultati_analiticki.S4]-[$rezultati_simulacija_x100.S4])/[$rezultati_analiticki.S4]" office:value-type="string" office:string-value="" calcext:value-type="error">
            <text:p>#DIV/0!</text:p>
          </table:table-cell>
          <table:table-cell table:formula="of:=ABS([$rezultati_analiticki.T4]-[$rezultati_simulacija_x100.T4])/[$rezultati_analiticki.T4]" office:value-type="string" office:string-value="" calcext:value-type="error">
            <text:p>#DIV/0!</text:p>
          </table:table-cell>
          <table:table-cell table:formula="of:=ABS([$rezultati_analiticki.U4]-[$rezultati_simulacija_x100.U4])/[$rezultati_analiticki.U4]" office:value-type="string" office:string-value="" calcext:value-type="error">
            <text:p>#DIV/0!</text:p>
          </table:table-cell>
          <table:table-cell table:formula="of:=ABS([$rezultati_analiticki.V4]-[$rezultati_simulacija_x100.V4])/[$rezultati_analiticki.V4]" office:value-type="float" office:value="0.0261435194137024" calcext:value-type="float">
            <text:p>0.0261</text:p>
          </table:table-cell>
          <table:table-cell table:formula="of:=ABS([$rezultati_analiticki.W4]-[$rezultati_simulacija_x100.W4])/[$rezultati_analiticki.W4]" office:value-type="float" office:value="0.00458385093320222" calcext:value-type="float">
            <text:p>0.0046</text:p>
          </table:table-cell>
          <table:table-cell table:formula="of:=ABS([$rezultati_analiticki.X4]-[$rezultati_simulacija_x100.X4])/[$rezultati_analiticki.X4]" office:value-type="float" office:value="0.00316303786849231" calcext:value-type="float">
            <text:p>0.0032</text:p>
          </table:table-cell>
          <table:table-cell table:formula="of:=ABS([$rezultati_analiticki.Y4]-[$rezultati_simulacija_x100.Y4])/[$rezultati_analiticki.Y4]" office:value-type="float" office:value="0.0082849142246555" calcext:value-type="float">
            <text:p>0.0083</text:p>
          </table:table-cell>
          <table:table-cell table:formula="of:=ABS([$rezultati_analiticki.Z4]-[$rezultati_simulacija_x100.Z4])/[$rezultati_analiticki.Z4]" office:value-type="float" office:value="0.0110300946919774" calcext:value-type="float">
            <text:p>0.0110</text:p>
          </table:table-cell>
          <table:table-cell table:formula="of:=ABS([$rezultati_analiticki.AA4]-[$rezultati_simulacija_x100.AA4])/[$rezultati_analiticki.AA4]" office:value-type="float" office:value="0.0132453577851716" calcext:value-type="float">
            <text:p>0.0132</text:p>
          </table:table-cell>
          <table:table-cell table:formula="of:=ABS([$rezultati_analiticki.AB4]-[$rezultati_simulacija_x100.AB4])/[$rezultati_analiticki.AB4]" office:value-type="string" office:string-value="" calcext:value-type="error">
            <text:p>#DIV/0!</text:p>
          </table:table-cell>
          <table:table-cell table:formula="of:=ABS([$rezultati_analiticki.AC4]-[$rezultati_simulacija_x100.AC4])/[$rezultati_analiticki.AC4]" office:value-type="string" office:string-value="" calcext:value-type="error">
            <text:p>#DIV/0!</text:p>
          </table:table-cell>
          <table:table-cell table:formula="of:=ABS([$rezultati_analiticki.AD4]-[$rezultati_simulacija_x100.AD4])/[$rezultati_analiticki.AD4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5]-[$rezultati_simulacija_x100.A5])/[$rezultati_analiticki.A5]" office:value-type="float" office:value="0" calcext:value-type="float">
            <text:p>0.0000</text:p>
          </table:table-cell>
          <table:table-cell table:formula="of:=ABS([$rezultati_analiticki.B5]-[$rezultati_simulacija_x100.B5])/[$rezultati_analiticki.B5]" office:value-type="float" office:value="0" calcext:value-type="float">
            <text:p>0.0000</text:p>
          </table:table-cell>
          <table:table-cell table:formula="of:=ABS([$rezultati_analiticki.C5]-[$rezultati_simulacija_x100.C5])/[$rezultati_analiticki.C5]" office:value-type="float" office:value="0.208266858701421" calcext:value-type="float">
            <text:p>0.2083</text:p>
          </table:table-cell>
          <table:table-cell table:formula="of:=ABS([$rezultati_analiticki.D5]-[$rezultati_simulacija_x100.D5])/[$rezultati_analiticki.D5]" office:value-type="float" office:value="0.000829746020739406" calcext:value-type="float">
            <text:p>0.0008</text:p>
          </table:table-cell>
          <table:table-cell table:formula="of:=ABS([$rezultati_analiticki.E5]-[$rezultati_simulacija_x100.E5])/[$rezultati_analiticki.E5]" office:value-type="float" office:value="0.000517009778600031" calcext:value-type="float">
            <text:p>0.0005</text:p>
          </table:table-cell>
          <table:table-cell table:formula="of:=ABS([$rezultati_analiticki.F5]-[$rezultati_simulacija_x100.F5])/[$rezultati_analiticki.F5]" office:value-type="float" office:value="0.0015872508038923" calcext:value-type="float">
            <text:p>0.0016</text:p>
          </table:table-cell>
          <table:table-cell table:formula="of:=ABS([$rezultati_analiticki.G5]-[$rezultati_simulacija_x100.G5])/[$rezultati_analiticki.G5]" office:value-type="float" office:value="0.00118738809287672" calcext:value-type="float">
            <text:p>0.0012</text:p>
          </table:table-cell>
          <table:table-cell table:formula="of:=ABS([$rezultati_analiticki.H5]-[$rezultati_simulacija_x100.H5])/[$rezultati_analiticki.H5]" office:value-type="float" office:value="0.00351939141903835" calcext:value-type="float">
            <text:p>0.0035</text:p>
          </table:table-cell>
          <table:table-cell table:formula="of:=ABS([$rezultati_analiticki.I5]-[$rezultati_simulacija_x100.I5])/[$rezultati_analiticki.I5]" office:value-type="float" office:value="0.0000757841415767527" calcext:value-type="float">
            <text:p>0.0001</text:p>
          </table:table-cell>
          <table:table-cell table:formula="of:=ABS([$rezultati_analiticki.J5]-[$rezultati_simulacija_x100.J5])/[$rezultati_analiticki.J5]" office:value-type="string" office:string-value="" calcext:value-type="error">
            <text:p>#DIV/0!</text:p>
          </table:table-cell>
          <table:table-cell table:formula="of:=ABS([$rezultati_analiticki.K5]-[$rezultati_simulacija_x100.K5])/[$rezultati_analiticki.K5]" office:value-type="string" office:string-value="" calcext:value-type="error">
            <text:p>#DIV/0!</text:p>
          </table:table-cell>
          <table:table-cell table:formula="of:=ABS([$rezultati_analiticki.L5]-[$rezultati_simulacija_x100.L5])/[$rezultati_analiticki.L5]" office:value-type="string" office:string-value="" calcext:value-type="error">
            <text:p>#DIV/0!</text:p>
          </table:table-cell>
          <table:table-cell table:formula="of:=ABS([$rezultati_analiticki.M5]-[$rezultati_simulacija_x100.M5])/[$rezultati_analiticki.M5]" office:value-type="float" office:value="0.000724603575620199" calcext:value-type="float">
            <text:p>0.0007</text:p>
          </table:table-cell>
          <table:table-cell table:formula="of:=ABS([$rezultati_analiticki.N5]-[$rezultati_simulacija_x100.N5])/[$rezultati_analiticki.N5]" office:value-type="float" office:value="0.000099419028851621" calcext:value-type="float">
            <text:p>0.0001</text:p>
          </table:table-cell>
          <table:table-cell table:formula="of:=ABS([$rezultati_analiticki.O5]-[$rezultati_simulacija_x100.O5])/[$rezultati_analiticki.O5]" office:value-type="float" office:value="0.000248622340226239" calcext:value-type="float">
            <text:p>0.0002</text:p>
          </table:table-cell>
          <table:table-cell table:formula="of:=ABS([$rezultati_analiticki.P5]-[$rezultati_simulacija_x100.P5])/[$rezultati_analiticki.P5]" office:value-type="float" office:value="0.000662127256872785" calcext:value-type="float">
            <text:p>0.0007</text:p>
          </table:table-cell>
          <table:table-cell table:formula="of:=ABS([$rezultati_analiticki.Q5]-[$rezultati_simulacija_x100.Q5])/[$rezultati_analiticki.Q5]" office:value-type="float" office:value="0.00267554875294703" calcext:value-type="float">
            <text:p>0.0027</text:p>
          </table:table-cell>
          <table:table-cell table:formula="of:=ABS([$rezultati_analiticki.R5]-[$rezultati_simulacija_x100.R5])/[$rezultati_analiticki.R5]" office:value-type="float" office:value="0.000219112300128748" calcext:value-type="float">
            <text:p>0.0002</text:p>
          </table:table-cell>
          <table:table-cell table:formula="of:=ABS([$rezultati_analiticki.S5]-[$rezultati_simulacija_x100.S5])/[$rezultati_analiticki.S5]" office:value-type="string" office:string-value="" calcext:value-type="error">
            <text:p>#DIV/0!</text:p>
          </table:table-cell>
          <table:table-cell table:formula="of:=ABS([$rezultati_analiticki.T5]-[$rezultati_simulacija_x100.T5])/[$rezultati_analiticki.T5]" office:value-type="string" office:string-value="" calcext:value-type="error">
            <text:p>#DIV/0!</text:p>
          </table:table-cell>
          <table:table-cell table:formula="of:=ABS([$rezultati_analiticki.U5]-[$rezultati_simulacija_x100.U5])/[$rezultati_analiticki.U5]" office:value-type="string" office:string-value="" calcext:value-type="error">
            <text:p>#DIV/0!</text:p>
          </table:table-cell>
          <table:table-cell table:formula="of:=ABS([$rezultati_analiticki.V5]-[$rezultati_simulacija_x100.V5])/[$rezultati_analiticki.V5]" office:value-type="float" office:value="0.0308440217323554" calcext:value-type="float">
            <text:p>0.0308</text:p>
          </table:table-cell>
          <table:table-cell table:formula="of:=ABS([$rezultati_analiticki.W5]-[$rezultati_simulacija_x100.W5])/[$rezultati_analiticki.W5]" office:value-type="float" office:value="0.000426408914275335" calcext:value-type="float">
            <text:p>0.0004</text:p>
          </table:table-cell>
          <table:table-cell table:formula="of:=ABS([$rezultati_analiticki.X5]-[$rezultati_simulacija_x100.X5])/[$rezultati_analiticki.X5]" office:value-type="float" office:value="0.00455359422788048" calcext:value-type="float">
            <text:p>0.0046</text:p>
          </table:table-cell>
          <table:table-cell table:formula="of:=ABS([$rezultati_analiticki.Y5]-[$rezultati_simulacija_x100.Y5])/[$rezultati_analiticki.Y5]" office:value-type="float" office:value="0.00446262751787904" calcext:value-type="float">
            <text:p>0.0045</text:p>
          </table:table-cell>
          <table:table-cell table:formula="of:=ABS([$rezultati_analiticki.Z5]-[$rezultati_simulacija_x100.Z5])/[$rezultati_analiticki.Z5]" office:value-type="float" office:value="0.259950786117179" calcext:value-type="float">
            <text:p>0.2600</text:p>
          </table:table-cell>
          <table:table-cell table:formula="of:=ABS([$rezultati_analiticki.AA5]-[$rezultati_simulacija_x100.AA5])/[$rezultati_analiticki.AA5]" office:value-type="float" office:value="0.163471324128928" calcext:value-type="float">
            <text:p>0.1635</text:p>
          </table:table-cell>
          <table:table-cell table:formula="of:=ABS([$rezultati_analiticki.AB5]-[$rezultati_simulacija_x100.AB5])/[$rezultati_analiticki.AB5]" office:value-type="string" office:string-value="" calcext:value-type="error">
            <text:p>#DIV/0!</text:p>
          </table:table-cell>
          <table:table-cell table:formula="of:=ABS([$rezultati_analiticki.AC5]-[$rezultati_simulacija_x100.AC5])/[$rezultati_analiticki.AC5]" office:value-type="string" office:string-value="" calcext:value-type="error">
            <text:p>#DIV/0!</text:p>
          </table:table-cell>
          <table:table-cell table:formula="of:=ABS([$rezultati_analiticki.AD5]-[$rezultati_simulacija_x100.AD5])/[$rezultati_analiticki.AD5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6]-[$rezultati_simulacija_x100.A6])/[$rezultati_analiticki.A6]" office:value-type="float" office:value="0" calcext:value-type="float">
            <text:p>0.0000</text:p>
          </table:table-cell>
          <table:table-cell table:formula="of:=ABS([$rezultati_analiticki.B6]-[$rezultati_simulacija_x100.B6])/[$rezultati_analiticki.B6]" office:value-type="float" office:value="0" calcext:value-type="float">
            <text:p>0.0000</text:p>
          </table:table-cell>
          <table:table-cell table:formula="of:=ABS([$rezultati_analiticki.C6]-[$rezultati_simulacija_x100.C6])/[$rezultati_analiticki.C6]" office:value-type="float" office:value="0.000237141316830537" calcext:value-type="float">
            <text:p>0.0002</text:p>
          </table:table-cell>
          <table:table-cell table:formula="of:=ABS([$rezultati_analiticki.D6]-[$rezultati_simulacija_x100.D6])/[$rezultati_analiticki.D6]" office:value-type="float" office:value="0.000752951109854098" calcext:value-type="float">
            <text:p>0.0008</text:p>
          </table:table-cell>
          <table:table-cell table:formula="of:=ABS([$rezultati_analiticki.E6]-[$rezultati_simulacija_x100.E6])/[$rezultati_analiticki.E6]" office:value-type="float" office:value="0.0033075739284647" calcext:value-type="float">
            <text:p>0.0033</text:p>
          </table:table-cell>
          <table:table-cell table:formula="of:=ABS([$rezultati_analiticki.F6]-[$rezultati_simulacija_x100.F6])/[$rezultati_analiticki.F6]" office:value-type="float" office:value="0.00120416756051778" calcext:value-type="float">
            <text:p>0.0012</text:p>
          </table:table-cell>
          <table:table-cell table:formula="of:=ABS([$rezultati_analiticki.G6]-[$rezultati_simulacija_x100.G6])/[$rezultati_analiticki.G6]" office:value-type="float" office:value="0.00144197501369245" calcext:value-type="float">
            <text:p>0.0014</text:p>
          </table:table-cell>
          <table:table-cell table:formula="of:=ABS([$rezultati_analiticki.H6]-[$rezultati_simulacija_x100.H6])/[$rezultati_analiticki.H6]" office:value-type="float" office:value="0.000735183632168325" calcext:value-type="float">
            <text:p>0.0007</text:p>
          </table:table-cell>
          <table:table-cell table:formula="of:=ABS([$rezultati_analiticki.I6]-[$rezultati_simulacija_x100.I6])/[$rezultati_analiticki.I6]" office:value-type="float" office:value="0.000718447227127947" calcext:value-type="float">
            <text:p>0.0007</text:p>
          </table:table-cell>
          <table:table-cell table:formula="of:=ABS([$rezultati_analiticki.J6]-[$rezultati_simulacija_x100.J6])/[$rezultati_analiticki.J6]" office:value-type="float" office:value="0.001961261869687" calcext:value-type="float">
            <text:p>0.0020</text:p>
          </table:table-cell>
          <table:table-cell table:formula="of:=ABS([$rezultati_analiticki.K6]-[$rezultati_simulacija_x100.K6])/[$rezultati_analiticki.K6]" office:value-type="string" office:string-value="" calcext:value-type="error">
            <text:p>#DIV/0!</text:p>
          </table:table-cell>
          <table:table-cell table:formula="of:=ABS([$rezultati_analiticki.L6]-[$rezultati_simulacija_x100.L6])/[$rezultati_analiticki.L6]" office:value-type="string" office:string-value="" calcext:value-type="error">
            <text:p>#DIV/0!</text:p>
          </table:table-cell>
          <table:table-cell table:formula="of:=ABS([$rezultati_analiticki.M6]-[$rezultati_simulacija_x100.M6])/[$rezultati_analiticki.M6]" office:value-type="float" office:value="0.000130682204273886" calcext:value-type="float">
            <text:p>0.0001</text:p>
          </table:table-cell>
          <table:table-cell table:formula="of:=ABS([$rezultati_analiticki.N6]-[$rezultati_simulacija_x100.N6])/[$rezultati_analiticki.N6]" office:value-type="float" office:value="0.00177150192560276" calcext:value-type="float">
            <text:p>0.0018</text:p>
          </table:table-cell>
          <table:table-cell table:formula="of:=ABS([$rezultati_analiticki.O6]-[$rezultati_simulacija_x100.O6])/[$rezultati_analiticki.O6]" office:value-type="float" office:value="0.0000330217941997222" calcext:value-type="float">
            <text:p>0.0000</text:p>
          </table:table-cell>
          <table:table-cell table:formula="of:=ABS([$rezultati_analiticki.P6]-[$rezultati_simulacija_x100.P6])/[$rezultati_analiticki.P6]" office:value-type="float" office:value="0.00197981426101148" calcext:value-type="float">
            <text:p>0.0020</text:p>
          </table:table-cell>
          <table:table-cell table:formula="of:=ABS([$rezultati_analiticki.Q6]-[$rezultati_simulacija_x100.Q6])/[$rezultati_analiticki.Q6]" office:value-type="float" office:value="0.000593992758543745" calcext:value-type="float">
            <text:p>0.0006</text:p>
          </table:table-cell>
          <table:table-cell table:formula="of:=ABS([$rezultati_analiticki.R6]-[$rezultati_simulacija_x100.R6])/[$rezultati_analiticki.R6]" office:value-type="float" office:value="0.00186542159864492" calcext:value-type="float">
            <text:p>0.0019</text:p>
          </table:table-cell>
          <table:table-cell table:formula="of:=ABS([$rezultati_analiticki.S6]-[$rezultati_simulacija_x100.S6])/[$rezultati_analiticki.S6]" office:value-type="float" office:value="0.0017716835468349" calcext:value-type="float">
            <text:p>0.0018</text:p>
          </table:table-cell>
          <table:table-cell table:formula="of:=ABS([$rezultati_analiticki.T6]-[$rezultati_simulacija_x100.T6])/[$rezultati_analiticki.T6]" office:value-type="string" office:string-value="" calcext:value-type="error">
            <text:p>#DIV/0!</text:p>
          </table:table-cell>
          <table:table-cell table:formula="of:=ABS([$rezultati_analiticki.U6]-[$rezultati_simulacija_x100.U6])/[$rezultati_analiticki.U6]" office:value-type="string" office:string-value="" calcext:value-type="error">
            <text:p>#DIV/0!</text:p>
          </table:table-cell>
          <table:table-cell table:formula="of:=ABS([$rezultati_analiticki.V6]-[$rezultati_simulacija_x100.V6])/[$rezultati_analiticki.V6]" office:value-type="float" office:value="0.00770286113693535" calcext:value-type="float">
            <text:p>0.0077</text:p>
          </table:table-cell>
          <table:table-cell table:formula="of:=ABS([$rezultati_analiticki.W6]-[$rezultati_simulacija_x100.W6])/[$rezultati_analiticki.W6]" office:value-type="float" office:value="0.00626458415913644" calcext:value-type="float">
            <text:p>0.0063</text:p>
          </table:table-cell>
          <table:table-cell table:formula="of:=ABS([$rezultati_analiticki.X6]-[$rezultati_simulacija_x100.X6])/[$rezultati_analiticki.X6]" office:value-type="float" office:value="0.000572071838290603" calcext:value-type="float">
            <text:p>0.0006</text:p>
          </table:table-cell>
          <table:table-cell table:formula="of:=ABS([$rezultati_analiticki.Y6]-[$rezultati_simulacija_x100.Y6])/[$rezultati_analiticki.Y6]" office:value-type="float" office:value="0.0017250845559764" calcext:value-type="float">
            <text:p>0.0017</text:p>
          </table:table-cell>
          <table:table-cell table:formula="of:=ABS([$rezultati_analiticki.Z6]-[$rezultati_simulacija_x100.Z6])/[$rezultati_analiticki.Z6]" office:value-type="float" office:value="0.000914625118429828" calcext:value-type="float">
            <text:p>0.0009</text:p>
          </table:table-cell>
          <table:table-cell table:formula="of:=ABS([$rezultati_analiticki.AA6]-[$rezultati_simulacija_x100.AA6])/[$rezultati_analiticki.AA6]" office:value-type="float" office:value="0.00142242731789909" calcext:value-type="float">
            <text:p>0.0014</text:p>
          </table:table-cell>
          <table:table-cell table:formula="of:=ABS([$rezultati_analiticki.AB6]-[$rezultati_simulacija_x100.AB6])/[$rezultati_analiticki.AB6]" office:value-type="float" office:value="0.00263046686259782" calcext:value-type="float">
            <text:p>0.0026</text:p>
          </table:table-cell>
          <table:table-cell table:formula="of:=ABS([$rezultati_analiticki.AC6]-[$rezultati_simulacija_x100.AC6])/[$rezultati_analiticki.AC6]" office:value-type="string" office:string-value="" calcext:value-type="error">
            <text:p>#DIV/0!</text:p>
          </table:table-cell>
          <table:table-cell table:formula="of:=ABS([$rezultati_analiticki.AD6]-[$rezultati_simulacija_x100.AD6])/[$rezultati_analiticki.AD6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7]-[$rezultati_simulacija_x100.A7])/[$rezultati_analiticki.A7]" office:value-type="float" office:value="0" calcext:value-type="float">
            <text:p>0.0000</text:p>
          </table:table-cell>
          <table:table-cell table:formula="of:=ABS([$rezultati_analiticki.B7]-[$rezultati_simulacija_x100.B7])/[$rezultati_analiticki.B7]" office:value-type="float" office:value="0" calcext:value-type="float">
            <text:p>0.0000</text:p>
          </table:table-cell>
          <table:table-cell table:formula="of:=ABS([$rezultati_analiticki.C7]-[$rezultati_simulacija_x100.C7])/[$rezultati_analiticki.C7]" office:value-type="float" office:value="0.00239912999322033" calcext:value-type="float">
            <text:p>0.0024</text:p>
          </table:table-cell>
          <table:table-cell table:formula="of:=ABS([$rezultati_analiticki.D7]-[$rezultati_simulacija_x100.D7])/[$rezultati_analiticki.D7]" office:value-type="float" office:value="0.000676836718045887" calcext:value-type="float">
            <text:p>0.0007</text:p>
          </table:table-cell>
          <table:table-cell table:formula="of:=ABS([$rezultati_analiticki.E7]-[$rezultati_simulacija_x100.E7])/[$rezultati_analiticki.E7]" office:value-type="float" office:value="0.000605027516712526" calcext:value-type="float">
            <text:p>0.0006</text:p>
          </table:table-cell>
          <table:table-cell table:formula="of:=ABS([$rezultati_analiticki.F7]-[$rezultati_simulacija_x100.F7])/[$rezultati_analiticki.F7]" office:value-type="float" office:value="0.00218487159602814" calcext:value-type="float">
            <text:p>0.0022</text:p>
          </table:table-cell>
          <table:table-cell table:formula="of:=ABS([$rezultati_analiticki.G7]-[$rezultati_simulacija_x100.G7])/[$rezultati_analiticki.G7]" office:value-type="float" office:value="0.0025024904944573" calcext:value-type="float">
            <text:p>0.0025</text:p>
          </table:table-cell>
          <table:table-cell table:formula="of:=ABS([$rezultati_analiticki.H7]-[$rezultati_simulacija_x100.H7])/[$rezultati_analiticki.H7]" office:value-type="float" office:value="0.000916483546530818" calcext:value-type="float">
            <text:p>0.0009</text:p>
          </table:table-cell>
          <table:table-cell table:formula="of:=ABS([$rezultati_analiticki.I7]-[$rezultati_simulacija_x100.I7])/[$rezultati_analiticki.I7]" office:value-type="float" office:value="0.00156118327050146" calcext:value-type="float">
            <text:p>0.0016</text:p>
          </table:table-cell>
          <table:table-cell table:formula="of:=ABS([$rezultati_analiticki.J7]-[$rezultati_simulacija_x100.J7])/[$rezultati_analiticki.J7]" office:value-type="float" office:value="0.00242467027124887" calcext:value-type="float">
            <text:p>0.0024</text:p>
          </table:table-cell>
          <table:table-cell table:formula="of:=ABS([$rezultati_analiticki.K7]-[$rezultati_simulacija_x100.K7])/[$rezultati_analiticki.K7]" office:value-type="string" office:string-value="" calcext:value-type="error">
            <text:p>#DIV/0!</text:p>
          </table:table-cell>
          <table:table-cell table:formula="of:=ABS([$rezultati_analiticki.L7]-[$rezultati_simulacija_x100.L7])/[$rezultati_analiticki.L7]" office:value-type="string" office:string-value="" calcext:value-type="error">
            <text:p>#DIV/0!</text:p>
          </table:table-cell>
          <table:table-cell table:formula="of:=ABS([$rezultati_analiticki.M7]-[$rezultati_simulacija_x100.M7])/[$rezultati_analiticki.M7]" office:value-type="float" office:value="0.000417312986377775" calcext:value-type="float">
            <text:p>0.0004</text:p>
          </table:table-cell>
          <table:table-cell table:formula="of:=ABS([$rezultati_analiticki.N7]-[$rezultati_simulacija_x100.N7])/[$rezultati_analiticki.N7]" office:value-type="float" office:value="0.000621223615405018" calcext:value-type="float">
            <text:p>0.0006</text:p>
          </table:table-cell>
          <table:table-cell table:formula="of:=ABS([$rezultati_analiticki.O7]-[$rezultati_simulacija_x100.O7])/[$rezultati_analiticki.O7]" office:value-type="float" office:value="0.0014602354389862" calcext:value-type="float">
            <text:p>0.0015</text:p>
          </table:table-cell>
          <table:table-cell table:formula="of:=ABS([$rezultati_analiticki.P7]-[$rezultati_simulacija_x100.P7])/[$rezultati_analiticki.P7]" office:value-type="float" office:value="0.00073200665148951" calcext:value-type="float">
            <text:p>0.0007</text:p>
          </table:table-cell>
          <table:table-cell table:formula="of:=ABS([$rezultati_analiticki.Q7]-[$rezultati_simulacija_x100.Q7])/[$rezultati_analiticki.Q7]" office:value-type="float" office:value="0.00074538897680444" calcext:value-type="float">
            <text:p>0.0007</text:p>
          </table:table-cell>
          <table:table-cell table:formula="of:=ABS([$rezultati_analiticki.R7]-[$rezultati_simulacija_x100.R7])/[$rezultati_analiticki.R7]" office:value-type="float" office:value="0.000403353231478389" calcext:value-type="float">
            <text:p>0.0004</text:p>
          </table:table-cell>
          <table:table-cell table:formula="of:=ABS([$rezultati_analiticki.S7]-[$rezultati_simulacija_x100.S7])/[$rezultati_analiticki.S7]" office:value-type="float" office:value="0.00180617614699723" calcext:value-type="float">
            <text:p>0.0018</text:p>
          </table:table-cell>
          <table:table-cell table:formula="of:=ABS([$rezultati_analiticki.T7]-[$rezultati_simulacija_x100.T7])/[$rezultati_analiticki.T7]" office:value-type="string" office:string-value="" calcext:value-type="error">
            <text:p>#DIV/0!</text:p>
          </table:table-cell>
          <table:table-cell table:formula="of:=ABS([$rezultati_analiticki.U7]-[$rezultati_simulacija_x100.U7])/[$rezultati_analiticki.U7]" office:value-type="string" office:string-value="" calcext:value-type="error">
            <text:p>#DIV/0!</text:p>
          </table:table-cell>
          <table:table-cell table:formula="of:=ABS([$rezultati_analiticki.V7]-[$rezultati_simulacija_x100.V7])/[$rezultati_analiticki.V7]" office:value-type="float" office:value="0.0242661891959233" calcext:value-type="float">
            <text:p>0.0243</text:p>
          </table:table-cell>
          <table:table-cell table:formula="of:=ABS([$rezultati_analiticki.W7]-[$rezultati_simulacija_x100.W7])/[$rezultati_analiticki.W7]" office:value-type="float" office:value="0.000802761790052938" calcext:value-type="float">
            <text:p>0.0008</text:p>
          </table:table-cell>
          <table:table-cell table:formula="of:=ABS([$rezultati_analiticki.X7]-[$rezultati_simulacija_x100.X7])/[$rezultati_analiticki.X7]" office:value-type="float" office:value="0.00455316109610215" calcext:value-type="float">
            <text:p>0.0046</text:p>
          </table:table-cell>
          <table:table-cell table:formula="of:=ABS([$rezultati_analiticki.Y7]-[$rezultati_simulacija_x100.Y7])/[$rezultati_analiticki.Y7]" office:value-type="float" office:value="0.00651264304073371" calcext:value-type="float">
            <text:p>0.0065</text:p>
          </table:table-cell>
          <table:table-cell table:formula="of:=ABS([$rezultati_analiticki.Z7]-[$rezultati_simulacija_x100.Z7])/[$rezultati_analiticki.Z7]" office:value-type="float" office:value="0.000266839017193763" calcext:value-type="float">
            <text:p>0.0003</text:p>
          </table:table-cell>
          <table:table-cell table:formula="of:=ABS([$rezultati_analiticki.AA7]-[$rezultati_simulacija_x100.AA7])/[$rezultati_analiticki.AA7]" office:value-type="float" office:value="0.0021448372391014" calcext:value-type="float">
            <text:p>0.0021</text:p>
          </table:table-cell>
          <table:table-cell table:formula="of:=ABS([$rezultati_analiticki.AB7]-[$rezultati_simulacija_x100.AB7])/[$rezultati_analiticki.AB7]" office:value-type="float" office:value="0.0050453726878182" calcext:value-type="float">
            <text:p>0.0050</text:p>
          </table:table-cell>
          <table:table-cell table:formula="of:=ABS([$rezultati_analiticki.AC7]-[$rezultati_simulacija_x100.AC7])/[$rezultati_analiticki.AC7]" office:value-type="string" office:string-value="" calcext:value-type="error">
            <text:p>#DIV/0!</text:p>
          </table:table-cell>
          <table:table-cell table:formula="of:=ABS([$rezultati_analiticki.AD7]-[$rezultati_simulacija_x100.AD7])/[$rezultati_analiticki.AD7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8]-[$rezultati_simulacija_x100.A8])/[$rezultati_analiticki.A8]" office:value-type="float" office:value="0" calcext:value-type="float">
            <text:p>0.0000</text:p>
          </table:table-cell>
          <table:table-cell table:formula="of:=ABS([$rezultati_analiticki.B8]-[$rezultati_simulacija_x100.B8])/[$rezultati_analiticki.B8]" office:value-type="float" office:value="0" calcext:value-type="float">
            <text:p>0.0000</text:p>
          </table:table-cell>
          <table:table-cell table:formula="of:=ABS([$rezultati_analiticki.C8]-[$rezultati_simulacija_x100.C8])/[$rezultati_analiticki.C8]" office:value-type="float" office:value="0.00284153940820502" calcext:value-type="float">
            <text:p>0.0028</text:p>
          </table:table-cell>
          <table:table-cell table:formula="of:=ABS([$rezultati_analiticki.D8]-[$rezultati_simulacija_x100.D8])/[$rezultati_analiticki.D8]" office:value-type="float" office:value="0.000725791803021913" calcext:value-type="float">
            <text:p>0.0007</text:p>
          </table:table-cell>
          <table:table-cell table:formula="of:=ABS([$rezultati_analiticki.E8]-[$rezultati_simulacija_x100.E8])/[$rezultati_analiticki.E8]" office:value-type="float" office:value="0.0000167747558862587" calcext:value-type="float">
            <text:p>0.0000</text:p>
          </table:table-cell>
          <table:table-cell table:formula="of:=ABS([$rezultati_analiticki.F8]-[$rezultati_simulacija_x100.F8])/[$rezultati_analiticki.F8]" office:value-type="float" office:value="0.00126894963822673" calcext:value-type="float">
            <text:p>0.0013</text:p>
          </table:table-cell>
          <table:table-cell table:formula="of:=ABS([$rezultati_analiticki.G8]-[$rezultati_simulacija_x100.G8])/[$rezultati_analiticki.G8]" office:value-type="float" office:value="0.000993462072932678" calcext:value-type="float">
            <text:p>0.0010</text:p>
          </table:table-cell>
          <table:table-cell table:formula="of:=ABS([$rezultati_analiticki.H8]-[$rezultati_simulacija_x100.H8])/[$rezultati_analiticki.H8]" office:value-type="float" office:value="0.000181786083007521" calcext:value-type="float">
            <text:p>0.0002</text:p>
          </table:table-cell>
          <table:table-cell table:formula="of:=ABS([$rezultati_analiticki.I8]-[$rezultati_simulacija_x100.I8])/[$rezultati_analiticki.I8]" office:value-type="float" office:value="0.000759854334989966" calcext:value-type="float">
            <text:p>0.0008</text:p>
          </table:table-cell>
          <table:table-cell table:formula="of:=ABS([$rezultati_analiticki.J8]-[$rezultati_simulacija_x100.J8])/[$rezultati_analiticki.J8]" office:value-type="float" office:value="0.000927445618626348" calcext:value-type="float">
            <text:p>0.0009</text:p>
          </table:table-cell>
          <table:table-cell table:formula="of:=ABS([$rezultati_analiticki.K8]-[$rezultati_simulacija_x100.K8])/[$rezultati_analiticki.K8]" office:value-type="string" office:string-value="" calcext:value-type="error">
            <text:p>#DIV/0!</text:p>
          </table:table-cell>
          <table:table-cell table:formula="of:=ABS([$rezultati_analiticki.L8]-[$rezultati_simulacija_x100.L8])/[$rezultati_analiticki.L8]" office:value-type="string" office:string-value="" calcext:value-type="error">
            <text:p>#DIV/0!</text:p>
          </table:table-cell>
          <table:table-cell table:formula="of:=ABS([$rezultati_analiticki.M8]-[$rezultati_simulacija_x100.M8])/[$rezultati_analiticki.M8]" office:value-type="float" office:value="0.000755692694552277" calcext:value-type="float">
            <text:p>0.0008</text:p>
          </table:table-cell>
          <table:table-cell table:formula="of:=ABS([$rezultati_analiticki.N8]-[$rezultati_simulacija_x100.N8])/[$rezultati_analiticki.N8]" office:value-type="float" office:value="0.0000618451134646179" calcext:value-type="float">
            <text:p>0.0001</text:p>
          </table:table-cell>
          <table:table-cell table:formula="of:=ABS([$rezultati_analiticki.O8]-[$rezultati_simulacija_x100.O8])/[$rezultati_analiticki.O8]" office:value-type="float" office:value="0.00178379593418857" calcext:value-type="float">
            <text:p>0.0018</text:p>
          </table:table-cell>
          <table:table-cell table:formula="of:=ABS([$rezultati_analiticki.P8]-[$rezultati_simulacija_x100.P8])/[$rezultati_analiticki.P8]" office:value-type="float" office:value="0.000676722537747561" calcext:value-type="float">
            <text:p>0.0007</text:p>
          </table:table-cell>
          <table:table-cell table:formula="of:=ABS([$rezultati_analiticki.Q8]-[$rezultati_simulacija_x100.Q8])/[$rezultati_analiticki.Q8]" office:value-type="float" office:value="0.000399851248712121" calcext:value-type="float">
            <text:p>0.0004</text:p>
          </table:table-cell>
          <table:table-cell table:formula="of:=ABS([$rezultati_analiticki.R8]-[$rezultati_simulacija_x100.R8])/[$rezultati_analiticki.R8]" office:value-type="float" office:value="0.00104193745005995" calcext:value-type="float">
            <text:p>0.0010</text:p>
          </table:table-cell>
          <table:table-cell table:formula="of:=ABS([$rezultati_analiticki.S8]-[$rezultati_simulacija_x100.S8])/[$rezultati_analiticki.S8]" office:value-type="float" office:value="0.00131843335709598" calcext:value-type="float">
            <text:p>0.0013</text:p>
          </table:table-cell>
          <table:table-cell table:formula="of:=ABS([$rezultati_analiticki.T8]-[$rezultati_simulacija_x100.T8])/[$rezultati_analiticki.T8]" office:value-type="string" office:string-value="" calcext:value-type="error">
            <text:p>#DIV/0!</text:p>
          </table:table-cell>
          <table:table-cell table:formula="of:=ABS([$rezultati_analiticki.U8]-[$rezultati_simulacija_x100.U8])/[$rezultati_analiticki.U8]" office:value-type="string" office:string-value="" calcext:value-type="error">
            <text:p>#DIV/0!</text:p>
          </table:table-cell>
          <table:table-cell table:formula="of:=ABS([$rezultati_analiticki.V8]-[$rezultati_simulacija_x100.V8])/[$rezultati_analiticki.V8]" office:value-type="float" office:value="0.027352677974999" calcext:value-type="float">
            <text:p>0.0274</text:p>
          </table:table-cell>
          <table:table-cell table:formula="of:=ABS([$rezultati_analiticki.W8]-[$rezultati_simulacija_x100.W8])/[$rezultati_analiticki.W8]" office:value-type="float" office:value="0.000458514193592917" calcext:value-type="float">
            <text:p>0.0005</text:p>
          </table:table-cell>
          <table:table-cell table:formula="of:=ABS([$rezultati_analiticki.X8]-[$rezultati_simulacija_x100.X8])/[$rezultati_analiticki.X8]" office:value-type="float" office:value="0.00181149451170256" calcext:value-type="float">
            <text:p>0.0018</text:p>
          </table:table-cell>
          <table:table-cell table:formula="of:=ABS([$rezultati_analiticki.Y8]-[$rezultati_simulacija_x100.Y8])/[$rezultati_analiticki.Y8]" office:value-type="float" office:value="0.00163797896205962" calcext:value-type="float">
            <text:p>0.0016</text:p>
          </table:table-cell>
          <table:table-cell table:formula="of:=ABS([$rezultati_analiticki.Z8]-[$rezultati_simulacija_x100.Z8])/[$rezultati_analiticki.Z8]" office:value-type="float" office:value="0.00243125678763163" calcext:value-type="float">
            <text:p>0.0024</text:p>
          </table:table-cell>
          <table:table-cell table:formula="of:=ABS([$rezultati_analiticki.AA8]-[$rezultati_simulacija_x100.AA8])/[$rezultati_analiticki.AA8]" office:value-type="float" office:value="0.000884852970126673" calcext:value-type="float">
            <text:p>0.0009</text:p>
          </table:table-cell>
          <table:table-cell table:formula="of:=ABS([$rezultati_analiticki.AB8]-[$rezultati_simulacija_x100.AB8])/[$rezultati_analiticki.AB8]" office:value-type="float" office:value="0.00383551827419625" calcext:value-type="float">
            <text:p>0.0038</text:p>
          </table:table-cell>
          <table:table-cell table:formula="of:=ABS([$rezultati_analiticki.AC8]-[$rezultati_simulacija_x100.AC8])/[$rezultati_analiticki.AC8]" office:value-type="string" office:string-value="" calcext:value-type="error">
            <text:p>#DIV/0!</text:p>
          </table:table-cell>
          <table:table-cell table:formula="of:=ABS([$rezultati_analiticki.AD8]-[$rezultati_simulacija_x100.AD8])/[$rezultati_analiticki.AD8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9]-[$rezultati_simulacija_x100.A9])/[$rezultati_analiticki.A9]" office:value-type="float" office:value="0" calcext:value-type="float">
            <text:p>0.0000</text:p>
          </table:table-cell>
          <table:table-cell table:formula="of:=ABS([$rezultati_analiticki.B9]-[$rezultati_simulacija_x100.B9])/[$rezultati_analiticki.B9]" office:value-type="float" office:value="0" calcext:value-type="float">
            <text:p>0.0000</text:p>
          </table:table-cell>
          <table:table-cell table:formula="of:=ABS([$rezultati_analiticki.C9]-[$rezultati_simulacija_x100.C9])/[$rezultati_analiticki.C9]" office:value-type="float" office:value="0.0891753172281008" calcext:value-type="float">
            <text:p>0.0892</text:p>
          </table:table-cell>
          <table:table-cell table:formula="of:=ABS([$rezultati_analiticki.D9]-[$rezultati_simulacija_x100.D9])/[$rezultati_analiticki.D9]" office:value-type="float" office:value="0.00104453266134944" calcext:value-type="float">
            <text:p>0.0010</text:p>
          </table:table-cell>
          <table:table-cell table:formula="of:=ABS([$rezultati_analiticki.E9]-[$rezultati_simulacija_x100.E9])/[$rezultati_analiticki.E9]" office:value-type="float" office:value="0.0000152630837616328" calcext:value-type="float">
            <text:p>0.0000</text:p>
          </table:table-cell>
          <table:table-cell table:formula="of:=ABS([$rezultati_analiticki.F9]-[$rezultati_simulacija_x100.F9])/[$rezultati_analiticki.F9]" office:value-type="float" office:value="0.000201581649722124" calcext:value-type="float">
            <text:p>0.0002</text:p>
          </table:table-cell>
          <table:table-cell table:formula="of:=ABS([$rezultati_analiticki.G9]-[$rezultati_simulacija_x100.G9])/[$rezultati_analiticki.G9]" office:value-type="float" office:value="0.00337800673330102" calcext:value-type="float">
            <text:p>0.0034</text:p>
          </table:table-cell>
          <table:table-cell table:formula="of:=ABS([$rezultati_analiticki.H9]-[$rezultati_simulacija_x100.H9])/[$rezultati_analiticki.H9]" office:value-type="float" office:value="0.00143344575412324" calcext:value-type="float">
            <text:p>0.0014</text:p>
          </table:table-cell>
          <table:table-cell table:formula="of:=ABS([$rezultati_analiticki.I9]-[$rezultati_simulacija_x100.I9])/[$rezultati_analiticki.I9]" office:value-type="float" office:value="0.000720103936379775" calcext:value-type="float">
            <text:p>0.0007</text:p>
          </table:table-cell>
          <table:table-cell table:formula="of:=ABS([$rezultati_analiticki.J9]-[$rezultati_simulacija_x100.J9])/[$rezultati_analiticki.J9]" office:value-type="float" office:value="0.00118290247219498" calcext:value-type="float">
            <text:p>0.0012</text:p>
          </table:table-cell>
          <table:table-cell table:formula="of:=ABS([$rezultati_analiticki.K9]-[$rezultati_simulacija_x100.K9])/[$rezultati_analiticki.K9]" office:value-type="string" office:string-value="" calcext:value-type="error">
            <text:p>#DIV/0!</text:p>
          </table:table-cell>
          <table:table-cell table:formula="of:=ABS([$rezultati_analiticki.L9]-[$rezultati_simulacija_x100.L9])/[$rezultati_analiticki.L9]" office:value-type="string" office:string-value="" calcext:value-type="error">
            <text:p>#DIV/0!</text:p>
          </table:table-cell>
          <table:table-cell table:formula="of:=ABS([$rezultati_analiticki.M9]-[$rezultati_simulacija_x100.M9])/[$rezultati_analiticki.M9]" office:value-type="float" office:value="0.00059865436609293" calcext:value-type="float">
            <text:p>0.0006</text:p>
          </table:table-cell>
          <table:table-cell table:formula="of:=ABS([$rezultati_analiticki.N9]-[$rezultati_simulacija_x100.N9])/[$rezultati_analiticki.N9]" office:value-type="float" office:value="0.000110981102357549" calcext:value-type="float">
            <text:p>0.0001</text:p>
          </table:table-cell>
          <table:table-cell table:formula="of:=ABS([$rezultati_analiticki.O9]-[$rezultati_simulacija_x100.O9])/[$rezultati_analiticki.O9]" office:value-type="float" office:value="0.000264596940713861" calcext:value-type="float">
            <text:p>0.0003</text:p>
          </table:table-cell>
          <table:table-cell table:formula="of:=ABS([$rezultati_analiticki.P9]-[$rezultati_simulacija_x100.P9])/[$rezultati_analiticki.P9]" office:value-type="float" office:value="0.00277724793861816" calcext:value-type="float">
            <text:p>0.0028</text:p>
          </table:table-cell>
          <table:table-cell table:formula="of:=ABS([$rezultati_analiticki.Q9]-[$rezultati_simulacija_x100.Q9])/[$rezultati_analiticki.Q9]" office:value-type="float" office:value="0.000756539930575766" calcext:value-type="float">
            <text:p>0.0008</text:p>
          </table:table-cell>
          <table:table-cell table:formula="of:=ABS([$rezultati_analiticki.R9]-[$rezultati_simulacija_x100.R9])/[$rezultati_analiticki.R9]" office:value-type="float" office:value="0.0011373623324496" calcext:value-type="float">
            <text:p>0.0011</text:p>
          </table:table-cell>
          <table:table-cell table:formula="of:=ABS([$rezultati_analiticki.S9]-[$rezultati_simulacija_x100.S9])/[$rezultati_analiticki.S9]" office:value-type="float" office:value="0.00136433267492679" calcext:value-type="float">
            <text:p>0.0014</text:p>
          </table:table-cell>
          <table:table-cell table:formula="of:=ABS([$rezultati_analiticki.T9]-[$rezultati_simulacija_x100.T9])/[$rezultati_analiticki.T9]" office:value-type="string" office:string-value="" calcext:value-type="error">
            <text:p>#DIV/0!</text:p>
          </table:table-cell>
          <table:table-cell table:formula="of:=ABS([$rezultati_analiticki.U9]-[$rezultati_simulacija_x100.U9])/[$rezultati_analiticki.U9]" office:value-type="string" office:string-value="" calcext:value-type="error">
            <text:p>#DIV/0!</text:p>
          </table:table-cell>
          <table:table-cell table:formula="of:=ABS([$rezultati_analiticki.V9]-[$rezultati_simulacija_x100.V9])/[$rezultati_analiticki.V9]" office:value-type="float" office:value="0.0193757077237674" calcext:value-type="float">
            <text:p>0.0194</text:p>
          </table:table-cell>
          <table:table-cell table:formula="of:=ABS([$rezultati_analiticki.W9]-[$rezultati_simulacija_x100.W9])/[$rezultati_analiticki.W9]" office:value-type="float" office:value="0.0012570774976977" calcext:value-type="float">
            <text:p>0.0013</text:p>
          </table:table-cell>
          <table:table-cell table:formula="of:=ABS([$rezultati_analiticki.X9]-[$rezultati_simulacija_x100.X9])/[$rezultati_analiticki.X9]" office:value-type="float" office:value="0.000577885705388294" calcext:value-type="float">
            <text:p>0.0006</text:p>
          </table:table-cell>
          <table:table-cell table:formula="of:=ABS([$rezultati_analiticki.Y9]-[$rezultati_simulacija_x100.Y9])/[$rezultati_analiticki.Y9]" office:value-type="float" office:value="0.00366981631165403" calcext:value-type="float">
            <text:p>0.0037</text:p>
          </table:table-cell>
          <table:table-cell table:formula="of:=ABS([$rezultati_analiticki.Z9]-[$rezultati_simulacija_x100.Z9])/[$rezultati_analiticki.Z9]" office:value-type="float" office:value="0.064417980390627" calcext:value-type="float">
            <text:p>0.0644</text:p>
          </table:table-cell>
          <table:table-cell table:formula="of:=ABS([$rezultati_analiticki.AA9]-[$rezultati_simulacija_x100.AA9])/[$rezultati_analiticki.AA9]" office:value-type="float" office:value="0.0365459025359762" calcext:value-type="float">
            <text:p>0.0365</text:p>
          </table:table-cell>
          <table:table-cell table:formula="of:=ABS([$rezultati_analiticki.AB9]-[$rezultati_simulacija_x100.AB9])/[$rezultati_analiticki.AB9]" office:value-type="float" office:value="0.174112100919051" calcext:value-type="float">
            <text:p>0.1741</text:p>
          </table:table-cell>
          <table:table-cell table:formula="of:=ABS([$rezultati_analiticki.AC9]-[$rezultati_simulacija_x100.AC9])/[$rezultati_analiticki.AC9]" office:value-type="string" office:string-value="" calcext:value-type="error">
            <text:p>#DIV/0!</text:p>
          </table:table-cell>
          <table:table-cell table:formula="of:=ABS([$rezultati_analiticki.AD9]-[$rezultati_simulacija_x100.AD9])/[$rezultati_analiticki.AD9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0]-[$rezultati_simulacija_x100.A10])/[$rezultati_analiticki.A10]" office:value-type="float" office:value="0" calcext:value-type="float">
            <text:p>0.0000</text:p>
          </table:table-cell>
          <table:table-cell table:formula="of:=ABS([$rezultati_analiticki.B10]-[$rezultati_simulacija_x100.B10])/[$rezultati_analiticki.B10]" office:value-type="float" office:value="0" calcext:value-type="float">
            <text:p>0.0000</text:p>
          </table:table-cell>
          <table:table-cell table:formula="of:=ABS([$rezultati_analiticki.C10]-[$rezultati_simulacija_x100.C10])/[$rezultati_analiticki.C10]" office:value-type="float" office:value="0.000764894919033386" calcext:value-type="float">
            <text:p>0.0008</text:p>
          </table:table-cell>
          <table:table-cell table:formula="of:=ABS([$rezultati_analiticki.D10]-[$rezultati_simulacija_x100.D10])/[$rezultati_analiticki.D10]" office:value-type="float" office:value="0.0000528538397070487" calcext:value-type="float">
            <text:p>0.0001</text:p>
          </table:table-cell>
          <table:table-cell table:formula="of:=ABS([$rezultati_analiticki.E10]-[$rezultati_simulacija_x100.E10])/[$rezultati_analiticki.E10]" office:value-type="float" office:value="0.00100454574073236" calcext:value-type="float">
            <text:p>0.0010</text:p>
          </table:table-cell>
          <table:table-cell table:formula="of:=ABS([$rezultati_analiticki.F10]-[$rezultati_simulacija_x100.F10])/[$rezultati_analiticki.F10]" office:value-type="float" office:value="0.00268008900588099" calcext:value-type="float">
            <text:p>0.0027</text:p>
          </table:table-cell>
          <table:table-cell table:formula="of:=ABS([$rezultati_analiticki.G10]-[$rezultati_simulacija_x100.G10])/[$rezultati_analiticki.G10]" office:value-type="float" office:value="0.0024479255514614" calcext:value-type="float">
            <text:p>0.0024</text:p>
          </table:table-cell>
          <table:table-cell table:formula="of:=ABS([$rezultati_analiticki.H10]-[$rezultati_simulacija_x100.H10])/[$rezultati_analiticki.H10]" office:value-type="float" office:value="0.00134194509366663" calcext:value-type="float">
            <text:p>0.0013</text:p>
          </table:table-cell>
          <table:table-cell table:formula="of:=ABS([$rezultati_analiticki.I10]-[$rezultati_simulacija_x100.I10])/[$rezultati_analiticki.I10]" office:value-type="float" office:value="0.000158919035538664" calcext:value-type="float">
            <text:p>0.0002</text:p>
          </table:table-cell>
          <table:table-cell table:formula="of:=ABS([$rezultati_analiticki.J10]-[$rezultati_simulacija_x100.J10])/[$rezultati_analiticki.J10]" office:value-type="float" office:value="0.00115501411436023" calcext:value-type="float">
            <text:p>0.0012</text:p>
          </table:table-cell>
          <table:table-cell table:formula="of:=ABS([$rezultati_analiticki.K10]-[$rezultati_simulacija_x100.K10])/[$rezultati_analiticki.K10]" office:value-type="float" office:value="0.000776839542080761" calcext:value-type="float">
            <text:p>0.0008</text:p>
          </table:table-cell>
          <table:table-cell table:formula="of:=ABS([$rezultati_analiticki.L10]-[$rezultati_simulacija_x100.L10])/[$rezultati_analiticki.L10]" office:value-type="string" office:string-value="" calcext:value-type="error">
            <text:p>#DIV/0!</text:p>
          </table:table-cell>
          <table:table-cell table:formula="of:=ABS([$rezultati_analiticki.M10]-[$rezultati_simulacija_x100.M10])/[$rezultati_analiticki.M10]" office:value-type="float" office:value="0.0000103598221940184" calcext:value-type="float">
            <text:p>0.0000</text:p>
          </table:table-cell>
          <table:table-cell table:formula="of:=ABS([$rezultati_analiticki.N10]-[$rezultati_simulacija_x100.N10])/[$rezultati_analiticki.N10]" office:value-type="float" office:value="0.00131390560808583" calcext:value-type="float">
            <text:p>0.0013</text:p>
          </table:table-cell>
          <table:table-cell table:formula="of:=ABS([$rezultati_analiticki.O10]-[$rezultati_simulacija_x100.O10])/[$rezultati_analiticki.O10]" office:value-type="float" office:value="0.00151124539773741" calcext:value-type="float">
            <text:p>0.0015</text:p>
          </table:table-cell>
          <table:table-cell table:formula="of:=ABS([$rezultati_analiticki.P10]-[$rezultati_simulacija_x100.P10])/[$rezultati_analiticki.P10]" office:value-type="float" office:value="0.00166129011682615" calcext:value-type="float">
            <text:p>0.0017</text:p>
          </table:table-cell>
          <table:table-cell table:formula="of:=ABS([$rezultati_analiticki.Q10]-[$rezultati_simulacija_x100.Q10])/[$rezultati_analiticki.Q10]" office:value-type="float" office:value="0.000559414764301369" calcext:value-type="float">
            <text:p>0.0006</text:p>
          </table:table-cell>
          <table:table-cell table:formula="of:=ABS([$rezultati_analiticki.R10]-[$rezultati_simulacija_x100.R10])/[$rezultati_analiticki.R10]" office:value-type="float" office:value="0.000501476152516856" calcext:value-type="float">
            <text:p>0.0005</text:p>
          </table:table-cell>
          <table:table-cell table:formula="of:=ABS([$rezultati_analiticki.S10]-[$rezultati_simulacija_x100.S10])/[$rezultati_analiticki.S10]" office:value-type="float" office:value="0.000131925945429344" calcext:value-type="float">
            <text:p>0.0001</text:p>
          </table:table-cell>
          <table:table-cell table:formula="of:=ABS([$rezultati_analiticki.T10]-[$rezultati_simulacija_x100.T10])/[$rezultati_analiticki.T10]" office:value-type="float" office:value="0.00142493177945274" calcext:value-type="float">
            <text:p>0.0014</text:p>
          </table:table-cell>
          <table:table-cell table:formula="of:=ABS([$rezultati_analiticki.U10]-[$rezultati_simulacija_x100.U10])/[$rezultati_analiticki.U10]" office:value-type="string" office:string-value="" calcext:value-type="error">
            <text:p>#DIV/0!</text:p>
          </table:table-cell>
          <table:table-cell table:formula="of:=ABS([$rezultati_analiticki.V10]-[$rezultati_simulacija_x100.V10])/[$rezultati_analiticki.V10]" office:value-type="float" office:value="0.0134073956789881" calcext:value-type="float">
            <text:p>0.0134</text:p>
          </table:table-cell>
          <table:table-cell table:formula="of:=ABS([$rezultati_analiticki.W10]-[$rezultati_simulacija_x100.W10])/[$rezultati_analiticki.W10]" office:value-type="float" office:value="0.000317888721926642" calcext:value-type="float">
            <text:p>0.0003</text:p>
          </table:table-cell>
          <table:table-cell table:formula="of:=ABS([$rezultati_analiticki.X10]-[$rezultati_simulacija_x100.X10])/[$rezultati_analiticki.X10]" office:value-type="float" office:value="0.00448261348936159" calcext:value-type="float">
            <text:p>0.0045</text:p>
          </table:table-cell>
          <table:table-cell table:formula="of:=ABS([$rezultati_analiticki.Y10]-[$rezultati_simulacija_x100.Y10])/[$rezultati_analiticki.Y10]" office:value-type="float" office:value="0.00501146964568735" calcext:value-type="float">
            <text:p>0.0050</text:p>
          </table:table-cell>
          <table:table-cell table:formula="of:=ABS([$rezultati_analiticki.Z10]-[$rezultati_simulacija_x100.Z10])/[$rezultati_analiticki.Z10]" office:value-type="float" office:value="0.0025910762060747" calcext:value-type="float">
            <text:p>0.0026</text:p>
          </table:table-cell>
          <table:table-cell table:formula="of:=ABS([$rezultati_analiticki.AA10]-[$rezultati_simulacija_x100.AA10])/[$rezultati_analiticki.AA10]" office:value-type="float" office:value="0.000734921336884905" calcext:value-type="float">
            <text:p>0.0007</text:p>
          </table:table-cell>
          <table:table-cell table:formula="of:=ABS([$rezultati_analiticki.AB10]-[$rezultati_simulacija_x100.AB10])/[$rezultati_analiticki.AB10]" office:value-type="float" office:value="0.000771690148988099" calcext:value-type="float">
            <text:p>0.0008</text:p>
          </table:table-cell>
          <table:table-cell table:formula="of:=ABS([$rezultati_analiticki.AC10]-[$rezultati_simulacija_x100.AC10])/[$rezultati_analiticki.AC10]" office:value-type="float" office:value="0.000275732651764629" calcext:value-type="float">
            <text:p>0.0003</text:p>
          </table:table-cell>
          <table:table-cell table:formula="of:=ABS([$rezultati_analiticki.AD10]-[$rezultati_simulacija_x100.AD10])/[$rezultati_analiticki.AD10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1]-[$rezultati_simulacija_x100.A11])/[$rezultati_analiticki.A11]" office:value-type="float" office:value="0" calcext:value-type="float">
            <text:p>0.0000</text:p>
          </table:table-cell>
          <table:table-cell table:formula="of:=ABS([$rezultati_analiticki.B11]-[$rezultati_simulacija_x100.B11])/[$rezultati_analiticki.B11]" office:value-type="float" office:value="0" calcext:value-type="float">
            <text:p>0.0000</text:p>
          </table:table-cell>
          <table:table-cell table:formula="of:=ABS([$rezultati_analiticki.C11]-[$rezultati_simulacija_x100.C11])/[$rezultati_analiticki.C11]" office:value-type="float" office:value="0.00363523840825156" calcext:value-type="float">
            <text:p>0.0036</text:p>
          </table:table-cell>
          <table:table-cell table:formula="of:=ABS([$rezultati_analiticki.D11]-[$rezultati_simulacija_x100.D11])/[$rezultati_analiticki.D11]" office:value-type="float" office:value="0.000865925795048704" calcext:value-type="float">
            <text:p>0.0009</text:p>
          </table:table-cell>
          <table:table-cell table:formula="of:=ABS([$rezultati_analiticki.E11]-[$rezultati_simulacija_x100.E11])/[$rezultati_analiticki.E11]" office:value-type="float" office:value="0.000514074933597869" calcext:value-type="float">
            <text:p>0.0005</text:p>
          </table:table-cell>
          <table:table-cell table:formula="of:=ABS([$rezultati_analiticki.F11]-[$rezultati_simulacija_x100.F11])/[$rezultati_analiticki.F11]" office:value-type="float" office:value="0.0017392834384941" calcext:value-type="float">
            <text:p>0.0017</text:p>
          </table:table-cell>
          <table:table-cell table:formula="of:=ABS([$rezultati_analiticki.G11]-[$rezultati_simulacija_x100.G11])/[$rezultati_analiticki.G11]" office:value-type="float" office:value="0.00112196538743055" calcext:value-type="float">
            <text:p>0.0011</text:p>
          </table:table-cell>
          <table:table-cell table:formula="of:=ABS([$rezultati_analiticki.H11]-[$rezultati_simulacija_x100.H11])/[$rezultati_analiticki.H11]" office:value-type="float" office:value="0.00101180023429741" calcext:value-type="float">
            <text:p>0.0010</text:p>
          </table:table-cell>
          <table:table-cell table:formula="of:=ABS([$rezultati_analiticki.I11]-[$rezultati_simulacija_x100.I11])/[$rezultati_analiticki.I11]" office:value-type="float" office:value="0.000679726378297539" calcext:value-type="float">
            <text:p>0.0007</text:p>
          </table:table-cell>
          <table:table-cell table:formula="of:=ABS([$rezultati_analiticki.J11]-[$rezultati_simulacija_x100.J11])/[$rezultati_analiticki.J11]" office:value-type="float" office:value="0.0000772141563655524" calcext:value-type="float">
            <text:p>0.0001</text:p>
          </table:table-cell>
          <table:table-cell table:formula="of:=ABS([$rezultati_analiticki.K11]-[$rezultati_simulacija_x100.K11])/[$rezultati_analiticki.K11]" office:value-type="float" office:value="0.000363285941217658" calcext:value-type="float">
            <text:p>0.0004</text:p>
          </table:table-cell>
          <table:table-cell table:formula="of:=ABS([$rezultati_analiticki.L11]-[$rezultati_simulacija_x100.L11])/[$rezultati_analiticki.L11]" office:value-type="string" office:string-value="" calcext:value-type="error">
            <text:p>#DIV/0!</text:p>
          </table:table-cell>
          <table:table-cell table:formula="of:=ABS([$rezultati_analiticki.M11]-[$rezultati_simulacija_x100.M11])/[$rezultati_analiticki.M11]" office:value-type="float" office:value="0.000324400381281825" calcext:value-type="float">
            <text:p>0.0003</text:p>
          </table:table-cell>
          <table:table-cell table:formula="of:=ABS([$rezultati_analiticki.N11]-[$rezultati_simulacija_x100.N11])/[$rezultati_analiticki.N11]" office:value-type="float" office:value="0.000089389085760477" calcext:value-type="float">
            <text:p>0.0001</text:p>
          </table:table-cell>
          <table:table-cell table:formula="of:=ABS([$rezultati_analiticki.O11]-[$rezultati_simulacija_x100.O11])/[$rezultati_analiticki.O11]" office:value-type="float" office:value="0.00167260019926163" calcext:value-type="float">
            <text:p>0.0017</text:p>
          </table:table-cell>
          <table:table-cell table:formula="of:=ABS([$rezultati_analiticki.P11]-[$rezultati_simulacija_x100.P11])/[$rezultati_analiticki.P11]" office:value-type="float" office:value="0.00121545794753719" calcext:value-type="float">
            <text:p>0.0012</text:p>
          </table:table-cell>
          <table:table-cell table:formula="of:=ABS([$rezultati_analiticki.Q11]-[$rezultati_simulacija_x100.Q11])/[$rezultati_analiticki.Q11]" office:value-type="float" office:value="0.00038424674433881" calcext:value-type="float">
            <text:p>0.0004</text:p>
          </table:table-cell>
          <table:table-cell table:formula="of:=ABS([$rezultati_analiticki.R11]-[$rezultati_simulacija_x100.R11])/[$rezultati_analiticki.R11]" office:value-type="float" office:value="0.000543673226441656" calcext:value-type="float">
            <text:p>0.0005</text:p>
          </table:table-cell>
          <table:table-cell table:formula="of:=ABS([$rezultati_analiticki.S11]-[$rezultati_simulacija_x100.S11])/[$rezultati_analiticki.S11]" office:value-type="float" office:value="0.000512529297189995" calcext:value-type="float">
            <text:p>0.0005</text:p>
          </table:table-cell>
          <table:table-cell table:formula="of:=ABS([$rezultati_analiticki.T11]-[$rezultati_simulacija_x100.T11])/[$rezultati_analiticki.T11]" office:value-type="float" office:value="0.000885033827392163" calcext:value-type="float">
            <text:p>0.0009</text:p>
          </table:table-cell>
          <table:table-cell table:formula="of:=ABS([$rezultati_analiticki.U11]-[$rezultati_simulacija_x100.U11])/[$rezultati_analiticki.U11]" office:value-type="string" office:string-value="" calcext:value-type="error">
            <text:p>#DIV/0!</text:p>
          </table:table-cell>
          <table:table-cell table:formula="of:=ABS([$rezultati_analiticki.V11]-[$rezultati_simulacija_x100.V11])/[$rezultati_analiticki.V11]" office:value-type="float" office:value="0.0211563477166463" calcext:value-type="float">
            <text:p>0.0212</text:p>
          </table:table-cell>
          <table:table-cell table:formula="of:=ABS([$rezultati_analiticki.W11]-[$rezultati_simulacija_x100.W11])/[$rezultati_analiticki.W11]" office:value-type="float" office:value="0.000585342481542934" calcext:value-type="float">
            <text:p>0.0006</text:p>
          </table:table-cell>
          <table:table-cell table:formula="of:=ABS([$rezultati_analiticki.X11]-[$rezultati_simulacija_x100.X11])/[$rezultati_analiticki.X11]" office:value-type="float" office:value="0.0033985905128043" calcext:value-type="float">
            <text:p>0.0034</text:p>
          </table:table-cell>
          <table:table-cell table:formula="of:=ABS([$rezultati_analiticki.Y11]-[$rezultati_simulacija_x100.Y11])/[$rezultati_analiticki.Y11]" office:value-type="float" office:value="0.00000719324698583594" calcext:value-type="float">
            <text:p>0.0000</text:p>
          </table:table-cell>
          <table:table-cell table:formula="of:=ABS([$rezultati_analiticki.Z11]-[$rezultati_simulacija_x100.Z11])/[$rezultati_analiticki.Z11]" office:value-type="float" office:value="0.00309836487699161" calcext:value-type="float">
            <text:p>0.0031</text:p>
          </table:table-cell>
          <table:table-cell table:formula="of:=ABS([$rezultati_analiticki.AA11]-[$rezultati_simulacija_x100.AA11])/[$rezultati_analiticki.AA11]" office:value-type="float" office:value="0.00218592191827602" calcext:value-type="float">
            <text:p>0.0022</text:p>
          </table:table-cell>
          <table:table-cell table:formula="of:=ABS([$rezultati_analiticki.AB11]-[$rezultati_simulacija_x100.AB11])/[$rezultati_analiticki.AB11]" office:value-type="float" office:value="0.000829013398054987" calcext:value-type="float">
            <text:p>0.0008</text:p>
          </table:table-cell>
          <table:table-cell table:formula="of:=ABS([$rezultati_analiticki.AC11]-[$rezultati_simulacija_x100.AC11])/[$rezultati_analiticki.AC11]" office:value-type="float" office:value="0.000955516712964737" calcext:value-type="float">
            <text:p>0.0010</text:p>
          </table:table-cell>
          <table:table-cell table:formula="of:=ABS([$rezultati_analiticki.AD11]-[$rezultati_simulacija_x100.AD11])/[$rezultati_analiticki.AD11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2]-[$rezultati_simulacija_x100.A12])/[$rezultati_analiticki.A12]" office:value-type="float" office:value="0" calcext:value-type="float">
            <text:p>0.0000</text:p>
          </table:table-cell>
          <table:table-cell table:formula="of:=ABS([$rezultati_analiticki.B12]-[$rezultati_simulacija_x100.B12])/[$rezultati_analiticki.B12]" office:value-type="float" office:value="0" calcext:value-type="float">
            <text:p>0.0000</text:p>
          </table:table-cell>
          <table:table-cell table:formula="of:=ABS([$rezultati_analiticki.C12]-[$rezultati_simulacija_x100.C12])/[$rezultati_analiticki.C12]" office:value-type="float" office:value="0.0000677189692684093" calcext:value-type="float">
            <text:p>0.0001</text:p>
          </table:table-cell>
          <table:table-cell table:formula="of:=ABS([$rezultati_analiticki.D12]-[$rezultati_simulacija_x100.D12])/[$rezultati_analiticki.D12]" office:value-type="float" office:value="0.000080772537383757" calcext:value-type="float">
            <text:p>0.0001</text:p>
          </table:table-cell>
          <table:table-cell table:formula="of:=ABS([$rezultati_analiticki.E12]-[$rezultati_simulacija_x100.E12])/[$rezultati_analiticki.E12]" office:value-type="float" office:value="0.00102084447929157" calcext:value-type="float">
            <text:p>0.0010</text:p>
          </table:table-cell>
          <table:table-cell table:formula="of:=ABS([$rezultati_analiticki.F12]-[$rezultati_simulacija_x100.F12])/[$rezultati_analiticki.F12]" office:value-type="float" office:value="0.0000318463590319045" calcext:value-type="float">
            <text:p>0.0000</text:p>
          </table:table-cell>
          <table:table-cell table:formula="of:=ABS([$rezultati_analiticki.G12]-[$rezultati_simulacija_x100.G12])/[$rezultati_analiticki.G12]" office:value-type="float" office:value="0.000190907490108673" calcext:value-type="float">
            <text:p>0.0002</text:p>
          </table:table-cell>
          <table:table-cell table:formula="of:=ABS([$rezultati_analiticki.H12]-[$rezultati_simulacija_x100.H12])/[$rezultati_analiticki.H12]" office:value-type="float" office:value="0.000532331375439492" calcext:value-type="float">
            <text:p>0.0005</text:p>
          </table:table-cell>
          <table:table-cell table:formula="of:=ABS([$rezultati_analiticki.I12]-[$rezultati_simulacija_x100.I12])/[$rezultati_analiticki.I12]" office:value-type="float" office:value="0.000212378069087116" calcext:value-type="float">
            <text:p>0.0002</text:p>
          </table:table-cell>
          <table:table-cell table:formula="of:=ABS([$rezultati_analiticki.J12]-[$rezultati_simulacija_x100.J12])/[$rezultati_analiticki.J12]" office:value-type="float" office:value="0.00168801761375877" calcext:value-type="float">
            <text:p>0.0017</text:p>
          </table:table-cell>
          <table:table-cell table:formula="of:=ABS([$rezultati_analiticki.K12]-[$rezultati_simulacija_x100.K12])/[$rezultati_analiticki.K12]" office:value-type="float" office:value="0.000600267974049247" calcext:value-type="float">
            <text:p>0.0006</text:p>
          </table:table-cell>
          <table:table-cell table:formula="of:=ABS([$rezultati_analiticki.L12]-[$rezultati_simulacija_x100.L12])/[$rezultati_analiticki.L12]" office:value-type="string" office:string-value="" calcext:value-type="error">
            <text:p>#DIV/0!</text:p>
          </table:table-cell>
          <table:table-cell table:formula="of:=ABS([$rezultati_analiticki.M12]-[$rezultati_simulacija_x100.M12])/[$rezultati_analiticki.M12]" office:value-type="float" office:value="0.000274854796368754" calcext:value-type="float">
            <text:p>0.0003</text:p>
          </table:table-cell>
          <table:table-cell table:formula="of:=ABS([$rezultati_analiticki.N12]-[$rezultati_simulacija_x100.N12])/[$rezultati_analiticki.N12]" office:value-type="float" office:value="0.00054374763700004" calcext:value-type="float">
            <text:p>0.0005</text:p>
          </table:table-cell>
          <table:table-cell table:formula="of:=ABS([$rezultati_analiticki.O12]-[$rezultati_simulacija_x100.O12])/[$rezultati_analiticki.O12]" office:value-type="float" office:value="0.000446410433762584" calcext:value-type="float">
            <text:p>0.0004</text:p>
          </table:table-cell>
          <table:table-cell table:formula="of:=ABS([$rezultati_analiticki.P12]-[$rezultati_simulacija_x100.P12])/[$rezultati_analiticki.P12]" office:value-type="float" office:value="0.0000548877321705061" calcext:value-type="float">
            <text:p>0.0001</text:p>
          </table:table-cell>
          <table:table-cell table:formula="of:=ABS([$rezultati_analiticki.Q12]-[$rezultati_simulacija_x100.Q12])/[$rezultati_analiticki.Q12]" office:value-type="float" office:value="0.000422929025138896" calcext:value-type="float">
            <text:p>0.0004</text:p>
          </table:table-cell>
          <table:table-cell table:formula="of:=ABS([$rezultati_analiticki.R12]-[$rezultati_simulacija_x100.R12])/[$rezultati_analiticki.R12]" office:value-type="float" office:value="0.000274942557010776" calcext:value-type="float">
            <text:p>0.0003</text:p>
          </table:table-cell>
          <table:table-cell table:formula="of:=ABS([$rezultati_analiticki.S12]-[$rezultati_simulacija_x100.S12])/[$rezultati_analiticki.S12]" office:value-type="float" office:value="0.00108680098263889" calcext:value-type="float">
            <text:p>0.0011</text:p>
          </table:table-cell>
          <table:table-cell table:formula="of:=ABS([$rezultati_analiticki.T12]-[$rezultati_simulacija_x100.T12])/[$rezultati_analiticki.T12]" office:value-type="float" office:value="0.000469665764119279" calcext:value-type="float">
            <text:p>0.0005</text:p>
          </table:table-cell>
          <table:table-cell table:formula="of:=ABS([$rezultati_analiticki.U12]-[$rezultati_simulacija_x100.U12])/[$rezultati_analiticki.U12]" office:value-type="string" office:string-value="" calcext:value-type="error">
            <text:p>#DIV/0!</text:p>
          </table:table-cell>
          <table:table-cell table:formula="of:=ABS([$rezultati_analiticki.V12]-[$rezultati_simulacija_x100.V12])/[$rezultati_analiticki.V12]" office:value-type="float" office:value="0.0132705504978511" calcext:value-type="float">
            <text:p>0.0133</text:p>
          </table:table-cell>
          <table:table-cell table:formula="of:=ABS([$rezultati_analiticki.W12]-[$rezultati_simulacija_x100.W12])/[$rezultati_analiticki.W12]" office:value-type="float" office:value="0.00127111316232224" calcext:value-type="float">
            <text:p>0.0013</text:p>
          </table:table-cell>
          <table:table-cell table:formula="of:=ABS([$rezultati_analiticki.X12]-[$rezultati_simulacija_x100.X12])/[$rezultati_analiticki.X12]" office:value-type="float" office:value="0.001622881329807" calcext:value-type="float">
            <text:p>0.0016</text:p>
          </table:table-cell>
          <table:table-cell table:formula="of:=ABS([$rezultati_analiticki.Y12]-[$rezultati_simulacija_x100.Y12])/[$rezultati_analiticki.Y12]" office:value-type="float" office:value="0.000293133271113849" calcext:value-type="float">
            <text:p>0.0003</text:p>
          </table:table-cell>
          <table:table-cell table:formula="of:=ABS([$rezultati_analiticki.Z12]-[$rezultati_simulacija_x100.Z12])/[$rezultati_analiticki.Z12]" office:value-type="float" office:value="0.00499114701781352" calcext:value-type="float">
            <text:p>0.0050</text:p>
          </table:table-cell>
          <table:table-cell table:formula="of:=ABS([$rezultati_analiticki.AA12]-[$rezultati_simulacija_x100.AA12])/[$rezultati_analiticki.AA12]" office:value-type="float" office:value="0.00559107044298766" calcext:value-type="float">
            <text:p>0.0056</text:p>
          </table:table-cell>
          <table:table-cell table:formula="of:=ABS([$rezultati_analiticki.AB12]-[$rezultati_simulacija_x100.AB12])/[$rezultati_analiticki.AB12]" office:value-type="float" office:value="0.00651608012258404" calcext:value-type="float">
            <text:p>0.0065</text:p>
          </table:table-cell>
          <table:table-cell table:formula="of:=ABS([$rezultati_analiticki.AC12]-[$rezultati_simulacija_x100.AC12])/[$rezultati_analiticki.AC12]" office:value-type="float" office:value="0.00740325882317794" calcext:value-type="float">
            <text:p>0.0074</text:p>
          </table:table-cell>
          <table:table-cell table:formula="of:=ABS([$rezultati_analiticki.AD12]-[$rezultati_simulacija_x100.AD12])/[$rezultati_analiticki.AD1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3]-[$rezultati_simulacija_x100.A13])/[$rezultati_analiticki.A13]" office:value-type="float" office:value="0" calcext:value-type="float">
            <text:p>0.0000</text:p>
          </table:table-cell>
          <table:table-cell table:formula="of:=ABS([$rezultati_analiticki.B13]-[$rezultati_simulacija_x100.B13])/[$rezultati_analiticki.B13]" office:value-type="float" office:value="0" calcext:value-type="float">
            <text:p>0.0000</text:p>
          </table:table-cell>
          <table:table-cell table:formula="of:=ABS([$rezultati_analiticki.C13]-[$rezultati_simulacija_x100.C13])/[$rezultati_analiticki.C13]" office:value-type="float" office:value="0.111739911636813" calcext:value-type="float">
            <text:p>0.1117</text:p>
          </table:table-cell>
          <table:table-cell table:formula="of:=ABS([$rezultati_analiticki.D13]-[$rezultati_simulacija_x100.D13])/[$rezultati_analiticki.D13]" office:value-type="float" office:value="0.000132488304844421" calcext:value-type="float">
            <text:p>0.0001</text:p>
          </table:table-cell>
          <table:table-cell table:formula="of:=ABS([$rezultati_analiticki.E13]-[$rezultati_simulacija_x100.E13])/[$rezultati_analiticki.E13]" office:value-type="float" office:value="0.000394808295927354" calcext:value-type="float">
            <text:p>0.0004</text:p>
          </table:table-cell>
          <table:table-cell table:formula="of:=ABS([$rezultati_analiticki.F13]-[$rezultati_simulacija_x100.F13])/[$rezultati_analiticki.F13]" office:value-type="float" office:value="0.00110159944882423" calcext:value-type="float">
            <text:p>0.0011</text:p>
          </table:table-cell>
          <table:table-cell table:formula="of:=ABS([$rezultati_analiticki.G13]-[$rezultati_simulacija_x100.G13])/[$rezultati_analiticki.G13]" office:value-type="float" office:value="0.000246214450404054" calcext:value-type="float">
            <text:p>0.0002</text:p>
          </table:table-cell>
          <table:table-cell table:formula="of:=ABS([$rezultati_analiticki.H13]-[$rezultati_simulacija_x100.H13])/[$rezultati_analiticki.H13]" office:value-type="float" office:value="0.00145800571147066" calcext:value-type="float">
            <text:p>0.0015</text:p>
          </table:table-cell>
          <table:table-cell table:formula="of:=ABS([$rezultati_analiticki.I13]-[$rezultati_simulacija_x100.I13])/[$rezultati_analiticki.I13]" office:value-type="float" office:value="0.00177384182540095" calcext:value-type="float">
            <text:p>0.0018</text:p>
          </table:table-cell>
          <table:table-cell table:formula="of:=ABS([$rezultati_analiticki.J13]-[$rezultati_simulacija_x100.J13])/[$rezultati_analiticki.J13]" office:value-type="float" office:value="0.00144214788709189" calcext:value-type="float">
            <text:p>0.0014</text:p>
          </table:table-cell>
          <table:table-cell table:formula="of:=ABS([$rezultati_analiticki.K13]-[$rezultati_simulacija_x100.K13])/[$rezultati_analiticki.K13]" office:value-type="float" office:value="0.00188365667928788" calcext:value-type="float">
            <text:p>0.0019</text:p>
          </table:table-cell>
          <table:table-cell table:formula="of:=ABS([$rezultati_analiticki.L13]-[$rezultati_simulacija_x100.L13])/[$rezultati_analiticki.L13]" office:value-type="string" office:string-value="" calcext:value-type="error">
            <text:p>#DIV/0!</text:p>
          </table:table-cell>
          <table:table-cell table:formula="of:=ABS([$rezultati_analiticki.M13]-[$rezultati_simulacija_x100.M13])/[$rezultati_analiticki.M13]" office:value-type="float" office:value="0.000374795081151518" calcext:value-type="float">
            <text:p>0.0004</text:p>
          </table:table-cell>
          <table:table-cell table:formula="of:=ABS([$rezultati_analiticki.N13]-[$rezultati_simulacija_x100.N13])/[$rezultati_analiticki.N13]" office:value-type="float" office:value="0.000398377015250076" calcext:value-type="float">
            <text:p>0.0004</text:p>
          </table:table-cell>
          <table:table-cell table:formula="of:=ABS([$rezultati_analiticki.O13]-[$rezultati_simulacija_x100.O13])/[$rezultati_analiticki.O13]" office:value-type="float" office:value="0.00116738360684038" calcext:value-type="float">
            <text:p>0.0012</text:p>
          </table:table-cell>
          <table:table-cell table:formula="of:=ABS([$rezultati_analiticki.P13]-[$rezultati_simulacija_x100.P13])/[$rezultati_analiticki.P13]" office:value-type="float" office:value="0.000510206258630233" calcext:value-type="float">
            <text:p>0.0005</text:p>
          </table:table-cell>
          <table:table-cell table:formula="of:=ABS([$rezultati_analiticki.Q13]-[$rezultati_simulacija_x100.Q13])/[$rezultati_analiticki.Q13]" office:value-type="float" office:value="0.0020780754832449" calcext:value-type="float">
            <text:p>0.0021</text:p>
          </table:table-cell>
          <table:table-cell table:formula="of:=ABS([$rezultati_analiticki.R13]-[$rezultati_simulacija_x100.R13])/[$rezultati_analiticki.R13]" office:value-type="float" office:value="0.00182813039346982" calcext:value-type="float">
            <text:p>0.0018</text:p>
          </table:table-cell>
          <table:table-cell table:formula="of:=ABS([$rezultati_analiticki.S13]-[$rezultati_simulacija_x100.S13])/[$rezultati_analiticki.S13]" office:value-type="float" office:value="0.00186071240717172" calcext:value-type="float">
            <text:p>0.0019</text:p>
          </table:table-cell>
          <table:table-cell table:formula="of:=ABS([$rezultati_analiticki.T13]-[$rezultati_simulacija_x100.T13])/[$rezultati_analiticki.T13]" office:value-type="float" office:value="0.00141588952938888" calcext:value-type="float">
            <text:p>0.0014</text:p>
          </table:table-cell>
          <table:table-cell table:formula="of:=ABS([$rezultati_analiticki.U13]-[$rezultati_simulacija_x100.U13])/[$rezultati_analiticki.U13]" office:value-type="string" office:string-value="" calcext:value-type="error">
            <text:p>#DIV/0!</text:p>
          </table:table-cell>
          <table:table-cell table:formula="of:=ABS([$rezultati_analiticki.V13]-[$rezultati_simulacija_x100.V13])/[$rezultati_analiticki.V13]" office:value-type="float" office:value="0.0266289745683659" calcext:value-type="float">
            <text:p>0.0266</text:p>
          </table:table-cell>
          <table:table-cell table:formula="of:=ABS([$rezultati_analiticki.W13]-[$rezultati_simulacija_x100.W13])/[$rezultati_analiticki.W13]" office:value-type="float" office:value="0.000230037355374887" calcext:value-type="float">
            <text:p>0.0002</text:p>
          </table:table-cell>
          <table:table-cell table:formula="of:=ABS([$rezultati_analiticki.X13]-[$rezultati_simulacija_x100.X13])/[$rezultati_analiticki.X13]" office:value-type="float" office:value="0.00593216608584096" calcext:value-type="float">
            <text:p>0.0059</text:p>
          </table:table-cell>
          <table:table-cell table:formula="of:=ABS([$rezultati_analiticki.Y13]-[$rezultati_simulacija_x100.Y13])/[$rezultati_analiticki.Y13]" office:value-type="float" office:value="0.000130752605942703" calcext:value-type="float">
            <text:p>0.0001</text:p>
          </table:table-cell>
          <table:table-cell table:formula="of:=ABS([$rezultati_analiticki.Z13]-[$rezultati_simulacija_x100.Z13])/[$rezultati_analiticki.Z13]" office:value-type="float" office:value="0.138883098681328" calcext:value-type="float">
            <text:p>0.1389</text:p>
          </table:table-cell>
          <table:table-cell table:formula="of:=ABS([$rezultati_analiticki.AA13]-[$rezultati_simulacija_x100.AA13])/[$rezultati_analiticki.AA13]" office:value-type="float" office:value="0.159884414345451" calcext:value-type="float">
            <text:p>0.1599</text:p>
          </table:table-cell>
          <table:table-cell table:formula="of:=ABS([$rezultati_analiticki.AB13]-[$rezultati_simulacija_x100.AB13])/[$rezultati_analiticki.AB13]" office:value-type="float" office:value="0.136044969290845" calcext:value-type="float">
            <text:p>0.1360</text:p>
          </table:table-cell>
          <table:table-cell table:formula="of:=ABS([$rezultati_analiticki.AC13]-[$rezultati_simulacija_x100.AC13])/[$rezultati_analiticki.AC13]" office:value-type="float" office:value="0.162545555734839" calcext:value-type="float">
            <text:p>0.1625</text:p>
          </table:table-cell>
          <table:table-cell table:formula="of:=ABS([$rezultati_analiticki.AD13]-[$rezultati_simulacija_x100.AD13])/[$rezultati_analiticki.AD1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4]-[$rezultati_simulacija_x100.A14])/[$rezultati_analiticki.A14]" office:value-type="float" office:value="0" calcext:value-type="float">
            <text:p>0.0000</text:p>
          </table:table-cell>
          <table:table-cell table:formula="of:=ABS([$rezultati_analiticki.B14]-[$rezultati_simulacija_x100.B14])/[$rezultati_analiticki.B14]" office:value-type="float" office:value="0" calcext:value-type="float">
            <text:p>0.0000</text:p>
          </table:table-cell>
          <table:table-cell table:formula="of:=ABS([$rezultati_analiticki.C14]-[$rezultati_simulacija_x100.C14])/[$rezultati_analiticki.C14]" office:value-type="float" office:value="0.00194384746896428" calcext:value-type="float">
            <text:p>0.0019</text:p>
          </table:table-cell>
          <table:table-cell table:formula="of:=ABS([$rezultati_analiticki.D14]-[$rezultati_simulacija_x100.D14])/[$rezultati_analiticki.D14]" office:value-type="float" office:value="0.000217920828855253" calcext:value-type="float">
            <text:p>0.0002</text:p>
          </table:table-cell>
          <table:table-cell table:formula="of:=ABS([$rezultati_analiticki.E14]-[$rezultati_simulacija_x100.E14])/[$rezultati_analiticki.E14]" office:value-type="float" office:value="0.00125924797058579" calcext:value-type="float">
            <text:p>0.0013</text:p>
          </table:table-cell>
          <table:table-cell table:formula="of:=ABS([$rezultati_analiticki.F14]-[$rezultati_simulacija_x100.F14])/[$rezultati_analiticki.F14]" office:value-type="float" office:value="0.000753614394392752" calcext:value-type="float">
            <text:p>0.0008</text:p>
          </table:table-cell>
          <table:table-cell table:formula="of:=ABS([$rezultati_analiticki.G14]-[$rezultati_simulacija_x100.G14])/[$rezultati_analiticki.G14]" office:value-type="float" office:value="0.000877837791771" calcext:value-type="float">
            <text:p>0.0009</text:p>
          </table:table-cell>
          <table:table-cell table:formula="of:=ABS([$rezultati_analiticki.H14]-[$rezultati_simulacija_x100.H14])/[$rezultati_analiticki.H14]" office:value-type="float" office:value="0.00210516765019778" calcext:value-type="float">
            <text:p>0.0021</text:p>
          </table:table-cell>
          <table:table-cell table:formula="of:=ABS([$rezultati_analiticki.I14]-[$rezultati_simulacija_x100.I14])/[$rezultati_analiticki.I14]" office:value-type="float" office:value="0.000455625661675111" calcext:value-type="float">
            <text:p>0.0005</text:p>
          </table:table-cell>
          <table:table-cell table:formula="of:=ABS([$rezultati_analiticki.J14]-[$rezultati_simulacija_x100.J14])/[$rezultati_analiticki.J14]" office:value-type="float" office:value="0.00110924462636792" calcext:value-type="float">
            <text:p>0.0011</text:p>
          </table:table-cell>
          <table:table-cell table:formula="of:=ABS([$rezultati_analiticki.K14]-[$rezultati_simulacija_x100.K14])/[$rezultati_analiticki.K14]" office:value-type="float" office:value="0.000462523635159959" calcext:value-type="float">
            <text:p>0.0005</text:p>
          </table:table-cell>
          <table:table-cell table:formula="of:=ABS([$rezultati_analiticki.L14]-[$rezultati_simulacija_x100.L14])/[$rezultati_analiticki.L14]" office:value-type="float" office:value="0.000813215099928511" calcext:value-type="float">
            <text:p>0.0008</text:p>
          </table:table-cell>
          <table:table-cell table:formula="of:=ABS([$rezultati_analiticki.M14]-[$rezultati_simulacija_x100.M14])/[$rezultati_analiticki.M14]" office:value-type="float" office:value="0.000202790599220107" calcext:value-type="float">
            <text:p>0.0002</text:p>
          </table:table-cell>
          <table:table-cell table:formula="of:=ABS([$rezultati_analiticki.N14]-[$rezultati_simulacija_x100.N14])/[$rezultati_analiticki.N14]" office:value-type="float" office:value="0.000706650863762631" calcext:value-type="float">
            <text:p>0.0007</text:p>
          </table:table-cell>
          <table:table-cell table:formula="of:=ABS([$rezultati_analiticki.O14]-[$rezultati_simulacija_x100.O14])/[$rezultati_analiticki.O14]" office:value-type="float" office:value="0.00162473885754215" calcext:value-type="float">
            <text:p>0.0016</text:p>
          </table:table-cell>
          <table:table-cell table:formula="of:=ABS([$rezultati_analiticki.P14]-[$rezultati_simulacija_x100.P14])/[$rezultati_analiticki.P14]" office:value-type="float" office:value="0.00123341900285963" calcext:value-type="float">
            <text:p>0.0012</text:p>
          </table:table-cell>
          <table:table-cell table:formula="of:=ABS([$rezultati_analiticki.Q14]-[$rezultati_simulacija_x100.Q14])/[$rezultati_analiticki.Q14]" office:value-type="float" office:value="0.00234557955036087" calcext:value-type="float">
            <text:p>0.0023</text:p>
          </table:table-cell>
          <table:table-cell table:formula="of:=ABS([$rezultati_analiticki.R14]-[$rezultati_simulacija_x100.R14])/[$rezultati_analiticki.R14]" office:value-type="float" office:value="0.0000892667012785071" calcext:value-type="float">
            <text:p>0.0001</text:p>
          </table:table-cell>
          <table:table-cell table:formula="of:=ABS([$rezultati_analiticki.S14]-[$rezultati_simulacija_x100.S14])/[$rezultati_analiticki.S14]" office:value-type="float" office:value="0.00168787282891944" calcext:value-type="float">
            <text:p>0.0017</text:p>
          </table:table-cell>
          <table:table-cell table:formula="of:=ABS([$rezultati_analiticki.T14]-[$rezultati_simulacija_x100.T14])/[$rezultati_analiticki.T14]" office:value-type="float" office:value="0.000956972986761449" calcext:value-type="float">
            <text:p>0.0010</text:p>
          </table:table-cell>
          <table:table-cell table:formula="of:=ABS([$rezultati_analiticki.U14]-[$rezultati_simulacija_x100.U14])/[$rezultati_analiticki.U14]" office:value-type="float" office:value="0.000320555485008315" calcext:value-type="float">
            <text:p>0.0003</text:p>
          </table:table-cell>
          <table:table-cell table:formula="of:=ABS([$rezultati_analiticki.V14]-[$rezultati_simulacija_x100.V14])/[$rezultati_analiticki.V14]" office:value-type="float" office:value="0.0130355437633345" calcext:value-type="float">
            <text:p>0.0130</text:p>
          </table:table-cell>
          <table:table-cell table:formula="of:=ABS([$rezultati_analiticki.W14]-[$rezultati_simulacija_x100.W14])/[$rezultati_analiticki.W14]" office:value-type="float" office:value="0.00238302505341233" calcext:value-type="float">
            <text:p>0.0024</text:p>
          </table:table-cell>
          <table:table-cell table:formula="of:=ABS([$rezultati_analiticki.X14]-[$rezultati_simulacija_x100.X14])/[$rezultati_analiticki.X14]" office:value-type="float" office:value="0.00129488535865833" calcext:value-type="float">
            <text:p>0.0013</text:p>
          </table:table-cell>
          <table:table-cell table:formula="of:=ABS([$rezultati_analiticki.Y14]-[$rezultati_simulacija_x100.Y14])/[$rezultati_analiticki.Y14]" office:value-type="float" office:value="0.000921400054694886" calcext:value-type="float">
            <text:p>0.0009</text:p>
          </table:table-cell>
          <table:table-cell table:formula="of:=ABS([$rezultati_analiticki.Z14]-[$rezultati_simulacija_x100.Z14])/[$rezultati_analiticki.Z14]" office:value-type="float" office:value="0.0030956323278911" calcext:value-type="float">
            <text:p>0.0031</text:p>
          </table:table-cell>
          <table:table-cell table:formula="of:=ABS([$rezultati_analiticki.AA14]-[$rezultati_simulacija_x100.AA14])/[$rezultati_analiticki.AA14]" office:value-type="float" office:value="0.00020284283498228" calcext:value-type="float">
            <text:p>0.0002</text:p>
          </table:table-cell>
          <table:table-cell table:formula="of:=ABS([$rezultati_analiticki.AB14]-[$rezultati_simulacija_x100.AB14])/[$rezultati_analiticki.AB14]" office:value-type="float" office:value="0.00192358695721503" calcext:value-type="float">
            <text:p>0.0019</text:p>
          </table:table-cell>
          <table:table-cell table:formula="of:=ABS([$rezultati_analiticki.AC14]-[$rezultati_simulacija_x100.AC14])/[$rezultati_analiticki.AC14]" office:value-type="float" office:value="0.00121367805624813" calcext:value-type="float">
            <text:p>0.0012</text:p>
          </table:table-cell>
          <table:table-cell table:formula="of:=ABS([$rezultati_analiticki.AD14]-[$rezultati_simulacija_x100.AD14])/[$rezultati_analiticki.AD14]" office:value-type="float" office:value="0.00183757146133461" calcext:value-type="float">
            <text:p>0.0018</text:p>
          </table:table-cell>
        </table:table-row>
        <table:table-row table:style-name="ro1">
          <table:table-cell table:formula="of:=ABS([$rezultati_analiticki.A15]-[$rezultati_simulacija_x100.A15])/[$rezultati_analiticki.A15]" office:value-type="float" office:value="0" calcext:value-type="float">
            <text:p>0.0000</text:p>
          </table:table-cell>
          <table:table-cell table:formula="of:=ABS([$rezultati_analiticki.B15]-[$rezultati_simulacija_x100.B15])/[$rezultati_analiticki.B15]" office:value-type="float" office:value="0" calcext:value-type="float">
            <text:p>0.0000</text:p>
          </table:table-cell>
          <table:table-cell table:formula="of:=ABS([$rezultati_analiticki.C15]-[$rezultati_simulacija_x100.C15])/[$rezultati_analiticki.C15]" office:value-type="float" office:value="0.0038340682790467" calcext:value-type="float">
            <text:p>0.0038</text:p>
          </table:table-cell>
          <table:table-cell table:formula="of:=ABS([$rezultati_analiticki.D15]-[$rezultati_simulacija_x100.D15])/[$rezultati_analiticki.D15]" office:value-type="float" office:value="0.000205701167327785" calcext:value-type="float">
            <text:p>0.0002</text:p>
          </table:table-cell>
          <table:table-cell table:formula="of:=ABS([$rezultati_analiticki.E15]-[$rezultati_simulacija_x100.E15])/[$rezultati_analiticki.E15]" office:value-type="float" office:value="0.00100258070434154" calcext:value-type="float">
            <text:p>0.0010</text:p>
          </table:table-cell>
          <table:table-cell table:formula="of:=ABS([$rezultati_analiticki.F15]-[$rezultati_simulacija_x100.F15])/[$rezultati_analiticki.F15]" office:value-type="float" office:value="0.000688520758033699" calcext:value-type="float">
            <text:p>0.0007</text:p>
          </table:table-cell>
          <table:table-cell table:formula="of:=ABS([$rezultati_analiticki.G15]-[$rezultati_simulacija_x100.G15])/[$rezultati_analiticki.G15]" office:value-type="float" office:value="0.00178780145513306" calcext:value-type="float">
            <text:p>0.0018</text:p>
          </table:table-cell>
          <table:table-cell table:formula="of:=ABS([$rezultati_analiticki.H15]-[$rezultati_simulacija_x100.H15])/[$rezultati_analiticki.H15]" office:value-type="float" office:value="0.000464528728138217" calcext:value-type="float">
            <text:p>0.0005</text:p>
          </table:table-cell>
          <table:table-cell table:formula="of:=ABS([$rezultati_analiticki.I15]-[$rezultati_simulacija_x100.I15])/[$rezultati_analiticki.I15]" office:value-type="float" office:value="0.000202095532017975" calcext:value-type="float">
            <text:p>0.0002</text:p>
          </table:table-cell>
          <table:table-cell table:formula="of:=ABS([$rezultati_analiticki.J15]-[$rezultati_simulacija_x100.J15])/[$rezultati_analiticki.J15]" office:value-type="float" office:value="0.000661020764184964" calcext:value-type="float">
            <text:p>0.0007</text:p>
          </table:table-cell>
          <table:table-cell table:formula="of:=ABS([$rezultati_analiticki.K15]-[$rezultati_simulacija_x100.K15])/[$rezultati_analiticki.K15]" office:value-type="float" office:value="0.00024230403578291" calcext:value-type="float">
            <text:p>0.0002</text:p>
          </table:table-cell>
          <table:table-cell table:formula="of:=ABS([$rezultati_analiticki.L15]-[$rezultati_simulacija_x100.L15])/[$rezultati_analiticki.L15]" office:value-type="float" office:value="0.000719724725824179" calcext:value-type="float">
            <text:p>0.0007</text:p>
          </table:table-cell>
          <table:table-cell table:formula="of:=ABS([$rezultati_analiticki.M15]-[$rezultati_simulacija_x100.M15])/[$rezultati_analiticki.M15]" office:value-type="float" office:value="0.0000510401831624973" calcext:value-type="float">
            <text:p>0.0001</text:p>
          </table:table-cell>
          <table:table-cell table:formula="of:=ABS([$rezultati_analiticki.N15]-[$rezultati_simulacija_x100.N15])/[$rezultati_analiticki.N15]" office:value-type="float" office:value="0.0000992219894543709" calcext:value-type="float">
            <text:p>0.0001</text:p>
          </table:table-cell>
          <table:table-cell table:formula="of:=ABS([$rezultati_analiticki.O15]-[$rezultati_simulacija_x100.O15])/[$rezultati_analiticki.O15]" office:value-type="float" office:value="0.000367352221329745" calcext:value-type="float">
            <text:p>0.0004</text:p>
          </table:table-cell>
          <table:table-cell table:formula="of:=ABS([$rezultati_analiticki.P15]-[$rezultati_simulacija_x100.P15])/[$rezultati_analiticki.P15]" office:value-type="float" office:value="0.000240277085278091" calcext:value-type="float">
            <text:p>0.0002</text:p>
          </table:table-cell>
          <table:table-cell table:formula="of:=ABS([$rezultati_analiticki.Q15]-[$rezultati_simulacija_x100.Q15])/[$rezultati_analiticki.Q15]" office:value-type="float" office:value="0.000679830170035522" calcext:value-type="float">
            <text:p>0.0007</text:p>
          </table:table-cell>
          <table:table-cell table:formula="of:=ABS([$rezultati_analiticki.R15]-[$rezultati_simulacija_x100.R15])/[$rezultati_analiticki.R15]" office:value-type="float" office:value="0.0000319868096648159" calcext:value-type="float">
            <text:p>0.0000</text:p>
          </table:table-cell>
          <table:table-cell table:formula="of:=ABS([$rezultati_analiticki.S15]-[$rezultati_simulacija_x100.S15])/[$rezultati_analiticki.S15]" office:value-type="float" office:value="0.0000863220131141112" calcext:value-type="float">
            <text:p>0.0001</text:p>
          </table:table-cell>
          <table:table-cell table:formula="of:=ABS([$rezultati_analiticki.T15]-[$rezultati_simulacija_x100.T15])/[$rezultati_analiticki.T15]" office:value-type="float" office:value="0.0000338175119375834" calcext:value-type="float">
            <text:p>0.0000</text:p>
          </table:table-cell>
          <table:table-cell table:formula="of:=ABS([$rezultati_analiticki.U15]-[$rezultati_simulacija_x100.U15])/[$rezultati_analiticki.U15]" office:value-type="float" office:value="0.00033300873273074" calcext:value-type="float">
            <text:p>0.0003</text:p>
          </table:table-cell>
          <table:table-cell table:formula="of:=ABS([$rezultati_analiticki.V15]-[$rezultati_simulacija_x100.V15])/[$rezultati_analiticki.V15]" office:value-type="float" office:value="0.0210022164350773" calcext:value-type="float">
            <text:p>0.0210</text:p>
          </table:table-cell>
          <table:table-cell table:formula="of:=ABS([$rezultati_analiticki.W15]-[$rezultati_simulacija_x100.W15])/[$rezultati_analiticki.W15]" office:value-type="float" office:value="0.000910873330213967" calcext:value-type="float">
            <text:p>0.0009</text:p>
          </table:table-cell>
          <table:table-cell table:formula="of:=ABS([$rezultati_analiticki.X15]-[$rezultati_simulacija_x100.X15])/[$rezultati_analiticki.X15]" office:value-type="float" office:value="0.0010956842161684" calcext:value-type="float">
            <text:p>0.0011</text:p>
          </table:table-cell>
          <table:table-cell table:formula="of:=ABS([$rezultati_analiticki.Y15]-[$rezultati_simulacija_x100.Y15])/[$rezultati_analiticki.Y15]" office:value-type="float" office:value="0.00357736418812774" calcext:value-type="float">
            <text:p>0.0036</text:p>
          </table:table-cell>
          <table:table-cell table:formula="of:=ABS([$rezultati_analiticki.Z15]-[$rezultati_simulacija_x100.Z15])/[$rezultati_analiticki.Z15]" office:value-type="float" office:value="0.000338922271960909" calcext:value-type="float">
            <text:p>0.0003</text:p>
          </table:table-cell>
          <table:table-cell table:formula="of:=ABS([$rezultati_analiticki.AA15]-[$rezultati_simulacija_x100.AA15])/[$rezultati_analiticki.AA15]" office:value-type="float" office:value="0.000821368846031011" calcext:value-type="float">
            <text:p>0.0008</text:p>
          </table:table-cell>
          <table:table-cell table:formula="of:=ABS([$rezultati_analiticki.AB15]-[$rezultati_simulacija_x100.AB15])/[$rezultati_analiticki.AB15]" office:value-type="float" office:value="0.00286651141143028" calcext:value-type="float">
            <text:p>0.0029</text:p>
          </table:table-cell>
          <table:table-cell table:formula="of:=ABS([$rezultati_analiticki.AC15]-[$rezultati_simulacija_x100.AC15])/[$rezultati_analiticki.AC15]" office:value-type="float" office:value="0.000224361244366405" calcext:value-type="float">
            <text:p>0.0002</text:p>
          </table:table-cell>
          <table:table-cell table:formula="of:=ABS([$rezultati_analiticki.AD15]-[$rezultati_simulacija_x100.AD15])/[$rezultati_analiticki.AD15]" office:value-type="float" office:value="0.00235590263458389" calcext:value-type="float">
            <text:p>0.0024</text:p>
          </table:table-cell>
        </table:table-row>
        <table:table-row table:style-name="ro1">
          <table:table-cell table:formula="of:=ABS([$rezultati_analiticki.A16]-[$rezultati_simulacija_x100.A16])/[$rezultati_analiticki.A16]" office:value-type="float" office:value="0" calcext:value-type="float">
            <text:p>0.0000</text:p>
          </table:table-cell>
          <table:table-cell table:formula="of:=ABS([$rezultati_analiticki.B16]-[$rezultati_simulacija_x100.B16])/[$rezultati_analiticki.B16]" office:value-type="float" office:value="0" calcext:value-type="float">
            <text:p>0.0000</text:p>
          </table:table-cell>
          <table:table-cell table:formula="of:=ABS([$rezultati_analiticki.C16]-[$rezultati_simulacija_x100.C16])/[$rezultati_analiticki.C16]" office:value-type="float" office:value="0.00432670615899953" calcext:value-type="float">
            <text:p>0.0043</text:p>
          </table:table-cell>
          <table:table-cell table:formula="of:=ABS([$rezultati_analiticki.D16]-[$rezultati_simulacija_x100.D16])/[$rezultati_analiticki.D16]" office:value-type="float" office:value="0.000270725654995014" calcext:value-type="float">
            <text:p>0.0003</text:p>
          </table:table-cell>
          <table:table-cell table:formula="of:=ABS([$rezultati_analiticki.E16]-[$rezultati_simulacija_x100.E16])/[$rezultati_analiticki.E16]" office:value-type="float" office:value="0.000561247716710082" calcext:value-type="float">
            <text:p>0.0006</text:p>
          </table:table-cell>
          <table:table-cell table:formula="of:=ABS([$rezultati_analiticki.F16]-[$rezultati_simulacija_x100.F16])/[$rezultati_analiticki.F16]" office:value-type="float" office:value="0.000177587540137949" calcext:value-type="float">
            <text:p>0.0002</text:p>
          </table:table-cell>
          <table:table-cell table:formula="of:=ABS([$rezultati_analiticki.G16]-[$rezultati_simulacija_x100.G16])/[$rezultati_analiticki.G16]" office:value-type="float" office:value="0.00033678956819693" calcext:value-type="float">
            <text:p>0.0003</text:p>
          </table:table-cell>
          <table:table-cell table:formula="of:=ABS([$rezultati_analiticki.H16]-[$rezultati_simulacija_x100.H16])/[$rezultati_analiticki.H16]" office:value-type="float" office:value="0.000982792862062932" calcext:value-type="float">
            <text:p>0.0010</text:p>
          </table:table-cell>
          <table:table-cell table:formula="of:=ABS([$rezultati_analiticki.I16]-[$rezultati_simulacija_x100.I16])/[$rezultati_analiticki.I16]" office:value-type="float" office:value="0.00209554208381012" calcext:value-type="float">
            <text:p>0.0021</text:p>
          </table:table-cell>
          <table:table-cell table:formula="of:=ABS([$rezultati_analiticki.J16]-[$rezultati_simulacija_x100.J16])/[$rezultati_analiticki.J16]" office:value-type="float" office:value="0.000357559829872031" calcext:value-type="float">
            <text:p>0.0004</text:p>
          </table:table-cell>
          <table:table-cell table:formula="of:=ABS([$rezultati_analiticki.K16]-[$rezultati_simulacija_x100.K16])/[$rezultati_analiticki.K16]" office:value-type="float" office:value="0.000445530864914715" calcext:value-type="float">
            <text:p>0.0004</text:p>
          </table:table-cell>
          <table:table-cell table:formula="of:=ABS([$rezultati_analiticki.L16]-[$rezultati_simulacija_x100.L16])/[$rezultati_analiticki.L16]" office:value-type="float" office:value="0.000247245451799395" calcext:value-type="float">
            <text:p>0.0002</text:p>
          </table:table-cell>
          <table:table-cell table:formula="of:=ABS([$rezultati_analiticki.M16]-[$rezultati_simulacija_x100.M16])/[$rezultati_analiticki.M16]" office:value-type="float" office:value="0.000104092893070657" calcext:value-type="float">
            <text:p>0.0001</text:p>
          </table:table-cell>
          <table:table-cell table:formula="of:=ABS([$rezultati_analiticki.N16]-[$rezultati_simulacija_x100.N16])/[$rezultati_analiticki.N16]" office:value-type="float" office:value="0.000584252893435727" calcext:value-type="float">
            <text:p>0.0006</text:p>
          </table:table-cell>
          <table:table-cell table:formula="of:=ABS([$rezultati_analiticki.O16]-[$rezultati_simulacija_x100.O16])/[$rezultati_analiticki.O16]" office:value-type="float" office:value="0.000127251860919081" calcext:value-type="float">
            <text:p>0.0001</text:p>
          </table:table-cell>
          <table:table-cell table:formula="of:=ABS([$rezultati_analiticki.P16]-[$rezultati_simulacija_x100.P16])/[$rezultati_analiticki.P16]" office:value-type="float" office:value="0.000532660406018919" calcext:value-type="float">
            <text:p>0.0005</text:p>
          </table:table-cell>
          <table:table-cell table:formula="of:=ABS([$rezultati_analiticki.Q16]-[$rezultati_simulacija_x100.Q16])/[$rezultati_analiticki.Q16]" office:value-type="float" office:value="0.000405821985436406" calcext:value-type="float">
            <text:p>0.0004</text:p>
          </table:table-cell>
          <table:table-cell table:formula="of:=ABS([$rezultati_analiticki.R16]-[$rezultati_simulacija_x100.R16])/[$rezultati_analiticki.R16]" office:value-type="float" office:value="0.00125482377732797" calcext:value-type="float">
            <text:p>0.0013</text:p>
          </table:table-cell>
          <table:table-cell table:formula="of:=ABS([$rezultati_analiticki.S16]-[$rezultati_simulacija_x100.S16])/[$rezultati_analiticki.S16]" office:value-type="float" office:value="0.000516701177714584" calcext:value-type="float">
            <text:p>0.0005</text:p>
          </table:table-cell>
          <table:table-cell table:formula="of:=ABS([$rezultati_analiticki.T16]-[$rezultati_simulacija_x100.T16])/[$rezultati_analiticki.T16]" office:value-type="float" office:value="0.000119734767333421" calcext:value-type="float">
            <text:p>0.0001</text:p>
          </table:table-cell>
          <table:table-cell table:formula="of:=ABS([$rezultati_analiticki.U16]-[$rezultati_simulacija_x100.U16])/[$rezultati_analiticki.U16]" office:value-type="float" office:value="0.000545213971078033" calcext:value-type="float">
            <text:p>0.0005</text:p>
          </table:table-cell>
          <table:table-cell table:formula="of:=ABS([$rezultati_analiticki.V16]-[$rezultati_simulacija_x100.V16])/[$rezultati_analiticki.V16]" office:value-type="float" office:value="0.0141728041866221" calcext:value-type="float">
            <text:p>0.0142</text:p>
          </table:table-cell>
          <table:table-cell table:formula="of:=ABS([$rezultati_analiticki.W16]-[$rezultati_simulacija_x100.W16])/[$rezultati_analiticki.W16]" office:value-type="float" office:value="0.00149885906344861" calcext:value-type="float">
            <text:p>0.0015</text:p>
          </table:table-cell>
          <table:table-cell table:formula="of:=ABS([$rezultati_analiticki.X16]-[$rezultati_simulacija_x100.X16])/[$rezultati_analiticki.X16]" office:value-type="float" office:value="0.00153757926527477" calcext:value-type="float">
            <text:p>0.0015</text:p>
          </table:table-cell>
          <table:table-cell table:formula="of:=ABS([$rezultati_analiticki.Y16]-[$rezultati_simulacija_x100.Y16])/[$rezultati_analiticki.Y16]" office:value-type="float" office:value="0.00100758529935409" calcext:value-type="float">
            <text:p>0.0010</text:p>
          </table:table-cell>
          <table:table-cell table:formula="of:=ABS([$rezultati_analiticki.Z16]-[$rezultati_simulacija_x100.Z16])/[$rezultati_analiticki.Z16]" office:value-type="float" office:value="0.00249192109596354" calcext:value-type="float">
            <text:p>0.0025</text:p>
          </table:table-cell>
          <table:table-cell table:formula="of:=ABS([$rezultati_analiticki.AA16]-[$rezultati_simulacija_x100.AA16])/[$rezultati_analiticki.AA16]" office:value-type="float" office:value="0.00441488960814273" calcext:value-type="float">
            <text:p>0.0044</text:p>
          </table:table-cell>
          <table:table-cell table:formula="of:=ABS([$rezultati_analiticki.AB16]-[$rezultati_simulacija_x100.AB16])/[$rezultati_analiticki.AB16]" office:value-type="float" office:value="0.00113003180080724" calcext:value-type="float">
            <text:p>0.0011</text:p>
          </table:table-cell>
          <table:table-cell table:formula="of:=ABS([$rezultati_analiticki.AC16]-[$rezultati_simulacija_x100.AC16])/[$rezultati_analiticki.AC16]" office:value-type="float" office:value="0.000322464944072988" calcext:value-type="float">
            <text:p>0.0003</text:p>
          </table:table-cell>
          <table:table-cell table:formula="of:=ABS([$rezultati_analiticki.AD16]-[$rezultati_simulacija_x100.AD16])/[$rezultati_analiticki.AD16]" office:value-type="float" office:value="0.0016195294913651" calcext:value-type="float">
            <text:p>0.0016</text:p>
          </table:table-cell>
        </table:table-row>
        <table:table-row table:style-name="ro1">
          <table:table-cell table:formula="of:=ABS([$rezultati_analiticki.A17]-[$rezultati_simulacija_x100.A17])/[$rezultati_analiticki.A17]" office:value-type="float" office:value="0" calcext:value-type="float">
            <text:p>0.0000</text:p>
          </table:table-cell>
          <table:table-cell table:formula="of:=ABS([$rezultati_analiticki.B17]-[$rezultati_simulacija_x100.B17])/[$rezultati_analiticki.B17]" office:value-type="float" office:value="0" calcext:value-type="float">
            <text:p>0.0000</text:p>
          </table:table-cell>
          <table:table-cell table:formula="of:=ABS([$rezultati_analiticki.C17]-[$rezultati_simulacija_x100.C17])/[$rezultati_analiticki.C17]" office:value-type="float" office:value="0.0243615797192062" calcext:value-type="float">
            <text:p>0.0244</text:p>
          </table:table-cell>
          <table:table-cell table:formula="of:=ABS([$rezultati_analiticki.D17]-[$rezultati_simulacija_x100.D17])/[$rezultati_analiticki.D17]" office:value-type="float" office:value="0.000329754445166644" calcext:value-type="float">
            <text:p>0.0003</text:p>
          </table:table-cell>
          <table:table-cell table:formula="of:=ABS([$rezultati_analiticki.E17]-[$rezultati_simulacija_x100.E17])/[$rezultati_analiticki.E17]" office:value-type="float" office:value="0.000287419469565137" calcext:value-type="float">
            <text:p>0.0003</text:p>
          </table:table-cell>
          <table:table-cell table:formula="of:=ABS([$rezultati_analiticki.F17]-[$rezultati_simulacija_x100.F17])/[$rezultati_analiticki.F17]" office:value-type="float" office:value="0.000253393836619548" calcext:value-type="float">
            <text:p>0.0003</text:p>
          </table:table-cell>
          <table:table-cell table:formula="of:=ABS([$rezultati_analiticki.G17]-[$rezultati_simulacija_x100.G17])/[$rezultati_analiticki.G17]" office:value-type="float" office:value="0.0000227174723110509" calcext:value-type="float">
            <text:p>0.0000</text:p>
          </table:table-cell>
          <table:table-cell table:formula="of:=ABS([$rezultati_analiticki.H17]-[$rezultati_simulacija_x100.H17])/[$rezultati_analiticki.H17]" office:value-type="float" office:value="0.000782586364106077" calcext:value-type="float">
            <text:p>0.0008</text:p>
          </table:table-cell>
          <table:table-cell table:formula="of:=ABS([$rezultati_analiticki.I17]-[$rezultati_simulacija_x100.I17])/[$rezultati_analiticki.I17]" office:value-type="float" office:value="0.0000477098687892444" calcext:value-type="float">
            <text:p>0.0000</text:p>
          </table:table-cell>
          <table:table-cell table:formula="of:=ABS([$rezultati_analiticki.J17]-[$rezultati_simulacija_x100.J17])/[$rezultati_analiticki.J17]" office:value-type="float" office:value="0.0000643295910820766" calcext:value-type="float">
            <text:p>0.0001</text:p>
          </table:table-cell>
          <table:table-cell table:formula="of:=ABS([$rezultati_analiticki.K17]-[$rezultati_simulacija_x100.K17])/[$rezultati_analiticki.K17]" office:value-type="float" office:value="0.000981500903988668" calcext:value-type="float">
            <text:p>0.0010</text:p>
          </table:table-cell>
          <table:table-cell table:formula="of:=ABS([$rezultati_analiticki.L17]-[$rezultati_simulacija_x100.L17])/[$rezultati_analiticki.L17]" office:value-type="float" office:value="0.0000257986975354559" calcext:value-type="float">
            <text:p>0.0000</text:p>
          </table:table-cell>
          <table:table-cell table:formula="of:=ABS([$rezultati_analiticki.M17]-[$rezultati_simulacija_x100.M17])/[$rezultati_analiticki.M17]" office:value-type="float" office:value="0.000271469796343418" calcext:value-type="float">
            <text:p>0.0003</text:p>
          </table:table-cell>
          <table:table-cell table:formula="of:=ABS([$rezultati_analiticki.N17]-[$rezultati_simulacija_x100.N17])/[$rezultati_analiticki.N17]" office:value-type="float" office:value="0.000181834460584806" calcext:value-type="float">
            <text:p>0.0002</text:p>
          </table:table-cell>
          <table:table-cell table:formula="of:=ABS([$rezultati_analiticki.O17]-[$rezultati_simulacija_x100.O17])/[$rezultati_analiticki.O17]" office:value-type="float" office:value="0.000232078216432304" calcext:value-type="float">
            <text:p>0.0002</text:p>
          </table:table-cell>
          <table:table-cell table:formula="of:=ABS([$rezultati_analiticki.P17]-[$rezultati_simulacija_x100.P17])/[$rezultati_analiticki.P17]" office:value-type="float" office:value="0.000847858876172817" calcext:value-type="float">
            <text:p>0.0008</text:p>
          </table:table-cell>
          <table:table-cell table:formula="of:=ABS([$rezultati_analiticki.Q17]-[$rezultati_simulacija_x100.Q17])/[$rezultati_analiticki.Q17]" office:value-type="float" office:value="0.00081423340770836" calcext:value-type="float">
            <text:p>0.0008</text:p>
          </table:table-cell>
          <table:table-cell table:formula="of:=ABS([$rezultati_analiticki.R17]-[$rezultati_simulacija_x100.R17])/[$rezultati_analiticki.R17]" office:value-type="float" office:value="0.000185047152452671" calcext:value-type="float">
            <text:p>0.0002</text:p>
          </table:table-cell>
          <table:table-cell table:formula="of:=ABS([$rezultati_analiticki.S17]-[$rezultati_simulacija_x100.S17])/[$rezultati_analiticki.S17]" office:value-type="float" office:value="0.000295910409422361" calcext:value-type="float">
            <text:p>0.0003</text:p>
          </table:table-cell>
          <table:table-cell table:formula="of:=ABS([$rezultati_analiticki.T17]-[$rezultati_simulacija_x100.T17])/[$rezultati_analiticki.T17]" office:value-type="float" office:value="0.0010153342701925" calcext:value-type="float">
            <text:p>0.0010</text:p>
          </table:table-cell>
          <table:table-cell table:formula="of:=ABS([$rezultati_analiticki.U17]-[$rezultati_simulacija_x100.U17])/[$rezultati_analiticki.U17]" office:value-type="float" office:value="0.000279282428390101" calcext:value-type="float">
            <text:p>0.0003</text:p>
          </table:table-cell>
          <table:table-cell table:formula="of:=ABS([$rezultati_analiticki.V17]-[$rezultati_simulacija_x100.V17])/[$rezultati_analiticki.V17]" office:value-type="float" office:value="0.0304035394348148" calcext:value-type="float">
            <text:p>0.0304</text:p>
          </table:table-cell>
          <table:table-cell table:formula="of:=ABS([$rezultati_analiticki.W17]-[$rezultati_simulacija_x100.W17])/[$rezultati_analiticki.W17]" office:value-type="float" office:value="0.000619746853538499" calcext:value-type="float">
            <text:p>0.0006</text:p>
          </table:table-cell>
          <table:table-cell table:formula="of:=ABS([$rezultati_analiticki.X17]-[$rezultati_simulacija_x100.X17])/[$rezultati_analiticki.X17]" office:value-type="float" office:value="0.00103586608650107" calcext:value-type="float">
            <text:p>0.0010</text:p>
          </table:table-cell>
          <table:table-cell table:formula="of:=ABS([$rezultati_analiticki.Y17]-[$rezultati_simulacija_x100.Y17])/[$rezultati_analiticki.Y17]" office:value-type="float" office:value="0.00137575571317254" calcext:value-type="float">
            <text:p>0.0014</text:p>
          </table:table-cell>
          <table:table-cell table:formula="of:=ABS([$rezultati_analiticki.Z17]-[$rezultati_simulacija_x100.Z17])/[$rezultati_analiticki.Z17]" office:value-type="float" office:value="0.00286566760581643" calcext:value-type="float">
            <text:p>0.0029</text:p>
          </table:table-cell>
          <table:table-cell table:formula="of:=ABS([$rezultati_analiticki.AA17]-[$rezultati_simulacija_x100.AA17])/[$rezultati_analiticki.AA17]" office:value-type="float" office:value="0.00279108878209787" calcext:value-type="float">
            <text:p>0.0028</text:p>
          </table:table-cell>
          <table:table-cell table:formula="of:=ABS([$rezultati_analiticki.AB17]-[$rezultati_simulacija_x100.AB17])/[$rezultati_analiticki.AB17]" office:value-type="float" office:value="0.0026532288776303" calcext:value-type="float">
            <text:p>0.0027</text:p>
          </table:table-cell>
          <table:table-cell table:formula="of:=ABS([$rezultati_analiticki.AC17]-[$rezultati_simulacija_x100.AC17])/[$rezultati_analiticki.AC17]" office:value-type="float" office:value="0.00731638348612888" calcext:value-type="float">
            <text:p>0.0073</text:p>
          </table:table-cell>
          <table:table-cell table:formula="of:=ABS([$rezultati_analiticki.AD17]-[$rezultati_simulacija_x100.AD17])/[$rezultati_analiticki.AD17]" office:value-type="float" office:value="0.00239629766679066" calcext:value-type="float">
            <text:p>0.0024</text:p>
          </table:table-cell>
        </table:table-row>
        <table:table-row table:style-name="ro1" table:number-rows-repeated="22">
          <table:table-cell table:number-columns-repeated="3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6"/>
        </table:table-row>
        <table:table-row table:style-name="ro1" table:number-rows-repeated="104853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1P0" style:volatile="true">
      <number:number number:decimal-places="4" number:min-decimal-places="4" number:min-integer-digits="1" number:grouping="true"/>
      <number:text loext:blank-width-char=")"> </number:text>
    </number:number-style>
    <number:number-style style:name="N13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21:07:18.603734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2T21:09:56.533766576</dc:date>
    <meta:editing-duration>PT29M20S</meta:editing-duration>
    <meta:editing-cycles>18</meta:editing-cycles>
    <meta:document-statistic meta:table-count="5" meta:cell-count="2580" meta:object-count="0"/>
  </office:meta>
</office:document-meta>
</file>